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roma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Yu Mincho" svg:font-family="Yu Mincho" style:font-family-generic="roman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084in" fo:margin-left="2.4583in" fo:text-indent="0.4916in">
        <style:tab-stops/>
      </style:paragraph-properties>
      <style:text-properties style:font-name="MS Mincho" style:font-name-complex="MS Mincho" fo:font-weight="bold" style:font-weight-asian="bold" style:font-weight-complex="bold" fo:font-size="20pt" style:font-size-asian="20pt" style:font-size-complex="20pt" fo:language="en" fo:country="US" style:language-asian="ja" style:country-asian="JP"/>
    </style:style>
    <style:style style:name="P5" style:parent-style-name="Normal" style:family="paragraph">
      <style:paragraph-properties fo:margin-bottom="0.084in" fo:margin-left="-0.002in" fo:text-indent="-0.0069in">
        <style:tab-stops/>
      </style:paragraph-properties>
    </style:style>
    <style:style style:name="T6" style:parent-style-name="Fuentedepárrafopredeter." style:family="text">
      <style:text-properties style:font-name="MS Mincho" style:font-name-complex="MS Mincho" fo:font-weight="bold" style:font-weight-asian="bold" style:font-weight-complex="bold" fo:font-size="12.5pt" style:font-size-asian="12.5pt" style:font-size-complex="12.5pt" fo:language="en" fo:country="US" style:language-asian="ja" style:country-asian="JP"/>
    </style:style>
    <style:style style:name="T7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9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10" style:parent-style-name="Fuentedepárrafopredeter." style:family="text">
      <style:text-properties fo:font-weight="bold" style:font-weight-asian="bold" fo:font-size="12.5pt" style:font-size-asian="12.5pt" style:font-size-complex="12.5pt" fo:language="en" fo:country="US" style:language-asian="ja" style:country-asian="JP"/>
    </style:style>
    <style:style style:name="P11" style:parent-style-name="Normal" style:family="paragraph">
      <style:paragraph-properties fo:margin-bottom="0in" fo:margin-left="0.0013in">
        <style:tab-stops/>
      </style:paragraph-properties>
    </style:style>
    <style:style style:name="T12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ableColumn14" style:family="table-column">
      <style:table-column-properties style:column-width="1.3784in"/>
    </style:style>
    <style:style style:name="TableColumn15" style:family="table-column">
      <style:table-column-properties style:column-width="0.0208in"/>
    </style:style>
    <style:style style:name="TableColumn16" style:family="table-column">
      <style:table-column-properties style:column-width="3.2465in"/>
    </style:style>
    <style:style style:name="TableColumn17" style:family="table-column">
      <style:table-column-properties style:column-width="1.3208in"/>
    </style:style>
    <style:style style:name="Table13" style:family="table">
      <style:table-properties style:width="5.9666in" fo:margin-left="0.0013in" table:align="left"/>
    </style:style>
    <style:style style:name="TableRow18" style:family="table-row">
      <style:table-row-properties style:min-row-height="0.2104in"/>
    </style:style>
    <style:style style:name="TableCell19" style:family="table-cell">
      <style:table-cell-properties fo:border="none" style:writing-mode="lr-tb" fo:padding-top="0in" fo:padding-left="0in" fo:padding-bottom="0in" fo:padding-right="0in"/>
    </style:style>
    <style:style style:name="P20" style:parent-style-name="Normal" style:family="paragraph">
      <style:paragraph-properties fo:margin-bottom="0in" fo:line-height="100%"/>
    </style:style>
    <style:style style:name="T2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22" style:family="table-cell">
      <style:table-cell-properties fo:border="none" style:writing-mode="lr-tb" fo:padding-top="0in" fo:padding-left="0in" fo:padding-bottom="0in" fo:padding-right="0in"/>
    </style:style>
    <style:style style:name="P23" style:parent-style-name="Normal" style:family="paragraph">
      <style:paragraph-properties fo:margin-bottom="0in" fo:line-height="100%"/>
    </style:style>
    <style:style style:name="T2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25" style:family="table-cell">
      <style:table-cell-properties fo:border="none" style:writing-mode="lr-tb" fo:padding-top="0in" fo:padding-left="0.0069in" fo:padding-bottom="0in" fo:padding-right="0.0069in"/>
    </style:style>
    <style:style style:name="P26" style:parent-style-name="Normal" style:family="paragraph">
      <style:paragraph-properties fo:margin-bottom="0in" fo:line-height="100%"/>
    </style:style>
    <style:style style:name="TableRow27" style:family="table-row">
      <style:table-row-properties style:min-row-height="0.4715in"/>
    </style:style>
    <style:style style:name="TableCell28" style:family="table-cell">
      <style:table-cell-properties fo:border="none" style:writing-mode="lr-tb" fo:padding-top="0in" fo:padding-left="0in" fo:padding-bottom="0in" fo:padding-right="0in"/>
    </style:style>
    <style:style style:name="P29" style:parent-style-name="Normal" style:family="paragraph">
      <style:paragraph-properties fo:margin-bottom="0.0138in" fo:line-height="100%"/>
    </style:style>
    <style:style style:name="T30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P31" style:parent-style-name="Normal" style:family="paragraph">
      <style:paragraph-properties fo:margin-bottom="0in" fo:line-height="100%"/>
    </style:style>
    <style:style style:name="T3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33" style:family="table-cell">
      <style:table-cell-properties fo:border="none" style:writing-mode="lr-tb" fo:padding-top="0in" fo:padding-left="0in" fo:padding-bottom="0in" fo:padding-right="0in"/>
    </style:style>
    <style:style style:name="P34" style:parent-style-name="Normal" style:family="paragraph">
      <style:paragraph-properties fo:margin-bottom="0in" fo:line-height="100%"/>
    </style:style>
    <style:style style:name="T35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36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ableCell37" style:family="table-cell">
      <style:table-cell-properties fo:border="none" style:writing-mode="lr-tb" fo:padding-top="0in" fo:padding-left="0.0069in" fo:padding-bottom="0in" fo:padding-right="0.0069in"/>
    </style:style>
    <style:style style:name="P38" style:parent-style-name="Normal" style:family="paragraph">
      <style:paragraph-properties fo:margin-bottom="0in" fo:line-height="100%"/>
    </style:style>
    <style:style style:name="TableRow39" style:family="table-row">
      <style:table-row-properties style:min-row-height="0.2354in"/>
    </style:style>
    <style:style style:name="TableCell40" style:family="table-cell">
      <style:table-cell-properties fo:border="none" style:writing-mode="lr-tb" fo:padding-top="0in" fo:padding-left="0in" fo:padding-bottom="0in" fo:padding-right="0in"/>
    </style:style>
    <style:style style:name="P41" style:parent-style-name="Normal" style:family="paragraph">
      <style:paragraph-properties fo:margin-bottom="0in" fo:line-height="100%"/>
    </style:style>
    <style:style style:name="T4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43" style:family="table-cell">
      <style:table-cell-properties fo:border="none" style:writing-mode="lr-tb" fo:padding-top="0in" fo:padding-left="0in" fo:padding-bottom="0in" fo:padding-right="0in"/>
    </style:style>
    <style:style style:name="P44" style:parent-style-name="Normal" style:family="paragraph">
      <style:paragraph-properties fo:margin-bottom="0in" fo:line-height="100%"/>
    </style:style>
    <style:style style:name="T4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46" style:family="table-cell">
      <style:table-cell-properties fo:border="none" style:writing-mode="lr-tb" fo:padding-top="0in" fo:padding-left="0.0069in" fo:padding-bottom="0in" fo:padding-right="0.0069in"/>
    </style:style>
    <style:style style:name="P47" style:parent-style-name="Normal" style:family="paragraph">
      <style:paragraph-properties fo:margin-bottom="0in" fo:line-height="100%"/>
    </style:style>
    <style:style style:name="TableRow48" style:family="table-row">
      <style:table-row-properties style:min-row-height="0.4729in"/>
    </style:style>
    <style:style style:name="TableCell49" style:family="table-cell">
      <style:table-cell-properties fo:border="none" style:writing-mode="lr-tb" fo:padding-top="0in" fo:padding-left="0in" fo:padding-bottom="0in" fo:padding-right="0in"/>
    </style:style>
    <style:style style:name="P50" style:parent-style-name="Normal" style:family="paragraph">
      <style:paragraph-properties fo:margin-bottom="0.0152in" fo:line-height="100%"/>
    </style:style>
    <style:style style:name="T51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P52" style:parent-style-name="Normal" style:family="paragraph">
      <style:paragraph-properties fo:margin-bottom="0in" fo:line-height="100%"/>
    </style:style>
    <style:style style:name="T5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54" style:family="table-cell">
      <style:table-cell-properties fo:border="none" style:writing-mode="lr-tb" fo:padding-top="0in" fo:padding-left="0in" fo:padding-bottom="0in" fo:padding-right="0in"/>
    </style:style>
    <style:style style:name="P55" style:parent-style-name="Normal" style:family="paragraph">
      <style:paragraph-properties fo:margin-bottom="0in" fo:line-height="100%"/>
    </style:style>
    <style:style style:name="T56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57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ableCell58" style:family="table-cell">
      <style:table-cell-properties fo:border="none" style:writing-mode="lr-tb" fo:padding-top="0in" fo:padding-left="0.0069in" fo:padding-bottom="0in" fo:padding-right="0.0069in"/>
    </style:style>
    <style:style style:name="P59" style:parent-style-name="Normal" style:family="paragraph">
      <style:paragraph-properties fo:margin-bottom="0in" fo:line-height="100%"/>
    </style:style>
    <style:style style:name="TableRow60" style:family="table-row">
      <style:table-row-properties style:min-row-height="0.2354in"/>
    </style:style>
    <style:style style:name="TableCell61" style:family="table-cell">
      <style:table-cell-properties fo:border="none" style:writing-mode="lr-tb" fo:padding-top="0in" fo:padding-left="0in" fo:padding-bottom="0in" fo:padding-right="0in"/>
    </style:style>
    <style:style style:name="P62" style:parent-style-name="Normal" style:family="paragraph">
      <style:paragraph-properties fo:margin-bottom="0in" fo:line-height="100%"/>
    </style:style>
    <style:style style:name="T6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64" style:family="table-cell">
      <style:table-cell-properties fo:border="none" style:writing-mode="lr-tb" fo:padding-top="0in" fo:padding-left="0in" fo:padding-bottom="0in" fo:padding-right="0in"/>
    </style:style>
    <style:style style:name="P65" style:parent-style-name="Normal" style:family="paragraph">
      <style:paragraph-properties fo:margin-bottom="0in" fo:line-height="100%"/>
    </style:style>
    <style:style style:name="T6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67" style:family="table-cell">
      <style:table-cell-properties fo:border="none" style:writing-mode="lr-tb" fo:padding-top="0in" fo:padding-left="0.0069in" fo:padding-bottom="0in" fo:padding-right="0.0069in"/>
    </style:style>
    <style:style style:name="P68" style:parent-style-name="Normal" style:family="paragraph">
      <style:paragraph-properties fo:margin-bottom="0in" fo:line-height="100%"/>
      <style:text-properties style:language-asian="ja" style:country-asian="JP"/>
    </style:style>
    <style:style style:name="TableRow69" style:family="table-row">
      <style:table-row-properties style:min-row-height="0.2527in"/>
    </style:style>
    <style:style style:name="TableCell70" style:family="table-cell">
      <style:table-cell-properties fo:border="none" style:writing-mode="lr-tb" fo:padding-top="0in" fo:padding-left="0in" fo:padding-bottom="0in" fo:padding-right="0in"/>
    </style:style>
    <style:style style:name="P71" style:parent-style-name="Normal" style:family="paragraph">
      <style:paragraph-properties fo:margin-bottom="0in" fo:line-height="100%"/>
    </style:style>
    <style:style style:name="T72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ableCell73" style:family="table-cell">
      <style:table-cell-properties fo:border="none" style:writing-mode="lr-tb" fo:padding-top="0in" fo:padding-left="0in" fo:padding-bottom="0in" fo:padding-right="0in"/>
    </style:style>
    <style:style style:name="P74" style:parent-style-name="Normal" style:family="paragraph">
      <style:paragraph-properties fo:margin-bottom="0in" fo:line-height="100%"/>
    </style:style>
    <style:style style:name="T75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76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ableCell77" style:family="table-cell">
      <style:table-cell-properties fo:border="none" style:writing-mode="lr-tb" fo:padding-top="0in" fo:padding-left="0.0069in" fo:padding-bottom="0in" fo:padding-right="0.0069in"/>
    </style:style>
    <style:style style:name="P78" style:parent-style-name="Normal" style:family="paragraph">
      <style:paragraph-properties fo:margin-bottom="0in" fo:line-height="100%"/>
    </style:style>
    <style:style style:name="TableRow79" style:family="table-row">
      <style:table-row-properties style:min-row-height="0.2381in"/>
    </style:style>
    <style:style style:name="TableCell80" style:family="table-cell">
      <style:table-cell-properties fo:border="none" style:writing-mode="lr-tb" fo:padding-top="0in" fo:padding-left="0in" fo:padding-bottom="0in" fo:padding-right="0in"/>
    </style:style>
    <style:style style:name="P81" style:parent-style-name="Normal" style:family="paragraph">
      <style:paragraph-properties fo:margin-bottom="0in" fo:line-height="100%"/>
    </style:style>
    <style:style style:name="T8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83" style:family="table-cell">
      <style:table-cell-properties fo:border="none" style:writing-mode="lr-tb" fo:padding-top="0in" fo:padding-left="0in" fo:padding-bottom="0in" fo:padding-right="0in"/>
    </style:style>
    <style:style style:name="P84" style:parent-style-name="Normal" style:family="paragraph">
      <style:paragraph-properties fo:margin-bottom="0in" fo:line-height="100%" fo:margin-left="0.1631in">
        <style:tab-stops/>
      </style:paragraph-properties>
    </style:style>
    <style:style style:name="T8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86" style:family="table-cell">
      <style:table-cell-properties fo:border="none" style:writing-mode="lr-tb" fo:padding-top="0in" fo:padding-left="0.0069in" fo:padding-bottom="0in" fo:padding-right="0.0069in"/>
    </style:style>
    <style:style style:name="P87" style:parent-style-name="Normal" style:family="paragraph">
      <style:paragraph-properties fo:margin-bottom="0in" fo:line-height="100%" fo:margin-left="0.1631in">
        <style:tab-stops/>
      </style:paragraph-properties>
      <style:text-properties style:language-asian="ja" style:country-asian="JP"/>
    </style:style>
    <style:style style:name="TableRow88" style:family="table-row">
      <style:table-row-properties style:min-row-height="0.2534in"/>
    </style:style>
    <style:style style:name="TableCell89" style:family="table-cell">
      <style:table-cell-properties fo:border="none" style:writing-mode="lr-tb" fo:padding-top="0in" fo:padding-left="0in" fo:padding-bottom="0in" fo:padding-right="0in"/>
    </style:style>
    <style:style style:name="P90" style:parent-style-name="Normal" style:family="paragraph">
      <style:paragraph-properties fo:margin-bottom="0in" fo:line-height="100%"/>
    </style:style>
    <style:style style:name="T91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ableCell92" style:family="table-cell">
      <style:table-cell-properties fo:border="none" style:writing-mode="lr-tb" fo:padding-top="0in" fo:padding-left="0in" fo:padding-bottom="0in" fo:padding-right="0in"/>
    </style:style>
    <style:style style:name="P93" style:parent-style-name="Normal" style:family="paragraph">
      <style:paragraph-properties fo:margin-bottom="0in" fo:line-height="100%" fo:margin-left="0.1631in">
        <style:tab-stops/>
      </style:paragraph-properties>
    </style:style>
    <style:style style:name="T94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ableCell95" style:family="table-cell">
      <style:table-cell-properties fo:border="none" style:writing-mode="lr-tb" fo:padding-top="0in" fo:padding-left="0.0069in" fo:padding-bottom="0in" fo:padding-right="0.0069in"/>
    </style:style>
    <style:style style:name="P96" style:parent-style-name="Normal" style:family="paragraph">
      <style:paragraph-properties fo:margin-bottom="0in" fo:line-height="100%" fo:margin-left="0.1631in">
        <style:tab-stops/>
      </style:paragraph-properties>
    </style:style>
    <style:style style:name="TableRow97" style:family="table-row">
      <style:table-row-properties style:min-row-height="0.2381in"/>
    </style:style>
    <style:style style:name="TableCell98" style:family="table-cell">
      <style:table-cell-properties fo:border="none" style:writing-mode="lr-tb" fo:padding-top="0in" fo:padding-left="0in" fo:padding-bottom="0in" fo:padding-right="0in"/>
    </style:style>
    <style:style style:name="P99" style:parent-style-name="Normal" style:family="paragraph">
      <style:paragraph-properties fo:margin-bottom="0in" fo:line-height="100%"/>
    </style:style>
    <style:style style:name="T10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101" style:family="table-cell">
      <style:table-cell-properties fo:border="none" style:writing-mode="lr-tb" fo:padding-top="0in" fo:padding-left="0in" fo:padding-bottom="0in" fo:padding-right="0in"/>
    </style:style>
    <style:style style:name="P102" style:parent-style-name="Normal" style:family="paragraph">
      <style:paragraph-properties fo:margin-bottom="0in" fo:line-height="100%" fo:margin-left="0.1631in">
        <style:tab-stops/>
      </style:paragraph-properties>
    </style:style>
    <style:style style:name="T10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104" style:family="table-cell">
      <style:table-cell-properties fo:border="none" style:writing-mode="lr-tb" fo:padding-top="0in" fo:padding-left="0.0069in" fo:padding-bottom="0in" fo:padding-right="0.0069in"/>
    </style:style>
    <style:style style:name="P105" style:parent-style-name="Normal" style:family="paragraph">
      <style:paragraph-properties fo:margin-bottom="0in" fo:line-height="100%" fo:margin-left="0.1631in">
        <style:tab-stops/>
      </style:paragraph-properties>
      <style:text-properties style:language-asian="ja" style:country-asian="JP"/>
    </style:style>
    <style:style style:name="TableRow106" style:family="table-row">
      <style:table-row-properties style:min-row-height="0.4729in"/>
    </style:style>
    <style:style style:name="TableCell107" style:family="table-cell">
      <style:table-cell-properties fo:border="none" style:writing-mode="lr-tb" fo:padding-top="0in" fo:padding-left="0in" fo:padding-bottom="0in" fo:padding-right="0in"/>
    </style:style>
    <style:style style:name="P108" style:parent-style-name="Normal" style:family="paragraph">
      <style:paragraph-properties fo:margin-bottom="0.0152in" fo:line-height="100%"/>
    </style:style>
    <style:style style:name="T109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P110" style:parent-style-name="Normal" style:family="paragraph">
      <style:paragraph-properties fo:margin-bottom="0in" fo:line-height="100%"/>
    </style:style>
    <style:style style:name="T11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112" style:family="table-cell">
      <style:table-cell-properties fo:border="none" style:writing-mode="lr-tb" fo:padding-top="0in" fo:padding-left="0in" fo:padding-bottom="0in" fo:padding-right="0in"/>
    </style:style>
    <style:style style:name="P113" style:parent-style-name="Normal" style:family="paragraph">
      <style:paragraph-properties fo:margin-bottom="0in" fo:line-height="100%" fo:margin-left="0.1631in">
        <style:tab-stops/>
      </style:paragraph-properties>
    </style:style>
    <style:style style:name="T114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ableCell115" style:family="table-cell">
      <style:table-cell-properties fo:border="none" style:writing-mode="lr-tb" fo:padding-top="0in" fo:padding-left="0.0069in" fo:padding-bottom="0in" fo:padding-right="0.0069in"/>
    </style:style>
    <style:style style:name="P116" style:parent-style-name="Normal" style:family="paragraph">
      <style:paragraph-properties fo:margin-bottom="0in" fo:line-height="100%" fo:margin-left="0.1631in">
        <style:tab-stops/>
      </style:paragraph-properties>
    </style:style>
    <style:style style:name="TableRow117" style:family="table-row">
      <style:table-row-properties style:min-row-height="0.2354in"/>
    </style:style>
    <style:style style:name="TableCell118" style:family="table-cell">
      <style:table-cell-properties fo:border="none" style:writing-mode="lr-tb" fo:padding-top="0in" fo:padding-left="0in" fo:padding-bottom="0in" fo:padding-right="0in"/>
    </style:style>
    <style:style style:name="P119" style:parent-style-name="Normal" style:family="paragraph">
      <style:paragraph-properties fo:margin-bottom="0in" fo:line-height="100%"/>
    </style:style>
    <style:style style:name="T12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121" style:family="table-cell">
      <style:table-cell-properties fo:border="none" style:writing-mode="lr-tb" fo:padding-top="0in" fo:padding-left="0in" fo:padding-bottom="0in" fo:padding-right="0in"/>
    </style:style>
    <style:style style:name="P122" style:parent-style-name="Normal" style:family="paragraph">
      <style:paragraph-properties fo:margin-bottom="0in" fo:line-height="100%"/>
    </style:style>
    <style:style style:name="T12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124" style:family="table-cell">
      <style:table-cell-properties fo:border="none" style:writing-mode="lr-tb" fo:padding-top="0in" fo:padding-left="0.0069in" fo:padding-bottom="0in" fo:padding-right="0.0069in"/>
    </style:style>
    <style:style style:name="P125" style:parent-style-name="Normal" style:family="paragraph">
      <style:paragraph-properties fo:margin-bottom="0in" fo:line-height="100%"/>
      <style:text-properties style:language-asian="ja" style:country-asian="JP"/>
    </style:style>
    <style:style style:name="TableRow126" style:family="table-row">
      <style:table-row-properties style:min-row-height="0.252in"/>
    </style:style>
    <style:style style:name="TableCell127" style:family="table-cell">
      <style:table-cell-properties fo:border="none" style:writing-mode="lr-tb" fo:padding-top="0in" fo:padding-left="0in" fo:padding-bottom="0in" fo:padding-right="0in"/>
    </style:style>
    <style:style style:name="P128" style:parent-style-name="Normal" style:family="paragraph">
      <style:paragraph-properties fo:margin-bottom="0in" fo:line-height="100%"/>
    </style:style>
    <style:style style:name="T129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ableCell130" style:family="table-cell">
      <style:table-cell-properties fo:border="none" style:writing-mode="lr-tb" fo:padding-top="0in" fo:padding-left="0in" fo:padding-bottom="0in" fo:padding-right="0in"/>
    </style:style>
    <style:style style:name="P131" style:parent-style-name="Normal" style:family="paragraph">
      <style:paragraph-properties fo:margin-bottom="0in" fo:line-height="100%"/>
    </style:style>
    <style:style style:name="T132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133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ableCell134" style:family="table-cell">
      <style:table-cell-properties fo:border="none" style:writing-mode="lr-tb" fo:padding-top="0in" fo:padding-left="0.0069in" fo:padding-bottom="0in" fo:padding-right="0.0069in"/>
    </style:style>
    <style:style style:name="P135" style:parent-style-name="Normal" style:family="paragraph">
      <style:paragraph-properties fo:margin-bottom="0in" fo:line-height="100%"/>
    </style:style>
    <style:style style:name="TableRow136" style:family="table-row">
      <style:table-row-properties style:min-row-height="0.2375in"/>
    </style:style>
    <style:style style:name="TableCell137" style:family="table-cell">
      <style:table-cell-properties fo:border="none" style:writing-mode="lr-tb" fo:padding-top="0in" fo:padding-left="0in" fo:padding-bottom="0in" fo:padding-right="0in"/>
    </style:style>
    <style:style style:name="P138" style:parent-style-name="Normal" style:family="paragraph">
      <style:paragraph-properties fo:margin-bottom="0in" fo:line-height="100%"/>
    </style:style>
    <style:style style:name="T13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140" style:family="table-cell">
      <style:table-cell-properties fo:border="none" style:writing-mode="lr-tb" fo:padding-top="0in" fo:padding-left="0in" fo:padding-bottom="0in" fo:padding-right="0in"/>
    </style:style>
    <style:style style:name="P141" style:parent-style-name="Normal" style:family="paragraph">
      <style:paragraph-properties fo:margin-bottom="0in" fo:line-height="100%" fo:margin-left="0.1631in">
        <style:tab-stops/>
      </style:paragraph-properties>
    </style:style>
    <style:style style:name="T14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143" style:family="table-cell">
      <style:table-cell-properties fo:border="none" style:writing-mode="lr-tb" fo:padding-top="0in" fo:padding-left="0.0069in" fo:padding-bottom="0in" fo:padding-right="0.0069in"/>
    </style:style>
    <style:style style:name="P144" style:parent-style-name="Normal" style:family="paragraph">
      <style:paragraph-properties fo:margin-bottom="0in" fo:line-height="100%" fo:margin-left="0.1631in">
        <style:tab-stops/>
      </style:paragraph-properties>
      <style:text-properties style:language-asian="ja" style:country-asian="JP"/>
    </style:style>
    <style:style style:name="TableRow145" style:family="table-row">
      <style:table-row-properties style:min-row-height="0.4729in"/>
    </style:style>
    <style:style style:name="TableCell146" style:family="table-cell">
      <style:table-cell-properties fo:border="none" style:writing-mode="lr-tb" fo:padding-top="0in" fo:padding-left="0in" fo:padding-bottom="0in" fo:padding-right="0in"/>
    </style:style>
    <style:style style:name="P147" style:parent-style-name="Normal" style:family="paragraph">
      <style:paragraph-properties fo:margin-bottom="0.0152in" fo:line-height="100%"/>
    </style:style>
    <style:style style:name="T148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P149" style:parent-style-name="Normal" style:family="paragraph">
      <style:paragraph-properties fo:margin-bottom="0in" fo:line-height="100%"/>
    </style:style>
    <style:style style:name="T15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151" style:family="table-cell">
      <style:table-cell-properties fo:border="none" style:writing-mode="lr-tb" fo:padding-top="0in" fo:padding-left="0in" fo:padding-bottom="0in" fo:padding-right="0in"/>
    </style:style>
    <style:style style:name="P152" style:parent-style-name="Normal" style:family="paragraph">
      <style:paragraph-properties fo:margin-bottom="0in" fo:line-height="100%" fo:margin-left="0.1631in">
        <style:tab-stops/>
      </style:paragraph-properties>
    </style:style>
    <style:style style:name="T153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ableCell154" style:family="table-cell">
      <style:table-cell-properties fo:border="none" style:writing-mode="lr-tb" fo:padding-top="0in" fo:padding-left="0.0069in" fo:padding-bottom="0in" fo:padding-right="0.0069in"/>
    </style:style>
    <style:style style:name="P155" style:parent-style-name="Normal" style:family="paragraph">
      <style:paragraph-properties fo:margin-bottom="0in" fo:line-height="100%" fo:margin-left="0.1631in">
        <style:tab-stops/>
      </style:paragraph-properties>
    </style:style>
    <style:style style:name="TableRow156" style:family="table-row">
      <style:table-row-properties style:min-row-height="0.2354in"/>
    </style:style>
    <style:style style:name="TableCell157" style:family="table-cell">
      <style:table-cell-properties fo:border="none" style:writing-mode="lr-tb" fo:padding-top="0in" fo:padding-left="0in" fo:padding-bottom="0in" fo:padding-right="0in"/>
    </style:style>
    <style:style style:name="P158" style:parent-style-name="Normal" style:family="paragraph">
      <style:paragraph-properties fo:margin-bottom="0in" fo:line-height="100%"/>
    </style:style>
    <style:style style:name="T15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160" style:family="table-cell">
      <style:table-cell-properties fo:border="none" style:writing-mode="lr-tb" fo:padding-top="0in" fo:padding-left="0in" fo:padding-bottom="0in" fo:padding-right="0in"/>
    </style:style>
    <style:style style:name="P161" style:parent-style-name="Normal" style:family="paragraph">
      <style:paragraph-properties fo:margin-bottom="0in" fo:line-height="100%"/>
    </style:style>
    <style:style style:name="T16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163" style:family="table-cell">
      <style:table-cell-properties fo:border="none" style:writing-mode="lr-tb" fo:padding-top="0in" fo:padding-left="0.0069in" fo:padding-bottom="0in" fo:padding-right="0.0069in"/>
    </style:style>
    <style:style style:name="P164" style:parent-style-name="Normal" style:family="paragraph">
      <style:paragraph-properties fo:margin-bottom="0in" fo:line-height="100%"/>
    </style:style>
    <style:style style:name="TableRow165" style:family="table-row">
      <style:table-row-properties style:min-row-height="0.2534in"/>
    </style:style>
    <style:style style:name="TableCell166" style:family="table-cell">
      <style:table-cell-properties fo:border="none" style:writing-mode="lr-tb" fo:padding-top="0in" fo:padding-left="0in" fo:padding-bottom="0in" fo:padding-right="0in"/>
    </style:style>
    <style:style style:name="P167" style:parent-style-name="Normal" style:family="paragraph">
      <style:paragraph-properties fo:margin-bottom="0in" fo:line-height="100%"/>
    </style:style>
    <style:style style:name="T168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ableCell169" style:family="table-cell">
      <style:table-cell-properties fo:border="none" style:writing-mode="lr-tb" fo:padding-top="0in" fo:padding-left="0in" fo:padding-bottom="0in" fo:padding-right="0in"/>
    </style:style>
    <style:style style:name="P170" style:parent-style-name="Normal" style:family="paragraph">
      <style:paragraph-properties fo:margin-bottom="0in" fo:line-height="100%"/>
    </style:style>
    <style:style style:name="T171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172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ableCell173" style:family="table-cell">
      <style:table-cell-properties fo:border="none" style:writing-mode="lr-tb" fo:padding-top="0in" fo:padding-left="0.0069in" fo:padding-bottom="0in" fo:padding-right="0.0069in"/>
    </style:style>
    <style:style style:name="P174" style:parent-style-name="Normal" style:family="paragraph">
      <style:paragraph-properties fo:margin-bottom="0in" fo:line-height="100%"/>
    </style:style>
    <style:style style:name="TableRow175" style:family="table-row">
      <style:table-row-properties style:min-row-height="0.2381in"/>
    </style:style>
    <style:style style:name="TableCell176" style:family="table-cell">
      <style:table-cell-properties fo:border="none" style:writing-mode="lr-tb" fo:padding-top="0in" fo:padding-left="0in" fo:padding-bottom="0in" fo:padding-right="0in"/>
    </style:style>
    <style:style style:name="P177" style:parent-style-name="Normal" style:family="paragraph">
      <style:paragraph-properties fo:margin-bottom="0in" fo:line-height="100%"/>
    </style:style>
    <style:style style:name="T17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179" style:family="table-cell">
      <style:table-cell-properties fo:border="none" style:writing-mode="lr-tb" fo:padding-top="0in" fo:padding-left="0in" fo:padding-bottom="0in" fo:padding-right="0in"/>
    </style:style>
    <style:style style:name="P180" style:parent-style-name="Normal" style:family="paragraph">
      <style:paragraph-properties fo:margin-bottom="0in" fo:line-height="100%" fo:margin-left="0.1631in">
        <style:tab-stops/>
      </style:paragraph-properties>
    </style:style>
    <style:style style:name="T18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182" style:family="table-cell">
      <style:table-cell-properties fo:border="none" style:writing-mode="lr-tb" fo:padding-top="0in" fo:padding-left="0.0069in" fo:padding-bottom="0in" fo:padding-right="0.0069in"/>
    </style:style>
    <style:style style:name="P183" style:parent-style-name="Normal" style:family="paragraph">
      <style:paragraph-properties fo:margin-bottom="0in" fo:line-height="100%" fo:margin-left="0.1631in">
        <style:tab-stops/>
      </style:paragraph-properties>
      <style:text-properties style:language-asian="ja" style:country-asian="JP"/>
    </style:style>
    <style:style style:name="TableRow184" style:family="table-row">
      <style:table-row-properties style:min-row-height="0.4715in"/>
    </style:style>
    <style:style style:name="TableCell185" style:family="table-cell">
      <style:table-cell-properties fo:border="none" style:writing-mode="lr-tb" fo:padding-top="0in" fo:padding-left="0in" fo:padding-bottom="0in" fo:padding-right="0in"/>
    </style:style>
    <style:style style:name="P186" style:parent-style-name="Normal" style:family="paragraph">
      <style:paragraph-properties fo:margin-bottom="0.0138in" fo:line-height="100%"/>
    </style:style>
    <style:style style:name="T187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P188" style:parent-style-name="Normal" style:family="paragraph">
      <style:paragraph-properties fo:margin-bottom="0in" fo:line-height="100%"/>
    </style:style>
    <style:style style:name="T18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190" style:family="table-cell">
      <style:table-cell-properties fo:border="none" style:writing-mode="lr-tb" fo:padding-top="0in" fo:padding-left="0in" fo:padding-bottom="0in" fo:padding-right="0in"/>
    </style:style>
    <style:style style:name="P191" style:parent-style-name="Normal" style:family="paragraph">
      <style:paragraph-properties fo:margin-bottom="0in" fo:line-height="100%" fo:margin-left="0.1631in">
        <style:tab-stops/>
      </style:paragraph-properties>
    </style:style>
    <style:style style:name="T192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ableCell193" style:family="table-cell">
      <style:table-cell-properties fo:border="none" style:writing-mode="lr-tb" fo:padding-top="0in" fo:padding-left="0.0069in" fo:padding-bottom="0in" fo:padding-right="0.0069in"/>
    </style:style>
    <style:style style:name="P194" style:parent-style-name="Normal" style:family="paragraph">
      <style:paragraph-properties fo:margin-bottom="0in" fo:line-height="100%" fo:margin-left="0.1631in">
        <style:tab-stops/>
      </style:paragraph-properties>
    </style:style>
    <style:style style:name="TableRow195" style:family="table-row">
      <style:table-row-properties style:min-row-height="0.2354in"/>
    </style:style>
    <style:style style:name="TableCell196" style:family="table-cell">
      <style:table-cell-properties fo:border="none" style:writing-mode="lr-tb" fo:padding-top="0in" fo:padding-left="0in" fo:padding-bottom="0in" fo:padding-right="0in"/>
    </style:style>
    <style:style style:name="P197" style:parent-style-name="Normal" style:family="paragraph">
      <style:paragraph-properties fo:margin-bottom="0in" fo:line-height="100%"/>
    </style:style>
    <style:style style:name="T19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199" style:family="table-cell">
      <style:table-cell-properties fo:border="none" style:writing-mode="lr-tb" fo:padding-top="0in" fo:padding-left="0in" fo:padding-bottom="0in" fo:padding-right="0in"/>
    </style:style>
    <style:style style:name="P200" style:parent-style-name="Normal" style:family="paragraph">
      <style:paragraph-properties fo:text-align="justify" fo:margin-bottom="0in" fo:line-height="100%"/>
    </style:style>
    <style:style style:name="T20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202" style:family="table-cell">
      <style:table-cell-properties fo:border="none" style:writing-mode="lr-tb" fo:padding-top="0in" fo:padding-left="0.0069in" fo:padding-bottom="0in" fo:padding-right="0.0069in"/>
    </style:style>
    <style:style style:name="P203" style:parent-style-name="Normal" style:family="paragraph">
      <style:paragraph-properties fo:text-align="justify" fo:margin-bottom="0in" fo:line-height="100%"/>
      <style:text-properties style:language-asian="ja" style:country-asian="JP"/>
    </style:style>
    <style:style style:name="TableRow204" style:family="table-row">
      <style:table-row-properties style:min-row-height="0.4729in"/>
    </style:style>
    <style:style style:name="TableCell205" style:family="table-cell">
      <style:table-cell-properties fo:border="none" style:writing-mode="lr-tb" fo:padding-top="0in" fo:padding-left="0in" fo:padding-bottom="0in" fo:padding-right="0in"/>
    </style:style>
    <style:style style:name="P206" style:parent-style-name="Normal" style:family="paragraph">
      <style:paragraph-properties fo:margin-bottom="0.0152in" fo:line-height="100%"/>
    </style:style>
    <style:style style:name="T207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P208" style:parent-style-name="Normal" style:family="paragraph">
      <style:paragraph-properties fo:margin-bottom="0in" fo:line-height="100%"/>
    </style:style>
    <style:style style:name="T20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210" style:family="table-cell">
      <style:table-cell-properties fo:border="none" style:writing-mode="lr-tb" fo:padding-top="0in" fo:padding-left="0in" fo:padding-bottom="0in" fo:padding-right="0in"/>
    </style:style>
    <style:style style:name="P211" style:parent-style-name="Normal" style:family="paragraph">
      <style:paragraph-properties fo:text-align="justify" fo:margin-bottom="0in" fo:line-height="100%"/>
    </style:style>
    <style:style style:name="T212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213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ableCell214" style:family="table-cell">
      <style:table-cell-properties fo:border="none" style:writing-mode="lr-tb" fo:padding-top="0in" fo:padding-left="0.0069in" fo:padding-bottom="0in" fo:padding-right="0.0069in"/>
    </style:style>
    <style:style style:name="P215" style:parent-style-name="Normal" style:family="paragraph">
      <style:paragraph-properties fo:text-align="justify" fo:margin-bottom="0in" fo:line-height="100%"/>
    </style:style>
    <style:style style:name="TableRow216" style:family="table-row">
      <style:table-row-properties style:min-row-height="0.2354in"/>
    </style:style>
    <style:style style:name="TableCell217" style:family="table-cell">
      <style:table-cell-properties fo:border="none" style:writing-mode="lr-tb" fo:padding-top="0in" fo:padding-left="0in" fo:padding-bottom="0in" fo:padding-right="0in"/>
    </style:style>
    <style:style style:name="P218" style:parent-style-name="Normal" style:family="paragraph">
      <style:paragraph-properties fo:margin-bottom="0in" fo:line-height="100%"/>
    </style:style>
    <style:style style:name="T21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220" style:family="table-cell">
      <style:table-cell-properties fo:border="none" style:writing-mode="lr-tb" fo:padding-top="0in" fo:padding-left="0in" fo:padding-bottom="0in" fo:padding-right="0in"/>
    </style:style>
    <style:style style:name="P221" style:parent-style-name="Normal" style:family="paragraph">
      <style:paragraph-properties fo:margin-bottom="0in" fo:line-height="100%"/>
    </style:style>
    <style:style style:name="T22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223" style:family="table-cell">
      <style:table-cell-properties fo:border="none" style:writing-mode="lr-tb" fo:padding-top="0in" fo:padding-left="0.0069in" fo:padding-bottom="0in" fo:padding-right="0.0069in"/>
    </style:style>
    <style:style style:name="P224" style:parent-style-name="Normal" style:family="paragraph">
      <style:paragraph-properties fo:margin-bottom="0in" fo:line-height="100%"/>
      <style:text-properties style:language-asian="ja" style:country-asian="JP"/>
    </style:style>
    <style:style style:name="TableRow225" style:family="table-row">
      <style:table-row-properties style:min-row-height="0.4715in"/>
    </style:style>
    <style:style style:name="TableCell226" style:family="table-cell">
      <style:table-cell-properties fo:border="none" style:writing-mode="lr-tb" fo:padding-top="0in" fo:padding-left="0in" fo:padding-bottom="0in" fo:padding-right="0in"/>
    </style:style>
    <style:style style:name="P227" style:parent-style-name="Normal" style:family="paragraph">
      <style:paragraph-properties fo:margin-bottom="0.0138in" fo:line-height="100%"/>
    </style:style>
    <style:style style:name="T228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P229" style:parent-style-name="Normal" style:family="paragraph">
      <style:paragraph-properties fo:margin-bottom="0in" fo:line-height="100%"/>
    </style:style>
    <style:style style:name="T23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231" style:family="table-cell">
      <style:table-cell-properties fo:border="none" style:writing-mode="lr-tb" fo:padding-top="0in" fo:padding-left="0in" fo:padding-bottom="0in" fo:padding-right="0in"/>
    </style:style>
    <style:style style:name="P232" style:parent-style-name="Normal" style:family="paragraph">
      <style:paragraph-properties fo:margin-bottom="0in" fo:line-height="100%"/>
    </style:style>
    <style:style style:name="T233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234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Normal" style:family="paragraph">
      <style:paragraph-properties fo:margin-bottom="0in" fo:line-height="100%"/>
    </style:style>
    <style:style style:name="TableRow237" style:family="table-row">
      <style:table-row-properties style:min-row-height="0.2354in"/>
    </style:style>
    <style:style style:name="TableCell238" style:family="table-cell">
      <style:table-cell-properties fo:border="none" style:writing-mode="lr-tb" fo:padding-top="0in" fo:padding-left="0in" fo:padding-bottom="0in" fo:padding-right="0in"/>
    </style:style>
    <style:style style:name="P239" style:parent-style-name="Normal" style:family="paragraph">
      <style:paragraph-properties fo:margin-bottom="0in" fo:line-height="100%"/>
    </style:style>
    <style:style style:name="T24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241" style:family="table-cell">
      <style:table-cell-properties fo:border="none" style:writing-mode="lr-tb" fo:padding-top="0in" fo:padding-left="0in" fo:padding-bottom="0in" fo:padding-right="0in"/>
    </style:style>
    <style:style style:name="P242" style:parent-style-name="Normal" style:family="paragraph">
      <style:paragraph-properties fo:margin-bottom="0in" fo:line-height="100%"/>
    </style:style>
    <style:style style:name="T24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244" style:family="table-cell">
      <style:table-cell-properties fo:border="none" style:writing-mode="lr-tb" fo:padding-top="0in" fo:padding-left="0.0069in" fo:padding-bottom="0in" fo:padding-right="0.0069in"/>
    </style:style>
    <style:style style:name="P245" style:parent-style-name="Normal" style:family="paragraph">
      <style:paragraph-properties fo:margin-bottom="0in" fo:line-height="100%"/>
    </style:style>
    <style:style style:name="TableRow246" style:family="table-row">
      <style:table-row-properties style:min-row-height="0.2534in"/>
    </style:style>
    <style:style style:name="TableCell247" style:family="table-cell">
      <style:table-cell-properties fo:border="none" style:writing-mode="lr-tb" fo:padding-top="0in" fo:padding-left="0in" fo:padding-bottom="0in" fo:padding-right="0in"/>
    </style:style>
    <style:style style:name="P248" style:parent-style-name="Normal" style:family="paragraph">
      <style:paragraph-properties fo:margin-bottom="0in" fo:line-height="100%"/>
    </style:style>
    <style:style style:name="T249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ableCell250" style:family="table-cell">
      <style:table-cell-properties fo:border="none" style:writing-mode="lr-tb" fo:padding-top="0in" fo:padding-left="0in" fo:padding-bottom="0in" fo:padding-right="0in"/>
    </style:style>
    <style:style style:name="P251" style:parent-style-name="Normal" style:family="paragraph">
      <style:paragraph-properties fo:margin-bottom="0in" fo:line-height="100%"/>
    </style:style>
    <style:style style:name="T252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253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ableCell254" style:family="table-cell">
      <style:table-cell-properties fo:border="none" style:writing-mode="lr-tb" fo:padding-top="0in" fo:padding-left="0.0069in" fo:padding-bottom="0in" fo:padding-right="0.0069in"/>
    </style:style>
    <style:style style:name="P255" style:parent-style-name="Normal" style:family="paragraph">
      <style:paragraph-properties fo:margin-bottom="0in" fo:line-height="100%"/>
    </style:style>
    <style:style style:name="TableRow256" style:family="table-row">
      <style:table-row-properties style:min-row-height="0.2381in"/>
    </style:style>
    <style:style style:name="TableCell257" style:family="table-cell">
      <style:table-cell-properties fo:border="none" style:writing-mode="lr-tb" fo:padding-top="0in" fo:padding-left="0in" fo:padding-bottom="0in" fo:padding-right="0in"/>
    </style:style>
    <style:style style:name="P258" style:parent-style-name="Normal" style:family="paragraph">
      <style:paragraph-properties fo:margin-bottom="0in" fo:line-height="100%"/>
    </style:style>
    <style:style style:name="T25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260" style:family="table-cell">
      <style:table-cell-properties fo:border="none" style:writing-mode="lr-tb" fo:padding-top="0in" fo:padding-left="0in" fo:padding-bottom="0in" fo:padding-right="0in"/>
    </style:style>
    <style:style style:name="P261" style:parent-style-name="Normal" style:family="paragraph">
      <style:paragraph-properties fo:margin-bottom="0in" fo:line-height="100%" fo:margin-left="0.1631in">
        <style:tab-stops/>
      </style:paragraph-properties>
    </style:style>
    <style:style style:name="T26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263" style:family="table-cell">
      <style:table-cell-properties fo:border="none" style:writing-mode="lr-tb" fo:padding-top="0in" fo:padding-left="0.0069in" fo:padding-bottom="0in" fo:padding-right="0.0069in"/>
    </style:style>
    <style:style style:name="P264" style:parent-style-name="Normal" style:family="paragraph">
      <style:paragraph-properties fo:margin-bottom="0in" fo:line-height="100%" fo:margin-left="0.1631in">
        <style:tab-stops/>
      </style:paragraph-properties>
      <style:text-properties style:language-asian="ja" style:country-asian="JP"/>
    </style:style>
    <style:style style:name="TableRow265" style:family="table-row">
      <style:table-row-properties style:min-row-height="0.4722in"/>
    </style:style>
    <style:style style:name="TableCell266" style:family="table-cell">
      <style:table-cell-properties fo:border="none" style:writing-mode="lr-tb" fo:padding-top="0in" fo:padding-left="0in" fo:padding-bottom="0in" fo:padding-right="0in"/>
    </style:style>
    <style:style style:name="P267" style:parent-style-name="Normal" style:family="paragraph">
      <style:paragraph-properties fo:margin-bottom="0.0152in" fo:line-height="100%"/>
    </style:style>
    <style:style style:name="T268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P269" style:parent-style-name="Normal" style:family="paragraph">
      <style:paragraph-properties fo:margin-bottom="0in" fo:line-height="100%"/>
    </style:style>
    <style:style style:name="T27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271" style:family="table-cell">
      <style:table-cell-properties fo:border="none" style:writing-mode="lr-tb" fo:padding-top="0in" fo:padding-left="0in" fo:padding-bottom="0in" fo:padding-right="0in"/>
    </style:style>
    <style:style style:name="P272" style:parent-style-name="Normal" style:family="paragraph">
      <style:paragraph-properties fo:margin-bottom="0in" fo:line-height="100%" fo:margin-left="0.1631in">
        <style:tab-stops/>
      </style:paragraph-properties>
    </style:style>
    <style:style style:name="T273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ableCell274" style:family="table-cell">
      <style:table-cell-properties fo:border="none" style:writing-mode="lr-tb" fo:padding-top="0in" fo:padding-left="0.0069in" fo:padding-bottom="0in" fo:padding-right="0.0069in"/>
    </style:style>
    <style:style style:name="P275" style:parent-style-name="Normal" style:family="paragraph">
      <style:paragraph-properties fo:margin-bottom="0in" fo:line-height="100%" fo:margin-left="0.1631in">
        <style:tab-stops/>
      </style:paragraph-properties>
    </style:style>
    <style:style style:name="TableRow276" style:family="table-row">
      <style:table-row-properties style:min-row-height="0.234in"/>
    </style:style>
    <style:style style:name="TableCell277" style:family="table-cell">
      <style:table-cell-properties fo:border="none" style:writing-mode="lr-tb" fo:padding-top="0in" fo:padding-left="0in" fo:padding-bottom="0in" fo:padding-right="0in"/>
    </style:style>
    <style:style style:name="P278" style:parent-style-name="Normal" style:family="paragraph">
      <style:paragraph-properties fo:margin-bottom="0in" fo:line-height="100%"/>
    </style:style>
    <style:style style:name="T27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280" style:family="table-cell">
      <style:table-cell-properties fo:border="none" style:writing-mode="lr-tb" fo:padding-top="0in" fo:padding-left="0in" fo:padding-bottom="0in" fo:padding-right="0in"/>
    </style:style>
    <style:style style:name="P281" style:parent-style-name="Normal" style:family="paragraph">
      <style:paragraph-properties fo:text-align="justify" fo:margin-bottom="0in" fo:line-height="100%"/>
    </style:style>
    <style:style style:name="T28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283" style:family="table-cell">
      <style:table-cell-properties fo:border="none" style:writing-mode="lr-tb" fo:padding-top="0in" fo:padding-left="0.0069in" fo:padding-bottom="0in" fo:padding-right="0.0069in"/>
    </style:style>
    <style:style style:name="P284" style:parent-style-name="Normal" style:family="paragraph">
      <style:paragraph-properties fo:text-align="justify" fo:margin-bottom="0in" fo:line-height="100%"/>
      <style:text-properties style:language-asian="ja" style:country-asian="JP"/>
    </style:style>
    <style:style style:name="TableRow285" style:family="table-row">
      <style:table-row-properties style:min-row-height="0.2534in"/>
    </style:style>
    <style:style style:name="TableCell286" style:family="table-cell">
      <style:table-cell-properties fo:border="none" style:writing-mode="lr-tb" fo:padding-top="0in" fo:padding-left="0in" fo:padding-bottom="0in" fo:padding-right="0in"/>
    </style:style>
    <style:style style:name="P287" style:parent-style-name="Normal" style:family="paragraph">
      <style:paragraph-properties fo:margin-bottom="0in" fo:line-height="100%"/>
    </style:style>
    <style:style style:name="T288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ableCell289" style:family="table-cell">
      <style:table-cell-properties fo:border="none" style:writing-mode="lr-tb" fo:padding-top="0in" fo:padding-left="0in" fo:padding-bottom="0in" fo:padding-right="0in"/>
    </style:style>
    <style:style style:name="P290" style:parent-style-name="Normal" style:family="paragraph">
      <style:paragraph-properties fo:text-align="justify" fo:margin-bottom="0in" fo:line-height="100%"/>
    </style:style>
    <style:style style:name="T291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292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ableCell293" style:family="table-cell">
      <style:table-cell-properties fo:border="none" style:writing-mode="lr-tb" fo:padding-top="0in" fo:padding-left="0.0069in" fo:padding-bottom="0in" fo:padding-right="0.0069in"/>
    </style:style>
    <style:style style:name="P294" style:parent-style-name="Normal" style:family="paragraph">
      <style:paragraph-properties fo:text-align="justify" fo:margin-bottom="0in" fo:line-height="100%"/>
    </style:style>
    <style:style style:name="TableRow295" style:family="table-row">
      <style:table-row-properties style:min-row-height="0.1951in"/>
    </style:style>
    <style:style style:name="TableCell296" style:family="table-cell">
      <style:table-cell-properties fo:border="none" style:writing-mode="lr-tb" fo:padding-top="0in" fo:padding-left="0in" fo:padding-bottom="0in" fo:padding-right="0in"/>
    </style:style>
    <style:style style:name="P297" style:parent-style-name="Normal" style:family="paragraph">
      <style:paragraph-properties fo:margin-bottom="0in" fo:line-height="100%"/>
      <style:text-properties fo:font-size="12.5pt" style:font-size-asian="12.5pt" style:font-size-complex="12.5pt" style:language-asian="ja" style:country-asian="JP"/>
    </style:style>
    <style:style style:name="TableCell298" style:family="table-cell">
      <style:table-cell-properties fo:border="none" style:writing-mode="lr-tb" fo:padding-top="0in" fo:padding-left="0in" fo:padding-bottom="0in" fo:padding-right="0in"/>
    </style:style>
    <style:style style:name="P299" style:parent-style-name="Normal" style:family="paragraph">
      <style:paragraph-properties fo:margin-bottom="0in" fo:line-height="100%" fo:margin-left="0.6222in">
        <style:tab-stops/>
      </style:paragraph-properties>
    </style:style>
    <style:style style:name="T30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301" style:family="table-cell">
      <style:table-cell-properties fo:border="none" style:writing-mode="lr-tb" fo:padding-top="0in" fo:padding-left="0.0069in" fo:padding-bottom="0in" fo:padding-right="0.0069in"/>
    </style:style>
    <style:style style:name="P302" style:parent-style-name="Normal" style:family="paragraph">
      <style:paragraph-properties fo:margin-bottom="0in" fo:line-height="100%" fo:margin-left="0.6222in">
        <style:tab-stops/>
      </style:paragraph-properties>
    </style:style>
    <style:style style:name="TableRow303" style:family="table-row">
      <style:table-row-properties style:min-row-height="0.2104in"/>
    </style:style>
    <style:style style:name="TableCell304" style:family="table-cell">
      <style:table-cell-properties fo:border="none" style:writing-mode="lr-tb" fo:padding-top="0in" fo:padding-left="0in" fo:padding-bottom="0in" fo:padding-right="0in"/>
    </style:style>
    <style:style style:name="P305" style:parent-style-name="Normal" style:family="paragraph">
      <style:paragraph-properties fo:margin-bottom="0in" fo:line-height="100%"/>
    </style:style>
    <style:style style:name="T30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307" style:family="table-cell">
      <style:table-cell-properties fo:border="none" style:writing-mode="lr-tb" fo:padding-top="0in" fo:padding-left="0in" fo:padding-bottom="0in" fo:padding-right="0in"/>
    </style:style>
    <style:style style:name="P308" style:parent-style-name="Normal" style:family="paragraph">
      <style:paragraph-properties fo:text-align="justify" fo:margin-bottom="0in" fo:line-height="100%"/>
    </style:style>
    <style:style style:name="T30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310" style:family="table-row">
      <style:table-row-properties style:min-row-height="0.2534in"/>
    </style:style>
    <style:style style:name="TableCell311" style:family="table-cell">
      <style:table-cell-properties fo:border="none" style:writing-mode="lr-tb" fo:padding-top="0in" fo:padding-left="0in" fo:padding-bottom="0in" fo:padding-right="0in"/>
    </style:style>
    <style:style style:name="P312" style:parent-style-name="Normal" style:family="paragraph">
      <style:paragraph-properties fo:margin-bottom="0in" fo:line-height="100%"/>
    </style:style>
    <style:style style:name="T313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ableCell314" style:family="table-cell">
      <style:table-cell-properties fo:border="none" style:writing-mode="lr-tb" fo:padding-top="0in" fo:padding-left="0in" fo:padding-bottom="0in" fo:padding-right="0in"/>
    </style:style>
    <style:style style:name="P315" style:parent-style-name="Normal" style:family="paragraph">
      <style:paragraph-properties fo:text-align="justify" fo:margin-bottom="0in" fo:line-height="100%"/>
    </style:style>
    <style:style style:name="T316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317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ableRow318" style:family="table-row">
      <style:table-row-properties style:min-row-height="0.2381in"/>
    </style:style>
    <style:style style:name="TableCell319" style:family="table-cell">
      <style:table-cell-properties fo:border="none" style:writing-mode="lr-tb" fo:padding-top="0in" fo:padding-left="0in" fo:padding-bottom="0in" fo:padding-right="0in"/>
    </style:style>
    <style:style style:name="P320" style:parent-style-name="Normal" style:family="paragraph">
      <style:paragraph-properties fo:margin-bottom="0in" fo:line-height="100%"/>
    </style:style>
    <style:style style:name="T32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322" style:family="table-cell">
      <style:table-cell-properties fo:border="none" style:writing-mode="lr-tb" fo:padding-top="0in" fo:padding-left="0in" fo:padding-bottom="0in" fo:padding-right="0in"/>
    </style:style>
    <style:style style:name="P323" style:parent-style-name="Normal" style:family="paragraph">
      <style:paragraph-properties fo:margin-bottom="0in" fo:line-height="100%" fo:margin-left="0.1631in">
        <style:tab-stops/>
      </style:paragraph-properties>
    </style:style>
    <style:style style:name="T32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325" style:family="table-row">
      <style:table-row-properties style:min-row-height="0.4715in"/>
    </style:style>
    <style:style style:name="TableCell326" style:family="table-cell">
      <style:table-cell-properties fo:border="none" style:writing-mode="lr-tb" fo:padding-top="0in" fo:padding-left="0in" fo:padding-bottom="0in" fo:padding-right="0in"/>
    </style:style>
    <style:style style:name="P327" style:parent-style-name="Normal" style:family="paragraph">
      <style:paragraph-properties fo:margin-bottom="0.0138in" fo:line-height="100%"/>
    </style:style>
    <style:style style:name="T328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P329" style:parent-style-name="Normal" style:family="paragraph">
      <style:paragraph-properties fo:margin-bottom="0in" fo:line-height="100%"/>
    </style:style>
    <style:style style:name="T33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331" style:family="table-cell">
      <style:table-cell-properties fo:border="none" style:writing-mode="lr-tb" fo:padding-top="0in" fo:padding-left="0in" fo:padding-bottom="0in" fo:padding-right="0in"/>
    </style:style>
    <style:style style:name="P332" style:parent-style-name="Normal" style:family="paragraph">
      <style:paragraph-properties fo:margin-bottom="0in" fo:line-height="100%"/>
    </style:style>
    <style:style style:name="T333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ableRow334" style:family="table-row">
      <style:table-row-properties style:min-row-height="0.2354in"/>
    </style:style>
    <style:style style:name="TableCell335" style:family="table-cell">
      <style:table-cell-properties fo:border="none" style:writing-mode="lr-tb" fo:padding-top="0in" fo:padding-left="0in" fo:padding-bottom="0in" fo:padding-right="0in"/>
    </style:style>
    <style:style style:name="P336" style:parent-style-name="Normal" style:family="paragraph">
      <style:paragraph-properties fo:margin-bottom="0in" fo:line-height="100%"/>
    </style:style>
    <style:style style:name="T33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338" style:family="table-cell">
      <style:table-cell-properties fo:border="none" style:writing-mode="lr-tb" fo:padding-top="0in" fo:padding-left="0in" fo:padding-bottom="0in" fo:padding-right="0in"/>
    </style:style>
    <style:style style:name="P339" style:parent-style-name="Normal" style:family="paragraph">
      <style:paragraph-properties fo:margin-bottom="0in" fo:line-height="100%"/>
    </style:style>
    <style:style style:name="T34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341" style:family="table-row">
      <style:table-row-properties style:min-row-height="0.2534in"/>
    </style:style>
    <style:style style:name="TableCell342" style:family="table-cell">
      <style:table-cell-properties fo:border="none" style:writing-mode="lr-tb" fo:padding-top="0in" fo:padding-left="0in" fo:padding-bottom="0in" fo:padding-right="0in"/>
    </style:style>
    <style:style style:name="P343" style:parent-style-name="Normal" style:family="paragraph">
      <style:paragraph-properties fo:margin-bottom="0in" fo:line-height="100%"/>
    </style:style>
    <style:style style:name="T344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ableCell345" style:family="table-cell">
      <style:table-cell-properties fo:border="none" style:writing-mode="lr-tb" fo:padding-top="0in" fo:padding-left="0in" fo:padding-bottom="0in" fo:padding-right="0in"/>
    </style:style>
    <style:style style:name="P346" style:parent-style-name="Normal" style:family="paragraph">
      <style:paragraph-properties fo:margin-bottom="0in" fo:line-height="100%"/>
    </style:style>
    <style:style style:name="T347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348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ableRow349" style:family="table-row">
      <style:table-row-properties style:min-row-height="0.2381in"/>
    </style:style>
    <style:style style:name="TableCell350" style:family="table-cell">
      <style:table-cell-properties fo:border="none" style:writing-mode="lr-tb" fo:padding-top="0in" fo:padding-left="0in" fo:padding-bottom="0in" fo:padding-right="0in"/>
    </style:style>
    <style:style style:name="P351" style:parent-style-name="Normal" style:family="paragraph">
      <style:paragraph-properties fo:margin-bottom="0in" fo:line-height="100%"/>
    </style:style>
    <style:style style:name="T35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353" style:family="table-cell">
      <style:table-cell-properties fo:border="none" style:writing-mode="lr-tb" fo:padding-top="0in" fo:padding-left="0in" fo:padding-bottom="0in" fo:padding-right="0in"/>
    </style:style>
    <style:style style:name="P354" style:parent-style-name="Normal" style:family="paragraph">
      <style:paragraph-properties fo:margin-bottom="0in" fo:line-height="100%" fo:margin-left="0.1631in">
        <style:tab-stops/>
      </style:paragraph-properties>
    </style:style>
    <style:style style:name="T35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356" style:family="table-row">
      <style:table-row-properties style:min-row-height="0.4722in"/>
    </style:style>
    <style:style style:name="TableCell357" style:family="table-cell">
      <style:table-cell-properties fo:border="none" style:writing-mode="lr-tb" fo:padding-top="0in" fo:padding-left="0in" fo:padding-bottom="0in" fo:padding-right="0in"/>
    </style:style>
    <style:style style:name="P358" style:parent-style-name="Normal" style:family="paragraph">
      <style:paragraph-properties fo:margin-bottom="0.0152in" fo:line-height="100%"/>
    </style:style>
    <style:style style:name="T359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P360" style:parent-style-name="Normal" style:family="paragraph">
      <style:paragraph-properties fo:margin-bottom="0in" fo:line-height="100%"/>
    </style:style>
    <style:style style:name="T36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362" style:family="table-cell">
      <style:table-cell-properties fo:border="none" style:writing-mode="lr-tb" fo:padding-top="0in" fo:padding-left="0in" fo:padding-bottom="0in" fo:padding-right="0in"/>
    </style:style>
    <style:style style:name="P363" style:parent-style-name="Normal" style:family="paragraph">
      <style:paragraph-properties fo:margin-bottom="0in" fo:line-height="100%" fo:margin-left="0.1631in">
        <style:tab-stops/>
      </style:paragraph-properties>
    </style:style>
    <style:style style:name="T364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ableRow365" style:family="table-row">
      <style:table-row-properties style:min-row-height="0.234in"/>
    </style:style>
    <style:style style:name="TableCell366" style:family="table-cell">
      <style:table-cell-properties fo:border="none" style:writing-mode="lr-tb" fo:padding-top="0in" fo:padding-left="0in" fo:padding-bottom="0in" fo:padding-right="0in"/>
    </style:style>
    <style:style style:name="P367" style:parent-style-name="Normal" style:family="paragraph">
      <style:paragraph-properties fo:margin-bottom="0in" fo:line-height="100%"/>
    </style:style>
    <style:style style:name="T36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369" style:family="table-cell">
      <style:table-cell-properties fo:border="none" style:writing-mode="lr-tb" fo:padding-top="0in" fo:padding-left="0in" fo:padding-bottom="0in" fo:padding-right="0in"/>
    </style:style>
    <style:style style:name="P370" style:parent-style-name="Normal" style:family="paragraph">
      <style:paragraph-properties fo:margin-bottom="0in" fo:line-height="100%"/>
    </style:style>
    <style:style style:name="T37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372" style:family="table-row">
      <style:table-row-properties style:min-row-height="0.2534in"/>
    </style:style>
    <style:style style:name="TableCell373" style:family="table-cell">
      <style:table-cell-properties fo:border="none" style:writing-mode="lr-tb" fo:padding-top="0in" fo:padding-left="0in" fo:padding-bottom="0in" fo:padding-right="0in"/>
    </style:style>
    <style:style style:name="P374" style:parent-style-name="Normal" style:family="paragraph">
      <style:paragraph-properties fo:margin-bottom="0in" fo:line-height="100%"/>
    </style:style>
    <style:style style:name="T375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ableCell376" style:family="table-cell">
      <style:table-cell-properties fo:border="none" style:writing-mode="lr-tb" fo:padding-top="0in" fo:padding-left="0in" fo:padding-bottom="0in" fo:padding-right="0in"/>
    </style:style>
    <style:style style:name="P377" style:parent-style-name="Normal" style:family="paragraph">
      <style:paragraph-properties fo:margin-bottom="0in" fo:line-height="100%"/>
    </style:style>
    <style:style style:name="T378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379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ableRow380" style:family="table-row">
      <style:table-row-properties style:min-row-height="0.2388in"/>
    </style:style>
    <style:style style:name="TableCell381" style:family="table-cell">
      <style:table-cell-properties fo:border="none" style:writing-mode="lr-tb" fo:padding-top="0in" fo:padding-left="0in" fo:padding-bottom="0in" fo:padding-right="0in"/>
    </style:style>
    <style:style style:name="P382" style:parent-style-name="Normal" style:family="paragraph">
      <style:paragraph-properties fo:margin-bottom="0in" fo:line-height="100%"/>
    </style:style>
    <style:style style:name="T38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384" style:family="table-cell">
      <style:table-cell-properties fo:border="none" style:writing-mode="lr-tb" fo:padding-top="0in" fo:padding-left="0in" fo:padding-bottom="0in" fo:padding-right="0in"/>
    </style:style>
    <style:style style:name="P385" style:parent-style-name="Normal" style:family="paragraph">
      <style:paragraph-properties fo:margin-bottom="0in" fo:line-height="100%" fo:margin-left="0.1631in">
        <style:tab-stops/>
      </style:paragraph-properties>
    </style:style>
    <style:style style:name="T38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387" style:family="table-row">
      <style:table-row-properties style:min-row-height="0.2534in"/>
    </style:style>
    <style:style style:name="TableCell388" style:family="table-cell">
      <style:table-cell-properties fo:border="none" style:writing-mode="lr-tb" fo:padding-top="0in" fo:padding-left="0in" fo:padding-bottom="0in" fo:padding-right="0in"/>
    </style:style>
    <style:style style:name="P389" style:parent-style-name="Normal" style:family="paragraph">
      <style:paragraph-properties fo:margin-bottom="0in" fo:line-height="100%"/>
    </style:style>
    <style:style style:name="T390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ableCell391" style:family="table-cell">
      <style:table-cell-properties fo:border="none" style:writing-mode="lr-tb" fo:padding-top="0in" fo:padding-left="0in" fo:padding-bottom="0in" fo:padding-right="0in"/>
    </style:style>
    <style:style style:name="P392" style:parent-style-name="Normal" style:family="paragraph">
      <style:paragraph-properties fo:margin-bottom="0in" fo:line-height="100%" fo:margin-left="0.1631in">
        <style:tab-stops/>
      </style:paragraph-properties>
    </style:style>
    <style:style style:name="T393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ableRow394" style:family="table-row">
      <style:table-row-properties style:min-row-height="0.2381in"/>
    </style:style>
    <style:style style:name="TableCell395" style:family="table-cell">
      <style:table-cell-properties fo:border="none" style:writing-mode="lr-tb" fo:padding-top="0in" fo:padding-left="0in" fo:padding-bottom="0in" fo:padding-right="0in"/>
    </style:style>
    <style:style style:name="P396" style:parent-style-name="Normal" style:family="paragraph">
      <style:paragraph-properties fo:margin-bottom="0in" fo:line-height="100%"/>
    </style:style>
    <style:style style:name="T39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398" style:family="table-cell">
      <style:table-cell-properties fo:border="none" style:writing-mode="lr-tb" fo:padding-top="0in" fo:padding-left="0in" fo:padding-bottom="0in" fo:padding-right="0in"/>
    </style:style>
    <style:style style:name="P399" style:parent-style-name="Normal" style:family="paragraph">
      <style:paragraph-properties fo:margin-bottom="0in" fo:line-height="100%" fo:margin-left="0.1631in">
        <style:tab-stops/>
      </style:paragraph-properties>
    </style:style>
    <style:style style:name="T40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401" style:family="table-row">
      <style:table-row-properties style:min-row-height="0.4479in"/>
    </style:style>
    <style:style style:name="TableCell402" style:family="table-cell">
      <style:table-cell-properties fo:border="none" style:writing-mode="lr-tb" fo:padding-top="0in" fo:padding-left="0in" fo:padding-bottom="0in" fo:padding-right="0in"/>
    </style:style>
    <style:style style:name="P403" style:parent-style-name="Normal" style:family="paragraph">
      <style:paragraph-properties fo:margin-bottom="0.0152in" fo:line-height="100%"/>
    </style:style>
    <style:style style:name="T404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P405" style:parent-style-name="Normal" style:family="paragraph">
      <style:paragraph-properties fo:margin-bottom="0in" fo:line-height="100%"/>
    </style:style>
    <style:style style:name="T40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407" style:family="table-cell">
      <style:table-cell-properties fo:border="none" style:writing-mode="lr-tb" fo:padding-top="0in" fo:padding-left="0in" fo:padding-bottom="0in" fo:padding-right="0in"/>
    </style:style>
    <style:style style:name="P408" style:parent-style-name="Normal" style:family="paragraph">
      <style:paragraph-properties fo:margin-bottom="0in" fo:line-height="100%" fo:margin-left="0.1631in">
        <style:tab-stops/>
      </style:paragraph-properties>
    </style:style>
    <style:style style:name="T409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ableRow410" style:family="table-row">
      <style:table-row-properties style:min-row-height="0.7069in"/>
    </style:style>
    <style:style style:name="TableCell411" style:family="table-cell">
      <style:table-cell-properties fo:border="none" style:writing-mode="lr-tb" fo:padding-top="0in" fo:padding-left="0in" fo:padding-bottom="0in" fo:padding-right="0in"/>
    </style:style>
    <style:style style:name="P412" style:parent-style-name="Normal" style:family="paragraph">
      <style:paragraph-properties fo:margin-bottom="0.0368in" fo:line-height="100%"/>
    </style:style>
    <style:style style:name="T41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414" style:parent-style-name="Normal" style:family="paragraph">
      <style:paragraph-properties fo:margin-bottom="0.0208in" fo:line-height="100%">
        <style:tab-stops>
          <style:tab-stop style:type="center" style:position="2.5881in"/>
        </style:tab-stops>
      </style:paragraph-properties>
    </style:style>
    <style:style style:name="T415" style:parent-style-name="Fuentedepárrafopredeter." style:family="text">
      <style:text-properties fo:font-weight="bold" style:font-weight-asian="bold" fo:font-size="12.5pt" style:font-size-asian="12.5pt" style:font-size-complex="12.5pt" fo:language="en" fo:country="US" style:language-asian="ja" style:country-asian="JP"/>
    </style:style>
    <style:style style:name="T416" style:parent-style-name="Fuentedepárrafopredeter." style:family="text">
      <style:text-properties fo:font-weight="bold" style:font-weight-asian="bold" fo:font-size="12.5pt" style:font-size-asian="12.5pt" style:font-size-complex="12.5pt" fo:language="en" fo:country="US" style:language-asian="ja" style:country-asian="JP"/>
    </style:style>
    <style:style style:name="T417" style:parent-style-name="Fuentedepárrafopredeter." style:family="text">
      <style:text-properties fo:font-weight="bold" style:font-weight-asian="bold" fo:font-size="12.5pt" style:font-size-asian="12.5pt" style:font-size-complex="12.5pt" fo:language="en" fo:country="US" style:language-asian="ja" style:country-asian="JP"/>
    </style:style>
    <style:style style:name="P418" style:parent-style-name="Normal" style:family="paragraph">
      <style:paragraph-properties fo:margin-bottom="0in" fo:line-height="100%"/>
      <style:text-properties fo:font-size="12.5pt" style:font-size-asian="12.5pt" style:font-size-complex="12.5pt" fo:language="en" fo:country="US" style:language-asian="ja" style:country-asian="JP"/>
    </style:style>
    <style:style style:name="P419" style:parent-style-name="Normal" style:family="paragraph">
      <style:paragraph-properties fo:margin-bottom="0.084in" fo:margin-left="-0.002in" fo:text-indent="-0.0069in">
        <style:tab-stops/>
      </style:paragraph-properties>
      <style:text-properties style:font-name="MS Mincho" style:font-name-complex="MS Mincho" fo:font-weight="bold" style:font-weight-asian="bold" style:font-weight-complex="bold" fo:font-size="12.5pt" style:font-size-asian="12.5pt" style:font-size-complex="12.5pt" fo:language="en" fo:country="US" style:language-asian="ja" style:country-asian="JP"/>
    </style:style>
    <style:style style:name="P420" style:parent-style-name="Normal" style:family="paragraph">
      <style:paragraph-properties fo:margin-bottom="0.084in" fo:margin-left="-0.002in" fo:text-indent="-0.0069in">
        <style:tab-stops/>
      </style:paragraph-properties>
    </style:style>
    <style:style style:name="T421" style:parent-style-name="Fuentedepárrafopredeter." style:family="text">
      <style:text-properties style:font-name="MS Mincho" style:font-name-complex="MS Mincho" fo:font-weight="bold" style:font-weight-asian="bold" style:font-weight-complex="bold" fo:font-size="12.5pt" style:font-size-asian="12.5pt" style:font-size-complex="12.5pt" fo:language="en" fo:country="US" style:language-asian="ja" style:country-asian="JP"/>
    </style:style>
    <style:style style:name="T422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42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424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425" style:parent-style-name="Fuentedepárrafopredeter." style:family="text">
      <style:text-properties fo:font-weight="bold" style:font-weight-asian="bold" fo:font-size="12.5pt" style:font-size-asian="12.5pt" style:font-size-complex="12.5pt" fo:language="en" fo:country="US" style:language-asian="ja" style:country-asian="JP"/>
    </style:style>
    <style:style style:name="P426" style:parent-style-name="Normal" style:family="paragraph">
      <style:paragraph-properties fo:margin-bottom="0in" fo:margin-left="0.0013in">
        <style:tab-stops/>
      </style:paragraph-properties>
    </style:style>
    <style:style style:name="T427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P428" style:parent-style-name="Normal" style:family="paragraph">
      <style:paragraph-properties fo:margin-bottom="0.0361in" fo:margin-left="-0.002in" fo:text-indent="-0.0069in">
        <style:tab-stops/>
      </style:paragraph-properties>
    </style:style>
    <style:style style:name="T42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430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fo:language="en" fo:country="US" style:language-asian="ja" style:country-asian="JP"/>
    </style:style>
    <style:style style:name="T431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fo:language="en" fo:country="US" style:language-asian="ja" style:country-asian="JP"/>
    </style:style>
    <style:style style:name="T432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fo:language="en" fo:country="US" style:language-asian="ja" style:country-asian="JP"/>
    </style:style>
    <style:style style:name="T433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43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435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fo:language="en" fo:country="US" style:language-asian="ja" style:country-asian="JP"/>
    </style:style>
    <style:style style:name="P436" style:parent-style-name="Normal" style:family="paragraph">
      <style:paragraph-properties fo:margin-bottom="0.018in" fo:margin-left="-0.009in">
        <style:tab-stops>
          <style:tab-stop style:type="center" style:position="1.525in"/>
        </style:tab-stops>
      </style:paragraph-properties>
    </style:style>
    <style:style style:name="T437" style:parent-style-name="Fuentedepárrafopredeter." style:family="text">
      <style:text-properties fo:font-weight="bold" style:font-weight-asian="bold" fo:font-size="12.5pt" style:font-size-asian="12.5pt" style:font-size-complex="12.5pt" fo:language="en" fo:country="US" style:language-asian="ja" style:country-asian="JP"/>
    </style:style>
    <style:style style:name="T438" style:parent-style-name="Fuentedepárrafopredeter." style:family="text">
      <style:text-properties fo:font-weight="bold" style:font-weight-asian="bold" fo:font-size="12.5pt" style:font-size-asian="12.5pt" style:font-size-complex="12.5pt" fo:language="en" fo:country="US" style:language-asian="ja" style:country-asian="JP"/>
    </style:style>
    <style:style style:name="T439" style:parent-style-name="Fuentedepárrafopredeter." style:family="text">
      <style:text-properties fo:font-weight="bold" style:font-weight-asian="bold" fo:font-size="12.5pt" style:font-size-asian="12.5pt" style:font-size-complex="12.5pt" fo:language="en" fo:country="US" style:language-asian="ja" style:country-asian="JP"/>
    </style:style>
    <style:style style:name="T440" style:parent-style-name="Fuentedepárrafopredeter." style:family="text">
      <style:text-properties fo:font-weight="bold" style:font-weight-asian="bold" fo:font-size="12.5pt" style:font-size-asian="12.5pt" style:font-size-complex="12.5pt" fo:language="en" fo:country="US" style:language-asian="ja" style:country-asian="JP"/>
    </style:style>
    <style:style style:name="P441" style:parent-style-name="Normal" style:family="paragraph">
      <style:paragraph-properties fo:margin-bottom="0in" fo:margin-left="0.0013in">
        <style:tab-stops/>
      </style:paragraph-properties>
    </style:style>
    <style:style style:name="T442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P443" style:parent-style-name="Normal" style:family="paragraph">
      <style:paragraph-properties fo:margin-bottom="0.0361in" fo:margin-left="-0.002in" fo:text-indent="-0.0069in">
        <style:tab-stops/>
      </style:paragraph-properties>
    </style:style>
    <style:style style:name="T44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445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fo:language="en" fo:country="US" style:language-asian="ja" style:country-asian="JP"/>
    </style:style>
    <style:style style:name="T446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44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448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44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450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fo:language="en" fo:country="US" style:language-asian="ja" style:country-asian="JP"/>
    </style:style>
    <style:style style:name="P451" style:parent-style-name="Normal" style:family="paragraph">
      <style:paragraph-properties fo:margin-bottom="0.018in" fo:margin-left="-0.009in">
        <style:tab-stops>
          <style:tab-stop style:type="center" style:position="1.7888in"/>
        </style:tab-stops>
      </style:paragraph-properties>
    </style:style>
    <style:style style:name="T452" style:parent-style-name="Fuentedepárrafopredeter." style:family="text">
      <style:text-properties fo:font-weight="bold" style:font-weight-asian="bold" fo:font-size="12.5pt" style:font-size-asian="12.5pt" style:font-size-complex="12.5pt" fo:language="en" fo:country="US" style:language-asian="ja" style:country-asian="JP"/>
    </style:style>
    <style:style style:name="T453" style:parent-style-name="Fuentedepárrafopredeter." style:family="text">
      <style:text-properties fo:font-weight="bold" style:font-weight-asian="bold" fo:font-size="12.5pt" style:font-size-asian="12.5pt" style:font-size-complex="12.5pt" fo:language="en" fo:country="US" style:language-asian="ja" style:country-asian="JP"/>
    </style:style>
    <style:style style:name="T454" style:parent-style-name="Fuentedepárrafopredeter." style:family="text">
      <style:text-properties fo:font-weight="bold" style:font-weight-asian="bold" fo:font-size="12.5pt" style:font-size-asian="12.5pt" style:font-size-complex="12.5pt" fo:language="en" fo:country="US" style:language-asian="ja" style:country-asian="JP"/>
    </style:style>
    <style:style style:name="T455" style:parent-style-name="Fuentedepárrafopredeter." style:family="text">
      <style:text-properties fo:font-weight="bold" style:font-weight-asian="bold" fo:font-size="12.5pt" style:font-size-asian="12.5pt" style:font-size-complex="12.5pt" fo:language="en" fo:country="US" style:language-asian="ja" style:country-asian="JP"/>
    </style:style>
    <style:style style:name="P456" style:parent-style-name="Normal" style:family="paragraph">
      <style:paragraph-properties fo:margin-bottom="0in" fo:margin-left="0.0013in">
        <style:tab-stops/>
      </style:paragraph-properties>
    </style:style>
    <style:style style:name="T457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P458" style:parent-style-name="Normal" style:family="paragraph">
      <style:paragraph-properties fo:margin-bottom="0.0361in" fo:margin-left="-0.002in" fo:text-indent="-0.0069in">
        <style:tab-stops/>
      </style:paragraph-properties>
    </style:style>
    <style:style style:name="T45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460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fo:language="en" fo:country="US" style:language-asian="ja" style:country-asian="JP"/>
    </style:style>
    <style:style style:name="T461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46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463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46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465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fo:language="en" fo:country="US" style:language-asian="ja" style:country-asian="JP"/>
    </style:style>
    <style:style style:name="P466" style:parent-style-name="Normal" style:family="paragraph">
      <style:paragraph-properties fo:margin-bottom="0.018in" fo:margin-left="-0.009in">
        <style:tab-stops>
          <style:tab-stop style:type="center" style:position="2.4631in"/>
        </style:tab-stops>
      </style:paragraph-properties>
    </style:style>
    <style:style style:name="T467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468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469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P470" style:parent-style-name="Normal" style:family="paragraph">
      <style:paragraph-properties fo:margin-bottom="0in" fo:margin-left="0.0013in">
        <style:tab-stops/>
      </style:paragraph-properties>
    </style:style>
    <style:style style:name="T47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472" style:parent-style-name="Normal" style:family="paragraph">
      <style:paragraph-properties fo:margin-bottom="0.0361in" fo:margin-left="-0.002in" fo:text-indent="-0.0069in">
        <style:tab-stops/>
      </style:paragraph-properties>
    </style:style>
    <style:style style:name="T47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474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fo:language="en" fo:country="US" style:language-asian="ja" style:country-asian="JP"/>
    </style:style>
    <style:style style:name="T475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47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477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fo:language="en" fo:country="US" style:language-asian="ja" style:country-asian="JP"/>
    </style:style>
    <style:style style:name="P478" style:parent-style-name="Normal" style:family="paragraph">
      <style:paragraph-properties fo:margin-bottom="0.018in" fo:margin-left="-0.009in">
        <style:tab-stops>
          <style:tab-stop style:type="center" style:position="1.9937in"/>
        </style:tab-stops>
      </style:paragraph-properties>
    </style:style>
    <style:style style:name="T479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480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481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P482" style:parent-style-name="Normal" style:family="paragraph">
      <style:paragraph-properties fo:margin-bottom="0in" fo:margin-left="0.0013in">
        <style:tab-stops/>
      </style:paragraph-properties>
    </style:style>
    <style:style style:name="T48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484" style:parent-style-name="Normal" style:family="paragraph">
      <style:paragraph-properties fo:margin-bottom="0.0361in" fo:margin-left="-0.002in" fo:text-indent="-0.0069in">
        <style:tab-stops/>
      </style:paragraph-properties>
    </style:style>
    <style:style style:name="T48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486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T48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488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P489" style:parent-style-name="Normal" style:family="paragraph">
      <style:paragraph-properties fo:margin-bottom="0.018in" fo:margin-left="-0.009in">
        <style:tab-stops>
          <style:tab-stop style:type="center" style:position="2.5958in"/>
        </style:tab-stops>
      </style:paragraph-properties>
    </style:style>
    <style:style style:name="T490" style:parent-style-name="Fuentedepárrafopredeter." style:family="text">
      <style:text-properties fo:font-weight="bold" style:font-weight-asian="bold" fo:font-size="12.5pt" style:font-size-asian="12.5pt" style:font-size-complex="12.5pt" fo:language="en" fo:country="US" style:language-asian="ja" style:country-asian="JP"/>
    </style:style>
    <style:style style:name="T491" style:parent-style-name="Fuentedepárrafopredeter." style:family="text">
      <style:text-properties fo:font-weight="bold" style:font-weight-asian="bold" fo:font-size="12.5pt" style:font-size-asian="12.5pt" style:font-size-complex="12.5pt" fo:language="en" fo:country="US" style:language-asian="ja" style:country-asian="JP"/>
    </style:style>
    <style:style style:name="T492" style:parent-style-name="Fuentedepárrafopredeter." style:family="text">
      <style:text-properties fo:font-weight="bold" style:font-weight-asian="bold" fo:font-size="12.5pt" style:font-size-asian="12.5pt" style:font-size-complex="12.5pt" fo:language="en" fo:country="US" style:language-asian="ja" style:country-asian="JP"/>
    </style:style>
    <style:style style:name="P493" style:parent-style-name="Normal" style:family="paragraph">
      <style:paragraph-properties fo:margin-bottom="0in" fo:margin-left="0.0013in">
        <style:tab-stops/>
      </style:paragraph-properties>
    </style:style>
    <style:style style:name="T494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P495" style:parent-style-name="Normal" style:family="paragraph">
      <style:paragraph-properties fo:margin-bottom="0.0361in" fo:margin-left="-0.002in" fo:text-indent="-0.0069in">
        <style:tab-stops/>
      </style:paragraph-properties>
    </style:style>
    <style:style style:name="T49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497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fo:language="en" fo:country="US" style:language-asian="ja" style:country-asian="JP"/>
    </style:style>
    <style:style style:name="T498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49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500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50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502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fo:language="en" fo:country="US" style:language-asian="ja" style:country-asian="JP"/>
    </style:style>
    <style:style style:name="P503" style:parent-style-name="Normal" style:family="paragraph">
      <style:paragraph-properties fo:margin-bottom="0.018in" fo:margin-left="-0.009in">
        <style:tab-stops>
          <style:tab-stop style:type="center" style:position="2.0513in"/>
        </style:tab-stops>
      </style:paragraph-properties>
    </style:style>
    <style:style style:name="T504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505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506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P507" style:parent-style-name="Normal" style:family="paragraph">
      <style:paragraph-properties fo:margin-bottom="0in" fo:margin-left="0.0013in">
        <style:tab-stops/>
      </style:paragraph-properties>
    </style:style>
    <style:style style:name="T50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509" style:parent-style-name="Normal" style:family="paragraph">
      <style:paragraph-properties fo:margin-bottom="0.0361in" fo:margin-left="-0.002in" fo:text-indent="-0.0069in">
        <style:tab-stops/>
      </style:paragraph-properties>
    </style:style>
    <style:style style:name="T51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511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fo:language="en" fo:country="US" style:language-asian="ja" style:country-asian="JP"/>
    </style:style>
    <style:style style:name="T512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51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514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fo:language="en" fo:country="US" style:language-asian="ja" style:country-asian="JP"/>
    </style:style>
    <style:style style:name="P515" style:parent-style-name="Normal" style:family="paragraph">
      <style:paragraph-properties fo:margin-bottom="0.018in" fo:margin-left="-0.009in">
        <style:tab-stops>
          <style:tab-stop style:type="center" style:position="0.984in"/>
        </style:tab-stops>
      </style:paragraph-properties>
    </style:style>
    <style:style style:name="T516" style:parent-style-name="Fuentedepárrafopredeter." style:family="text">
      <style:text-properties fo:font-weight="bold" style:font-weight-asian="bold" fo:font-size="12.5pt" style:font-size-asian="12.5pt" style:font-size-complex="12.5pt" fo:language="en" fo:country="US" style:language-asian="ja" style:country-asian="JP"/>
    </style:style>
    <style:style style:name="T517" style:parent-style-name="Fuentedepárrafopredeter." style:family="text">
      <style:text-properties fo:font-weight="bold" style:font-weight-asian="bold" fo:font-size="12.5pt" style:font-size-asian="12.5pt" style:font-size-complex="12.5pt" fo:language="en" fo:country="US" style:language-asian="ja" style:country-asian="JP"/>
    </style:style>
    <style:style style:name="T518" style:parent-style-name="Fuentedepárrafopredeter." style:family="text">
      <style:text-properties fo:font-weight="bold" style:font-weight-asian="bold" fo:font-size="12.5pt" style:font-size-asian="12.5pt" style:font-size-complex="12.5pt" fo:language="en" fo:country="US" style:language-asian="ja" style:country-asian="JP"/>
    </style:style>
    <style:style style:name="T519" style:parent-style-name="Fuentedepárrafopredeter." style:family="text">
      <style:text-properties fo:font-weight="bold" style:font-weight-asian="bold" fo:font-size="12.5pt" style:font-size-asian="12.5pt" style:font-size-complex="12.5pt" fo:language="en" fo:country="US" style:language-asian="ja" style:country-asian="JP"/>
    </style:style>
    <style:style style:name="P520" style:parent-style-name="Normal" style:family="paragraph">
      <style:paragraph-properties fo:margin-bottom="0in" fo:margin-left="0.0013in">
        <style:tab-stops/>
      </style:paragraph-properties>
    </style:style>
    <style:style style:name="T521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P522" style:parent-style-name="Normal" style:family="paragraph">
      <style:paragraph-properties fo:margin-bottom="0.0361in" fo:margin-left="-0.002in" fo:text-indent="-0.0069in">
        <style:tab-stops/>
      </style:paragraph-properties>
    </style:style>
    <style:style style:name="T52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524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fo:language="en" fo:country="US" style:language-asian="ja" style:country-asian="JP"/>
    </style:style>
    <style:style style:name="T525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52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527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52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529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fo:language="en" fo:country="US" style:language-asian="ja" style:country-asian="JP"/>
    </style:style>
    <style:style style:name="P530" style:parent-style-name="Normal" style:family="paragraph">
      <style:paragraph-properties fo:margin-bottom="0.018in" fo:margin-left="-0.009in">
        <style:tab-stops>
          <style:tab-stop style:type="center" style:position="1.7972in"/>
        </style:tab-stops>
      </style:paragraph-properties>
    </style:style>
    <style:style style:name="T531" style:parent-style-name="Fuentedepárrafopredeter." style:family="text">
      <style:text-properties fo:font-weight="bold" style:font-weight-asian="bold" fo:font-size="12.5pt" style:font-size-asian="12.5pt" style:font-size-complex="12.5pt" fo:language="en" fo:country="US" style:language-asian="ja" style:country-asian="JP"/>
    </style:style>
    <style:style style:name="T532" style:parent-style-name="Fuentedepárrafopredeter." style:family="text">
      <style:text-properties fo:font-weight="bold" style:font-weight-asian="bold" fo:font-size="12.5pt" style:font-size-asian="12.5pt" style:font-size-complex="12.5pt" fo:language="en" fo:country="US" style:language-asian="ja" style:country-asian="JP"/>
    </style:style>
    <style:style style:name="T533" style:parent-style-name="Fuentedepárrafopredeter." style:family="text">
      <style:text-properties fo:font-weight="bold" style:font-weight-asian="bold" fo:font-size="12.5pt" style:font-size-asian="12.5pt" style:font-size-complex="12.5pt" fo:language="en" fo:country="US" style:language-asian="ja" style:country-asian="JP"/>
    </style:style>
    <style:style style:name="T534" style:parent-style-name="Fuentedepárrafopredeter." style:family="text">
      <style:text-properties fo:font-weight="bold" style:font-weight-asian="bold" fo:font-size="12.5pt" style:font-size-asian="12.5pt" style:font-size-complex="12.5pt" fo:language="en" fo:country="US" style:language-asian="ja" style:country-asian="JP"/>
    </style:style>
    <style:style style:name="P535" style:parent-style-name="Normal" style:family="paragraph">
      <style:paragraph-properties fo:margin-bottom="0in" fo:margin-left="0.0013in">
        <style:tab-stops/>
      </style:paragraph-properties>
    </style:style>
    <style:style style:name="T536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P537" style:parent-style-name="Normal" style:family="paragraph">
      <style:paragraph-properties fo:margin-bottom="0.0361in" fo:margin-left="-0.002in" fo:text-indent="-0.0069in">
        <style:tab-stops/>
      </style:paragraph-properties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538" style:parent-style-name="Normal" style:family="paragraph">
      <style:paragraph-properties fo:margin-bottom="0.0361in" fo:margin-left="-0.002in" fo:text-indent="-0.0069in">
        <style:tab-stops/>
      </style:paragraph-properties>
    </style:style>
    <style:style style:name="T53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540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fo:language="en" fo:country="US" style:language-asian="ja" style:country-asian="JP"/>
    </style:style>
    <style:style style:name="T541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54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543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fo:language="en" fo:country="US" style:language-asian="ja" style:country-asian="JP"/>
    </style:style>
    <style:style style:name="P544" style:parent-style-name="Normal" style:family="paragraph">
      <style:paragraph-properties fo:margin-bottom="0.018in" fo:margin-left="-0.009in">
        <style:tab-stops>
          <style:tab-stop style:type="center" style:position="1.5256in"/>
        </style:tab-stops>
      </style:paragraph-properties>
    </style:style>
    <style:style style:name="T545" style:parent-style-name="Fuentedepárrafopredeter." style:family="text">
      <style:text-properties fo:font-weight="bold" style:font-weight-asian="bold" fo:font-size="12.5pt" style:font-size-asian="12.5pt" style:font-size-complex="12.5pt" fo:language="en" fo:country="US" style:language-asian="ja" style:country-asian="JP"/>
    </style:style>
    <style:style style:name="T546" style:parent-style-name="Fuentedepárrafopredeter." style:family="text">
      <style:text-properties fo:font-weight="bold" style:font-weight-asian="bold" fo:font-size="12.5pt" style:font-size-asian="12.5pt" style:font-size-complex="12.5pt" fo:language="en" fo:country="US" style:language-asian="ja" style:country-asian="JP"/>
    </style:style>
    <style:style style:name="T547" style:parent-style-name="Fuentedepárrafopredeter." style:family="text">
      <style:text-properties fo:font-weight="bold" style:font-weight-asian="bold" fo:font-size="12.5pt" style:font-size-asian="12.5pt" style:font-size-complex="12.5pt" fo:language="en" fo:country="US" style:language-asian="ja" style:country-asian="JP"/>
    </style:style>
    <style:style style:name="T548" style:parent-style-name="Fuentedepárrafopredeter." style:family="text">
      <style:text-properties fo:font-weight="bold" style:font-weight-asian="bold" fo:font-size="12.5pt" style:font-size-asian="12.5pt" style:font-size-complex="12.5pt" fo:language="en" fo:country="US" style:language-asian="ja" style:country-asian="JP"/>
    </style:style>
    <style:style style:name="P549" style:parent-style-name="Normal" style:family="paragraph">
      <style:paragraph-properties fo:margin-bottom="0in" fo:margin-left="0.0013in">
        <style:tab-stops/>
      </style:paragraph-properties>
    </style:style>
    <style:style style:name="T550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P551" style:parent-style-name="Normal" style:family="paragraph">
      <style:paragraph-properties fo:margin-bottom="0.0361in" fo:margin-left="-0.002in" fo:text-indent="-0.0069in">
        <style:tab-stops/>
      </style:paragraph-properties>
    </style:style>
    <style:style style:name="T55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553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fo:language="en" fo:country="US" style:language-asian="ja" style:country-asian="JP"/>
    </style:style>
    <style:style style:name="T554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55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556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55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558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P559" style:parent-style-name="Normal" style:family="paragraph">
      <style:paragraph-properties fo:margin-bottom="0.018in" fo:margin-left="-0.009in">
        <style:tab-stops>
          <style:tab-stop style:type="center" style:position="1.7166in"/>
        </style:tab-stops>
      </style:paragraph-properties>
    </style:style>
    <style:style style:name="T560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561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562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P563" style:parent-style-name="Normal" style:family="paragraph">
      <style:paragraph-properties fo:margin-bottom="0in" fo:margin-left="0.0013in">
        <style:tab-stops/>
      </style:paragraph-properties>
    </style:style>
    <style:style style:name="T56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olumn566" style:family="table-column">
      <style:table-column-properties style:column-width="0.7868in"/>
    </style:style>
    <style:style style:name="TableColumn567" style:family="table-column">
      <style:table-column-properties style:column-width="2.3923in"/>
    </style:style>
    <style:style style:name="Table565" style:family="table">
      <style:table-properties style:width="3.1791in" fo:margin-left="0.0013in" table:align="left"/>
    </style:style>
    <style:style style:name="TableRow568" style:family="table-row">
      <style:table-row-properties style:min-row-height="0.2194in"/>
    </style:style>
    <style:style style:name="TableCell569" style:family="table-cell">
      <style:table-cell-properties fo:border="none" style:writing-mode="lr-tb" fo:padding-top="0.0006in" fo:padding-left="0in" fo:padding-bottom="0in" fo:padding-right="0in"/>
    </style:style>
    <style:style style:name="P570" style:parent-style-name="Normal" style:family="paragraph">
      <style:paragraph-properties fo:margin-bottom="0in" fo:line-height="100%"/>
    </style:style>
    <style:style style:name="T57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572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TableCell573" style:family="table-cell">
      <style:table-cell-properties fo:border="none" style:writing-mode="lr-tb" fo:padding-top="0.0006in" fo:padding-left="0in" fo:padding-bottom="0in" fo:padding-right="0in"/>
    </style:style>
    <style:style style:name="P574" style:parent-style-name="Normal" style:family="paragraph">
      <style:paragraph-properties fo:margin-bottom="0in" fo:line-height="100%"/>
    </style:style>
    <style:style style:name="T57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576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TableRow577" style:family="table-row">
      <style:table-row-properties style:min-row-height="0.2444in"/>
    </style:style>
    <style:style style:name="TableCell578" style:family="table-cell">
      <style:table-cell-properties fo:border="none" style:writing-mode="lr-tb" fo:padding-top="0.0006in" fo:padding-left="0in" fo:padding-bottom="0in" fo:padding-right="0in"/>
    </style:style>
    <style:style style:name="P579" style:parent-style-name="Normal" style:family="paragraph">
      <style:paragraph-properties fo:margin-bottom="0in" fo:line-height="100%"/>
    </style:style>
    <style:style style:name="T580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ableCell581" style:family="table-cell">
      <style:table-cell-properties fo:border="none" style:writing-mode="lr-tb" fo:padding-top="0.0006in" fo:padding-left="0in" fo:padding-bottom="0in" fo:padding-right="0in"/>
    </style:style>
    <style:style style:name="P582" style:parent-style-name="Normal" style:family="paragraph">
      <style:paragraph-properties fo:margin-bottom="0in" fo:line-height="100%"/>
    </style:style>
    <style:style style:name="T583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584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585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ableRow586" style:family="table-row">
      <style:table-row-properties style:min-row-height="0.2479in"/>
    </style:style>
    <style:style style:name="TableCell587" style:family="table-cell">
      <style:table-cell-properties fo:border="none" style:writing-mode="lr-tb" fo:padding-top="0.0006in" fo:padding-left="0in" fo:padding-bottom="0in" fo:padding-right="0in"/>
    </style:style>
    <style:style style:name="P588" style:parent-style-name="Normal" style:family="paragraph">
      <style:paragraph-properties fo:margin-bottom="0in" fo:line-height="100%"/>
    </style:style>
    <style:style style:name="T589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TableCell590" style:family="table-cell">
      <style:table-cell-properties fo:border="none" style:writing-mode="lr-tb" fo:padding-top="0.0006in" fo:padding-left="0in" fo:padding-bottom="0in" fo:padding-right="0in"/>
    </style:style>
    <style:style style:name="P591" style:parent-style-name="Normal" style:family="paragraph">
      <style:paragraph-properties fo:margin-bottom="0in" fo:line-height="100%" fo:margin-left="0.1715in">
        <style:tab-stops/>
      </style:paragraph-properties>
    </style:style>
    <style:style style:name="T59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593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TableRow594" style:family="table-row">
      <style:table-row-properties style:min-row-height="0.2437in"/>
    </style:style>
    <style:style style:name="TableCell595" style:family="table-cell">
      <style:table-cell-properties fo:border="none" style:writing-mode="lr-tb" fo:padding-top="0.0006in" fo:padding-left="0in" fo:padding-bottom="0in" fo:padding-right="0in"/>
    </style:style>
    <style:style style:name="P596" style:parent-style-name="Normal" style:family="paragraph">
      <style:paragraph-properties fo:margin-bottom="0in" fo:line-height="100%"/>
    </style:style>
    <style:style style:name="T597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ableCell598" style:family="table-cell">
      <style:table-cell-properties fo:border="none" style:writing-mode="lr-tb" fo:padding-top="0.0006in" fo:padding-left="0in" fo:padding-bottom="0in" fo:padding-right="0in"/>
    </style:style>
    <style:style style:name="P599" style:parent-style-name="Normal" style:family="paragraph">
      <style:paragraph-properties fo:margin-bottom="0in" fo:line-height="100%" fo:margin-left="0.1715in">
        <style:tab-stops/>
      </style:paragraph-properties>
    </style:style>
    <style:style style:name="T600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ableRow601" style:family="table-row">
      <style:table-row-properties style:min-row-height="0.2479in"/>
    </style:style>
    <style:style style:name="TableCell602" style:family="table-cell">
      <style:table-cell-properties fo:border="none" style:writing-mode="lr-tb" fo:padding-top="0.0006in" fo:padding-left="0in" fo:padding-bottom="0in" fo:padding-right="0in"/>
    </style:style>
    <style:style style:name="P603" style:parent-style-name="Normal" style:family="paragraph">
      <style:paragraph-properties fo:margin-bottom="0in" fo:line-height="100%"/>
    </style:style>
    <style:style style:name="T604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TableCell605" style:family="table-cell">
      <style:table-cell-properties fo:border="none" style:writing-mode="lr-tb" fo:padding-top="0.0006in" fo:padding-left="0in" fo:padding-bottom="0in" fo:padding-right="0in"/>
    </style:style>
    <style:style style:name="P606" style:parent-style-name="Normal" style:family="paragraph">
      <style:paragraph-properties fo:margin-bottom="0in" fo:line-height="100%" fo:margin-left="0.1715in">
        <style:tab-stops/>
      </style:paragraph-properties>
    </style:style>
    <style:style style:name="T60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608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TableRow609" style:family="table-row">
      <style:table-row-properties style:min-row-height="0.2437in"/>
    </style:style>
    <style:style style:name="TableCell610" style:family="table-cell">
      <style:table-cell-properties fo:border="none" style:writing-mode="lr-tb" fo:padding-top="0.0006in" fo:padding-left="0in" fo:padding-bottom="0in" fo:padding-right="0in"/>
    </style:style>
    <style:style style:name="P611" style:parent-style-name="Normal" style:family="paragraph">
      <style:paragraph-properties fo:margin-bottom="0in" fo:line-height="100%"/>
    </style:style>
    <style:style style:name="T612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ableCell613" style:family="table-cell">
      <style:table-cell-properties fo:border="none" style:writing-mode="lr-tb" fo:padding-top="0.0006in" fo:padding-left="0in" fo:padding-bottom="0in" fo:padding-right="0in"/>
    </style:style>
    <style:style style:name="P614" style:parent-style-name="Normal" style:family="paragraph">
      <style:paragraph-properties fo:margin-bottom="0in" fo:line-height="100%" fo:margin-left="0.1715in">
        <style:tab-stops/>
      </style:paragraph-properties>
    </style:style>
    <style:style style:name="T615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ableRow616" style:family="table-row">
      <style:table-row-properties style:min-row-height="0.1951in"/>
    </style:style>
    <style:style style:name="TableCell617" style:family="table-cell">
      <style:table-cell-properties fo:border="none" style:writing-mode="lr-tb" fo:padding-top="0.0006in" fo:padding-left="0in" fo:padding-bottom="0in" fo:padding-right="0in"/>
    </style:style>
    <style:style style:name="P618" style:parent-style-name="Normal" style:family="paragraph">
      <style:paragraph-properties fo:margin-bottom="0in" fo:line-height="100%"/>
      <style:text-properties fo:font-size="12.5pt" style:font-size-asian="12.5pt" style:font-size-complex="12.5pt" style:language-asian="ja" style:country-asian="JP"/>
    </style:style>
    <style:style style:name="TableCell619" style:family="table-cell">
      <style:table-cell-properties fo:border="none" style:writing-mode="lr-tb" fo:padding-top="0.0006in" fo:padding-left="0in" fo:padding-bottom="0in" fo:padding-right="0in"/>
    </style:style>
    <style:style style:name="P620" style:parent-style-name="Normal" style:family="paragraph">
      <style:paragraph-properties fo:text-align="center" fo:margin-bottom="0in" fo:line-height="100%" fo:margin-left="0.1187in">
        <style:tab-stops/>
      </style:paragraph-properties>
    </style:style>
    <style:style style:name="T62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622" style:parent-style-name="Normal" style:family="paragraph">
      <style:paragraph-properties fo:margin-bottom="0.0361in" fo:margin-left="-0.002in" fo:text-indent="-0.0069in">
        <style:tab-stops/>
      </style:paragraph-properties>
    </style:style>
    <style:style style:name="T62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624" style:parent-style-name="Normal" style:family="paragraph">
      <style:paragraph-properties fo:margin-bottom="0.018in" fo:margin-left="-0.009in">
        <style:tab-stops>
          <style:tab-stop style:type="center" style:position="2.525in"/>
        </style:tab-stops>
      </style:paragraph-properties>
    </style:style>
    <style:style style:name="T625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626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627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P628" style:parent-style-name="Normal" style:family="paragraph">
      <style:paragraph-properties fo:margin-bottom="0in" fo:margin-left="0.0013in">
        <style:tab-stops/>
      </style:paragraph-properties>
    </style:style>
    <style:style style:name="T62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olumn631" style:family="table-column">
      <style:table-column-properties style:column-width="0.7868in"/>
    </style:style>
    <style:style style:name="TableColumn632" style:family="table-column">
      <style:table-column-properties style:column-width="3.0513in"/>
    </style:style>
    <style:style style:name="Table630" style:family="table">
      <style:table-properties style:width="3.8381in" fo:margin-left="0.0013in" table:align="left"/>
    </style:style>
    <style:style style:name="TableRow633" style:family="table-row">
      <style:table-row-properties style:min-row-height="0.2104in"/>
    </style:style>
    <style:style style:name="TableCell634" style:family="table-cell">
      <style:table-cell-properties fo:border="none" style:writing-mode="lr-tb" fo:padding-top="0in" fo:padding-left="0in" fo:padding-bottom="0in" fo:padding-right="0in"/>
    </style:style>
    <style:style style:name="P635" style:parent-style-name="Normal" style:family="paragraph">
      <style:paragraph-properties fo:margin-bottom="0in" fo:line-height="100%"/>
    </style:style>
    <style:style style:name="T63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637" style:family="table-cell">
      <style:table-cell-properties fo:border="none" style:writing-mode="lr-tb" fo:padding-top="0in" fo:padding-left="0in" fo:padding-bottom="0in" fo:padding-right="0in"/>
    </style:style>
    <style:style style:name="P638" style:parent-style-name="Normal" style:family="paragraph">
      <style:paragraph-properties fo:text-align="justify" fo:margin-bottom="0in" fo:line-height="100%"/>
    </style:style>
    <style:style style:name="T63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640" style:family="table-row">
      <style:table-row-properties style:min-row-height="0.2534in"/>
    </style:style>
    <style:style style:name="TableCell641" style:family="table-cell">
      <style:table-cell-properties fo:border="none" style:writing-mode="lr-tb" fo:padding-top="0in" fo:padding-left="0in" fo:padding-bottom="0in" fo:padding-right="0in"/>
    </style:style>
    <style:style style:name="P642" style:parent-style-name="Normal" style:family="paragraph">
      <style:paragraph-properties fo:margin-bottom="0in" fo:line-height="100%"/>
    </style:style>
    <style:style style:name="T643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ableCell644" style:family="table-cell">
      <style:table-cell-properties fo:border="none" style:writing-mode="lr-tb" fo:padding-top="0in" fo:padding-left="0in" fo:padding-bottom="0in" fo:padding-right="0in"/>
    </style:style>
    <style:style style:name="P645" style:parent-style-name="Normal" style:family="paragraph">
      <style:paragraph-properties fo:text-align="justify" fo:margin-bottom="0in" fo:line-height="100%"/>
    </style:style>
    <style:style style:name="T646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647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ableRow648" style:family="table-row">
      <style:table-row-properties style:min-row-height="0.2381in"/>
    </style:style>
    <style:style style:name="TableCell649" style:family="table-cell">
      <style:table-cell-properties fo:border="none" style:writing-mode="lr-tb" fo:padding-top="0in" fo:padding-left="0in" fo:padding-bottom="0in" fo:padding-right="0in"/>
    </style:style>
    <style:style style:name="P650" style:parent-style-name="Normal" style:family="paragraph">
      <style:paragraph-properties fo:margin-bottom="0in" fo:line-height="100%"/>
    </style:style>
    <style:style style:name="T65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652" style:family="table-cell">
      <style:table-cell-properties fo:border="none" style:writing-mode="lr-tb" fo:padding-top="0in" fo:padding-left="0in" fo:padding-bottom="0in" fo:padding-right="0in"/>
    </style:style>
    <style:style style:name="P653" style:parent-style-name="Normal" style:family="paragraph">
      <style:paragraph-properties fo:margin-bottom="0in" fo:line-height="100%" fo:margin-left="0.1715in">
        <style:tab-stops/>
      </style:paragraph-properties>
    </style:style>
    <style:style style:name="T65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655" style:family="table-row">
      <style:table-row-properties style:min-row-height="0.225in"/>
    </style:style>
    <style:style style:name="TableCell656" style:family="table-cell">
      <style:table-cell-properties fo:border="none" style:writing-mode="lr-tb" fo:padding-top="0in" fo:padding-left="0in" fo:padding-bottom="0in" fo:padding-right="0in"/>
    </style:style>
    <style:style style:name="P657" style:parent-style-name="Normal" style:family="paragraph">
      <style:paragraph-properties fo:margin-bottom="0in" fo:line-height="100%"/>
    </style:style>
    <style:style style:name="T658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ableCell659" style:family="table-cell">
      <style:table-cell-properties fo:border="none" style:writing-mode="lr-tb" fo:padding-top="0in" fo:padding-left="0in" fo:padding-bottom="0in" fo:padding-right="0in"/>
    </style:style>
    <style:style style:name="P660" style:parent-style-name="Normal" style:family="paragraph">
      <style:paragraph-properties fo:margin-bottom="0in" fo:line-height="100%" fo:margin-left="0.1715in">
        <style:tab-stops/>
      </style:paragraph-properties>
    </style:style>
    <style:style style:name="T661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P662" style:parent-style-name="Normal" style:family="paragraph">
      <style:paragraph-properties fo:margin-bottom="0in" fo:margin-left="0.0013in">
        <style:tab-stops/>
      </style:paragraph-properties>
    </style:style>
    <style:style style:name="T66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664" style:parent-style-name="Normal" style:family="paragraph">
      <style:paragraph-properties fo:margin-bottom="0.0361in" fo:margin-left="-0.002in" fo:text-indent="-0.0069in">
        <style:tab-stops/>
      </style:paragraph-properties>
    </style:style>
    <style:style style:name="T66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666" style:parent-style-name="Normal" style:family="paragraph">
      <style:paragraph-properties fo:margin-bottom="0in" fo:margin-left="-0.009in">
        <style:tab-stops>
          <style:tab-stop style:type="center" style:position="2.3812in"/>
        </style:tab-stops>
      </style:paragraph-properties>
    </style:style>
    <style:style style:name="T667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668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669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ableColumn671" style:family="table-column">
      <style:table-column-properties style:column-width="0.7868in"/>
    </style:style>
    <style:style style:name="TableColumn672" style:family="table-column">
      <style:table-column-properties style:column-width="2.7826in"/>
    </style:style>
    <style:style style:name="Table670" style:family="table">
      <style:table-properties style:width="3.5694in" fo:margin-left="0.0013in" table:align="left"/>
    </style:style>
    <style:style style:name="TableRow673" style:family="table-row">
      <style:table-row-properties style:min-row-height="0.2104in"/>
    </style:style>
    <style:style style:name="TableCell674" style:family="table-cell">
      <style:table-cell-properties fo:border="none" style:writing-mode="lr-tb" fo:padding-top="0in" fo:padding-left="0in" fo:padding-bottom="0in" fo:padding-right="0in"/>
    </style:style>
    <style:style style:name="P675" style:parent-style-name="Normal" style:family="paragraph">
      <style:paragraph-properties fo:margin-bottom="0in" fo:line-height="100%"/>
    </style:style>
    <style:style style:name="T67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677" style:family="table-cell">
      <style:table-cell-properties fo:border="none" style:writing-mode="lr-tb" fo:padding-top="0in" fo:padding-left="0in" fo:padding-bottom="0in" fo:padding-right="0in"/>
    </style:style>
    <style:style style:name="P678" style:parent-style-name="Normal" style:family="paragraph">
      <style:paragraph-properties fo:margin-bottom="0in" fo:line-height="100%" fo:margin-left="0.1715in">
        <style:tab-stops/>
      </style:paragraph-properties>
    </style:style>
    <style:style style:name="T67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680" style:family="table-row">
      <style:table-row-properties style:min-row-height="0.4736in"/>
    </style:style>
    <style:style style:name="TableCell681" style:family="table-cell">
      <style:table-cell-properties fo:border="none" style:writing-mode="lr-tb" fo:padding-top="0in" fo:padding-left="0in" fo:padding-bottom="0in" fo:padding-right="0in"/>
    </style:style>
    <style:style style:name="P682" style:parent-style-name="Normal" style:family="paragraph">
      <style:paragraph-properties fo:margin-bottom="0.0159in" fo:line-height="100%"/>
    </style:style>
    <style:style style:name="T683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P684" style:parent-style-name="Normal" style:family="paragraph">
      <style:paragraph-properties fo:margin-bottom="0in" fo:line-height="100%"/>
    </style:style>
    <style:style style:name="T68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686" style:family="table-cell">
      <style:table-cell-properties fo:border="none" style:writing-mode="lr-tb" fo:padding-top="0in" fo:padding-left="0in" fo:padding-bottom="0in" fo:padding-right="0in"/>
    </style:style>
    <style:style style:name="P687" style:parent-style-name="Normal" style:family="paragraph">
      <style:paragraph-properties fo:margin-bottom="0in" fo:line-height="100%" fo:margin-left="0.1715in">
        <style:tab-stops/>
      </style:paragraph-properties>
    </style:style>
    <style:style style:name="T688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ableRow689" style:family="table-row">
      <style:table-row-properties style:min-row-height="0.2354in"/>
    </style:style>
    <style:style style:name="TableCell690" style:family="table-cell">
      <style:table-cell-properties fo:border="none" style:writing-mode="lr-tb" fo:padding-top="0in" fo:padding-left="0in" fo:padding-bottom="0in" fo:padding-right="0in"/>
    </style:style>
    <style:style style:name="P691" style:parent-style-name="Normal" style:family="paragraph">
      <style:paragraph-properties fo:margin-bottom="0in" fo:line-height="100%"/>
    </style:style>
    <style:style style:name="T69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693" style:family="table-cell">
      <style:table-cell-properties fo:border="none" style:writing-mode="lr-tb" fo:padding-top="0in" fo:padding-left="0in" fo:padding-bottom="0in" fo:padding-right="0in"/>
    </style:style>
    <style:style style:name="P694" style:parent-style-name="Normal" style:family="paragraph">
      <style:paragraph-properties fo:text-align="justify" fo:margin-bottom="0in" fo:line-height="100%"/>
    </style:style>
    <style:style style:name="T69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696" style:family="table-row">
      <style:table-row-properties style:min-row-height="0.225in"/>
    </style:style>
    <style:style style:name="TableCell697" style:family="table-cell">
      <style:table-cell-properties fo:border="none" style:writing-mode="lr-tb" fo:padding-top="0in" fo:padding-left="0in" fo:padding-bottom="0in" fo:padding-right="0in"/>
    </style:style>
    <style:style style:name="P698" style:parent-style-name="Normal" style:family="paragraph">
      <style:paragraph-properties fo:margin-bottom="0in" fo:line-height="100%"/>
    </style:style>
    <style:style style:name="T699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ableCell700" style:family="table-cell">
      <style:table-cell-properties fo:border="none" style:writing-mode="lr-tb" fo:padding-top="0in" fo:padding-left="0in" fo:padding-bottom="0in" fo:padding-right="0in"/>
    </style:style>
    <style:style style:name="P701" style:parent-style-name="Normal" style:family="paragraph">
      <style:paragraph-properties fo:text-align="justify" fo:margin-bottom="0in" fo:line-height="100%"/>
    </style:style>
    <style:style style:name="T702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703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P704" style:parent-style-name="Normal" style:family="paragraph">
      <style:paragraph-properties fo:margin-bottom="0in" fo:margin-left="0.0013in">
        <style:tab-stops/>
      </style:paragraph-properties>
    </style:style>
    <style:style style:name="T70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706" style:parent-style-name="Normal" style:family="paragraph">
      <style:paragraph-properties fo:margin-bottom="0.0361in" fo:margin-left="-0.002in" fo:text-indent="-0.0069in">
        <style:tab-stops/>
      </style:paragraph-properties>
    </style:style>
    <style:style style:name="T70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708" style:parent-style-name="Normal" style:family="paragraph">
      <style:paragraph-properties fo:margin-bottom="0in" fo:margin-left="-0.009in">
        <style:tab-stops>
          <style:tab-stop style:type="center" style:position="2.2972in"/>
        </style:tab-stops>
      </style:paragraph-properties>
    </style:style>
    <style:style style:name="T709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710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711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ableColumn713" style:family="table-column">
      <style:table-column-properties style:column-width="0.7868in"/>
    </style:style>
    <style:style style:name="TableColumn714" style:family="table-column">
      <style:table-column-properties style:column-width="3.7458in"/>
    </style:style>
    <style:style style:name="Table712" style:family="table">
      <style:table-properties style:width="4.5326in" fo:margin-left="0.0013in" table:align="left"/>
    </style:style>
    <style:style style:name="TableRow715" style:family="table-row">
      <style:table-row-properties style:min-row-height="0.2104in"/>
    </style:style>
    <style:style style:name="TableCell716" style:family="table-cell">
      <style:table-cell-properties fo:border="none" style:writing-mode="lr-tb" fo:padding-top="0in" fo:padding-left="0in" fo:padding-bottom="0in" fo:padding-right="0in"/>
    </style:style>
    <style:style style:name="P717" style:parent-style-name="Normal" style:family="paragraph">
      <style:paragraph-properties fo:margin-bottom="0in" fo:line-height="100%"/>
    </style:style>
    <style:style style:name="T71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719" style:family="table-cell">
      <style:table-cell-properties fo:border="none" style:writing-mode="lr-tb" fo:padding-top="0in" fo:padding-left="0in" fo:padding-bottom="0in" fo:padding-right="0in"/>
    </style:style>
    <style:style style:name="P720" style:parent-style-name="Normal" style:family="paragraph">
      <style:paragraph-properties fo:margin-bottom="0in" fo:line-height="100%" fo:margin-left="0.1715in">
        <style:tab-stops/>
      </style:paragraph-properties>
    </style:style>
    <style:style style:name="T72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722" style:family="table-row">
      <style:table-row-properties style:min-row-height="0.2534in"/>
    </style:style>
    <style:style style:name="TableCell723" style:family="table-cell">
      <style:table-cell-properties fo:border="none" style:writing-mode="lr-tb" fo:padding-top="0in" fo:padding-left="0in" fo:padding-bottom="0in" fo:padding-right="0in"/>
    </style:style>
    <style:style style:name="P724" style:parent-style-name="Normal" style:family="paragraph">
      <style:paragraph-properties fo:margin-bottom="0in" fo:line-height="100%"/>
    </style:style>
    <style:style style:name="T725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ableCell726" style:family="table-cell">
      <style:table-cell-properties fo:border="none" style:writing-mode="lr-tb" fo:padding-top="0in" fo:padding-left="0in" fo:padding-bottom="0in" fo:padding-right="0in"/>
    </style:style>
    <style:style style:name="P727" style:parent-style-name="Normal" style:family="paragraph">
      <style:paragraph-properties fo:margin-bottom="0in" fo:line-height="100%" fo:margin-left="0.1715in">
        <style:tab-stops/>
      </style:paragraph-properties>
    </style:style>
    <style:style style:name="T728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ableRow729" style:family="table-row">
      <style:table-row-properties style:min-row-height="0.2381in"/>
    </style:style>
    <style:style style:name="TableCell730" style:family="table-cell">
      <style:table-cell-properties fo:border="none" style:writing-mode="lr-tb" fo:padding-top="0in" fo:padding-left="0in" fo:padding-bottom="0in" fo:padding-right="0in"/>
    </style:style>
    <style:style style:name="P731" style:parent-style-name="Normal" style:family="paragraph">
      <style:paragraph-properties fo:margin-bottom="0in" fo:line-height="100%"/>
    </style:style>
    <style:style style:name="T73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733" style:family="table-cell">
      <style:table-cell-properties fo:border="none" style:writing-mode="lr-tb" fo:padding-top="0in" fo:padding-left="0in" fo:padding-bottom="0in" fo:padding-right="0in"/>
    </style:style>
    <style:style style:name="P734" style:parent-style-name="Normal" style:family="paragraph">
      <style:paragraph-properties fo:margin-bottom="0in" fo:line-height="100%" fo:margin-left="0.1715in">
        <style:tab-stops/>
      </style:paragraph-properties>
    </style:style>
    <style:style style:name="T73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736" style:family="table-row">
      <style:table-row-properties style:min-row-height="0.4715in"/>
    </style:style>
    <style:style style:name="TableCell737" style:family="table-cell">
      <style:table-cell-properties fo:border="none" style:writing-mode="lr-tb" fo:padding-top="0in" fo:padding-left="0in" fo:padding-bottom="0in" fo:padding-right="0in"/>
    </style:style>
    <style:style style:name="P738" style:parent-style-name="Normal" style:family="paragraph">
      <style:paragraph-properties fo:margin-bottom="0.0138in" fo:line-height="100%"/>
    </style:style>
    <style:style style:name="T739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P740" style:parent-style-name="Normal" style:family="paragraph">
      <style:paragraph-properties fo:margin-bottom="0in" fo:line-height="100%"/>
    </style:style>
    <style:style style:name="T74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742" style:family="table-cell">
      <style:table-cell-properties fo:border="none" style:writing-mode="lr-tb" fo:padding-top="0in" fo:padding-left="0in" fo:padding-bottom="0in" fo:padding-right="0in"/>
    </style:style>
    <style:style style:name="P743" style:parent-style-name="Normal" style:family="paragraph">
      <style:paragraph-properties fo:margin-bottom="0in" fo:line-height="100%" fo:margin-left="0.1715in">
        <style:tab-stops/>
      </style:paragraph-properties>
    </style:style>
    <style:style style:name="T744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ableRow745" style:family="table-row">
      <style:table-row-properties style:min-row-height="0.2354in"/>
    </style:style>
    <style:style style:name="TableCell746" style:family="table-cell">
      <style:table-cell-properties fo:border="none" style:writing-mode="lr-tb" fo:padding-top="0in" fo:padding-left="0in" fo:padding-bottom="0in" fo:padding-right="0in"/>
    </style:style>
    <style:style style:name="P747" style:parent-style-name="Normal" style:family="paragraph">
      <style:paragraph-properties fo:margin-bottom="0in" fo:line-height="100%"/>
    </style:style>
    <style:style style:name="T74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749" style:family="table-cell">
      <style:table-cell-properties fo:border="none" style:writing-mode="lr-tb" fo:padding-top="0in" fo:padding-left="0in" fo:padding-bottom="0in" fo:padding-right="0in"/>
    </style:style>
    <style:style style:name="P750" style:parent-style-name="Normal" style:family="paragraph">
      <style:paragraph-properties fo:margin-bottom="0in" fo:line-height="100%"/>
    </style:style>
    <style:style style:name="T75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752" style:family="table-row">
      <style:table-row-properties style:min-row-height="0.2534in"/>
    </style:style>
    <style:style style:name="TableCell753" style:family="table-cell">
      <style:table-cell-properties fo:border="none" style:writing-mode="lr-tb" fo:padding-top="0in" fo:padding-left="0in" fo:padding-bottom="0in" fo:padding-right="0in"/>
    </style:style>
    <style:style style:name="P754" style:parent-style-name="Normal" style:family="paragraph">
      <style:paragraph-properties fo:margin-bottom="0in" fo:line-height="100%"/>
    </style:style>
    <style:style style:name="T755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ableCell756" style:family="table-cell">
      <style:table-cell-properties fo:border="none" style:writing-mode="lr-tb" fo:padding-top="0in" fo:padding-left="0in" fo:padding-bottom="0in" fo:padding-right="0in"/>
    </style:style>
    <style:style style:name="P757" style:parent-style-name="Normal" style:family="paragraph">
      <style:paragraph-properties fo:margin-bottom="0in" fo:line-height="100%"/>
      <style:text-properties fo:font-weight="bold" style:font-weight-asian="bold" fo:font-size="12.5pt" style:font-size-asian="12.5pt" style:font-size-complex="12.5pt" style:language-asian="ja" style:country-asian="JP"/>
    </style:style>
    <style:style style:name="P758" style:parent-style-name="Normal" style:family="paragraph">
      <style:paragraph-properties fo:margin-bottom="0in" fo:line-height="100%"/>
      <style:text-properties fo:font-size="12.5pt" style:font-size-asian="12.5pt" style:font-size-complex="12.5pt" style:language-asian="ja" style:country-asian="JP"/>
    </style:style>
    <style:style style:name="T759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P760" style:parent-style-name="Normal" style:family="paragraph">
      <style:text-properties fo:font-size="12.5pt" style:font-size-asian="12.5pt" style:font-size-complex="12.5pt" fo:language="en" fo:country="US" style:language-asian="ja" style:country-asian="JP"/>
    </style:style>
    <style:style style:name="P761" style:parent-style-name="Normal" style:family="paragraph">
      <style:paragraph-properties fo:margin-bottom="0.084in" fo:margin-left="-0.002in">
        <style:tab-stops/>
      </style:paragraph-properties>
    </style:style>
    <style:style style:name="T762" style:parent-style-name="Fuentedepárrafopredeter." style:family="text">
      <style:text-properties style:font-name="MS Mincho" style:font-name-complex="MS Mincho" fo:font-weight="bold" style:font-weight-asian="bold" style:font-weight-complex="bold" fo:font-size="12.5pt" style:font-size-asian="12.5pt" style:font-size-complex="12.5pt" fo:language="en" fo:country="US" style:language-asian="ja" style:country-asian="JP"/>
    </style:style>
    <style:style style:name="T76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764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765" style:parent-style-name="Fuentedepárrafopredeter." style:family="text">
      <style:text-properties fo:font-weight="bold" style:font-weight-asian="bold" fo:font-size="12.5pt" style:font-size-asian="12.5pt" style:font-size-complex="12.5pt" fo:language="en" fo:country="US" style:language-asian="ja" style:country-asian="JP"/>
    </style:style>
    <style:style style:name="P766" style:parent-style-name="Normal" style:family="paragraph">
      <style:paragraph-properties fo:margin-bottom="0in" fo:margin-left="0.0013in">
        <style:tab-stops/>
      </style:paragraph-properties>
    </style:style>
    <style:style style:name="T767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P768" style:parent-style-name="Normal" style:family="paragraph">
      <style:paragraph-properties fo:margin-bottom="0.0361in" fo:margin-left="-0.002in">
        <style:tab-stops/>
      </style:paragraph-properties>
    </style:style>
    <style:style style:name="T76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770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T77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772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P773" style:parent-style-name="Normal" style:family="paragraph">
      <style:paragraph-properties fo:margin-bottom="0.0104in" fo:line-height="110%" fo:margin-left="-0.009in">
        <style:tab-stops>
          <style:tab-stop style:type="center" style:position="1.6569in"/>
        </style:tab-stops>
      </style:paragraph-properties>
    </style:style>
    <style:style style:name="T774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775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776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P777" style:parent-style-name="Normal" style:family="paragraph">
      <style:paragraph-properties fo:margin-bottom="0in" fo:margin-left="0.0013in">
        <style:tab-stops/>
      </style:paragraph-properties>
    </style:style>
    <style:style style:name="T77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779" style:parent-style-name="Normal" style:family="paragraph">
      <style:paragraph-properties fo:margin-bottom="0.0361in" fo:margin-left="-0.002in">
        <style:tab-stops/>
      </style:paragraph-properties>
    </style:style>
    <style:style style:name="T78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781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T78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783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P784" style:parent-style-name="Normal" style:family="paragraph">
      <style:paragraph-properties fo:margin-bottom="0.0104in" fo:line-height="110%" fo:margin-left="-0.009in">
        <style:tab-stops>
          <style:tab-stop style:type="center" style:position="1.377in"/>
        </style:tab-stops>
      </style:paragraph-properties>
    </style:style>
    <style:style style:name="T785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786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787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P788" style:parent-style-name="Normal" style:family="paragraph">
      <style:paragraph-properties fo:margin-bottom="0in" fo:margin-left="0.0013in">
        <style:tab-stops/>
      </style:paragraph-properties>
    </style:style>
    <style:style style:name="T78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olumn791" style:family="table-column">
      <style:table-column-properties style:column-width="0.7868in"/>
    </style:style>
    <style:style style:name="TableColumn792" style:family="table-column">
      <style:table-column-properties style:column-width="3.9041in"/>
    </style:style>
    <style:style style:name="Table790" style:family="table">
      <style:table-properties style:width="4.6909in" fo:margin-left="0.0013in" table:align="left"/>
    </style:style>
    <style:style style:name="TableRow793" style:family="table-row">
      <style:table-row-properties style:min-row-height="0.2104in"/>
    </style:style>
    <style:style style:name="TableCell794" style:family="table-cell">
      <style:table-cell-properties fo:border="none" style:writing-mode="lr-tb" fo:padding-top="0in" fo:padding-left="0in" fo:padding-bottom="0in" fo:padding-right="0in"/>
    </style:style>
    <style:style style:name="P795" style:parent-style-name="Normal" style:family="paragraph">
      <style:paragraph-properties fo:margin-bottom="0in" fo:line-height="100%"/>
    </style:style>
    <style:style style:name="T79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797" style:family="table-cell">
      <style:table-cell-properties fo:border="none" style:writing-mode="lr-tb" fo:padding-top="0in" fo:padding-left="0in" fo:padding-bottom="0in" fo:padding-right="0in"/>
    </style:style>
    <style:style style:name="P798" style:parent-style-name="Normal" style:family="paragraph">
      <style:paragraph-properties fo:margin-bottom="0in" fo:line-height="100%"/>
    </style:style>
    <style:style style:name="T79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800" style:family="table-row">
      <style:table-row-properties style:min-row-height="0.2527in"/>
    </style:style>
    <style:style style:name="TableCell801" style:family="table-cell">
      <style:table-cell-properties fo:border="none" style:writing-mode="lr-tb" fo:padding-top="0in" fo:padding-left="0in" fo:padding-bottom="0in" fo:padding-right="0in"/>
    </style:style>
    <style:style style:name="P802" style:parent-style-name="Normal" style:family="paragraph">
      <style:paragraph-properties fo:margin-bottom="0in" fo:line-height="100%"/>
    </style:style>
    <style:style style:name="T803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ableCell804" style:family="table-cell">
      <style:table-cell-properties fo:border="none" style:writing-mode="lr-tb" fo:padding-top="0in" fo:padding-left="0in" fo:padding-bottom="0in" fo:padding-right="0in"/>
    </style:style>
    <style:style style:name="P805" style:parent-style-name="Normal" style:family="paragraph">
      <style:paragraph-properties fo:text-align="justify" fo:margin-bottom="0in" fo:line-height="100%"/>
    </style:style>
    <style:style style:name="T806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807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ableRow808" style:family="table-row">
      <style:table-row-properties style:min-row-height="0.2472in"/>
    </style:style>
    <style:style style:name="TableCell809" style:family="table-cell">
      <style:table-cell-properties fo:border="none" style:writing-mode="lr-tb" fo:padding-top="0in" fo:padding-left="0in" fo:padding-bottom="0in" fo:padding-right="0in"/>
    </style:style>
    <style:style style:name="P810" style:parent-style-name="Normal" style:family="paragraph">
      <style:paragraph-properties fo:margin-bottom="0in" fo:line-height="100%"/>
    </style:style>
    <style:style style:name="T811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TableCell812" style:family="table-cell">
      <style:table-cell-properties fo:border="none" style:writing-mode="lr-tb" fo:padding-top="0in" fo:padding-left="0in" fo:padding-bottom="0in" fo:padding-right="0in"/>
    </style:style>
    <style:style style:name="P813" style:parent-style-name="Normal" style:family="paragraph">
      <style:paragraph-properties fo:margin-bottom="0in" fo:line-height="100%" fo:margin-left="0.1715in">
        <style:tab-stops/>
      </style:paragraph-properties>
    </style:style>
    <style:style style:name="T81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815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TableRow816" style:family="table-row">
      <style:table-row-properties style:min-row-height="0.2152in"/>
    </style:style>
    <style:style style:name="TableCell817" style:family="table-cell">
      <style:table-cell-properties fo:border="none" style:writing-mode="lr-tb" fo:padding-top="0in" fo:padding-left="0in" fo:padding-bottom="0in" fo:padding-right="0in"/>
    </style:style>
    <style:style style:name="P818" style:parent-style-name="Normal" style:family="paragraph">
      <style:paragraph-properties fo:margin-bottom="0in" fo:line-height="100%"/>
    </style:style>
    <style:style style:name="T819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ableCell820" style:family="table-cell">
      <style:table-cell-properties fo:border="none" style:writing-mode="lr-tb" fo:padding-top="0in" fo:padding-left="0in" fo:padding-bottom="0in" fo:padding-right="0in"/>
    </style:style>
    <style:style style:name="P821" style:parent-style-name="Normal" style:family="paragraph">
      <style:paragraph-properties fo:margin-bottom="0in" fo:line-height="100%" fo:margin-left="0.1715in">
        <style:tab-stops/>
      </style:paragraph-properties>
    </style:style>
    <style:style style:name="T822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P823" style:parent-style-name="Normal" style:family="paragraph">
      <style:paragraph-properties fo:margin-bottom="0in" fo:margin-left="0.0013in">
        <style:tab-stops/>
      </style:paragraph-properties>
    </style:style>
    <style:style style:name="T82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825" style:parent-style-name="Normal" style:family="paragraph">
      <style:paragraph-properties fo:margin-bottom="0.0361in" fo:margin-left="-0.002in">
        <style:tab-stops/>
      </style:paragraph-properties>
    </style:style>
    <style:style style:name="T82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827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T82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829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P830" style:parent-style-name="Normal" style:family="paragraph">
      <style:paragraph-properties fo:margin-bottom="0.0104in" fo:line-height="110%" fo:margin-left="-0.009in">
        <style:tab-stops>
          <style:tab-stop style:type="center" style:position="2.5708in"/>
        </style:tab-stops>
      </style:paragraph-properties>
    </style:style>
    <style:style style:name="T831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832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833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ableColumn835" style:family="table-column">
      <style:table-column-properties style:column-width="0.7868in"/>
    </style:style>
    <style:style style:name="TableColumn836" style:family="table-column">
      <style:table-column-properties style:column-width="4.3847in"/>
    </style:style>
    <style:style style:name="Table834" style:family="table">
      <style:table-properties style:width="5.1715in" fo:margin-left="0.0013in" table:align="left"/>
    </style:style>
    <style:style style:name="TableRow837" style:family="table-row">
      <style:table-row-properties style:min-row-height="0.2194in"/>
    </style:style>
    <style:style style:name="TableCell838" style:family="table-cell">
      <style:table-cell-properties fo:border="none" style:writing-mode="lr-tb" fo:padding-top="0.0006in" fo:padding-left="0in" fo:padding-bottom="0in" fo:padding-right="0in"/>
    </style:style>
    <style:style style:name="P839" style:parent-style-name="Normal" style:family="paragraph">
      <style:paragraph-properties fo:margin-bottom="0in" fo:line-height="100%"/>
    </style:style>
    <style:style style:name="T840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TableCell841" style:family="table-cell">
      <style:table-cell-properties fo:border="none" style:writing-mode="lr-tb" fo:padding-top="0.0006in" fo:padding-left="0in" fo:padding-bottom="0in" fo:padding-right="0in"/>
    </style:style>
    <style:style style:name="P842" style:parent-style-name="Normal" style:family="paragraph">
      <style:paragraph-properties fo:margin-bottom="0in" fo:line-height="100%" fo:margin-left="0.1715in">
        <style:tab-stops/>
      </style:paragraph-properties>
    </style:style>
    <style:style style:name="T84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844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TableRow845" style:family="table-row">
      <style:table-row-properties style:min-row-height="0.243in"/>
    </style:style>
    <style:style style:name="TableCell846" style:family="table-cell">
      <style:table-cell-properties fo:border="none" style:writing-mode="lr-tb" fo:padding-top="0.0006in" fo:padding-left="0in" fo:padding-bottom="0in" fo:padding-right="0in"/>
    </style:style>
    <style:style style:name="P847" style:parent-style-name="Normal" style:family="paragraph">
      <style:paragraph-properties fo:margin-bottom="0in" fo:line-height="100%"/>
    </style:style>
    <style:style style:name="T848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ableCell849" style:family="table-cell">
      <style:table-cell-properties fo:border="none" style:writing-mode="lr-tb" fo:padding-top="0.0006in" fo:padding-left="0in" fo:padding-bottom="0in" fo:padding-right="0in"/>
    </style:style>
    <style:style style:name="P850" style:parent-style-name="Normal" style:family="paragraph">
      <style:paragraph-properties fo:margin-bottom="0in" fo:line-height="100%" fo:margin-left="0.1715in">
        <style:tab-stops/>
      </style:paragraph-properties>
    </style:style>
    <style:style style:name="T851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ableRow852" style:family="table-row">
      <style:table-row-properties style:min-row-height="0.2465in"/>
    </style:style>
    <style:style style:name="TableCell853" style:family="table-cell">
      <style:table-cell-properties fo:border="none" style:writing-mode="lr-tb" fo:padding-top="0.0006in" fo:padding-left="0in" fo:padding-bottom="0in" fo:padding-right="0in"/>
    </style:style>
    <style:style style:name="P854" style:parent-style-name="Normal" style:family="paragraph">
      <style:paragraph-properties fo:margin-bottom="0in" fo:line-height="100%"/>
    </style:style>
    <style:style style:name="T855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TableCell856" style:family="table-cell">
      <style:table-cell-properties fo:border="none" style:writing-mode="lr-tb" fo:padding-top="0.0006in" fo:padding-left="0in" fo:padding-bottom="0in" fo:padding-right="0in"/>
    </style:style>
    <style:style style:name="P857" style:parent-style-name="Normal" style:family="paragraph">
      <style:paragraph-properties fo:margin-bottom="0in" fo:line-height="100%" fo:margin-left="0.1715in">
        <style:tab-stops/>
      </style:paragraph-properties>
    </style:style>
    <style:style style:name="T85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859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TableRow860" style:family="table-row">
      <style:table-row-properties style:min-row-height="0.2437in"/>
    </style:style>
    <style:style style:name="TableCell861" style:family="table-cell">
      <style:table-cell-properties fo:border="none" style:writing-mode="lr-tb" fo:padding-top="0.0006in" fo:padding-left="0in" fo:padding-bottom="0in" fo:padding-right="0in"/>
    </style:style>
    <style:style style:name="P862" style:parent-style-name="Normal" style:family="paragraph">
      <style:paragraph-properties fo:margin-bottom="0in" fo:line-height="100%"/>
    </style:style>
    <style:style style:name="T863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ableCell864" style:family="table-cell">
      <style:table-cell-properties fo:border="none" style:writing-mode="lr-tb" fo:padding-top="0.0006in" fo:padding-left="0in" fo:padding-bottom="0in" fo:padding-right="0in"/>
    </style:style>
    <style:style style:name="P865" style:parent-style-name="Normal" style:family="paragraph">
      <style:paragraph-properties fo:margin-bottom="0in" fo:line-height="100%" fo:margin-left="0.1715in">
        <style:tab-stops/>
      </style:paragraph-properties>
    </style:style>
    <style:style style:name="T866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ableRow867" style:family="table-row">
      <style:table-row-properties style:min-row-height="0.2479in"/>
    </style:style>
    <style:style style:name="TableCell868" style:family="table-cell">
      <style:table-cell-properties fo:border="none" style:writing-mode="lr-tb" fo:padding-top="0.0006in" fo:padding-left="0in" fo:padding-bottom="0in" fo:padding-right="0in"/>
    </style:style>
    <style:style style:name="P869" style:parent-style-name="Normal" style:family="paragraph">
      <style:paragraph-properties fo:margin-bottom="0in" fo:line-height="100%"/>
    </style:style>
    <style:style style:name="T870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TableCell871" style:family="table-cell">
      <style:table-cell-properties fo:border="none" style:writing-mode="lr-tb" fo:padding-top="0.0006in" fo:padding-left="0in" fo:padding-bottom="0in" fo:padding-right="0in"/>
    </style:style>
    <style:style style:name="P872" style:parent-style-name="Normal" style:family="paragraph">
      <style:paragraph-properties fo:margin-bottom="0in" fo:line-height="100%" fo:margin-left="0.1715in">
        <style:tab-stops/>
      </style:paragraph-properties>
    </style:style>
    <style:style style:name="T87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874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TableRow875" style:family="table-row">
      <style:table-row-properties style:min-row-height="0.2444in"/>
    </style:style>
    <style:style style:name="TableCell876" style:family="table-cell">
      <style:table-cell-properties fo:border="none" style:writing-mode="lr-tb" fo:padding-top="0.0006in" fo:padding-left="0in" fo:padding-bottom="0in" fo:padding-right="0in"/>
    </style:style>
    <style:style style:name="P877" style:parent-style-name="Normal" style:family="paragraph">
      <style:paragraph-properties fo:margin-bottom="0in" fo:line-height="100%"/>
    </style:style>
    <style:style style:name="T878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ableCell879" style:family="table-cell">
      <style:table-cell-properties fo:border="none" style:writing-mode="lr-tb" fo:padding-top="0.0006in" fo:padding-left="0in" fo:padding-bottom="0in" fo:padding-right="0in"/>
    </style:style>
    <style:style style:name="P880" style:parent-style-name="Normal" style:family="paragraph">
      <style:paragraph-properties fo:margin-bottom="0in" fo:line-height="100%" fo:margin-left="0.1715in">
        <style:tab-stops/>
      </style:paragraph-properties>
    </style:style>
    <style:style style:name="T881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ableRow882" style:family="table-row">
      <style:table-row-properties style:min-row-height="0.2479in"/>
    </style:style>
    <style:style style:name="TableCell883" style:family="table-cell">
      <style:table-cell-properties fo:border="none" style:writing-mode="lr-tb" fo:padding-top="0.0006in" fo:padding-left="0in" fo:padding-bottom="0in" fo:padding-right="0in"/>
    </style:style>
    <style:style style:name="P884" style:parent-style-name="Normal" style:family="paragraph">
      <style:paragraph-properties fo:margin-bottom="0in" fo:line-height="100%"/>
    </style:style>
    <style:style style:name="T885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TableCell886" style:family="table-cell">
      <style:table-cell-properties fo:border="none" style:writing-mode="lr-tb" fo:padding-top="0.0006in" fo:padding-left="0in" fo:padding-bottom="0in" fo:padding-right="0in"/>
    </style:style>
    <style:style style:name="P887" style:parent-style-name="Normal" style:family="paragraph">
      <style:paragraph-properties fo:margin-bottom="0in" fo:line-height="100%" fo:margin-left="0.1715in">
        <style:tab-stops/>
      </style:paragraph-properties>
    </style:style>
    <style:style style:name="T88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889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TableRow890" style:family="table-row">
      <style:table-row-properties style:min-row-height="0.2437in"/>
    </style:style>
    <style:style style:name="TableCell891" style:family="table-cell">
      <style:table-cell-properties fo:border="none" style:writing-mode="lr-tb" fo:padding-top="0.0006in" fo:padding-left="0in" fo:padding-bottom="0in" fo:padding-right="0in"/>
    </style:style>
    <style:style style:name="P892" style:parent-style-name="Normal" style:family="paragraph">
      <style:paragraph-properties fo:margin-bottom="0in" fo:line-height="100%"/>
    </style:style>
    <style:style style:name="T893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ableCell894" style:family="table-cell">
      <style:table-cell-properties fo:border="none" style:writing-mode="lr-tb" fo:padding-top="0.0006in" fo:padding-left="0in" fo:padding-bottom="0in" fo:padding-right="0in"/>
    </style:style>
    <style:style style:name="P895" style:parent-style-name="Normal" style:family="paragraph">
      <style:paragraph-properties fo:margin-bottom="0in" fo:line-height="100%" fo:margin-left="0.1715in">
        <style:tab-stops/>
      </style:paragraph-properties>
    </style:style>
    <style:style style:name="T896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ableRow897" style:family="table-row">
      <style:table-row-properties style:min-row-height="0.2381in"/>
    </style:style>
    <style:style style:name="TableCell898" style:family="table-cell">
      <style:table-cell-properties fo:border="none" style:writing-mode="lr-tb" fo:padding-top="0.0006in" fo:padding-left="0in" fo:padding-bottom="0in" fo:padding-right="0in"/>
    </style:style>
    <style:style style:name="P899" style:parent-style-name="Normal" style:family="paragraph">
      <style:paragraph-properties fo:margin-bottom="0in" fo:line-height="100%"/>
    </style:style>
    <style:style style:name="T90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901" style:family="table-cell">
      <style:table-cell-properties fo:border="none" style:writing-mode="lr-tb" fo:padding-top="0.0006in" fo:padding-left="0in" fo:padding-bottom="0in" fo:padding-right="0in"/>
    </style:style>
    <style:style style:name="P902" style:parent-style-name="Normal" style:family="paragraph">
      <style:paragraph-properties fo:margin-bottom="0in" fo:line-height="100%" fo:margin-left="0.1715in">
        <style:tab-stops/>
      </style:paragraph-properties>
    </style:style>
    <style:style style:name="T90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904" style:family="table-row">
      <style:table-row-properties style:min-row-height="0.4722in"/>
    </style:style>
    <style:style style:name="TableCell905" style:family="table-cell">
      <style:table-cell-properties fo:border="none" style:writing-mode="lr-tb" fo:padding-top="0.0006in" fo:padding-left="0in" fo:padding-bottom="0in" fo:padding-right="0in"/>
    </style:style>
    <style:style style:name="P906" style:parent-style-name="Normal" style:family="paragraph">
      <style:paragraph-properties fo:margin-bottom="0.0152in" fo:line-height="100%"/>
    </style:style>
    <style:style style:name="T907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P908" style:parent-style-name="Normal" style:family="paragraph">
      <style:paragraph-properties fo:margin-bottom="0in" fo:line-height="100%"/>
    </style:style>
    <style:style style:name="T90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910" style:family="table-cell">
      <style:table-cell-properties fo:border="none" style:writing-mode="lr-tb" fo:padding-top="0.0006in" fo:padding-left="0in" fo:padding-bottom="0in" fo:padding-right="0in"/>
    </style:style>
    <style:style style:name="P911" style:parent-style-name="Normal" style:family="paragraph">
      <style:paragraph-properties fo:margin-bottom="0in" fo:line-height="100%" fo:margin-left="0.1715in">
        <style:tab-stops/>
      </style:paragraph-properties>
    </style:style>
    <style:style style:name="T912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ableRow913" style:family="table-row">
      <style:table-row-properties style:min-row-height="0.2437in"/>
    </style:style>
    <style:style style:name="TableCell914" style:family="table-cell">
      <style:table-cell-properties fo:border="none" style:writing-mode="lr-tb" fo:padding-top="0.0006in" fo:padding-left="0in" fo:padding-bottom="0in" fo:padding-right="0in"/>
    </style:style>
    <style:style style:name="P915" style:parent-style-name="Normal" style:family="paragraph">
      <style:paragraph-properties fo:margin-bottom="0in" fo:line-height="100%"/>
    </style:style>
    <style:style style:name="T91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917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TableCell918" style:family="table-cell">
      <style:table-cell-properties fo:border="none" style:writing-mode="lr-tb" fo:padding-top="0.0006in" fo:padding-left="0in" fo:padding-bottom="0in" fo:padding-right="0in"/>
    </style:style>
    <style:style style:name="P919" style:parent-style-name="Normal" style:family="paragraph">
      <style:paragraph-properties fo:margin-bottom="0in" fo:line-height="100%"/>
    </style:style>
    <style:style style:name="T92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921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TableRow922" style:family="table-row">
      <style:table-row-properties style:min-row-height="0.2437in"/>
    </style:style>
    <style:style style:name="TableCell923" style:family="table-cell">
      <style:table-cell-properties fo:border="none" style:writing-mode="lr-tb" fo:padding-top="0.0006in" fo:padding-left="0in" fo:padding-bottom="0in" fo:padding-right="0in"/>
    </style:style>
    <style:style style:name="P924" style:parent-style-name="Normal" style:family="paragraph">
      <style:paragraph-properties fo:margin-bottom="0in" fo:line-height="100%"/>
    </style:style>
    <style:style style:name="T925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ableCell926" style:family="table-cell">
      <style:table-cell-properties fo:border="none" style:writing-mode="lr-tb" fo:padding-top="0.0006in" fo:padding-left="0in" fo:padding-bottom="0in" fo:padding-right="0in"/>
    </style:style>
    <style:style style:name="P927" style:parent-style-name="Normal" style:family="paragraph">
      <style:paragraph-properties fo:margin-bottom="0in" fo:line-height="100%"/>
    </style:style>
    <style:style style:name="T928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929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ableRow930" style:family="table-row">
      <style:table-row-properties style:min-row-height="0.2479in"/>
    </style:style>
    <style:style style:name="TableCell931" style:family="table-cell">
      <style:table-cell-properties fo:border="none" style:writing-mode="lr-tb" fo:padding-top="0.0006in" fo:padding-left="0in" fo:padding-bottom="0in" fo:padding-right="0in"/>
    </style:style>
    <style:style style:name="P932" style:parent-style-name="Normal" style:family="paragraph">
      <style:paragraph-properties fo:margin-bottom="0in" fo:line-height="100%"/>
    </style:style>
    <style:style style:name="T933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TableCell934" style:family="table-cell">
      <style:table-cell-properties fo:border="none" style:writing-mode="lr-tb" fo:padding-top="0.0006in" fo:padding-left="0in" fo:padding-bottom="0in" fo:padding-right="0in"/>
    </style:style>
    <style:style style:name="P935" style:parent-style-name="Normal" style:family="paragraph">
      <style:paragraph-properties fo:margin-bottom="0in" fo:line-height="100%" fo:margin-left="0.1715in">
        <style:tab-stops/>
      </style:paragraph-properties>
    </style:style>
    <style:style style:name="T93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937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TableRow938" style:family="table-row">
      <style:table-row-properties style:min-row-height="0.2437in"/>
    </style:style>
    <style:style style:name="TableCell939" style:family="table-cell">
      <style:table-cell-properties fo:border="none" style:writing-mode="lr-tb" fo:padding-top="0.0006in" fo:padding-left="0in" fo:padding-bottom="0in" fo:padding-right="0in"/>
    </style:style>
    <style:style style:name="P940" style:parent-style-name="Normal" style:family="paragraph">
      <style:paragraph-properties fo:margin-bottom="0in" fo:line-height="100%"/>
    </style:style>
    <style:style style:name="T941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ableCell942" style:family="table-cell">
      <style:table-cell-properties fo:border="none" style:writing-mode="lr-tb" fo:padding-top="0.0006in" fo:padding-left="0in" fo:padding-bottom="0in" fo:padding-right="0in"/>
    </style:style>
    <style:style style:name="P943" style:parent-style-name="Normal" style:family="paragraph">
      <style:paragraph-properties fo:margin-bottom="0in" fo:line-height="100%" fo:margin-left="0.1715in">
        <style:tab-stops/>
      </style:paragraph-properties>
    </style:style>
    <style:style style:name="T944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ableRow945" style:family="table-row">
      <style:table-row-properties style:min-row-height="0.2479in"/>
    </style:style>
    <style:style style:name="TableCell946" style:family="table-cell">
      <style:table-cell-properties fo:border="none" style:writing-mode="lr-tb" fo:padding-top="0.0006in" fo:padding-left="0in" fo:padding-bottom="0in" fo:padding-right="0in"/>
    </style:style>
    <style:style style:name="P947" style:parent-style-name="Normal" style:family="paragraph">
      <style:paragraph-properties fo:margin-bottom="0in" fo:line-height="100%"/>
    </style:style>
    <style:style style:name="T948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TableCell949" style:family="table-cell">
      <style:table-cell-properties fo:border="none" style:writing-mode="lr-tb" fo:padding-top="0.0006in" fo:padding-left="0in" fo:padding-bottom="0in" fo:padding-right="0in"/>
    </style:style>
    <style:style style:name="P950" style:parent-style-name="Normal" style:family="paragraph">
      <style:paragraph-properties fo:margin-bottom="0in" fo:line-height="100%" fo:margin-left="0.1715in">
        <style:tab-stops/>
      </style:paragraph-properties>
    </style:style>
    <style:style style:name="T95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952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TableRow953" style:family="table-row">
      <style:table-row-properties style:min-row-height="0.2152in"/>
    </style:style>
    <style:style style:name="TableCell954" style:family="table-cell">
      <style:table-cell-properties fo:border="none" style:writing-mode="lr-tb" fo:padding-top="0.0006in" fo:padding-left="0in" fo:padding-bottom="0in" fo:padding-right="0in"/>
    </style:style>
    <style:style style:name="P955" style:parent-style-name="Normal" style:family="paragraph">
      <style:paragraph-properties fo:margin-bottom="0in" fo:line-height="100%"/>
    </style:style>
    <style:style style:name="T956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ableCell957" style:family="table-cell">
      <style:table-cell-properties fo:border="none" style:writing-mode="lr-tb" fo:padding-top="0.0006in" fo:padding-left="0in" fo:padding-bottom="0in" fo:padding-right="0in"/>
    </style:style>
    <style:style style:name="P958" style:parent-style-name="Normal" style:family="paragraph">
      <style:paragraph-properties fo:margin-bottom="0in" fo:line-height="100%" fo:margin-left="0.1715in">
        <style:tab-stops/>
      </style:paragraph-properties>
    </style:style>
    <style:style style:name="T959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P960" style:parent-style-name="Normal" style:family="paragraph">
      <style:paragraph-properties fo:margin-bottom="0in" fo:margin-left="0.0013in">
        <style:tab-stops/>
      </style:paragraph-properties>
    </style:style>
    <style:style style:name="T96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962" style:parent-style-name="Normal" style:family="paragraph">
      <style:paragraph-properties fo:margin-bottom="0.0361in" fo:margin-left="-0.002in">
        <style:tab-stops/>
      </style:paragraph-properties>
    </style:style>
    <style:style style:name="T96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964" style:parent-style-name="Normal" style:family="paragraph">
      <style:paragraph-properties fo:margin-bottom="0.0104in" fo:line-height="110%" fo:margin-left="-0.009in">
        <style:tab-stops>
          <style:tab-stop style:type="center" style:position="2.268in"/>
        </style:tab-stops>
      </style:paragraph-properties>
    </style:style>
    <style:style style:name="T965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966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967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P968" style:parent-style-name="Normal" style:family="paragraph">
      <style:paragraph-properties fo:margin-bottom="0in" fo:margin-left="0.0013in">
        <style:tab-stops/>
      </style:paragraph-properties>
    </style:style>
    <style:style style:name="T969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970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97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olumn973" style:family="table-column">
      <style:table-column-properties style:column-width="0.7868in"/>
    </style:style>
    <style:style style:name="TableColumn974" style:family="table-column">
      <style:table-column-properties style:column-width="3.218in"/>
    </style:style>
    <style:style style:name="Table972" style:family="table">
      <style:table-properties style:width="4.0048in" fo:margin-left="0.0013in" table:align="left"/>
    </style:style>
    <style:style style:name="TableRow975" style:family="table-row">
      <style:table-row-properties style:min-row-height="0.2194in"/>
    </style:style>
    <style:style style:name="TableCell976" style:family="table-cell">
      <style:table-cell-properties fo:border="none" style:writing-mode="lr-tb" fo:padding-top="0.0006in" fo:padding-left="0in" fo:padding-bottom="0in" fo:padding-right="0in"/>
    </style:style>
    <style:style style:name="P977" style:parent-style-name="Normal" style:family="paragraph">
      <style:paragraph-properties fo:margin-bottom="0in" fo:line-height="100%"/>
    </style:style>
    <style:style style:name="T97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979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TableCell980" style:family="table-cell">
      <style:table-cell-properties fo:border="none" style:writing-mode="lr-tb" fo:padding-top="0.0006in" fo:padding-left="0in" fo:padding-bottom="0in" fo:padding-right="0in"/>
    </style:style>
    <style:style style:name="P981" style:parent-style-name="Normal" style:family="paragraph">
      <style:paragraph-properties fo:margin-bottom="0in" fo:line-height="100%"/>
    </style:style>
    <style:style style:name="T98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983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TableRow984" style:family="table-row">
      <style:table-row-properties style:min-row-height="0.2444in"/>
    </style:style>
    <style:style style:name="TableCell985" style:family="table-cell">
      <style:table-cell-properties fo:border="none" style:writing-mode="lr-tb" fo:padding-top="0.0006in" fo:padding-left="0in" fo:padding-bottom="0in" fo:padding-right="0in"/>
    </style:style>
    <style:style style:name="P986" style:parent-style-name="Normal" style:family="paragraph">
      <style:paragraph-properties fo:margin-bottom="0in" fo:line-height="100%"/>
    </style:style>
    <style:style style:name="T987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ableCell988" style:family="table-cell">
      <style:table-cell-properties fo:border="none" style:writing-mode="lr-tb" fo:padding-top="0.0006in" fo:padding-left="0in" fo:padding-bottom="0in" fo:padding-right="0in"/>
    </style:style>
    <style:style style:name="P989" style:parent-style-name="Normal" style:family="paragraph">
      <style:paragraph-properties fo:margin-bottom="0in" fo:line-height="100%"/>
    </style:style>
    <style:style style:name="T990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991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ableRow992" style:family="table-row">
      <style:table-row-properties style:min-row-height="0.2479in"/>
    </style:style>
    <style:style style:name="TableCell993" style:family="table-cell">
      <style:table-cell-properties fo:border="none" style:writing-mode="lr-tb" fo:padding-top="0.0006in" fo:padding-left="0in" fo:padding-bottom="0in" fo:padding-right="0in"/>
    </style:style>
    <style:style style:name="P994" style:parent-style-name="Normal" style:family="paragraph">
      <style:paragraph-properties fo:margin-bottom="0in" fo:line-height="100%"/>
    </style:style>
    <style:style style:name="T995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TableCell996" style:family="table-cell">
      <style:table-cell-properties fo:border="none" style:writing-mode="lr-tb" fo:padding-top="0.0006in" fo:padding-left="0in" fo:padding-bottom="0in" fo:padding-right="0in"/>
    </style:style>
    <style:style style:name="P997" style:parent-style-name="Normal" style:family="paragraph">
      <style:paragraph-properties fo:margin-bottom="0in" fo:line-height="100%" fo:margin-left="0.1715in">
        <style:tab-stops/>
      </style:paragraph-properties>
    </style:style>
    <style:style style:name="T99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999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TableRow1000" style:family="table-row">
      <style:table-row-properties style:min-row-height="0.2152in"/>
    </style:style>
    <style:style style:name="TableCell1001" style:family="table-cell">
      <style:table-cell-properties fo:border="none" style:writing-mode="lr-tb" fo:padding-top="0.0006in" fo:padding-left="0in" fo:padding-bottom="0in" fo:padding-right="0in"/>
    </style:style>
    <style:style style:name="P1002" style:parent-style-name="Normal" style:family="paragraph">
      <style:paragraph-properties fo:margin-bottom="0in" fo:line-height="100%"/>
    </style:style>
    <style:style style:name="T1003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ableCell1004" style:family="table-cell">
      <style:table-cell-properties fo:border="none" style:writing-mode="lr-tb" fo:padding-top="0.0006in" fo:padding-left="0in" fo:padding-bottom="0in" fo:padding-right="0in"/>
    </style:style>
    <style:style style:name="P1005" style:parent-style-name="Normal" style:family="paragraph">
      <style:paragraph-properties fo:margin-bottom="0in" fo:line-height="100%" fo:margin-left="0.1715in">
        <style:tab-stops/>
      </style:paragraph-properties>
    </style:style>
    <style:style style:name="T1006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P1007" style:parent-style-name="Normal" style:family="paragraph">
      <style:paragraph-properties fo:margin-bottom="0in" fo:margin-left="0.0013in">
        <style:tab-stops/>
      </style:paragraph-properties>
    </style:style>
    <style:style style:name="T100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1009" style:parent-style-name="Normal" style:family="paragraph">
      <style:paragraph-properties fo:margin-bottom="0.0361in" fo:margin-left="-0.002in">
        <style:tab-stops/>
      </style:paragraph-properties>
    </style:style>
    <style:style style:name="T101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1011" style:parent-style-name="Normal" style:family="paragraph">
      <style:paragraph-properties fo:margin-bottom="0.0104in" fo:line-height="110%" fo:margin-left="-0.009in">
        <style:tab-stops>
          <style:tab-stop style:type="center" style:position="2.177in"/>
        </style:tab-stops>
      </style:paragraph-properties>
    </style:style>
    <style:style style:name="T1012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1013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1014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ableColumn1016" style:family="table-column">
      <style:table-column-properties style:column-width="0.7868in"/>
    </style:style>
    <style:style style:name="TableColumn1017" style:family="table-column">
      <style:table-column-properties style:column-width="3.4673in"/>
    </style:style>
    <style:style style:name="Table1015" style:family="table">
      <style:table-properties style:width="4.2541in" fo:margin-left="0.0013in" table:align="left"/>
    </style:style>
    <style:style style:name="TableRow1018" style:family="table-row">
      <style:table-row-properties style:min-row-height="0.2194in"/>
    </style:style>
    <style:style style:name="TableCell1019" style:family="table-cell">
      <style:table-cell-properties fo:border="none" style:writing-mode="lr-tb" fo:padding-top="0.0006in" fo:padding-left="0in" fo:padding-bottom="0in" fo:padding-right="0in"/>
    </style:style>
    <style:style style:name="P1020" style:parent-style-name="Normal" style:family="paragraph">
      <style:paragraph-properties fo:margin-bottom="0in" fo:line-height="100%"/>
    </style:style>
    <style:style style:name="T1021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TableCell1022" style:family="table-cell">
      <style:table-cell-properties fo:border="none" style:writing-mode="lr-tb" fo:padding-top="0.0006in" fo:padding-left="0in" fo:padding-bottom="0in" fo:padding-right="0in"/>
    </style:style>
    <style:style style:name="P1023" style:parent-style-name="Normal" style:family="paragraph">
      <style:paragraph-properties fo:margin-bottom="0in" fo:line-height="100%" fo:margin-left="0.1715in">
        <style:tab-stops/>
      </style:paragraph-properties>
    </style:style>
    <style:style style:name="T102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025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TableRow1026" style:family="table-row">
      <style:table-row-properties style:min-row-height="0.4631in"/>
    </style:style>
    <style:style style:name="TableCell1027" style:family="table-cell">
      <style:table-cell-properties fo:border="none" style:writing-mode="lr-tb" fo:padding-top="0.0006in" fo:padding-left="0in" fo:padding-bottom="0in" fo:padding-right="0in"/>
    </style:style>
    <style:style style:name="P1028" style:parent-style-name="Normal" style:family="paragraph">
      <style:paragraph-properties fo:margin-bottom="0.0152in" fo:line-height="100%"/>
    </style:style>
    <style:style style:name="T1029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P1030" style:parent-style-name="Normal" style:family="paragraph">
      <style:paragraph-properties fo:margin-bottom="0in" fo:line-height="100%"/>
    </style:style>
    <style:style style:name="T103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1032" style:family="table-cell">
      <style:table-cell-properties fo:border="none" style:writing-mode="lr-tb" fo:padding-top="0.0006in" fo:padding-left="0in" fo:padding-bottom="0in" fo:padding-right="0in"/>
    </style:style>
    <style:style style:name="P1033" style:parent-style-name="Normal" style:family="paragraph">
      <style:paragraph-properties fo:margin-bottom="0in" fo:line-height="100%" fo:margin-left="0.1715in">
        <style:tab-stops/>
      </style:paragraph-properties>
    </style:style>
    <style:style style:name="T1034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ableRow1035" style:family="table-row">
      <style:table-row-properties style:min-row-height="0.234in"/>
    </style:style>
    <style:style style:name="TableCell1036" style:family="table-cell">
      <style:table-cell-properties fo:border="none" style:writing-mode="lr-tb" fo:padding-top="0.0006in" fo:padding-left="0in" fo:padding-bottom="0in" fo:padding-right="0in"/>
    </style:style>
    <style:style style:name="P1037" style:parent-style-name="Normal" style:family="paragraph">
      <style:paragraph-properties fo:margin-bottom="0in" fo:line-height="100%"/>
    </style:style>
    <style:style style:name="T103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1039" style:family="table-cell">
      <style:table-cell-properties fo:border="none" style:writing-mode="lr-tb" fo:padding-top="0.0006in" fo:padding-left="0in" fo:padding-bottom="0in" fo:padding-right="0in"/>
    </style:style>
    <style:style style:name="P1040" style:parent-style-name="Normal" style:family="paragraph">
      <style:paragraph-properties fo:text-align="justify" fo:margin-bottom="0in" fo:line-height="100%"/>
    </style:style>
    <style:style style:name="T104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1042" style:family="table-row">
      <style:table-row-properties style:min-row-height="0.225in"/>
    </style:style>
    <style:style style:name="TableCell1043" style:family="table-cell">
      <style:table-cell-properties fo:border="none" style:writing-mode="lr-tb" fo:padding-top="0.0006in" fo:padding-left="0in" fo:padding-bottom="0in" fo:padding-right="0in"/>
    </style:style>
    <style:style style:name="P1044" style:parent-style-name="Normal" style:family="paragraph">
      <style:paragraph-properties fo:margin-bottom="0in" fo:line-height="100%"/>
    </style:style>
    <style:style style:name="T1045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ableCell1046" style:family="table-cell">
      <style:table-cell-properties fo:border="none" style:writing-mode="lr-tb" fo:padding-top="0.0006in" fo:padding-left="0in" fo:padding-bottom="0in" fo:padding-right="0in"/>
    </style:style>
    <style:style style:name="P1047" style:parent-style-name="Normal" style:family="paragraph">
      <style:paragraph-properties fo:text-align="justify" fo:margin-bottom="0in" fo:line-height="100%"/>
    </style:style>
    <style:style style:name="T1048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1049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P1050" style:parent-style-name="Normal" style:family="paragraph">
      <style:paragraph-properties fo:margin-bottom="0in" fo:margin-left="0.0013in">
        <style:tab-stops/>
      </style:paragraph-properties>
    </style:style>
    <style:style style:name="T105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1052" style:parent-style-name="Normal" style:family="paragraph">
      <style:paragraph-properties fo:margin-bottom="0.0361in" fo:margin-left="-0.002in">
        <style:tab-stops/>
      </style:paragraph-properties>
    </style:style>
    <style:style style:name="T105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1054" style:parent-style-name="Normal" style:family="paragraph">
      <style:paragraph-properties fo:margin-bottom="0.0104in" fo:line-height="110%" fo:margin-left="-0.009in">
        <style:tab-stops>
          <style:tab-stop style:type="center" style:position="2.3402in"/>
        </style:tab-stops>
      </style:paragraph-properties>
    </style:style>
    <style:style style:name="T1055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1056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1057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P1058" style:parent-style-name="Normal" style:family="paragraph">
      <style:paragraph-properties fo:margin-bottom="0in" fo:margin-left="0.0013in">
        <style:tab-stops/>
      </style:paragraph-properties>
    </style:style>
    <style:style style:name="T105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1060" style:parent-style-name="Normal" style:family="paragraph">
      <style:paragraph-properties fo:margin-bottom="0.0361in" fo:margin-left="-0.002in">
        <style:tab-stops/>
      </style:paragraph-properties>
    </style:style>
    <style:style style:name="T106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1062" style:parent-style-name="Normal" style:family="paragraph">
      <style:paragraph-properties fo:margin-bottom="0.0104in" fo:line-height="110%" fo:margin-left="-0.009in">
        <style:tab-stops>
          <style:tab-stop style:type="center" style:position="1.8388in"/>
        </style:tab-stops>
      </style:paragraph-properties>
    </style:style>
    <style:style style:name="T1063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1064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1065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P1066" style:parent-style-name="Normal" style:family="paragraph">
      <style:paragraph-properties fo:margin-bottom="0in" fo:margin-left="0.0013in">
        <style:tab-stops/>
      </style:paragraph-properties>
    </style:style>
    <style:style style:name="T106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1068" style:parent-style-name="Normal" style:family="paragraph">
      <style:paragraph-properties fo:margin-bottom="0.0361in" fo:margin-left="-0.002in">
        <style:tab-stops/>
      </style:paragraph-properties>
    </style:style>
    <style:style style:name="T106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1070" style:parent-style-name="Normal" style:family="paragraph">
      <style:paragraph-properties fo:margin-bottom="0.0104in" fo:line-height="110%" fo:margin-left="-0.009in">
        <style:tab-stops>
          <style:tab-stop style:type="center" style:position="2.6465in"/>
        </style:tab-stops>
      </style:paragraph-properties>
    </style:style>
    <style:style style:name="T1071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1072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1073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ableColumn1075" style:family="table-column">
      <style:table-column-properties style:column-width="0.7868in"/>
    </style:style>
    <style:style style:name="TableColumn1076" style:family="table-column">
      <style:table-column-properties style:column-width="3.9194in"/>
    </style:style>
    <style:style style:name="Table1074" style:family="table">
      <style:table-properties style:width="4.7062in" fo:margin-left="0.0013in" table:align="left"/>
    </style:style>
    <style:style style:name="TableRow1077" style:family="table-row">
      <style:table-row-properties style:min-row-height="0.2104in"/>
    </style:style>
    <style:style style:name="TableCell1078" style:family="table-cell">
      <style:table-cell-properties fo:border="none" style:writing-mode="lr-tb" fo:padding-top="0in" fo:padding-left="0in" fo:padding-bottom="0in" fo:padding-right="0in"/>
    </style:style>
    <style:style style:name="P1079" style:parent-style-name="Normal" style:family="paragraph">
      <style:paragraph-properties fo:margin-bottom="0in" fo:line-height="100%"/>
    </style:style>
    <style:style style:name="T108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1081" style:family="table-cell">
      <style:table-cell-properties fo:border="none" style:writing-mode="lr-tb" fo:padding-top="0in" fo:padding-left="0in" fo:padding-bottom="0in" fo:padding-right="0in"/>
    </style:style>
    <style:style style:name="P1082" style:parent-style-name="Normal" style:family="paragraph">
      <style:paragraph-properties fo:margin-bottom="0in" fo:line-height="100%" fo:margin-left="0.1715in">
        <style:tab-stops/>
      </style:paragraph-properties>
    </style:style>
    <style:style style:name="T108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1084" style:family="table-row">
      <style:table-row-properties style:min-row-height="0.4736in"/>
    </style:style>
    <style:style style:name="TableCell1085" style:family="table-cell">
      <style:table-cell-properties fo:border="none" style:writing-mode="lr-tb" fo:padding-top="0in" fo:padding-left="0in" fo:padding-bottom="0in" fo:padding-right="0in"/>
    </style:style>
    <style:style style:name="P1086" style:parent-style-name="Normal" style:family="paragraph">
      <style:paragraph-properties fo:margin-bottom="0.0152in" fo:line-height="100%"/>
    </style:style>
    <style:style style:name="T1087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P1088" style:parent-style-name="Normal" style:family="paragraph">
      <style:paragraph-properties fo:margin-bottom="0in" fo:line-height="100%"/>
    </style:style>
    <style:style style:name="T108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1090" style:family="table-cell">
      <style:table-cell-properties fo:border="none" style:writing-mode="lr-tb" fo:padding-top="0in" fo:padding-left="0in" fo:padding-bottom="0in" fo:padding-right="0in"/>
    </style:style>
    <style:style style:name="P1091" style:parent-style-name="Normal" style:family="paragraph">
      <style:paragraph-properties fo:margin-bottom="0in" fo:line-height="100%" fo:margin-left="0.1715in">
        <style:tab-stops/>
      </style:paragraph-properties>
    </style:style>
    <style:style style:name="T1092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ableRow1093" style:family="table-row">
      <style:table-row-properties style:min-row-height="0.2354in"/>
    </style:style>
    <style:style style:name="TableCell1094" style:family="table-cell">
      <style:table-cell-properties fo:border="none" style:writing-mode="lr-tb" fo:padding-top="0in" fo:padding-left="0in" fo:padding-bottom="0in" fo:padding-right="0in"/>
    </style:style>
    <style:style style:name="P1095" style:parent-style-name="Normal" style:family="paragraph">
      <style:paragraph-properties fo:margin-bottom="0in" fo:line-height="100%"/>
    </style:style>
    <style:style style:name="T109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1097" style:family="table-cell">
      <style:table-cell-properties fo:border="none" style:writing-mode="lr-tb" fo:padding-top="0in" fo:padding-left="0in" fo:padding-bottom="0in" fo:padding-right="0in"/>
    </style:style>
    <style:style style:name="P1098" style:parent-style-name="Normal" style:family="paragraph">
      <style:paragraph-properties fo:margin-bottom="0in" fo:line-height="100%"/>
    </style:style>
    <style:style style:name="T109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1100" style:family="table-row">
      <style:table-row-properties style:min-row-height="0.2534in"/>
    </style:style>
    <style:style style:name="TableCell1101" style:family="table-cell">
      <style:table-cell-properties fo:border="none" style:writing-mode="lr-tb" fo:padding-top="0in" fo:padding-left="0in" fo:padding-bottom="0in" fo:padding-right="0in"/>
    </style:style>
    <style:style style:name="P1102" style:parent-style-name="Normal" style:family="paragraph">
      <style:paragraph-properties fo:margin-bottom="0in" fo:line-height="100%"/>
    </style:style>
    <style:style style:name="T1103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ableCell1104" style:family="table-cell">
      <style:table-cell-properties fo:border="none" style:writing-mode="lr-tb" fo:padding-top="0in" fo:padding-left="0in" fo:padding-bottom="0in" fo:padding-right="0in"/>
    </style:style>
    <style:style style:name="P1105" style:parent-style-name="Normal" style:family="paragraph">
      <style:paragraph-properties fo:margin-bottom="0in" fo:line-height="100%"/>
    </style:style>
    <style:style style:name="T1106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1107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ableRow1108" style:family="table-row">
      <style:table-row-properties style:min-row-height="0.2381in"/>
    </style:style>
    <style:style style:name="TableCell1109" style:family="table-cell">
      <style:table-cell-properties fo:border="none" style:writing-mode="lr-tb" fo:padding-top="0in" fo:padding-left="0in" fo:padding-bottom="0in" fo:padding-right="0in"/>
    </style:style>
    <style:style style:name="P1110" style:parent-style-name="Normal" style:family="paragraph">
      <style:paragraph-properties fo:margin-bottom="0in" fo:line-height="100%"/>
    </style:style>
    <style:style style:name="T111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1112" style:family="table-cell">
      <style:table-cell-properties fo:border="none" style:writing-mode="lr-tb" fo:padding-top="0in" fo:padding-left="0in" fo:padding-bottom="0in" fo:padding-right="0in"/>
    </style:style>
    <style:style style:name="P1113" style:parent-style-name="Normal" style:family="paragraph">
      <style:paragraph-properties fo:margin-bottom="0in" fo:line-height="100%" fo:margin-left="0.1715in">
        <style:tab-stops/>
      </style:paragraph-properties>
    </style:style>
    <style:style style:name="T111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1115" style:family="table-row">
      <style:table-row-properties style:min-row-height="0.225in"/>
    </style:style>
    <style:style style:name="TableCell1116" style:family="table-cell">
      <style:table-cell-properties fo:border="none" style:writing-mode="lr-tb" fo:padding-top="0in" fo:padding-left="0in" fo:padding-bottom="0in" fo:padding-right="0in"/>
    </style:style>
    <style:style style:name="P1117" style:parent-style-name="Normal" style:family="paragraph">
      <style:paragraph-properties fo:margin-bottom="0in" fo:line-height="100%"/>
    </style:style>
    <style:style style:name="T1118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ableCell1119" style:family="table-cell">
      <style:table-cell-properties fo:border="none" style:writing-mode="lr-tb" fo:padding-top="0in" fo:padding-left="0in" fo:padding-bottom="0in" fo:padding-right="0in"/>
    </style:style>
    <style:style style:name="P1120" style:parent-style-name="Normal" style:family="paragraph">
      <style:paragraph-properties fo:margin-bottom="0in" fo:line-height="100%" fo:margin-left="0.1715in">
        <style:tab-stops/>
      </style:paragraph-properties>
    </style:style>
    <style:style style:name="T1121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P1122" style:parent-style-name="Normal" style:family="paragraph">
      <style:paragraph-properties fo:margin-bottom="0in" fo:margin-left="0.0013in">
        <style:tab-stops/>
      </style:paragraph-properties>
    </style:style>
    <style:style style:name="T112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1124" style:parent-style-name="Normal" style:family="paragraph">
      <style:paragraph-properties fo:margin-bottom="0.0361in" fo:margin-left="-0.002in">
        <style:tab-stops/>
      </style:paragraph-properties>
    </style:style>
    <style:style style:name="T112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1126" style:parent-style-name="Normal" style:family="paragraph">
      <style:paragraph-properties fo:margin-bottom="0.0104in" fo:line-height="110%" fo:margin-left="-0.009in">
        <style:tab-stops>
          <style:tab-stop style:type="center" style:position="2.2659in"/>
        </style:tab-stops>
      </style:paragraph-properties>
    </style:style>
    <style:style style:name="T1127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1128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1129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P1130" style:parent-style-name="Normal" style:family="paragraph">
      <style:paragraph-properties fo:margin-bottom="0in" fo:margin-left="0.0013in">
        <style:tab-stops/>
      </style:paragraph-properties>
    </style:style>
    <style:style style:name="T113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olumn1133" style:family="table-column">
      <style:table-column-properties style:column-width="0.7868in"/>
    </style:style>
    <style:style style:name="TableColumn1134" style:family="table-column">
      <style:table-column-properties style:column-width="2.7555in"/>
    </style:style>
    <style:style style:name="Table1132" style:family="table">
      <style:table-properties style:width="3.5423in" fo:margin-left="0.0013in" table:align="left"/>
    </style:style>
    <style:style style:name="TableRow1135" style:family="table-row">
      <style:table-row-properties style:min-row-height="0.2104in"/>
    </style:style>
    <style:style style:name="TableCell1136" style:family="table-cell">
      <style:table-cell-properties fo:border="none" style:writing-mode="lr-tb" fo:padding-top="0in" fo:padding-left="0in" fo:padding-bottom="0in" fo:padding-right="0in"/>
    </style:style>
    <style:style style:name="P1137" style:parent-style-name="Normal" style:family="paragraph">
      <style:paragraph-properties fo:margin-bottom="0in" fo:line-height="100%"/>
    </style:style>
    <style:style style:name="T113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1139" style:family="table-cell">
      <style:table-cell-properties fo:border="none" style:writing-mode="lr-tb" fo:padding-top="0in" fo:padding-left="0in" fo:padding-bottom="0in" fo:padding-right="0in"/>
    </style:style>
    <style:style style:name="P1140" style:parent-style-name="Normal" style:family="paragraph">
      <style:paragraph-properties fo:margin-bottom="0in" fo:line-height="100%"/>
    </style:style>
    <style:style style:name="T114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1142" style:family="table-row">
      <style:table-row-properties style:min-row-height="0.2527in"/>
    </style:style>
    <style:style style:name="TableCell1143" style:family="table-cell">
      <style:table-cell-properties fo:border="none" style:writing-mode="lr-tb" fo:padding-top="0in" fo:padding-left="0in" fo:padding-bottom="0in" fo:padding-right="0in"/>
    </style:style>
    <style:style style:name="P1144" style:parent-style-name="Normal" style:family="paragraph">
      <style:paragraph-properties fo:margin-bottom="0in" fo:line-height="100%"/>
    </style:style>
    <style:style style:name="T1145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ableCell1146" style:family="table-cell">
      <style:table-cell-properties fo:border="none" style:writing-mode="lr-tb" fo:padding-top="0in" fo:padding-left="0in" fo:padding-bottom="0in" fo:padding-right="0in"/>
    </style:style>
    <style:style style:name="P1147" style:parent-style-name="Normal" style:family="paragraph">
      <style:paragraph-properties fo:margin-bottom="0in" fo:line-height="100%"/>
    </style:style>
    <style:style style:name="T1148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1149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ableRow1150" style:family="table-row">
      <style:table-row-properties style:min-row-height="0.2381in"/>
    </style:style>
    <style:style style:name="TableCell1151" style:family="table-cell">
      <style:table-cell-properties fo:border="none" style:writing-mode="lr-tb" fo:padding-top="0in" fo:padding-left="0in" fo:padding-bottom="0in" fo:padding-right="0in"/>
    </style:style>
    <style:style style:name="P1152" style:parent-style-name="Normal" style:family="paragraph">
      <style:paragraph-properties fo:margin-bottom="0in" fo:line-height="100%"/>
    </style:style>
    <style:style style:name="T115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1154" style:family="table-cell">
      <style:table-cell-properties fo:border="none" style:writing-mode="lr-tb" fo:padding-top="0in" fo:padding-left="0in" fo:padding-bottom="0in" fo:padding-right="0in"/>
    </style:style>
    <style:style style:name="P1155" style:parent-style-name="Normal" style:family="paragraph">
      <style:paragraph-properties fo:margin-bottom="0in" fo:line-height="100%" fo:margin-left="0.1715in">
        <style:tab-stops/>
      </style:paragraph-properties>
    </style:style>
    <style:style style:name="T115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1157" style:family="table-row">
      <style:table-row-properties style:min-row-height="0.225in"/>
    </style:style>
    <style:style style:name="TableCell1158" style:family="table-cell">
      <style:table-cell-properties fo:border="none" style:writing-mode="lr-tb" fo:padding-top="0in" fo:padding-left="0in" fo:padding-bottom="0in" fo:padding-right="0in"/>
    </style:style>
    <style:style style:name="P1159" style:parent-style-name="Normal" style:family="paragraph">
      <style:paragraph-properties fo:margin-bottom="0in" fo:line-height="100%"/>
    </style:style>
    <style:style style:name="T1160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TableCell1161" style:family="table-cell">
      <style:table-cell-properties fo:border="none" style:writing-mode="lr-tb" fo:padding-top="0in" fo:padding-left="0in" fo:padding-bottom="0in" fo:padding-right="0in"/>
    </style:style>
    <style:style style:name="P1162" style:parent-style-name="Normal" style:family="paragraph">
      <style:paragraph-properties fo:margin-bottom="0in" fo:line-height="100%" fo:margin-left="0.1715in">
        <style:tab-stops/>
      </style:paragraph-properties>
    </style:style>
    <style:style style:name="T1163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P1164" style:parent-style-name="Normal" style:family="paragraph">
      <style:paragraph-properties fo:margin-bottom="0in" fo:margin-left="0.0013in">
        <style:tab-stops/>
      </style:paragraph-properties>
    </style:style>
    <style:style style:name="T116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1166" style:parent-style-name="Normal" style:family="paragraph">
      <style:paragraph-properties fo:margin-bottom="0.0361in" fo:margin-left="-0.002in">
        <style:tab-stops/>
      </style:paragraph-properties>
    </style:style>
    <style:style style:name="T116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1168" style:parent-style-name="Normal" style:family="paragraph">
      <style:text-properties fo:font-weight="bold" style:font-weight-asian="bold" fo:font-size="12.5pt" style:font-size-asian="12.5pt" style:font-size-complex="12.5pt" style:language-asian="ja" style:country-asian="JP"/>
    </style:style>
    <style:style style:name="P1169" style:parent-style-name="Normal" style:family="paragraph">
      <style:text-properties fo:font-weight="bold" style:font-weight-asian="bold" fo:font-size="12.5pt" style:font-size-asian="12.5pt" style:font-size-complex="12.5pt" style:language-asian="ja" style:country-asian="JP"/>
    </style:style>
    <style:style style:name="P1170" style:parent-style-name="Normal" style:family="paragraph">
      <style:paragraph-properties fo:margin-bottom="0.0659in" fo:margin-left="0.0812in" fo:text-indent="-0.0069in">
        <style:tab-stops/>
      </style:paragraph-properties>
    </style:style>
    <style:style style:name="T1171" style:parent-style-name="Fuentedepárrafopredeter." style:family="text">
      <style:text-properties style:font-name="MS Mincho" style:font-name-complex="MS Mincho" fo:font-weight="bold" style:font-weight-asian="bold" style:font-weight-complex="bold" fo:font-size="12.5pt" style:font-size-asian="12.5pt" style:font-size-complex="12.5pt" style:language-asian="ja" style:country-asian="JP"/>
    </style:style>
    <style:style style:name="T117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173" style:parent-style-name="Fuentedepárrafopredeter." style:family="text">
      <style:text-properties fo:font-weight="bold" style:font-weight-asian="bold" fo:font-size="12.5pt" style:font-size-asian="12.5pt" style:font-size-complex="12.5pt" style:language-asian="ja" style:country-asian="JP"/>
    </style:style>
    <style:style style:name="P1174" style:parent-style-name="Normal" style:family="paragraph">
      <style:paragraph-properties fo:margin-bottom="0in" fo:margin-left="0.0847in">
        <style:tab-stops/>
      </style:paragraph-properties>
    </style:style>
    <style:style style:name="T1175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P1176" style:parent-style-name="Normal" style:family="paragraph">
      <style:paragraph-properties fo:margin-bottom="0.0055in" fo:line-height="104%" fo:margin-left="0.0812in" fo:text-indent="-0.0069in">
        <style:tab-stops/>
      </style:paragraph-properties>
    </style:style>
    <style:style style:name="T117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178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T117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180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P1181" style:parent-style-name="Normal" style:family="paragraph">
      <style:paragraph-properties fo:margin-bottom="0in" fo:margin-left="0.0847in">
        <style:tab-stops/>
      </style:paragraph-properties>
    </style:style>
    <style:style style:name="T1182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P1183" style:parent-style-name="Normal" style:family="paragraph">
      <style:paragraph-properties fo:margin-bottom="0.0055in" fo:line-height="104%" fo:margin-left="0.0812in" fo:text-indent="-0.0069in">
        <style:tab-stops/>
      </style:paragraph-properties>
    </style:style>
    <style:style style:name="T118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185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T118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187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P1188" style:parent-style-name="Normal" style:family="paragraph">
      <style:paragraph-properties fo:margin-bottom="0in" fo:margin-left="0.0847in">
        <style:tab-stops/>
      </style:paragraph-properties>
    </style:style>
    <style:style style:name="T1189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P1190" style:parent-style-name="Normal" style:family="paragraph">
      <style:paragraph-properties fo:margin-bottom="0.0055in" fo:line-height="104%" fo:margin-left="0.0812in" fo:text-indent="-0.0069in">
        <style:tab-stops/>
      </style:paragraph-properties>
    </style:style>
    <style:style style:name="T119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192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T119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1194" style:parent-style-name="Normal" style:family="paragraph">
      <style:paragraph-properties fo:margin-bottom="0.1083in"/>
    </style:style>
    <style:style style:name="T1195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T119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197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T119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" style:family="ruby">
      <style:ruby-properties style:ruby-align="distribute-space" style:ruby-position="above"/>
    </style:style>
    <style:style style:name="T1199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120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201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P1202" style:parent-style-name="Normal" style:family="paragraph">
      <style:paragraph-properties fo:margin-bottom="0in" fo:margin-left="0.0847in">
        <style:tab-stops/>
      </style:paragraph-properties>
    </style:style>
    <style:style style:name="T1203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P1204" style:parent-style-name="Normal" style:family="paragraph">
      <style:paragraph-properties fo:margin-bottom="0.0055in" fo:line-height="104%" fo:margin-left="0.0812in" fo:text-indent="-0.0069in">
        <style:tab-stops/>
      </style:paragraph-properties>
    </style:style>
    <style:style style:name="T120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206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T120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208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P1209" style:parent-style-name="Normal" style:family="paragraph">
      <style:paragraph-properties fo:margin-bottom="0.0055in" fo:line-height="104%">
        <style:tab-stops>
          <style:tab-stop style:type="center" style:position="1.877in"/>
        </style:tab-stops>
      </style:paragraph-properties>
    </style:style>
    <style:style style:name="T1210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T121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212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P1213" style:parent-style-name="Normal" style:family="paragraph">
      <style:paragraph-properties fo:margin-bottom="0in" fo:margin-left="0.0847in">
        <style:tab-stops/>
      </style:paragraph-properties>
    </style:style>
    <style:style style:name="T1214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P1215" style:parent-style-name="Normal" style:family="paragraph">
      <style:paragraph-properties fo:margin-bottom="0.0055in" fo:line-height="104%" fo:margin-left="0.0812in" fo:text-indent="-0.0069in">
        <style:tab-stops/>
      </style:paragraph-properties>
    </style:style>
    <style:style style:name="T121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217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T121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219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P1220" style:parent-style-name="Normal" style:family="paragraph">
      <style:paragraph-properties fo:margin-bottom="0in" fo:margin-left="0.0847in">
        <style:tab-stops/>
      </style:paragraph-properties>
    </style:style>
    <style:style style:name="T1221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P1222" style:parent-style-name="Normal" style:family="paragraph">
      <style:paragraph-properties fo:margin-bottom="0.0055in" fo:line-height="104%" fo:margin-left="0.0812in" fo:margin-right="3.3187in" fo:text-indent="-0.0069in">
        <style:tab-stops/>
      </style:paragraph-properties>
    </style:style>
    <style:style style:name="T122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224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T122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226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T1227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P1228" style:parent-style-name="Normal" style:family="paragraph">
      <style:paragraph-properties fo:margin-bottom="0.0055in" fo:line-height="104%" fo:margin-left="0.0812in" fo:margin-right="3.3187in" fo:text-indent="-0.0069in">
        <style:tab-stops/>
      </style:paragraph-properties>
    </style:style>
    <style:style style:name="T1229" style:parent-style-name="Fuentedepárrafopredeter." style:family="text">
      <style:text-properties style:font-name="Segoe UI" style:font-name-asian="Yu Mincho" style:font-name-complex="Segoe UI" fo:font-size="12.5pt" style:font-size-asian="12.5pt" style:font-size-complex="12.5pt" style:language-asian="ja" style:country-asian="JP"/>
    </style:style>
    <style:style style:name="T123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231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P1232" style:parent-style-name="Normal" style:family="paragraph">
      <style:paragraph-properties fo:margin-bottom="0.1354in" fo:line-height="104%">
        <style:tab-stops>
          <style:tab-stop style:type="center" style:position="3.0437in"/>
        </style:tab-stops>
      </style:paragraph-properties>
    </style:style>
    <style:style style:name="T1233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T1234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T123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236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P1237" style:parent-style-name="Normal" style:family="paragraph">
      <style:paragraph-properties fo:margin-bottom="0.0055in" fo:line-height="104%">
        <style:tab-stops>
          <style:tab-stop style:type="center" style:position="2.9312in"/>
        </style:tab-stops>
      </style:paragraph-properties>
    </style:style>
    <style:style style:name="T1238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T1239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Ru2" style:family="ruby">
      <style:ruby-properties style:ruby-align="distribute-space" style:ruby-position="above"/>
    </style:style>
    <style:style style:name="T1240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124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3" style:family="ruby">
      <style:ruby-properties style:ruby-align="distribute-space" style:ruby-position="above"/>
    </style:style>
    <style:style style:name="T1242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124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244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P1245" style:parent-style-name="Normal" style:family="paragraph">
      <style:paragraph-properties fo:margin-bottom="0.1083in" fo:margin-left="0.0847in">
        <style:tab-stops/>
      </style:paragraph-properties>
    </style:style>
    <style:style style:name="T1246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P1247" style:parent-style-name="Normal" style:family="paragraph">
      <style:paragraph-properties fo:margin-bottom="0.0055in" fo:line-height="104%" fo:margin-left="0.0812in" fo:text-indent="-0.0069in">
        <style:tab-stops/>
      </style:paragraph-properties>
    </style:style>
    <style:style style:name="T124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249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T125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4" style:family="ruby">
      <style:ruby-properties style:ruby-align="distribute-space" style:ruby-position="above"/>
    </style:style>
    <style:style style:name="T1251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125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253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P1254" style:parent-style-name="Normal" style:family="paragraph">
      <style:paragraph-properties fo:margin-bottom="0.0055in" fo:line-height="104%">
        <style:tab-stops>
          <style:tab-stop style:type="center" style:position="1.7097in"/>
        </style:tab-stops>
      </style:paragraph-properties>
    </style:style>
    <style:style style:name="T1255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T1256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T125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258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P1259" style:parent-style-name="Normal" style:family="paragraph">
      <style:paragraph-properties fo:margin-bottom="0.1083in" fo:margin-left="0.0847in">
        <style:tab-stops/>
      </style:paragraph-properties>
    </style:style>
    <style:style style:name="T1260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P1261" style:parent-style-name="Normal" style:family="paragraph">
      <style:paragraph-properties fo:margin-bottom="0.0055in" fo:line-height="104%" fo:margin-left="0.0812in" fo:text-indent="-0.0069in">
        <style:tab-stops/>
      </style:paragraph-properties>
    </style:style>
    <style:style style:name="T126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263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T126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5" style:family="ruby">
      <style:ruby-properties style:ruby-align="distribute-space" style:ruby-position="above"/>
    </style:style>
    <style:style style:name="T1265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126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267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P1268" style:parent-style-name="Normal" style:family="paragraph">
      <style:paragraph-properties fo:margin-bottom="0.0055in" fo:line-height="104%">
        <style:tab-stops>
          <style:tab-stop style:type="center" style:position="2.5437in"/>
        </style:tab-stops>
      </style:paragraph-properties>
    </style:style>
    <style:style style:name="T1269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T1270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T127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272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P1273" style:parent-style-name="Normal" style:family="paragraph">
      <style:paragraph-properties fo:margin-bottom="0in" fo:margin-left="0.0847in">
        <style:tab-stops/>
      </style:paragraph-properties>
    </style:style>
    <style:style style:name="T1274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P1275" style:parent-style-name="Normal" style:family="paragraph">
      <style:paragraph-properties fo:margin-bottom="0.0055in" fo:line-height="104%" fo:margin-left="0.0812in" fo:text-indent="-0.0069in">
        <style:tab-stops/>
      </style:paragraph-properties>
    </style:style>
    <style:style style:name="T127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277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T127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279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P1280" style:parent-style-name="Normal" style:family="paragraph">
      <style:paragraph-properties fo:margin-bottom="0.1354in" fo:line-height="104%">
        <style:tab-stops>
          <style:tab-stop style:type="center" style:position="2.043in"/>
        </style:tab-stops>
      </style:paragraph-properties>
    </style:style>
    <style:style style:name="T1281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T1282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T128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284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P1285" style:parent-style-name="Normal" style:family="paragraph">
      <style:paragraph-properties fo:margin-bottom="0.0055in" fo:line-height="104%">
        <style:tab-stops>
          <style:tab-stop style:type="center" style:position="2.709in"/>
        </style:tab-stops>
      </style:paragraph-properties>
    </style:style>
    <style:style style:name="T1286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T1287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Ru6" style:family="ruby">
      <style:ruby-properties style:ruby-align="distribute-space" style:ruby-position="above"/>
    </style:style>
    <style:style style:name="T1288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128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290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P1291" style:parent-style-name="Normal" style:family="paragraph">
      <style:paragraph-properties fo:margin-bottom="0.0055in" fo:line-height="104%">
        <style:tab-stops>
          <style:tab-stop style:type="center" style:position="1.9604in"/>
        </style:tab-stops>
      </style:paragraph-properties>
    </style:style>
    <style:style style:name="T1292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T1293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T129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295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P1296" style:parent-style-name="Normal" style:family="paragraph">
      <style:paragraph-properties fo:margin-bottom="0in" fo:margin-left="0.0847in">
        <style:tab-stops/>
      </style:paragraph-properties>
    </style:style>
    <style:style style:name="T1297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P1298" style:parent-style-name="Normal" style:family="paragraph">
      <style:paragraph-properties fo:margin-bottom="0.1354in" fo:line-height="104%" fo:margin-left="0.0812in" fo:margin-right="2.9854in" fo:text-indent="-0.0069in">
        <style:tab-stops/>
      </style:paragraph-properties>
    </style:style>
    <style:style style:name="T129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300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T130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302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T1303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P1304" style:parent-style-name="Normal" style:family="paragraph">
      <style:paragraph-properties fo:margin-bottom="0.1354in" fo:line-height="104%" fo:margin-left="0.0812in" fo:margin-right="2.9854in" fo:text-indent="-0.0069in">
        <style:tab-stops/>
      </style:paragraph-properties>
    </style:style>
    <style:style style:name="T1305" style:parent-style-name="Fuentedepárrafopredeter." style:family="text">
      <style:text-properties style:font-name="Segoe UI" style:font-name-asian="Yu Mincho" style:font-name-complex="Segoe UI" fo:font-size="12.5pt" style:font-size-asian="12.5pt" style:font-size-complex="12.5pt" style:language-asian="ja" style:country-asian="JP"/>
    </style:style>
    <style:style style:name="T130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307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P1308" style:parent-style-name="Normal" style:family="paragraph">
      <style:paragraph-properties fo:margin-bottom="0.0055in" fo:line-height="104%">
        <style:tab-stops>
          <style:tab-stop style:type="center" style:position="2.7937in"/>
        </style:tab-stops>
      </style:paragraph-properties>
    </style:style>
    <style:style style:name="T1309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T1310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Ru7" style:family="ruby">
      <style:ruby-properties style:ruby-align="distribute-space" style:ruby-position="above"/>
    </style:style>
    <style:style style:name="T1311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131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313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P1314" style:parent-style-name="Normal" style:family="paragraph">
      <style:paragraph-properties fo:margin-bottom="0in" fo:margin-left="0.0847in">
        <style:tab-stops/>
      </style:paragraph-properties>
    </style:style>
    <style:style style:name="T1315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P1316" style:parent-style-name="Normal" style:family="paragraph">
      <style:paragraph-properties fo:margin-bottom="0.0055in" fo:line-height="104%" fo:margin-left="0.0812in" fo:text-indent="-0.0069in">
        <style:tab-stops/>
      </style:paragraph-properties>
    </style:style>
    <style:style style:name="T131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318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T131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320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P1321" style:parent-style-name="Normal" style:family="paragraph">
      <style:paragraph-properties fo:margin-bottom="0.0055in" fo:line-height="104%">
        <style:tab-stops>
          <style:tab-stop style:type="center" style:position="2.4604in"/>
        </style:tab-stops>
      </style:paragraph-properties>
    </style:style>
    <style:style style:name="T1322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T1323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T132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325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P1326" style:parent-style-name="Normal" style:family="paragraph">
      <style:paragraph-properties fo:margin-bottom="0in" fo:margin-left="0.0847in">
        <style:tab-stops/>
      </style:paragraph-properties>
    </style:style>
    <style:style style:name="T1327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P1328" style:parent-style-name="Normal" style:family="paragraph">
      <style:paragraph-properties fo:margin-bottom="0.0055in" fo:line-height="104%" fo:margin-left="0.0812in" fo:text-indent="-0.0069in">
        <style:tab-stops/>
      </style:paragraph-properties>
    </style:style>
    <style:style style:name="T132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330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T133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332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T1333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T1334" style:parent-style-name="Fuentedepárrafopredeter." style:family="text">
      <style:text-properties style:font-name="Segoe UI" style:font-name-asian="Segoe UI" style:font-name-complex="Segoe UI" fo:font-size="12.5pt" style:font-size-asian="12.5pt" style:font-size-complex="12.5pt" style:language-asian="ja" style:country-asian="JP"/>
    </style:style>
    <style:style style:name="T133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1336" style:parent-style-name="Normal" style:family="paragraph">
      <style:paragraph-properties fo:border-top="none" fo:border-left="none" fo:border-bottom="0.0416in dotted #000000" fo:border-right="none" fo:padding-top="0in" fo:padding-left="0in" fo:padding-bottom="0.0138in" fo:padding-right="0in" style:shadow="none"/>
      <style:text-properties fo:font-size="12.5pt" style:font-size-asian="12.5pt" style:font-size-complex="12.5pt" style:language-asian="ja" style:country-asian="JP"/>
    </style:style>
    <style:style style:name="P1337" style:parent-style-name="Normal" style:family="paragraph">
      <style:paragraph-properties fo:margin-bottom="0.0659in" fo:margin-left="0.0263in" fo:text-indent="-0.0069in">
        <style:tab-stops/>
      </style:paragraph-properties>
      <style:text-properties style:font-name="MS Mincho" style:font-name-complex="MS Mincho" fo:font-weight="bold" style:font-weight-asian="bold" style:font-weight-complex="bold" fo:font-size="12.5pt" style:font-size-asian="12.5pt" style:font-size-complex="12.5pt" fo:language="en" fo:country="US" style:language-asian="ja" style:country-asian="JP"/>
    </style:style>
    <style:style style:name="P1338" style:parent-style-name="Normal" style:family="paragraph">
      <style:paragraph-properties fo:margin-bottom="0.0659in" fo:margin-left="0.0263in" fo:text-indent="-0.0069in">
        <style:tab-stops/>
      </style:paragraph-properties>
    </style:style>
    <style:style style:name="T1339" style:parent-style-name="Fuentedepárrafopredeter." style:family="text">
      <style:text-properties style:font-name="MS Mincho" style:font-name-complex="MS Mincho" fo:font-weight="bold" style:font-weight-asian="bold" style:font-weight-complex="bold" fo:font-size="12.5pt" style:font-size-asian="12.5pt" style:font-size-complex="12.5pt" fo:language="en" fo:country="US" style:language-asian="ja" style:country-asian="JP"/>
    </style:style>
    <style:style style:name="T1340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134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342" style:parent-style-name="Fuentedepárrafopredeter." style:family="text">
      <style:text-properties fo:font-weight="bold" style:font-weight-asian="bold" fo:font-size="12.5pt" style:font-size-asian="12.5pt" style:font-size-complex="12.5pt" fo:language="en" fo:country="US" style:language-asian="ja" style:country-asian="JP"/>
    </style:style>
    <style:style style:name="T1343" style:parent-style-name="Fuentedepárrafopredeter." style:family="text">
      <style:text-properties fo:font-size="12.5pt" style:font-size-asian="12.5pt" style:font-size-complex="12.5pt" fo:language="en" fo:country="US" style:language-asian="ja" style:country-asian="JP"/>
    </style:style>
    <style:style style:name="P1344" style:parent-style-name="Normal" style:family="paragraph">
      <style:paragraph-properties fo:margin-bottom="0in" fo:margin-left="0.0298in">
        <style:tab-stops/>
      </style:paragraph-properties>
    </style:style>
    <style:style style:name="T1345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P1346" style:parent-style-name="Normal" style:family="paragraph">
      <style:paragraph-properties fo:margin-bottom="0in" fo:line-height="110%" fo:margin-left="0.0263in" fo:text-indent="-0.0069in">
        <style:tab-stops/>
      </style:paragraph-properties>
    </style:style>
    <style:style style:name="T134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348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134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350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P1351" style:parent-style-name="Normal" style:family="paragraph">
      <style:paragraph-properties fo:margin-bottom="0in" fo:margin-left="0.0298in">
        <style:tab-stops/>
      </style:paragraph-properties>
    </style:style>
    <style:style style:name="T1352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P1353" style:parent-style-name="Normal" style:family="paragraph">
      <style:paragraph-properties fo:margin-bottom="0in" fo:line-height="110%" fo:margin-left="0.0263in" fo:text-indent="-0.0069in">
        <style:tab-stops/>
      </style:paragraph-properties>
    </style:style>
    <style:style style:name="T135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355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135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357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P1358" style:parent-style-name="Normal" style:family="paragraph">
      <style:paragraph-properties fo:margin-bottom="0.0076in" fo:line-height="110%">
        <style:tab-stops>
          <style:tab-stop style:type="center" style:position="2.8215in"/>
        </style:tab-stops>
      </style:paragraph-properties>
    </style:style>
    <style:style style:name="T1359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1360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136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362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136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364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136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366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P1367" style:parent-style-name="Normal" style:family="paragraph">
      <style:paragraph-properties fo:margin-bottom="0in" fo:margin-left="0.0298in">
        <style:tab-stops/>
      </style:paragraph-properties>
    </style:style>
    <style:style style:name="T1368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P1369" style:parent-style-name="Normal" style:family="paragraph">
      <style:paragraph-properties fo:margin-bottom="0in" fo:line-height="110%" fo:margin-left="0.0263in" fo:text-indent="-0.0069in">
        <style:tab-stops/>
      </style:paragraph-properties>
    </style:style>
    <style:style style:name="T137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371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137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373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P1374" style:parent-style-name="Normal" style:family="paragraph">
      <style:paragraph-properties fo:margin-bottom="0.0076in" fo:line-height="110%">
        <style:tab-stops>
          <style:tab-stop style:type="center" style:position="2.2381in"/>
        </style:tab-stops>
      </style:paragraph-properties>
    </style:style>
    <style:style style:name="T1375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1376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137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378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137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380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P1381" style:parent-style-name="Normal" style:family="paragraph">
      <style:paragraph-properties fo:margin-bottom="0.0097in" fo:line-height="110%">
        <style:tab-stops>
          <style:tab-stop style:type="center" style:position="2.3215in"/>
        </style:tab-stops>
      </style:paragraph-properties>
    </style:style>
    <style:style style:name="T1382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1383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138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385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138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387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P1388" style:parent-style-name="Normal" style:family="paragraph">
      <style:paragraph-properties fo:margin-bottom="0in" fo:margin-left="0.0298in">
        <style:tab-stops/>
      </style:paragraph-properties>
    </style:style>
    <style:style style:name="T1389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P1390" style:parent-style-name="Normal" style:family="paragraph">
      <style:paragraph-properties fo:margin-bottom="0in" fo:line-height="110%" fo:margin-left="0.0263in" fo:text-indent="-0.0069in">
        <style:tab-stops/>
      </style:paragraph-properties>
    </style:style>
    <style:style style:name="T139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392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139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394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P1395" style:parent-style-name="Normal" style:family="paragraph">
      <style:paragraph-properties fo:margin-bottom="0.0097in" fo:line-height="110%">
        <style:tab-stops>
          <style:tab-stop style:type="center" style:position="2.4048in"/>
        </style:tab-stops>
      </style:paragraph-properties>
    </style:style>
    <style:style style:name="T1396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1397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139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399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140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401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140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403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P1404" style:parent-style-name="Normal" style:family="paragraph">
      <style:paragraph-properties fo:margin-bottom="0in" fo:margin-left="0.0298in">
        <style:tab-stops/>
      </style:paragraph-properties>
    </style:style>
    <style:style style:name="T1405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P1406" style:parent-style-name="Normal" style:family="paragraph">
      <style:paragraph-properties fo:margin-bottom="0in" fo:line-height="110%" fo:margin-left="0.0263in" fo:text-indent="-0.0069in">
        <style:tab-stops/>
      </style:paragraph-properties>
    </style:style>
    <style:style style:name="T140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408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140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410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141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412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141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414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P1415" style:parent-style-name="Normal" style:family="paragraph">
      <style:paragraph-properties fo:margin-bottom="0.0097in" fo:line-height="110%">
        <style:tab-stops>
          <style:tab-stop style:type="center" style:position="2.4881in"/>
        </style:tab-stops>
      </style:paragraph-properties>
    </style:style>
    <style:style style:name="T1416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1417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141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419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142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421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142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423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P1424" style:parent-style-name="Normal" style:family="paragraph">
      <style:paragraph-properties fo:margin-bottom="0in" fo:margin-left="0.0298in">
        <style:tab-stops/>
      </style:paragraph-properties>
    </style:style>
    <style:style style:name="T1425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P1426" style:parent-style-name="Normal" style:family="paragraph">
      <style:paragraph-properties fo:margin-bottom="0in" fo:line-height="110%" fo:margin-left="0.0263in" fo:text-indent="-0.0069in">
        <style:tab-stops/>
      </style:paragraph-properties>
    </style:style>
    <style:style style:name="T142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428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142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430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143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432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P1433" style:parent-style-name="Normal" style:family="paragraph">
      <style:paragraph-properties fo:margin-bottom="0in" fo:margin-left="0.0298in">
        <style:tab-stops/>
      </style:paragraph-properties>
    </style:style>
    <style:style style:name="T1434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P1435" style:parent-style-name="Normal" style:family="paragraph">
      <style:paragraph-properties fo:margin-bottom="0in" fo:line-height="110%" fo:margin-left="0.0263in" fo:text-indent="-0.0069in">
        <style:tab-stops/>
      </style:paragraph-properties>
    </style:style>
    <style:style style:name="T143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437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143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439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144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441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P1442" style:parent-style-name="Normal" style:family="paragraph">
      <style:paragraph-properties fo:margin-bottom="0in" fo:margin-left="0.0298in">
        <style:tab-stops/>
      </style:paragraph-properties>
    </style:style>
    <style:style style:name="T1443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P1444" style:parent-style-name="Normal" style:family="paragraph">
      <style:paragraph-properties fo:margin-bottom="0in" fo:line-height="110%" fo:margin-left="0.0263in" fo:text-indent="-0.0069in">
        <style:tab-stops/>
      </style:paragraph-properties>
    </style:style>
    <style:style style:name="T144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446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144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448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P1449" style:parent-style-name="Normal" style:family="paragraph">
      <style:paragraph-properties fo:margin-bottom="0.0097in" fo:line-height="110%">
        <style:tab-stops>
          <style:tab-stop style:type="center" style:position="2.2381in"/>
        </style:tab-stops>
      </style:paragraph-properties>
    </style:style>
    <style:style style:name="T1450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1451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145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453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145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455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P1456" style:parent-style-name="Normal" style:family="paragraph">
      <style:paragraph-properties fo:margin-bottom="0in" fo:margin-left="0.0298in">
        <style:tab-stops/>
      </style:paragraph-properties>
    </style:style>
    <style:style style:name="T1457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P1458" style:parent-style-name="Normal" style:family="paragraph">
      <style:paragraph-properties fo:margin-bottom="0in" fo:line-height="110%" fo:margin-left="0.0263in" fo:text-indent="-0.0069in">
        <style:tab-stops/>
      </style:paragraph-properties>
    </style:style>
    <style:style style:name="T145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460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146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462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146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464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146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466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P1467" style:parent-style-name="Normal" style:family="paragraph">
      <style:paragraph-properties fo:margin-bottom="0.0097in" fo:line-height="110%">
        <style:tab-stops>
          <style:tab-stop style:type="center" style:position="2.6548in"/>
        </style:tab-stops>
      </style:paragraph-properties>
    </style:style>
    <style:style style:name="T1468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1469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147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471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147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473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147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475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P1476" style:parent-style-name="Normal" style:family="paragraph">
      <style:paragraph-properties fo:margin-bottom="0in" fo:margin-left="0.0298in">
        <style:tab-stops/>
      </style:paragraph-properties>
    </style:style>
    <style:style style:name="T1477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P1478" style:parent-style-name="Normal" style:family="paragraph">
      <style:paragraph-properties fo:margin-bottom="0in" fo:line-height="110%" fo:margin-left="0.0263in" fo:text-indent="-0.0069in">
        <style:tab-stops/>
      </style:paragraph-properties>
    </style:style>
    <style:style style:name="T147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480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148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482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P1483" style:parent-style-name="Normal" style:family="paragraph">
      <style:paragraph-properties fo:margin-bottom="0.0097in" fo:line-height="110%">
        <style:tab-stops>
          <style:tab-stop style:type="center" style:position="3.0722in"/>
        </style:tab-stops>
      </style:paragraph-properties>
    </style:style>
    <style:style style:name="T1484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1485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148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487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148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489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149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491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P1492" style:parent-style-name="Normal" style:family="paragraph">
      <style:paragraph-properties fo:margin-bottom="0in" fo:margin-left="0.0298in">
        <style:tab-stops/>
      </style:paragraph-properties>
    </style:style>
    <style:style style:name="T1493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P1494" style:parent-style-name="Normal" style:family="paragraph">
      <style:paragraph-properties fo:margin-bottom="0in" fo:line-height="110%" fo:margin-left="0.0263in" fo:text-indent="-0.0069in">
        <style:tab-stops/>
      </style:paragraph-properties>
    </style:style>
    <style:style style:name="T149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496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149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498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149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500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150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502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P1503" style:parent-style-name="Normal" style:family="paragraph">
      <style:paragraph-properties fo:margin-bottom="0in" fo:margin-left="0.0298in">
        <style:tab-stops/>
      </style:paragraph-properties>
    </style:style>
    <style:style style:name="T1504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P1505" style:parent-style-name="Normal" style:family="paragraph">
      <style:paragraph-properties fo:margin-bottom="0in" fo:line-height="110%" fo:margin-left="0.0263in" fo:text-indent="-0.0069in">
        <style:tab-stops/>
      </style:paragraph-properties>
    </style:style>
    <style:style style:name="T150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507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150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509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P1510" style:parent-style-name="Normal" style:family="paragraph">
      <style:paragraph-properties fo:margin-bottom="0in" fo:margin-left="0.0298in">
        <style:tab-stops/>
      </style:paragraph-properties>
    </style:style>
    <style:style style:name="T1511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P1512" style:parent-style-name="Normal" style:family="paragraph">
      <style:paragraph-properties fo:margin-bottom="0in" fo:line-height="110%" fo:margin-left="0.0263in" fo:text-indent="-0.0069in">
        <style:tab-stops/>
      </style:paragraph-properties>
    </style:style>
    <style:style style:name="T151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514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151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516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151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518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151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520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P1521" style:parent-style-name="Normal" style:family="paragraph">
      <style:paragraph-properties fo:margin-bottom="0.0097in" fo:line-height="110%">
        <style:tab-stops>
          <style:tab-stop style:type="center" style:position="2.6555in"/>
        </style:tab-stops>
      </style:paragraph-properties>
    </style:style>
    <style:style style:name="T1522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1523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152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525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152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527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152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529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P1530" style:parent-style-name="Normal" style:family="paragraph">
      <style:paragraph-properties fo:margin-bottom="0in" fo:margin-left="0.0298in">
        <style:tab-stops/>
      </style:paragraph-properties>
    </style:style>
    <style:style style:name="T1531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P1532" style:parent-style-name="Normal" style:family="paragraph">
      <style:paragraph-properties fo:margin-bottom="0in" fo:line-height="110%" fo:margin-left="0.0263in" fo:text-indent="-0.0069in">
        <style:tab-stops/>
      </style:paragraph-properties>
    </style:style>
    <style:style style:name="T153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534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153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536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153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538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153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540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P1541" style:parent-style-name="Normal" style:family="paragraph">
      <style:paragraph-properties fo:margin-bottom="0in" fo:margin-left="0.0298in">
        <style:tab-stops/>
      </style:paragraph-properties>
    </style:style>
    <style:style style:name="T1542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P1543" style:parent-style-name="Normal" style:family="paragraph">
      <style:paragraph-properties fo:margin-bottom="0in" fo:line-height="110%" fo:margin-left="0.0263in" fo:text-indent="-0.0069in">
        <style:tab-stops/>
      </style:paragraph-properties>
    </style:style>
    <style:style style:name="T154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545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154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547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154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549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P1550" style:parent-style-name="Normal" style:family="paragraph">
      <style:paragraph-properties fo:margin-bottom="0in" fo:margin-left="0.0298in">
        <style:tab-stops/>
      </style:paragraph-properties>
    </style:style>
    <style:style style:name="T1551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P1552" style:parent-style-name="Normal" style:family="paragraph">
      <style:paragraph-properties fo:margin-bottom="0in" fo:line-height="110%" fo:margin-left="0.0263in" fo:text-indent="-0.0069in">
        <style:tab-stops/>
      </style:paragraph-properties>
    </style:style>
    <style:style style:name="T155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554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155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556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P1557" style:parent-style-name="Normal" style:family="paragraph">
      <style:paragraph-properties fo:margin-bottom="0.0097in" fo:line-height="110%">
        <style:tab-stops>
          <style:tab-stop style:type="center" style:position="1.7381in"/>
        </style:tab-stops>
      </style:paragraph-properties>
    </style:style>
    <style:style style:name="T1558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1559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156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561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1562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1563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156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1565" style:parent-style-name="Normal" style:family="paragraph">
      <style:text-properties fo:font-weight="bold" style:font-weight-asian="bold" fo:font-size="12.5pt" style:font-size-asian="12.5pt" style:font-size-complex="12.5pt" style:language-asian="ja" style:country-asian="JP"/>
    </style:style>
    <style:style style:name="P1566" style:parent-style-name="Normal" style:family="paragraph">
      <style:paragraph-properties fo:margin-bottom="0.0659in" fo:margin-left="-0.002in" fo:text-indent="-0.0069in">
        <style:tab-stops/>
      </style:paragraph-properties>
    </style:style>
    <style:style style:name="T1567" style:parent-style-name="Fuentedepárrafopredeter." style:family="text">
      <style:text-properties style:font-name="MS Mincho" style:font-name-complex="MS Mincho" fo:font-weight="bold" style:font-weight-asian="bold" style:font-weight-complex="bold" fo:font-size="12.5pt" style:font-size-asian="12.5pt" style:font-size-complex="12.5pt" fo:language="en" fo:country="US" style:language-asian="ja" style:country-asian="JP"/>
    </style:style>
    <style:style style:name="T156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569" style:parent-style-name="Fuentedepárrafopredeter." style:family="text">
      <style:text-properties style:font-name-asian="Calibri" fo:font-weight="bold" style:font-weight-asian="bold" fo:font-size="12.5pt" style:font-size-asian="12.5pt" style:font-size-complex="12.5pt" fo:language="en" fo:country="US" style:language-asian="ja" style:country-asian="JP"/>
    </style:style>
    <style:style style:name="T1570" style:parent-style-name="Fuentedepárrafopredeter." style:family="text">
      <style:text-properties fo:font-size="12.5pt" style:font-size-asian="12.5pt" style:font-size-complex="12.5pt" fo:language="en" fo:country="US" style:language-asian="ja" style:country-asian="JP"/>
    </style:style>
    <style:style style:name="T1571" style:parent-style-name="Fuentedepárrafopredeter." style:family="text">
      <style:text-properties style:font-name-asian="Calibri" fo:font-size="12.5pt" style:font-size-asian="12.5pt" style:font-size-complex="12.5pt" fo:language="en" fo:country="US" style:language-asian="ja" style:country-asian="JP"/>
    </style:style>
    <style:style style:name="P1572" style:parent-style-name="Normal" style:family="paragraph">
      <style:paragraph-properties fo:margin-bottom="0in" fo:margin-left="0.0013in">
        <style:tab-stops/>
      </style:paragraph-properties>
    </style:style>
    <style:style style:name="T1573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P1574" style:parent-style-name="Normal" style:family="paragraph">
      <style:paragraph-properties fo:text-align="justify" fo:margin-bottom="0.002in" fo:margin-left="-0.002in" fo:margin-right="1.6423in" fo:text-indent="-0.0069in">
        <style:tab-stops/>
      </style:paragraph-properties>
    </style:style>
    <style:style style:name="T157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576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157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578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P1579" style:parent-style-name="Normal" style:family="paragraph">
      <style:paragraph-properties fo:margin-bottom="0.0159in" fo:margin-left="-0.009in">
        <style:tab-stops>
          <style:tab-stop style:type="center" style:position="2.1361in"/>
        </style:tab-stops>
      </style:paragraph-properties>
    </style:style>
    <style:style style:name="T1580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1581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158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583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158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585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P1586" style:parent-style-name="Normal" style:family="paragraph">
      <style:paragraph-properties fo:margin-bottom="0in" fo:margin-left="0.0013in">
        <style:tab-stops/>
      </style:paragraph-properties>
    </style:style>
    <style:style style:name="T1587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P1588" style:parent-style-name="Normal" style:family="paragraph">
      <style:paragraph-properties fo:text-align="justify" fo:margin-bottom="0.002in" fo:margin-left="-0.002in" fo:margin-right="1.6423in" fo:text-indent="-0.0069in">
        <style:tab-stops/>
      </style:paragraph-properties>
    </style:style>
    <style:style style:name="T158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590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159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592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P1593" style:parent-style-name="Normal" style:family="paragraph">
      <style:paragraph-properties fo:margin-bottom="0in" fo:margin-left="0.0013in">
        <style:tab-stops/>
      </style:paragraph-properties>
    </style:style>
    <style:style style:name="T1594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P1595" style:parent-style-name="Normal" style:family="paragraph">
      <style:paragraph-properties fo:text-align="justify" fo:margin-bottom="0.002in" fo:margin-left="-0.002in" fo:margin-right="1.6423in" fo:text-indent="-0.0069in">
        <style:tab-stops/>
      </style:paragraph-properties>
    </style:style>
    <style:style style:name="T159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597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159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599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160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601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P1602" style:parent-style-name="Normal" style:family="paragraph">
      <style:paragraph-properties fo:margin-bottom="0in" fo:margin-left="0.0013in">
        <style:tab-stops/>
      </style:paragraph-properties>
    </style:style>
    <style:style style:name="T1603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P1604" style:parent-style-name="Normal" style:family="paragraph">
      <style:paragraph-properties fo:text-align="justify" fo:margin-bottom="0.002in" fo:margin-left="-0.002in" fo:margin-right="1.6423in" fo:text-indent="-0.0069in">
        <style:tab-stops/>
      </style:paragraph-properties>
    </style:style>
    <style:style style:name="T160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606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160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608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160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610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P1611" style:parent-style-name="Normal" style:family="paragraph">
      <style:paragraph-properties fo:margin-bottom="0in" fo:margin-left="0.0013in">
        <style:tab-stops/>
      </style:paragraph-properties>
    </style:style>
    <style:style style:name="T1612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P1613" style:parent-style-name="Normal" style:family="paragraph">
      <style:paragraph-properties fo:text-align="justify" fo:margin-bottom="0.002in" fo:margin-left="-0.002in" fo:margin-right="1.6423in" fo:text-indent="-0.0069in">
        <style:tab-stops/>
      </style:paragraph-properties>
    </style:style>
    <style:style style:name="T161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615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161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617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161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619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162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621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162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623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P1624" style:parent-style-name="Normal" style:family="paragraph">
      <style:paragraph-properties fo:margin-bottom="0in" fo:margin-left="0.0013in">
        <style:tab-stops/>
      </style:paragraph-properties>
    </style:style>
    <style:style style:name="T1625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P1626" style:parent-style-name="Normal" style:family="paragraph">
      <style:paragraph-properties fo:text-align="justify" fo:margin-bottom="0.002in" fo:margin-left="-0.002in" fo:margin-right="1.6423in" fo:text-indent="-0.0069in">
        <style:tab-stops/>
      </style:paragraph-properties>
    </style:style>
    <style:style style:name="T162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olumn1629" style:family="table-column">
      <style:table-column-properties style:column-width="0.7868in"/>
    </style:style>
    <style:style style:name="TableColumn1630" style:family="table-column">
      <style:table-column-properties style:column-width="3.9222in"/>
    </style:style>
    <style:style style:name="Table1628" style:family="table">
      <style:table-properties style:width="4.709in" fo:margin-left="0.0013in" table:align="left"/>
    </style:style>
    <style:style style:name="TableRow1631" style:family="table-row">
      <style:table-row-properties style:min-row-height="0.4069in"/>
    </style:style>
    <style:style style:name="TableCell1632" style:family="table-cell">
      <style:table-cell-properties fo:border="none" style:writing-mode="lr-tb" fo:padding-top="0in" fo:padding-left="0in" fo:padding-bottom="0in" fo:padding-right="0in"/>
    </style:style>
    <style:style style:name="P1633" style:parent-style-name="Normal" style:family="paragraph">
      <style:paragraph-properties fo:margin-bottom="0in" fo:line-height="100%"/>
    </style:style>
    <style:style style:name="T163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1635" style:parent-style-name="Normal" style:family="paragraph">
      <style:paragraph-properties fo:margin-bottom="0in" fo:line-height="100%"/>
    </style:style>
    <style:style style:name="T163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1637" style:family="table-cell">
      <style:table-cell-properties fo:border="none" style:writing-mode="lr-tb" fo:padding-top="0in" fo:padding-left="0in" fo:padding-bottom="0in" fo:padding-right="0in"/>
    </style:style>
    <style:style style:name="P1638" style:parent-style-name="Normal" style:family="paragraph">
      <style:paragraph-properties fo:margin-bottom="0in" fo:line-height="100%" fo:margin-left="0.1715in">
        <style:tab-stops/>
      </style:paragraph-properties>
    </style:style>
    <style:style style:name="T163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1640" style:family="table-row">
      <style:table-row-properties style:min-row-height="0.2166in"/>
    </style:style>
    <style:style style:name="TableCell1641" style:family="table-cell">
      <style:table-cell-properties fo:border="none" style:writing-mode="lr-tb" fo:padding-top="0in" fo:padding-left="0in" fo:padding-bottom="0in" fo:padding-right="0in"/>
    </style:style>
    <style:style style:name="P1642" style:parent-style-name="Normal" style:family="paragraph">
      <style:paragraph-properties fo:margin-bottom="0in" fo:line-height="100%"/>
    </style:style>
    <style:style style:name="T164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1644" style:family="table-cell">
      <style:table-cell-properties fo:border="none" style:writing-mode="lr-tb" fo:padding-top="0in" fo:padding-left="0in" fo:padding-bottom="0in" fo:padding-right="0in"/>
    </style:style>
    <style:style style:name="P1645" style:parent-style-name="Normal" style:family="paragraph">
      <style:paragraph-properties fo:margin-bottom="0in" fo:line-height="100%"/>
    </style:style>
    <style:style style:name="T164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1647" style:family="table-row">
      <style:table-row-properties style:min-row-height="0.4319in"/>
    </style:style>
    <style:style style:name="TableCell1648" style:family="table-cell">
      <style:table-cell-properties fo:border="none" style:writing-mode="lr-tb" fo:padding-top="0in" fo:padding-left="0in" fo:padding-bottom="0in" fo:padding-right="0in"/>
    </style:style>
    <style:style style:name="P1649" style:parent-style-name="Normal" style:family="paragraph">
      <style:paragraph-properties fo:margin-bottom="0in" fo:line-height="100%"/>
    </style:style>
    <style:style style:name="T165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1651" style:parent-style-name="Normal" style:family="paragraph">
      <style:paragraph-properties fo:margin-bottom="0in" fo:line-height="100%"/>
    </style:style>
    <style:style style:name="T165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1653" style:family="table-cell">
      <style:table-cell-properties fo:border="none" style:writing-mode="lr-tb" fo:padding-top="0in" fo:padding-left="0in" fo:padding-bottom="0in" fo:padding-right="0in"/>
    </style:style>
    <style:style style:name="P1654" style:parent-style-name="Normal" style:family="paragraph">
      <style:paragraph-properties fo:margin-bottom="0in" fo:line-height="100%" fo:margin-left="0.1715in">
        <style:tab-stops/>
      </style:paragraph-properties>
    </style:style>
    <style:style style:name="T165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1656" style:family="table-row">
      <style:table-row-properties style:min-row-height="0.1916in"/>
    </style:style>
    <style:style style:name="TableCell1657" style:family="table-cell">
      <style:table-cell-properties fo:border="none" style:writing-mode="lr-tb" fo:padding-top="0in" fo:padding-left="0in" fo:padding-bottom="0in" fo:padding-right="0in"/>
    </style:style>
    <style:style style:name="P1658" style:parent-style-name="Normal" style:family="paragraph">
      <style:paragraph-properties fo:margin-bottom="0in" fo:line-height="100%"/>
    </style:style>
    <style:style style:name="T165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1660" style:family="table-cell">
      <style:table-cell-properties fo:border="none" style:writing-mode="lr-tb" fo:padding-top="0in" fo:padding-left="0in" fo:padding-bottom="0in" fo:padding-right="0in"/>
    </style:style>
    <style:style style:name="P1661" style:parent-style-name="Normal" style:family="paragraph">
      <style:paragraph-properties fo:margin-bottom="0in" fo:line-height="100%"/>
    </style:style>
    <style:style style:name="T166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1663" style:parent-style-name="Normal" style:family="paragraph">
      <style:paragraph-properties fo:margin-bottom="0in" fo:margin-left="0.0013in">
        <style:tab-stops/>
      </style:paragraph-properties>
    </style:style>
    <style:style style:name="T166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1665" style:parent-style-name="Normal" style:family="paragraph">
      <style:paragraph-properties fo:text-align="justify" fo:margin-bottom="0.002in" fo:margin-left="-0.002in" fo:margin-right="1.6423in" fo:text-indent="-0.0069in">
        <style:tab-stops/>
      </style:paragraph-properties>
    </style:style>
    <style:style style:name="T166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1667" style:parent-style-name="Normal" style:family="paragraph">
      <style:paragraph-properties fo:margin-bottom="0in" fo:margin-left="0.0013in">
        <style:tab-stops/>
      </style:paragraph-properties>
    </style:style>
    <style:style style:name="T166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1669" style:parent-style-name="Normal" style:family="paragraph">
      <style:paragraph-properties fo:text-align="justify" fo:margin-bottom="0.002in" fo:margin-left="-0.002in" fo:margin-right="1.6423in" fo:text-indent="-0.0069in">
        <style:tab-stops/>
      </style:paragraph-properties>
    </style:style>
    <style:style style:name="T167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1671" style:parent-style-name="Normal" style:family="paragraph">
      <style:paragraph-properties fo:margin-bottom="0in" fo:margin-left="0.0013in">
        <style:tab-stops/>
      </style:paragraph-properties>
    </style:style>
    <style:style style:name="T167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1673" style:parent-style-name="Normal" style:family="paragraph">
      <style:paragraph-properties fo:text-align="justify" fo:margin-bottom="0.002in" fo:margin-left="-0.002in" fo:margin-right="1.6423in" fo:text-indent="-0.0069in">
        <style:tab-stops/>
      </style:paragraph-properties>
    </style:style>
    <style:style style:name="T167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1675" style:parent-style-name="Normal" style:family="paragraph">
      <style:paragraph-properties fo:margin-bottom="0in" fo:margin-left="0.0013in">
        <style:tab-stops/>
      </style:paragraph-properties>
    </style:style>
    <style:style style:name="T167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1677" style:parent-style-name="Normal" style:family="paragraph">
      <style:paragraph-properties fo:text-align="justify" fo:margin-bottom="0.002in" fo:margin-left="-0.002in" fo:margin-right="1.6423in" fo:text-indent="-0.0069in">
        <style:tab-stops/>
      </style:paragraph-properties>
    </style:style>
    <style:style style:name="T167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1679" style:parent-style-name="Normal" style:family="paragraph">
      <style:paragraph-properties fo:margin-bottom="0in" fo:margin-left="0.0013in">
        <style:tab-stops/>
      </style:paragraph-properties>
    </style:style>
    <style:style style:name="T168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1681" style:parent-style-name="Normal" style:family="paragraph">
      <style:paragraph-properties fo:text-align="justify" fo:margin-bottom="0.002in" fo:margin-left="-0.002in" fo:margin-right="1.6423in" fo:text-indent="-0.0069in">
        <style:tab-stops/>
      </style:paragraph-properties>
    </style:style>
    <style:style style:name="T168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1683" style:parent-style-name="Normal" style:family="paragraph">
      <style:paragraph-properties fo:margin-bottom="0.0145in" fo:margin-left="-0.009in">
        <style:tab-stops>
          <style:tab-stop style:type="center" style:position="2.8027in"/>
        </style:tab-stops>
      </style:paragraph-properties>
    </style:style>
    <style:style style:name="T168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68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1686" style:parent-style-name="Normal" style:family="paragraph">
      <style:paragraph-properties fo:margin-bottom="0.0159in" fo:margin-left="-0.009in">
        <style:tab-stops>
          <style:tab-stop style:type="center" style:position="2.5527in"/>
        </style:tab-stops>
      </style:paragraph-properties>
    </style:style>
    <style:style style:name="T168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68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1689" style:parent-style-name="Normal" style:family="paragraph">
      <style:paragraph-properties fo:margin-bottom="0in" fo:margin-left="0.0013in">
        <style:tab-stops/>
      </style:paragraph-properties>
    </style:style>
    <style:style style:name="T169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1691" style:parent-style-name="Normal" style:family="paragraph">
      <style:paragraph-properties fo:text-align="justify" fo:margin-bottom="0.002in" fo:margin-left="-0.002in" fo:margin-right="1.6423in" fo:text-indent="-0.0069in">
        <style:tab-stops/>
      </style:paragraph-properties>
    </style:style>
    <style:style style:name="T169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1693" style:parent-style-name="Normal" style:family="paragraph">
      <style:paragraph-properties fo:margin-bottom="0in" fo:margin-left="0.0013in">
        <style:tab-stops/>
      </style:paragraph-properties>
    </style:style>
    <style:style style:name="T169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1695" style:parent-style-name="Normal" style:family="paragraph">
      <style:paragraph-properties fo:text-align="justify" fo:margin-bottom="0.002in" fo:margin-left="-0.002in" fo:margin-right="1.6423in" fo:text-indent="-0.0069in">
        <style:tab-stops/>
      </style:paragraph-properties>
    </style:style>
    <style:style style:name="T169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1697" style:parent-style-name="Normal" style:family="paragraph">
      <style:paragraph-properties fo:margin-bottom="0in" fo:margin-left="0.0013in">
        <style:tab-stops/>
      </style:paragraph-properties>
    </style:style>
    <style:style style:name="T169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1699" style:parent-style-name="Normal" style:family="paragraph">
      <style:paragraph-properties fo:text-align="justify" fo:margin-bottom="0.002in" fo:margin-left="-0.002in" fo:margin-right="1.6423in" fo:text-indent="-0.0069in">
        <style:tab-stops/>
      </style:paragraph-properties>
    </style:style>
    <style:style style:name="T170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1701" style:parent-style-name="Normal" style:family="paragraph">
      <style:paragraph-properties fo:margin-bottom="0in" fo:margin-left="0.0013in">
        <style:tab-stops/>
      </style:paragraph-properties>
    </style:style>
    <style:style style:name="T170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1703" style:parent-style-name="Normal" style:family="paragraph">
      <style:paragraph-properties fo:text-align="justify" fo:margin-bottom="0.002in" fo:margin-left="-0.002in" fo:margin-right="1.6423in" fo:text-indent="-0.0069in">
        <style:tab-stops/>
      </style:paragraph-properties>
    </style:style>
    <style:style style:name="T170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1705" style:parent-style-name="Normal" style:family="paragraph">
      <style:paragraph-properties fo:margin-bottom="0.0138in" fo:margin-left="-0.009in">
        <style:tab-stops>
          <style:tab-stop style:type="center" style:position="2.5944in"/>
        </style:tab-stops>
      </style:paragraph-properties>
    </style:style>
    <style:style style:name="T170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70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1708" style:parent-style-name="Normal" style:family="paragraph">
      <style:paragraph-properties fo:margin-bottom="0in" fo:margin-left="0.0013in">
        <style:tab-stops/>
      </style:paragraph-properties>
    </style:style>
    <style:style style:name="T1709" style:parent-style-name="Fuentedepárrafopredeter." style:family="text">
      <style:text-properties style:font-name-asian="Calibri" fo:font-size="12.5pt" style:font-size-asian="12.5pt" style:font-size-complex="12.5pt" style:language-asian="ja" style:country-asian="JP"/>
    </style:style>
    <style:style style:name="T1710" style:parent-style-name="Fuentedepárrafopredeter." style:family="text">
      <style:text-properties style:font-name-asian="Calibri" fo:font-size="12.5pt" style:font-size-asian="12.5pt" style:font-size-complex="12.5pt" style:language-asian="ja" style:country-asian="JP"/>
    </style:style>
    <style:style style:name="T171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1712" style:parent-style-name="Normal" style:family="paragraph">
      <style:paragraph-properties fo:margin-bottom="0in" fo:margin-left="-0.9833in" fo:margin-right="1.109in">
        <style:tab-stops/>
      </style:paragraph-properties>
      <style:text-properties fo:font-size="12.5pt" style:font-size-asian="12.5pt" style:font-size-complex="12.5pt" style:language-asian="ja" style:country-asian="JP"/>
    </style:style>
    <style:style style:name="TableColumn1714" style:family="table-column">
      <style:table-column-properties style:column-width="0.3923in" style:use-optimal-column-width="false"/>
    </style:style>
    <style:style style:name="TableColumn1715" style:family="table-column">
      <style:table-column-properties style:column-width="6.4972in" style:use-optimal-column-width="false"/>
    </style:style>
    <style:style style:name="Table1713" style:family="table">
      <style:table-properties style:width="6.8895in" fo:margin-left="0.0013in" table:align="left"/>
    </style:style>
    <style:style style:name="TableRow1716" style:family="table-row">
      <style:table-row-properties style:min-row-height="0.1909in" style:use-optimal-row-height="false"/>
    </style:style>
    <style:style style:name="TableCell1717" style:family="table-cell">
      <style:table-cell-properties fo:border="none" style:writing-mode="lr-tb" fo:padding-top="0in" fo:padding-left="0in" fo:padding-bottom="0in" fo:padding-right="0in"/>
    </style:style>
    <style:style style:name="P1718" style:parent-style-name="Normal" style:family="paragraph">
      <style:paragraph-properties fo:margin-bottom="0in" fo:line-height="100%"/>
    </style:style>
    <style:style style:name="T171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1720" style:family="table-cell">
      <style:table-cell-properties fo:border="none" style:writing-mode="lr-tb" fo:padding-top="0in" fo:padding-left="0in" fo:padding-bottom="0in" fo:padding-right="0in"/>
    </style:style>
    <style:style style:name="P1721" style:parent-style-name="Normal" style:family="paragraph">
      <style:paragraph-properties fo:margin-bottom="0in" fo:line-height="100%"/>
    </style:style>
    <style:style style:name="T172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1723" style:family="table-row">
      <style:table-row-properties style:min-row-height="0.2159in" style:use-optimal-row-height="false"/>
    </style:style>
    <style:style style:name="TableCell1724" style:family="table-cell">
      <style:table-cell-properties fo:border="none" style:writing-mode="lr-tb" fo:padding-top="0in" fo:padding-left="0in" fo:padding-bottom="0in" fo:padding-right="0in"/>
    </style:style>
    <style:style style:name="P1725" style:parent-style-name="Normal" style:family="paragraph">
      <style:paragraph-properties fo:margin-bottom="0in" fo:line-height="100%"/>
    </style:style>
    <style:style style:name="T172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1727" style:family="table-cell">
      <style:table-cell-properties fo:border="none" style:writing-mode="lr-tb" fo:padding-top="0in" fo:padding-left="0in" fo:padding-bottom="0in" fo:padding-right="0in"/>
    </style:style>
    <style:style style:name="P1728" style:parent-style-name="Normal" style:family="paragraph">
      <style:paragraph-properties fo:margin-bottom="0in" fo:line-height="100%" fo:margin-left="0.1715in">
        <style:tab-stops/>
      </style:paragraph-properties>
    </style:style>
    <style:style style:name="T172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1730" style:family="table-row">
      <style:table-row-properties style:min-row-height="0.4333in" style:use-optimal-row-height="false"/>
    </style:style>
    <style:style style:name="TableCell1731" style:family="table-cell">
      <style:table-cell-properties fo:border="none" style:writing-mode="lr-tb" fo:padding-top="0in" fo:padding-left="0in" fo:padding-bottom="0in" fo:padding-right="0in"/>
    </style:style>
    <style:style style:name="P1732" style:parent-style-name="Normal" style:family="paragraph">
      <style:paragraph-properties fo:margin-bottom="0in" fo:line-height="100%"/>
    </style:style>
    <style:style style:name="T173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1734" style:parent-style-name="Normal" style:family="paragraph">
      <style:paragraph-properties fo:margin-bottom="0in" fo:line-height="100%"/>
    </style:style>
    <style:style style:name="T173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1736" style:family="table-cell">
      <style:table-cell-properties fo:border="none" style:writing-mode="lr-tb" fo:padding-top="0in" fo:padding-left="0in" fo:padding-bottom="0in" fo:padding-right="0in"/>
    </style:style>
    <style:style style:name="P1737" style:parent-style-name="Normal" style:family="paragraph">
      <style:paragraph-properties fo:margin-bottom="0in" fo:line-height="100%" fo:margin-left="0.1715in">
        <style:tab-stops/>
      </style:paragraph-properties>
    </style:style>
    <style:style style:name="T173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1739" style:family="table-row">
      <style:table-row-properties style:min-row-height="0.2159in" style:use-optimal-row-height="false"/>
    </style:style>
    <style:style style:name="TableCell1740" style:family="table-cell">
      <style:table-cell-properties fo:border="none" style:writing-mode="lr-tb" fo:padding-top="0in" fo:padding-left="0in" fo:padding-bottom="0in" fo:padding-right="0in"/>
    </style:style>
    <style:style style:name="P1741" style:parent-style-name="Normal" style:family="paragraph">
      <style:paragraph-properties fo:margin-bottom="0in" fo:line-height="100%"/>
    </style:style>
    <style:style style:name="T174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1743" style:family="table-cell">
      <style:table-cell-properties fo:border="none" style:writing-mode="lr-tb" fo:padding-top="0in" fo:padding-left="0in" fo:padding-bottom="0in" fo:padding-right="0in"/>
    </style:style>
    <style:style style:name="P1744" style:parent-style-name="Normal" style:family="paragraph">
      <style:paragraph-properties fo:text-align="justify" fo:margin-bottom="0in" fo:line-height="100%"/>
    </style:style>
    <style:style style:name="T174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1746" style:family="table-row">
      <style:table-row-properties style:min-row-height="0.2159in" style:use-optimal-row-height="false"/>
    </style:style>
    <style:style style:name="TableCell1747" style:family="table-cell">
      <style:table-cell-properties fo:border="none" style:writing-mode="lr-tb" fo:padding-top="0in" fo:padding-left="0in" fo:padding-bottom="0in" fo:padding-right="0in"/>
    </style:style>
    <style:style style:name="P1748" style:parent-style-name="Normal" style:family="paragraph">
      <style:paragraph-properties fo:margin-bottom="0in" fo:line-height="100%"/>
    </style:style>
    <style:style style:name="T174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1750" style:family="table-cell">
      <style:table-cell-properties fo:border="none" style:writing-mode="lr-tb" fo:padding-top="0in" fo:padding-left="0in" fo:padding-bottom="0in" fo:padding-right="0in"/>
    </style:style>
    <style:style style:name="P1751" style:parent-style-name="Normal" style:family="paragraph">
      <style:paragraph-properties fo:margin-bottom="0in" fo:line-height="100%" fo:margin-left="0.1715in">
        <style:tab-stops/>
      </style:paragraph-properties>
    </style:style>
    <style:style style:name="T175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1753" style:family="table-row">
      <style:table-row-properties style:min-row-height="0.4326in" style:use-optimal-row-height="false"/>
    </style:style>
    <style:style style:name="TableCell1754" style:family="table-cell">
      <style:table-cell-properties fo:border="none" style:writing-mode="lr-tb" fo:padding-top="0in" fo:padding-left="0in" fo:padding-bottom="0in" fo:padding-right="0in"/>
    </style:style>
    <style:style style:name="P1755" style:parent-style-name="Normal" style:family="paragraph">
      <style:paragraph-properties fo:margin-bottom="0in" fo:line-height="100%"/>
    </style:style>
    <style:style style:name="T175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1757" style:parent-style-name="Normal" style:family="paragraph">
      <style:paragraph-properties fo:margin-bottom="0in" fo:line-height="100%"/>
    </style:style>
    <style:style style:name="T175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1759" style:family="table-cell">
      <style:table-cell-properties fo:border="none" style:writing-mode="lr-tb" fo:padding-top="0in" fo:padding-left="0in" fo:padding-bottom="0in" fo:padding-right="0in"/>
    </style:style>
    <style:style style:name="P1760" style:parent-style-name="Normal" style:family="paragraph">
      <style:paragraph-properties fo:margin-bottom="0in" fo:line-height="100%" fo:margin-left="0.1715in">
        <style:tab-stops/>
      </style:paragraph-properties>
    </style:style>
    <style:style style:name="T176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1762" style:family="table-row">
      <style:table-row-properties style:min-row-height="0.2159in" style:use-optimal-row-height="false"/>
    </style:style>
    <style:style style:name="TableCell1763" style:family="table-cell">
      <style:table-cell-properties fo:border="none" style:writing-mode="lr-tb" fo:padding-top="0in" fo:padding-left="0in" fo:padding-bottom="0in" fo:padding-right="0in"/>
    </style:style>
    <style:style style:name="P1764" style:parent-style-name="Normal" style:family="paragraph">
      <style:paragraph-properties fo:margin-bottom="0in" fo:line-height="100%"/>
    </style:style>
    <style:style style:name="T176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1766" style:family="table-cell">
      <style:table-cell-properties fo:border="none" style:writing-mode="lr-tb" fo:padding-top="0in" fo:padding-left="0in" fo:padding-bottom="0in" fo:padding-right="0in"/>
    </style:style>
    <style:style style:name="P1767" style:parent-style-name="Normal" style:family="paragraph">
      <style:paragraph-properties fo:margin-bottom="0in" fo:line-height="100%"/>
    </style:style>
    <style:style style:name="T176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1769" style:family="table-row">
      <style:table-row-properties style:min-row-height="0.2166in" style:use-optimal-row-height="false"/>
    </style:style>
    <style:style style:name="TableCell1770" style:family="table-cell">
      <style:table-cell-properties fo:border="none" style:writing-mode="lr-tb" fo:padding-top="0in" fo:padding-left="0in" fo:padding-bottom="0in" fo:padding-right="0in"/>
    </style:style>
    <style:style style:name="P1771" style:parent-style-name="Normal" style:family="paragraph">
      <style:paragraph-properties fo:margin-bottom="0in" fo:line-height="100%"/>
    </style:style>
    <style:style style:name="T177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1773" style:family="table-cell">
      <style:table-cell-properties fo:border="none" style:writing-mode="lr-tb" fo:padding-top="0in" fo:padding-left="0in" fo:padding-bottom="0in" fo:padding-right="0in"/>
    </style:style>
    <style:style style:name="P1774" style:parent-style-name="Normal" style:family="paragraph">
      <style:paragraph-properties fo:margin-bottom="0in" fo:line-height="100%" fo:margin-left="0.1715in">
        <style:tab-stops/>
      </style:paragraph-properties>
    </style:style>
    <style:style style:name="T177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1776" style:family="table-row">
      <style:table-row-properties style:min-row-height="0.2159in" style:use-optimal-row-height="false"/>
    </style:style>
    <style:style style:name="TableCell1777" style:family="table-cell">
      <style:table-cell-properties fo:border="none" style:writing-mode="lr-tb" fo:padding-top="0in" fo:padding-left="0in" fo:padding-bottom="0in" fo:padding-right="0in"/>
    </style:style>
    <style:style style:name="P1778" style:parent-style-name="Normal" style:family="paragraph">
      <style:paragraph-properties fo:margin-bottom="0in" fo:line-height="100%"/>
    </style:style>
    <style:style style:name="T177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1780" style:family="table-cell">
      <style:table-cell-properties fo:border="none" style:writing-mode="lr-tb" fo:padding-top="0in" fo:padding-left="0in" fo:padding-bottom="0in" fo:padding-right="0in"/>
    </style:style>
    <style:style style:name="P1781" style:parent-style-name="Normal" style:family="paragraph">
      <style:paragraph-properties fo:margin-bottom="0in" fo:line-height="100%" fo:margin-left="0.1715in">
        <style:tab-stops/>
      </style:paragraph-properties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1782" style:parent-style-name="Normal" style:family="paragraph">
      <style:paragraph-properties fo:margin-bottom="0in" fo:line-height="100%"/>
      <style:text-properties style:font-name-asian="Times New Roman" fo:font-weight="bold" style:font-weight-asian="bold" fo:font-size="12.5pt" style:font-size-asian="12.5pt" style:font-size-complex="12.5pt" style:language-asian="ja" style:country-asian="JP"/>
    </style:style>
    <style:style style:name="P1783" style:parent-style-name="Normal" style:family="paragraph">
      <style:paragraph-properties fo:margin-bottom="0in" fo:line-height="100%" fo:margin-left="0.1715in">
        <style:tab-stops/>
      </style:paragraph-properties>
      <style:text-properties style:font-name-asian="Times New Roman" fo:font-size="12.5pt" style:font-size-asian="12.5pt" style:font-size-complex="12.5pt" style:language-asian="ja" style:country-asian="JP"/>
    </style:style>
    <style:style style:name="P1784" style:parent-style-name="Normal" style:family="paragraph">
      <style:paragraph-properties fo:margin-bottom="0.0659in" fo:margin-left="0.175in" fo:text-indent="-0.0069in">
        <style:tab-stops/>
      </style:paragraph-properties>
    </style:style>
    <style:style style:name="T1785" style:parent-style-name="Fuentedepárrafopredeter." style:family="text">
      <style:text-properties style:font-name="MS Mincho" style:font-name-complex="MS Mincho" fo:font-weight="bold" style:font-weight-asian="bold" style:font-weight-complex="bold" fo:font-size="12.5pt" style:font-size-asian="12.5pt" style:font-size-complex="12.5pt" style:language-asian="ja" style:country-asian="JP"/>
    </style:style>
    <style:style style:name="T178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8" style:family="ruby">
      <style:ruby-properties style:ruby-align="distribute-space" style:ruby-position="above"/>
    </style:style>
    <style:style style:name="T1787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1788" style:parent-style-name="Fuentedepárrafopredeter." style:family="text">
      <style:text-properties style:font-name-asian="Calibri" fo:font-weight="bold" style:font-weight-asian="bold" fo:font-size="12.5pt" style:font-size-asian="12.5pt" style:font-size-complex="12.5pt" style:language-asian="ja" style:country-asian="JP"/>
    </style:style>
    <style:style style:name="T1789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1790" style:parent-style-name="Fuentedepárrafopredeter." style:family="text">
      <style:text-properties style:font-name-asian="Calibri" fo:font-size="12.5pt" style:font-size-asian="12.5pt" style:font-size-complex="12.5pt" style:language-asian="ja" style:country-asian="JP"/>
    </style:style>
    <style:style style:name="P1791" style:parent-style-name="Normal" style:family="paragraph">
      <style:paragraph-properties fo:margin-bottom="0.1333in" fo:margin-left="0.1784in">
        <style:tab-stops/>
      </style:paragraph-properties>
    </style:style>
    <style:style style:name="T179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1793" style:parent-style-name="Normal" style:family="paragraph">
      <style:paragraph-properties fo:margin-bottom="0in" fo:margin-left="0.175in" fo:text-indent="-0.0069in">
        <style:tab-stops/>
      </style:paragraph-properties>
    </style:style>
    <style:style style:name="T179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9" style:family="ruby">
      <style:ruby-properties style:ruby-align="distribute-space" style:ruby-position="above"/>
    </style:style>
    <style:style style:name="T1795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179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0" style:family="ruby">
      <style:ruby-properties style:ruby-align="distribute-space" style:ruby-position="above"/>
    </style:style>
    <style:style style:name="T1797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179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1799" style:parent-style-name="Normal" style:family="paragraph">
      <style:paragraph-properties fo:margin-bottom="0.1354in" fo:margin-left="0.1784in">
        <style:tab-stops/>
      </style:paragraph-properties>
    </style:style>
    <style:style style:name="T180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1" style:family="ruby">
      <style:ruby-properties style:ruby-align="distribute-space" style:ruby-position="above"/>
    </style:style>
    <style:style style:name="P1801" style:parent-style-name="Normal" style:family="paragraph">
      <style:paragraph-properties fo:margin-bottom="0.1354in" fo:margin-left="0.175in" fo:text-indent="-0.0069in">
        <style:tab-stops/>
      </style:paragraph-properties>
    </style:style>
    <style:style style:name="T1802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180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2" style:family="ruby">
      <style:ruby-properties style:ruby-align="distribute-space" style:ruby-position="above"/>
    </style:style>
    <style:style style:name="T1804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180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1806" style:parent-style-name="Normal" style:family="paragraph">
      <style:paragraph-properties fo:margin-bottom="0.0125in">
        <style:tab-stops>
          <style:tab-stop style:type="center" style:position="1.5222in"/>
        </style:tab-stops>
      </style:paragraph-properties>
    </style:style>
    <style:style style:name="T180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80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3" style:family="ruby">
      <style:ruby-properties style:ruby-align="distribute-space" style:ruby-position="above"/>
    </style:style>
    <style:style style:name="T1809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181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1811" style:parent-style-name="Normal" style:family="paragraph">
      <style:paragraph-properties fo:margin-bottom="0.1354in" fo:margin-left="0.1784in">
        <style:tab-stops/>
      </style:paragraph-properties>
    </style:style>
    <style:style style:name="T181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1813" style:parent-style-name="Normal" style:family="paragraph">
      <style:paragraph-properties fo:margin-bottom="0in" fo:margin-left="0.175in" fo:text-indent="-0.0069in">
        <style:tab-stops/>
      </style:paragraph-properties>
    </style:style>
    <style:style style:name="T181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4" style:family="ruby">
      <style:ruby-properties style:ruby-align="distribute-space" style:ruby-position="above"/>
    </style:style>
    <style:style style:name="T1815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181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1817" style:parent-style-name="Normal" style:family="paragraph">
      <style:paragraph-properties fo:margin-bottom="0.1333in" fo:margin-left="0.1784in">
        <style:tab-stops/>
      </style:paragraph-properties>
    </style:style>
    <style:style style:name="T181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5" style:family="ruby">
      <style:ruby-properties style:ruby-align="distribute-space" style:ruby-position="above"/>
    </style:style>
    <style:style style:name="P1819" style:parent-style-name="Normal" style:family="paragraph">
      <style:paragraph-properties fo:margin-bottom="0in" fo:margin-left="0.175in" fo:text-indent="-0.0069in">
        <style:tab-stops/>
      </style:paragraph-properties>
    </style:style>
    <style:style style:name="T1820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182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6" style:family="ruby">
      <style:ruby-properties style:ruby-align="distribute-space" style:ruby-position="above"/>
    </style:style>
    <style:style style:name="T1822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182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1824" style:parent-style-name="Normal" style:family="paragraph">
      <style:paragraph-properties fo:margin-bottom="0in" fo:margin-left="0.1784in">
        <style:tab-stops/>
      </style:paragraph-properties>
    </style:style>
    <style:style style:name="T182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1826" style:parent-style-name="Normal" style:family="paragraph">
      <style:paragraph-properties fo:margin-bottom="0.1354in" fo:margin-left="0.175in" fo:text-indent="-0.0069in">
        <style:tab-stops/>
      </style:paragraph-properties>
    </style:style>
    <style:style style:name="T182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1828" style:parent-style-name="Normal" style:family="paragraph">
      <style:paragraph-properties fo:margin-bottom="0.0125in">
        <style:tab-stops>
          <style:tab-stop style:type="center" style:position="2.1055in"/>
        </style:tab-stops>
      </style:paragraph-properties>
    </style:style>
    <style:style style:name="T182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7" style:family="ruby">
      <style:ruby-properties style:ruby-align="distribute-space" style:ruby-position="above"/>
    </style:style>
    <style:style style:name="T1830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183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1832" style:parent-style-name="Normal" style:family="paragraph">
      <style:paragraph-properties fo:margin-bottom="0.1354in" fo:margin-left="0.1784in">
        <style:tab-stops/>
      </style:paragraph-properties>
    </style:style>
    <style:style style:name="T183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8" style:family="ruby">
      <style:ruby-properties style:ruby-align="distribute-space" style:ruby-position="above"/>
    </style:style>
    <style:style style:name="P1834" style:parent-style-name="Normal" style:family="paragraph">
      <style:paragraph-properties fo:margin-bottom="0in" fo:margin-left="0.175in" fo:text-indent="-0.0069in">
        <style:tab-stops/>
      </style:paragraph-properties>
    </style:style>
    <style:style style:name="T1835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183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1837" style:parent-style-name="Normal" style:family="paragraph">
      <style:paragraph-properties fo:margin-bottom="0.1354in" fo:margin-left="0.1784in">
        <style:tab-stops/>
      </style:paragraph-properties>
    </style:style>
    <style:style style:name="T183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1839" style:parent-style-name="Normal" style:family="paragraph">
      <style:paragraph-properties fo:margin-bottom="0in" fo:margin-left="0.175in" fo:text-indent="-0.0069in">
        <style:tab-stops/>
      </style:paragraph-properties>
    </style:style>
    <style:style style:name="T184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9" style:family="ruby">
      <style:ruby-properties style:ruby-align="distribute-space" style:ruby-position="above"/>
    </style:style>
    <style:style style:name="T1841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184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1843" style:parent-style-name="Normal" style:family="paragraph">
      <style:paragraph-properties fo:margin-bottom="0.0145in">
        <style:tab-stops>
          <style:tab-stop style:type="center" style:position="1.8555in"/>
        </style:tab-stops>
      </style:paragraph-properties>
    </style:style>
    <style:style style:name="T184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84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1846" style:parent-style-name="Normal" style:family="paragraph">
      <style:paragraph-properties fo:margin-bottom="0.1354in" fo:margin-left="0.1784in">
        <style:tab-stops/>
      </style:paragraph-properties>
    </style:style>
    <style:style style:name="T184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20" style:family="ruby">
      <style:ruby-properties style:ruby-align="distribute-space" style:ruby-position="above"/>
    </style:style>
    <style:style style:name="P1848" style:parent-style-name="Normal" style:family="paragraph">
      <style:paragraph-properties fo:margin-bottom="0in" fo:margin-left="0.175in" fo:text-indent="-0.0069in">
        <style:tab-stops/>
      </style:paragraph-properties>
    </style:style>
    <style:style style:name="T1849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185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1851" style:parent-style-name="Normal" style:family="paragraph">
      <style:paragraph-properties fo:margin-bottom="0.1354in" fo:margin-left="0.1784in">
        <style:tab-stops/>
      </style:paragraph-properties>
    </style:style>
    <style:style style:name="T185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1853" style:parent-style-name="Normal" style:family="paragraph">
      <style:paragraph-properties fo:margin-bottom="0in" fo:margin-left="0.175in" fo:text-indent="-0.0069in">
        <style:tab-stops/>
      </style:paragraph-properties>
    </style:style>
    <style:style style:name="T185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21" style:family="ruby">
      <style:ruby-properties style:ruby-align="distribute-space" style:ruby-position="above"/>
    </style:style>
    <style:style style:name="T1855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185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22" style:family="ruby">
      <style:ruby-properties style:ruby-align="distribute-space" style:ruby-position="above"/>
    </style:style>
    <style:style style:name="T1857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185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1859" style:parent-style-name="Normal" style:family="paragraph">
      <style:paragraph-properties fo:margin-bottom="0.1381in" fo:margin-left="0.1784in">
        <style:tab-stops/>
      </style:paragraph-properties>
    </style:style>
    <style:style style:name="T186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23" style:family="ruby">
      <style:ruby-properties style:ruby-align="distribute-space" style:ruby-position="above"/>
    </style:style>
    <style:style style:name="P1861" style:parent-style-name="Normal" style:family="paragraph">
      <style:paragraph-properties fo:margin-bottom="0.0381in" fo:margin-left="0.175in" fo:text-indent="-0.0069in">
        <style:tab-stops/>
      </style:paragraph-properties>
    </style:style>
    <style:style style:name="T1862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186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864" style:parent-style-name="Fuentedepárrafopredeter." style:family="text">
      <style:text-properties style:font-name-asian="Calibri" fo:font-size="12.5pt" style:font-size-asian="12.5pt" style:font-size-complex="12.5pt" style:language-asian="ja" style:country-asian="JP"/>
    </style:style>
    <style:style style:name="Ru24" style:family="ruby">
      <style:ruby-properties style:ruby-align="distribute-space" style:ruby-position="above"/>
    </style:style>
    <style:style style:name="T1865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186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25" style:family="ruby">
      <style:ruby-properties style:ruby-align="distribute-space" style:ruby-position="above"/>
    </style:style>
    <style:style style:name="T1867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186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1869" style:parent-style-name="Normal" style:family="paragraph">
      <style:paragraph-properties fo:margin-bottom="0in" fo:margin-left="0.1784in">
        <style:tab-stops/>
      </style:paragraph-properties>
    </style:style>
    <style:style style:name="T187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1871" style:parent-style-name="Normal" style:family="paragraph">
      <style:paragraph-properties fo:margin-bottom="0in" fo:margin-left="0.175in" fo:text-indent="-0.0069in">
        <style:tab-stops/>
      </style:paragraph-properties>
    </style:style>
    <style:style style:name="T187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1873" style:parent-style-name="Normal" style:family="paragraph">
      <style:paragraph-properties fo:margin-bottom="0.1354in" fo:margin-left="0.1784in">
        <style:tab-stops/>
      </style:paragraph-properties>
    </style:style>
    <style:style style:name="T187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26" style:family="ruby">
      <style:ruby-properties style:ruby-align="distribute-space" style:ruby-position="above"/>
    </style:style>
    <style:style style:name="P1875" style:parent-style-name="Normal" style:family="paragraph">
      <style:paragraph-properties fo:margin-bottom="0in" fo:margin-left="0.175in" fo:text-indent="-0.0069in">
        <style:tab-stops/>
      </style:paragraph-properties>
    </style:style>
    <style:style style:name="T1876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187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27" style:family="ruby">
      <style:ruby-properties style:ruby-align="distribute-space" style:ruby-position="above"/>
    </style:style>
    <style:style style:name="T1878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187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28" style:family="ruby">
      <style:ruby-properties style:ruby-align="distribute-space" style:ruby-position="above"/>
    </style:style>
    <style:style style:name="T1880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188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1882" style:parent-style-name="Normal" style:family="paragraph">
      <style:paragraph-properties fo:margin-bottom="0.0138in">
        <style:tab-stops>
          <style:tab-stop style:type="center" style:position="1.4388in"/>
        </style:tab-stops>
      </style:paragraph-properties>
    </style:style>
    <style:style style:name="T188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88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1885" style:parent-style-name="Normal" style:family="paragraph">
      <style:paragraph-properties fo:margin-bottom="0.1354in" fo:margin-left="0.1784in">
        <style:tab-stops/>
      </style:paragraph-properties>
    </style:style>
    <style:style style:name="T188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1887" style:parent-style-name="Normal" style:family="paragraph">
      <style:paragraph-properties fo:margin-bottom="0.1354in" fo:margin-left="0.175in" fo:text-indent="-0.0069in">
        <style:tab-stops/>
      </style:paragraph-properties>
    </style:style>
    <style:style style:name="T188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29" style:family="ruby">
      <style:ruby-properties style:ruby-align="distribute-space" style:ruby-position="above"/>
    </style:style>
    <style:style style:name="T1889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189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30" style:family="ruby">
      <style:ruby-properties style:ruby-align="distribute-space" style:ruby-position="above"/>
    </style:style>
    <style:style style:name="T1891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189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31" style:family="ruby">
      <style:ruby-properties style:ruby-align="distribute-space" style:ruby-position="above"/>
    </style:style>
    <style:style style:name="T1893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189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32" style:family="ruby">
      <style:ruby-properties style:ruby-align="distribute-space" style:ruby-position="above"/>
    </style:style>
    <style:style style:name="P1895" style:parent-style-name="Normal" style:family="paragraph">
      <style:paragraph-properties fo:margin-bottom="0.1354in" fo:margin-left="0.175in" fo:text-indent="-0.0069in">
        <style:tab-stops/>
      </style:paragraph-properties>
    </style:style>
    <style:style style:name="T1896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189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1898" style:parent-style-name="Normal" style:family="paragraph">
      <style:paragraph-properties fo:margin-bottom="0.0125in">
        <style:tab-stops>
          <style:tab-stop style:type="center" style:position="2.6604in"/>
        </style:tab-stops>
      </style:paragraph-properties>
    </style:style>
    <style:style style:name="T189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33" style:family="ruby">
      <style:ruby-properties style:ruby-align="distribute-space" style:ruby-position="above"/>
    </style:style>
    <style:style style:name="T1900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190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34" style:family="ruby">
      <style:ruby-properties style:ruby-align="distribute-space" style:ruby-position="above"/>
    </style:style>
    <style:style style:name="T1902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190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35" style:family="ruby">
      <style:ruby-properties style:ruby-align="distribute-space" style:ruby-position="above"/>
    </style:style>
    <style:style style:name="T1904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190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1906" style:parent-style-name="Normal" style:family="paragraph">
      <style:paragraph-properties fo:margin-bottom="0.1354in" fo:margin-left="0.1784in">
        <style:tab-stops/>
      </style:paragraph-properties>
    </style:style>
    <style:style style:name="T190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1908" style:parent-style-name="Normal" style:family="paragraph">
      <style:paragraph-properties fo:margin-bottom="0in" fo:margin-left="0.175in" fo:text-indent="-0.0069in">
        <style:tab-stops/>
      </style:paragraph-properties>
    </style:style>
    <style:style style:name="T190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36" style:family="ruby">
      <style:ruby-properties style:ruby-align="distribute-space" style:ruby-position="above"/>
    </style:style>
    <style:style style:name="T1910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191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1912" style:parent-style-name="Normal" style:family="paragraph">
      <style:paragraph-properties fo:margin-bottom="0.1354in" fo:margin-left="0.1784in">
        <style:tab-stops/>
      </style:paragraph-properties>
    </style:style>
    <style:style style:name="T191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37" style:family="ruby">
      <style:ruby-properties style:ruby-align="distribute-space" style:ruby-position="above"/>
    </style:style>
    <style:style style:name="P1914" style:parent-style-name="Normal" style:family="paragraph">
      <style:paragraph-properties fo:margin-bottom="0.1333in" fo:margin-left="0.175in" fo:text-indent="-0.0069in">
        <style:tab-stops/>
      </style:paragraph-properties>
    </style:style>
    <style:style style:name="T1915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191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38" style:family="ruby">
      <style:ruby-properties style:ruby-align="distribute-space" style:ruby-position="above"/>
    </style:style>
    <style:style style:name="T1917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191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39" style:family="ruby">
      <style:ruby-properties style:ruby-align="distribute-space" style:ruby-position="above"/>
    </style:style>
    <style:style style:name="T1919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192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1921" style:parent-style-name="Normal" style:family="paragraph">
      <style:paragraph-properties fo:margin-bottom="0.0138in">
        <style:tab-stops>
          <style:tab-stop style:type="center" style:position="2.4388in"/>
        </style:tab-stops>
      </style:paragraph-properties>
    </style:style>
    <style:style style:name="T192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92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40" style:family="ruby">
      <style:ruby-properties style:ruby-align="distribute-space" style:ruby-position="above"/>
    </style:style>
    <style:style style:name="T1924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192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1926" style:parent-style-name="Normal" style:family="paragraph">
      <style:paragraph-properties fo:margin-bottom="0.1354in" fo:margin-left="0.1784in">
        <style:tab-stops/>
      </style:paragraph-properties>
    </style:style>
    <style:style style:name="T192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1928" style:parent-style-name="Normal" style:family="paragraph">
      <style:paragraph-properties fo:margin-bottom="0.134in" fo:margin-left="0.175in" fo:text-indent="-0.0069in">
        <style:tab-stops/>
      </style:paragraph-properties>
    </style:style>
    <style:style style:name="T192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41" style:family="ruby">
      <style:ruby-properties style:ruby-align="distribute-space" style:ruby-position="above"/>
    </style:style>
    <style:style style:name="T1930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193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1932" style:parent-style-name="Normal" style:family="paragraph">
      <style:paragraph-properties fo:margin-bottom="0.0138in">
        <style:tab-stops>
          <style:tab-stop style:type="center" style:position="2.3555in"/>
        </style:tab-stops>
      </style:paragraph-properties>
    </style:style>
    <style:style style:name="T193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42" style:family="ruby">
      <style:ruby-properties style:ruby-align="distribute-space" style:ruby-position="above"/>
    </style:style>
    <style:style style:name="T1934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193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43" style:family="ruby">
      <style:ruby-properties style:ruby-align="distribute-space" style:ruby-position="above"/>
    </style:style>
    <style:style style:name="T1936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193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1938" style:parent-style-name="Normal" style:family="paragraph">
      <style:paragraph-properties fo:margin-bottom="0.1354in" fo:margin-left="0.1784in">
        <style:tab-stops/>
      </style:paragraph-properties>
    </style:style>
    <style:style style:name="T193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44" style:family="ruby">
      <style:ruby-properties style:ruby-align="distribute-space" style:ruby-position="above"/>
    </style:style>
    <style:style style:name="P1940" style:parent-style-name="Normal" style:family="paragraph">
      <style:paragraph-properties fo:margin-bottom="0in" fo:margin-left="0.175in" fo:text-indent="-0.0069in">
        <style:tab-stops/>
      </style:paragraph-properties>
    </style:style>
    <style:style style:name="T1941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194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45" style:family="ruby">
      <style:ruby-properties style:ruby-align="distribute-space" style:ruby-position="above"/>
    </style:style>
    <style:style style:name="T1943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194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46" style:family="ruby">
      <style:ruby-properties style:ruby-align="distribute-space" style:ruby-position="above"/>
    </style:style>
    <style:style style:name="T1945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194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1947" style:parent-style-name="Normal" style:family="paragraph">
      <style:paragraph-properties fo:margin-bottom="0.1333in" fo:margin-left="0.1784in">
        <style:tab-stops/>
      </style:paragraph-properties>
    </style:style>
    <style:style style:name="T194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1949" style:parent-style-name="Normal" style:family="paragraph">
      <style:paragraph-properties fo:margin-bottom="0in" fo:margin-left="0.175in" fo:text-indent="-0.0069in">
        <style:tab-stops/>
      </style:paragraph-properties>
    </style:style>
    <style:style style:name="T195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47" style:family="ruby">
      <style:ruby-properties style:ruby-align="distribute-space" style:ruby-position="above"/>
    </style:style>
    <style:style style:name="T1951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195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48" style:family="ruby">
      <style:ruby-properties style:ruby-align="distribute-space" style:ruby-position="above"/>
    </style:style>
    <style:style style:name="T1953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195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1955" style:parent-style-name="Normal" style:family="paragraph">
      <style:paragraph-properties fo:margin-bottom="0.1354in" fo:margin-left="0.1784in">
        <style:tab-stops/>
      </style:paragraph-properties>
    </style:style>
    <style:style style:name="T195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49" style:family="ruby">
      <style:ruby-properties style:ruby-align="distribute-space" style:ruby-position="above"/>
    </style:style>
    <style:style style:name="P1957" style:parent-style-name="Normal" style:family="paragraph">
      <style:paragraph-properties fo:margin-bottom="0.1354in" fo:margin-left="0.175in" fo:text-indent="-0.0069in">
        <style:tab-stops/>
      </style:paragraph-properties>
    </style:style>
    <style:style style:name="T1958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195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50" style:family="ruby">
      <style:ruby-properties style:ruby-align="distribute-space" style:ruby-position="above"/>
    </style:style>
    <style:style style:name="T1960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196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51" style:family="ruby">
      <style:ruby-properties style:ruby-align="distribute-space" style:ruby-position="above"/>
    </style:style>
    <style:style style:name="T1962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196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52" style:family="ruby">
      <style:ruby-properties style:ruby-align="distribute-space" style:ruby-position="above"/>
    </style:style>
    <style:style style:name="T1964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196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53" style:family="ruby">
      <style:ruby-properties style:ruby-align="distribute-space" style:ruby-position="above"/>
    </style:style>
    <style:style style:name="T1966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196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1968" style:parent-style-name="Normal" style:family="paragraph">
      <style:paragraph-properties fo:margin-bottom="0.0125in">
        <style:tab-stops>
          <style:tab-stop style:type="center" style:position="2.6055in"/>
        </style:tab-stops>
      </style:paragraph-properties>
    </style:style>
    <style:style style:name="T196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97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54" style:family="ruby">
      <style:ruby-properties style:ruby-align="distribute-space" style:ruby-position="above"/>
    </style:style>
    <style:style style:name="T1971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197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1973" style:parent-style-name="Normal" style:family="paragraph">
      <style:paragraph-properties fo:margin-bottom="0in" fo:margin-left="0.1784in">
        <style:tab-stops/>
      </style:paragraph-properties>
    </style:style>
    <style:style style:name="T197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1975" style:parent-style-name="Normal" style:family="paragraph">
      <style:paragraph-properties fo:margin-bottom="0.1354in" fo:margin-left="0.175in" fo:text-indent="-0.0069in">
        <style:tab-stops/>
      </style:paragraph-properties>
    </style:style>
    <style:style style:name="T197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1977" style:parent-style-name="Normal" style:family="paragraph">
      <style:paragraph-properties fo:margin-bottom="0.0125in">
        <style:tab-stops>
          <style:tab-stop style:type="center" style:position="2.3555in"/>
        </style:tab-stops>
      </style:paragraph-properties>
    </style:style>
    <style:style style:name="T197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97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55" style:family="ruby">
      <style:ruby-properties style:ruby-align="distribute-space" style:ruby-position="above"/>
    </style:style>
    <style:style style:name="T1980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198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56" style:family="ruby">
      <style:ruby-properties style:ruby-align="distribute-space" style:ruby-position="above"/>
    </style:style>
    <style:style style:name="T1982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198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57" style:family="ruby">
      <style:ruby-properties style:ruby-align="distribute-space" style:ruby-position="above"/>
    </style:style>
    <style:style style:name="T1984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198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1986" style:parent-style-name="Normal" style:family="paragraph">
      <style:paragraph-properties fo:margin-bottom="0.1354in" fo:margin-left="0.1784in">
        <style:tab-stops/>
      </style:paragraph-properties>
    </style:style>
    <style:style style:name="T198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58" style:family="ruby">
      <style:ruby-properties style:ruby-align="distribute-space" style:ruby-position="above"/>
    </style:style>
    <style:style style:name="P1988" style:parent-style-name="Normal" style:family="paragraph">
      <style:paragraph-properties fo:margin-bottom="0.1354in" fo:margin-left="0.175in" fo:text-indent="-0.0069in">
        <style:tab-stops/>
      </style:paragraph-properties>
    </style:style>
    <style:style style:name="T1989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199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99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199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59" style:family="ruby">
      <style:ruby-properties style:ruby-align="distribute-space" style:ruby-position="above"/>
    </style:style>
    <style:style style:name="T1993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199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60" style:family="ruby">
      <style:ruby-properties style:ruby-align="distribute-space" style:ruby-position="above"/>
    </style:style>
    <style:style style:name="T1995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199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61" style:family="ruby">
      <style:ruby-properties style:ruby-align="distribute-space" style:ruby-position="above"/>
    </style:style>
    <style:style style:name="T1997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199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62" style:family="ruby">
      <style:ruby-properties style:ruby-align="distribute-space" style:ruby-position="above"/>
    </style:style>
    <style:style style:name="T1999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200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001" style:parent-style-name="Normal" style:family="paragraph">
      <style:text-properties fo:font-weight="bold" style:font-weight-asian="bold" fo:font-size="12.5pt" style:font-size-asian="12.5pt" style:font-size-complex="12.5pt" style:language-asian="ja" style:country-asian="JP"/>
    </style:style>
    <style:style style:name="P2002" style:parent-style-name="Normal" style:family="paragraph">
      <style:paragraph-properties fo:margin-bottom="0.0659in" fo:margin-left="-0.002in" fo:text-indent="-0.0069in">
        <style:tab-stops/>
      </style:paragraph-properties>
    </style:style>
    <style:style style:name="T2003" style:parent-style-name="Fuentedepárrafopredeter." style:family="text">
      <style:text-properties style:font-name="MS Mincho" style:font-name-complex="MS Mincho" fo:font-weight="bold" style:font-weight-asian="bold" style:font-weight-complex="bold" fo:font-size="12.5pt" style:font-size-asian="12.5pt" style:font-size-complex="12.5pt" style:language-asian="ja" style:country-asian="JP"/>
    </style:style>
    <style:style style:name="T200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63" style:family="ruby">
      <style:ruby-properties style:ruby-align="distribute-space" style:ruby-position="above"/>
    </style:style>
    <style:style style:name="T2005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2006" style:parent-style-name="Fuentedepárrafopredeter." style:family="text">
      <style:text-properties style:font-name-asian="Calibri" fo:font-weight="bold" style:font-weight-asian="bold" fo:font-size="12.5pt" style:font-size-asian="12.5pt" style:font-size-complex="12.5pt" style:language-asian="ja" style:country-asian="JP"/>
    </style:style>
    <style:style style:name="T2007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2008" style:parent-style-name="Fuentedepárrafopredeter." style:family="text">
      <style:text-properties style:font-name-asian="Calibri" fo:font-size="12.5pt" style:font-size-asian="12.5pt" style:font-size-complex="12.5pt" style:language-asian="ja" style:country-asian="JP"/>
    </style:style>
    <style:style style:name="P2009" style:parent-style-name="Normal" style:family="paragraph">
      <style:paragraph-properties fo:margin-bottom="0in" fo:margin-left="0.0013in">
        <style:tab-stops/>
      </style:paragraph-properties>
    </style:style>
    <style:style style:name="T201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olumn2012" style:family="table-column">
      <style:table-column-properties style:column-width="0.9847in"/>
    </style:style>
    <style:style style:name="TableColumn2013" style:family="table-column">
      <style:table-column-properties style:column-width="5.2513in"/>
    </style:style>
    <style:style style:name="Table2011" style:family="table">
      <style:table-properties style:width="6.2361in" fo:margin-left="0.0013in" table:align="left"/>
    </style:style>
    <style:style style:name="TableRow2014" style:family="table-row">
      <style:table-row-properties style:min-row-height="0.334in"/>
    </style:style>
    <style:style style:name="TableCell2015" style:family="table-cell">
      <style:table-cell-properties fo:border="none" style:writing-mode="lr-tb" fo:padding-top="0in" fo:padding-left="0in" fo:padding-bottom="0in" fo:padding-right="0in"/>
    </style:style>
    <style:style style:name="P2016" style:parent-style-name="Normal" style:family="paragraph">
      <style:paragraph-properties fo:margin-bottom="0in" fo:line-height="100%" fo:margin-left="0.0284in" fo:margin-right="0.15in" fo:text-indent="-0.0284in">
        <style:tab-stops/>
      </style:paragraph-properties>
    </style:style>
    <style:style style:name="T201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201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019" style:parent-style-name="Normal" style:family="paragraph">
      <style:paragraph-properties fo:margin-bottom="0in" fo:line-height="100%"/>
    </style:style>
    <style:style style:name="T202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2021" style:family="table-row">
      <style:table-row-properties style:min-row-height="0.5902in"/>
    </style:style>
    <style:style style:name="TableCell202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023" style:parent-style-name="Normal" style:family="paragraph">
      <style:paragraph-properties fo:margin-bottom="0.0152in" fo:line-height="100%"/>
    </style:style>
    <style:style style:name="T202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025" style:parent-style-name="Normal" style:family="paragraph">
      <style:paragraph-properties fo:margin-bottom="0in" fo:line-height="100%"/>
    </style:style>
    <style:style style:name="T202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2027" style:family="table-cell">
      <style:table-cell-properties fo:border="none" style:writing-mode="lr-tb" fo:padding-top="0in" fo:padding-left="0in" fo:padding-bottom="0in" fo:padding-right="0in"/>
    </style:style>
    <style:style style:name="P2028" style:parent-style-name="Normal" style:family="paragraph">
      <style:paragraph-properties fo:margin-bottom="0in" fo:line-height="100%" fo:margin-left="0.1715in">
        <style:tab-stops/>
      </style:paragraph-properties>
    </style:style>
    <style:style style:name="T2029" style:parent-style-name="Fuentedepárrafopredeter." style:family="text">
      <style:text-properties style:font-name-asian="Calibri" fo:font-size="12.5pt" style:font-size-asian="12.5pt" style:font-size-complex="12.5pt" style:language-asian="ja" style:country-asian="JP"/>
    </style:style>
    <style:style style:name="T203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2031" style:family="table-row">
      <style:table-row-properties style:min-row-height="0.5701in"/>
    </style:style>
    <style:style style:name="TableCell203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033" style:parent-style-name="Normal" style:family="paragraph">
      <style:paragraph-properties fo:text-align="justify" fo:margin-bottom="0in" fo:line-height="100%"/>
    </style:style>
    <style:style style:name="T203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035" style:parent-style-name="Normal" style:family="paragraph">
      <style:paragraph-properties fo:margin-bottom="0in" fo:line-height="100%"/>
    </style:style>
    <style:style style:name="T203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203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038" style:parent-style-name="Normal" style:family="paragraph">
      <style:paragraph-properties fo:text-align="justify" fo:margin-bottom="0in" fo:line-height="100%"/>
    </style:style>
    <style:style style:name="T203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2040" style:family="table-row">
      <style:table-row-properties style:min-row-height="0.3555in"/>
    </style:style>
    <style:style style:name="TableCell2041" style:family="table-cell">
      <style:table-cell-properties fo:border="none" style:writing-mode="lr-tb" fo:padding-top="0in" fo:padding-left="0in" fo:padding-bottom="0in" fo:padding-right="0in"/>
    </style:style>
    <style:style style:name="P2042" style:parent-style-name="Normal" style:family="paragraph">
      <style:paragraph-properties fo:margin-bottom="0in" fo:line-height="100%" fo:margin-left="0.0284in" fo:margin-right="0.15in" fo:text-indent="-0.0284in">
        <style:tab-stops/>
      </style:paragraph-properties>
    </style:style>
    <style:style style:name="T204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204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045" style:parent-style-name="Normal" style:family="paragraph">
      <style:paragraph-properties fo:margin-bottom="0in" fo:line-height="100%"/>
    </style:style>
    <style:style style:name="T204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2047" style:family="table-row">
      <style:table-row-properties style:min-row-height="0.575in"/>
    </style:style>
    <style:style style:name="TableCell204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049" style:parent-style-name="Normal" style:family="paragraph">
      <style:paragraph-properties fo:margin-bottom="0in" fo:line-height="100%"/>
    </style:style>
    <style:style style:name="T205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051" style:parent-style-name="Normal" style:family="paragraph">
      <style:paragraph-properties fo:margin-bottom="0in" fo:line-height="100%"/>
    </style:style>
    <style:style style:name="T205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2053" style:family="table-cell">
      <style:table-cell-properties fo:border="none" style:writing-mode="lr-tb" fo:padding-top="0in" fo:padding-left="0in" fo:padding-bottom="0in" fo:padding-right="0in"/>
    </style:style>
    <style:style style:name="P2054" style:parent-style-name="Normal" style:family="paragraph">
      <style:paragraph-properties fo:margin-bottom="0in" fo:line-height="100%" fo:margin-left="0.1715in">
        <style:tab-stops/>
      </style:paragraph-properties>
    </style:style>
    <style:style style:name="T205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2056" style:family="table-row">
      <style:table-row-properties style:min-row-height="0.2118in"/>
    </style:style>
    <style:style style:name="TableCell2057" style:family="table-cell">
      <style:table-cell-properties fo:border="none" style:writing-mode="lr-tb" fo:padding-top="0in" fo:padding-left="0in" fo:padding-bottom="0in" fo:padding-right="0in"/>
    </style:style>
    <style:style style:name="P2058" style:parent-style-name="Normal" style:family="paragraph">
      <style:paragraph-properties fo:text-align="justify" fo:margin-bottom="0in" fo:line-height="100%"/>
    </style:style>
    <style:style style:name="T205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2060" style:family="table-cell">
      <style:table-cell-properties fo:border="none" style:writing-mode="lr-tb" fo:padding-top="0in" fo:padding-left="0in" fo:padding-bottom="0in" fo:padding-right="0in"/>
    </style:style>
    <style:style style:name="P2061" style:parent-style-name="Normal" style:family="paragraph">
      <style:paragraph-properties fo:margin-bottom="0in" fo:line-height="100%"/>
    </style:style>
    <style:style style:name="T206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2063" style:family="table-row">
      <style:table-row-properties style:min-row-height="0.5715in"/>
    </style:style>
    <style:style style:name="TableCell206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065" style:parent-style-name="Normal" style:family="paragraph">
      <style:paragraph-properties fo:margin-bottom="0in" fo:line-height="100%"/>
    </style:style>
    <style:style style:name="T206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067" style:parent-style-name="Normal" style:family="paragraph">
      <style:paragraph-properties fo:margin-bottom="0in" fo:line-height="100%"/>
    </style:style>
    <style:style style:name="T206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2069" style:family="table-cell">
      <style:table-cell-properties fo:border="none" style:writing-mode="lr-tb" fo:padding-top="0in" fo:padding-left="0in" fo:padding-bottom="0in" fo:padding-right="0in"/>
    </style:style>
    <style:style style:name="P2070" style:parent-style-name="Normal" style:family="paragraph">
      <style:paragraph-properties fo:margin-bottom="0in" fo:line-height="100%" fo:margin-left="0.1715in" fo:margin-right="2.7458in">
        <style:tab-stops/>
      </style:paragraph-properties>
    </style:style>
    <style:style style:name="T207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2072" style:family="table-row">
      <style:table-row-properties style:min-row-height="0.3541in"/>
    </style:style>
    <style:style style:name="TableCell2073" style:family="table-cell">
      <style:table-cell-properties fo:border="none" style:writing-mode="lr-tb" fo:padding-top="0in" fo:padding-left="0in" fo:padding-bottom="0in" fo:padding-right="0in"/>
    </style:style>
    <style:style style:name="P2074" style:parent-style-name="Normal" style:family="paragraph">
      <style:paragraph-properties fo:margin-bottom="0in" fo:line-height="100%" fo:margin-left="0.0284in" fo:margin-right="0.15in" fo:text-indent="-0.0284in">
        <style:tab-stops/>
      </style:paragraph-properties>
    </style:style>
    <style:style style:name="T207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207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077" style:parent-style-name="Normal" style:family="paragraph">
      <style:paragraph-properties fo:margin-bottom="0in" fo:line-height="100%"/>
    </style:style>
    <style:style style:name="T207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2079" style:family="table-row">
      <style:table-row-properties style:min-row-height="0.5708in"/>
    </style:style>
    <style:style style:name="TableCell208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081" style:parent-style-name="Normal" style:family="paragraph">
      <style:paragraph-properties fo:margin-bottom="0in" fo:line-height="100%"/>
    </style:style>
    <style:style style:name="T208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083" style:parent-style-name="Normal" style:family="paragraph">
      <style:paragraph-properties fo:margin-bottom="0in" fo:line-height="100%"/>
    </style:style>
    <style:style style:name="T208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2085" style:family="table-cell">
      <style:table-cell-properties fo:border="none" style:writing-mode="lr-tb" fo:padding-top="0in" fo:padding-left="0in" fo:padding-bottom="0in" fo:padding-right="0in"/>
    </style:style>
    <style:style style:name="P2086" style:parent-style-name="Normal" style:family="paragraph">
      <style:paragraph-properties fo:margin-bottom="0in" fo:line-height="100%" fo:margin-left="0.1715in">
        <style:tab-stops/>
      </style:paragraph-properties>
    </style:style>
    <style:style style:name="T208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2088" style:family="table-row">
      <style:table-row-properties style:min-row-height="0.3541in"/>
    </style:style>
    <style:style style:name="TableCell208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090" style:parent-style-name="Normal" style:family="paragraph">
      <style:paragraph-properties fo:text-align="justify" fo:margin-bottom="0in" fo:line-height="100%"/>
    </style:style>
    <style:style style:name="T209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209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093" style:parent-style-name="Normal" style:family="paragraph">
      <style:paragraph-properties fo:margin-bottom="0in" fo:line-height="100%"/>
    </style:style>
    <style:style style:name="T209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2095" style:family="table-row">
      <style:table-row-properties style:min-row-height="0.5708in"/>
    </style:style>
    <style:style style:name="TableCell209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097" style:parent-style-name="Normal" style:family="paragraph">
      <style:paragraph-properties fo:margin-bottom="0in" fo:line-height="100%"/>
    </style:style>
    <style:style style:name="T209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099" style:parent-style-name="Normal" style:family="paragraph">
      <style:paragraph-properties fo:margin-bottom="0in" fo:line-height="100%"/>
    </style:style>
    <style:style style:name="T210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2101" style:family="table-cell">
      <style:table-cell-properties fo:border="none" style:writing-mode="lr-tb" fo:padding-top="0in" fo:padding-left="0in" fo:padding-bottom="0in" fo:padding-right="0in"/>
    </style:style>
    <style:style style:name="P2102" style:parent-style-name="Normal" style:family="paragraph">
      <style:paragraph-properties fo:text-align="justify" fo:margin-bottom="0in" fo:line-height="100%" fo:margin-left="0.2263in" fo:margin-right="2.8576in" fo:text-indent="-0.0548in">
        <style:tab-stops/>
      </style:paragraph-properties>
    </style:style>
    <style:style style:name="T210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2104" style:family="table-row">
      <style:table-row-properties style:min-row-height="0.3548in"/>
    </style:style>
    <style:style style:name="TableCell2105" style:family="table-cell">
      <style:table-cell-properties fo:border="none" style:writing-mode="lr-tb" fo:padding-top="0in" fo:padding-left="0in" fo:padding-bottom="0in" fo:padding-right="0in"/>
    </style:style>
    <style:style style:name="P2106" style:parent-style-name="Normal" style:family="paragraph">
      <style:paragraph-properties fo:margin-bottom="0in" fo:line-height="100%" fo:margin-left="0.0284in" fo:margin-right="0.15in" fo:text-indent="-0.0284in">
        <style:tab-stops/>
      </style:paragraph-properties>
    </style:style>
    <style:style style:name="T210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210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109" style:parent-style-name="Normal" style:family="paragraph">
      <style:paragraph-properties fo:margin-bottom="0in" fo:line-height="100%"/>
    </style:style>
    <style:style style:name="T211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2111" style:family="table-row">
      <style:table-row-properties style:min-row-height="0.5701in"/>
    </style:style>
    <style:style style:name="TableCell211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113" style:parent-style-name="Normal" style:family="paragraph">
      <style:paragraph-properties fo:margin-bottom="0in" fo:line-height="100%"/>
    </style:style>
    <style:style style:name="T211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115" style:parent-style-name="Normal" style:family="paragraph">
      <style:paragraph-properties fo:margin-bottom="0in" fo:line-height="100%"/>
    </style:style>
    <style:style style:name="T211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2117" style:family="table-cell">
      <style:table-cell-properties fo:border="none" style:writing-mode="lr-tb" fo:padding-top="0in" fo:padding-left="0in" fo:padding-bottom="0in" fo:padding-right="0in"/>
    </style:style>
    <style:style style:name="P2118" style:parent-style-name="Normal" style:family="paragraph">
      <style:paragraph-properties fo:margin-bottom="0in" fo:line-height="100%" fo:margin-left="0.2263in" fo:margin-right="1.9687in" fo:text-indent="-0.0548in">
        <style:tab-stops/>
      </style:paragraph-properties>
    </style:style>
    <style:style style:name="T211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212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2121" style:family="table-row">
      <style:table-row-properties style:min-row-height="0.3548in"/>
    </style:style>
    <style:style style:name="TableCell212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123" style:parent-style-name="Normal" style:family="paragraph">
      <style:paragraph-properties fo:text-align="justify" fo:margin-bottom="0in" fo:line-height="100%"/>
    </style:style>
    <style:style style:name="T212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212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126" style:parent-style-name="Normal" style:family="paragraph">
      <style:paragraph-properties fo:margin-bottom="0in" fo:line-height="100%"/>
    </style:style>
    <style:style style:name="T212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2128" style:family="table-row">
      <style:table-row-properties style:min-row-height="0.5708in"/>
    </style:style>
    <style:style style:name="TableCell212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130" style:parent-style-name="Normal" style:family="paragraph">
      <style:paragraph-properties fo:margin-bottom="0in" fo:line-height="100%"/>
    </style:style>
    <style:style style:name="T213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132" style:parent-style-name="Normal" style:family="paragraph">
      <style:paragraph-properties fo:margin-bottom="0in" fo:line-height="100%"/>
    </style:style>
    <style:style style:name="T213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2134" style:family="table-cell">
      <style:table-cell-properties fo:border="none" style:writing-mode="lr-tb" fo:padding-top="0in" fo:padding-left="0in" fo:padding-bottom="0in" fo:padding-right="0in"/>
    </style:style>
    <style:style style:name="P2135" style:parent-style-name="Normal" style:family="paragraph">
      <style:paragraph-properties fo:margin-bottom="0in" fo:line-height="100%" fo:margin-left="0.1715in" fo:margin-right="2.7458in">
        <style:tab-stops/>
      </style:paragraph-properties>
    </style:style>
    <style:style style:name="T213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2137" style:family="table-row">
      <style:table-row-properties style:min-row-height="0.3583in"/>
    </style:style>
    <style:style style:name="TableCell2138" style:family="table-cell">
      <style:table-cell-properties fo:border="none" style:writing-mode="lr-tb" fo:padding-top="0in" fo:padding-left="0in" fo:padding-bottom="0in" fo:padding-right="0in"/>
    </style:style>
    <style:style style:name="P2139" style:parent-style-name="Normal" style:family="paragraph">
      <style:paragraph-properties fo:margin-bottom="0in" fo:line-height="100%" fo:margin-left="0.0284in" fo:margin-right="0.15in" fo:text-indent="-0.0284in">
        <style:tab-stops/>
      </style:paragraph-properties>
    </style:style>
    <style:style style:name="T214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214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142" style:parent-style-name="Normal" style:family="paragraph">
      <style:paragraph-properties fo:margin-bottom="0in" fo:line-height="100%"/>
    </style:style>
    <style:style style:name="T214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2144" style:family="table-row">
      <style:table-row-properties style:min-row-height="0.4083in"/>
    </style:style>
    <style:style style:name="TableCell2145" style:family="table-cell">
      <style:table-cell-properties fo:border="none" style:writing-mode="lr-tb" fo:padding-top="0in" fo:padding-left="0in" fo:padding-bottom="0in" fo:padding-right="0in"/>
    </style:style>
    <style:style style:name="P2146" style:parent-style-name="Normal" style:family="paragraph">
      <style:paragraph-properties fo:margin-bottom="0in" fo:line-height="100%"/>
    </style:style>
    <style:style style:name="T214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148" style:parent-style-name="Normal" style:family="paragraph">
      <style:paragraph-properties fo:margin-bottom="0in" fo:line-height="100%"/>
    </style:style>
    <style:style style:name="T214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2150" style:family="table-cell">
      <style:table-cell-properties fo:border="none" style:writing-mode="lr-tb" fo:padding-top="0in" fo:padding-left="0in" fo:padding-bottom="0in" fo:padding-right="0in"/>
    </style:style>
    <style:style style:name="P2151" style:parent-style-name="Normal" style:family="paragraph">
      <style:paragraph-properties fo:margin-bottom="0in" fo:line-height="100%" fo:margin-left="0.1715in">
        <style:tab-stops/>
      </style:paragraph-properties>
    </style:style>
    <style:style style:name="T215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2153" style:family="table-row">
      <style:table-row-properties style:min-row-height="0.7868in"/>
    </style:style>
    <style:style style:name="TableCell2154" style:family="table-cell">
      <style:table-cell-properties fo:border="none" style:writing-mode="lr-tb" fo:padding-top="0in" fo:padding-left="0in" fo:padding-bottom="0in" fo:padding-right="0in"/>
    </style:style>
    <style:style style:name="P2155" style:parent-style-name="Normal" style:family="paragraph">
      <style:paragraph-properties fo:margin-bottom="0.1354in" fo:line-height="100%"/>
    </style:style>
    <style:style style:name="T215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157" style:parent-style-name="Normal" style:family="paragraph">
      <style:paragraph-properties fo:margin-bottom="0.0138in" fo:line-height="100%">
        <style:tab-stops>
          <style:tab-stop style:type="center" style:position="2.4937in"/>
        </style:tab-stops>
      </style:paragraph-properties>
    </style:style>
    <style:style style:name="T215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215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160" style:parent-style-name="Normal" style:family="paragraph">
      <style:paragraph-properties fo:margin-bottom="0in" fo:line-height="100%"/>
    </style:style>
    <style:style style:name="T2161" style:parent-style-name="Fuentedepárrafopredeter." style:family="text">
      <style:text-properties style:font-name-asian="Calibri" fo:font-size="12.5pt" style:font-size-asian="12.5pt" style:font-size-complex="12.5pt" style:language-asian="ja" style:country-asian="JP"/>
    </style:style>
    <style:style style:name="T2162" style:parent-style-name="Fuentedepárrafopredeter." style:family="text">
      <style:text-properties style:font-name-asian="Calibri" fo:font-size="12.5pt" style:font-size-asian="12.5pt" style:font-size-complex="12.5pt" style:language-asian="ja" style:country-asian="JP"/>
    </style:style>
    <style:style style:name="T216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164" style:parent-style-name="Normal" style:family="paragraph">
      <style:paragraph-properties fo:margin-bottom="0in" fo:margin-left="0.0013in">
        <style:tab-stops/>
      </style:paragraph-properties>
    </style:style>
    <style:style style:name="T216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olumn2167" style:family="table-column">
      <style:table-column-properties style:column-width="0.9847in"/>
    </style:style>
    <style:style style:name="TableColumn2168" style:family="table-column">
      <style:table-column-properties style:column-width="5.1944in"/>
    </style:style>
    <style:style style:name="Table2166" style:family="table">
      <style:table-properties style:width="6.1791in" fo:margin-left="0.0013in" table:align="left"/>
    </style:style>
    <style:style style:name="TableRow2169" style:family="table-row">
      <style:table-row-properties style:min-row-height="0.1881in"/>
    </style:style>
    <style:style style:name="TableCell2170" style:family="table-cell">
      <style:table-cell-properties fo:border="none" style:writing-mode="lr-tb" fo:padding-top="0in" fo:padding-left="0in" fo:padding-bottom="0in" fo:padding-right="0in"/>
    </style:style>
    <style:style style:name="P2171" style:parent-style-name="Normal" style:family="paragraph">
      <style:paragraph-properties fo:margin-bottom="0in" fo:line-height="100%" fo:margin-left="0.0284in">
        <style:tab-stops/>
      </style:paragraph-properties>
    </style:style>
    <style:style style:name="T217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2173" style:family="table-cell">
      <style:table-cell-properties fo:border="none" style:writing-mode="lr-tb" fo:padding-top="0in" fo:padding-left="0in" fo:padding-bottom="0in" fo:padding-right="0in"/>
    </style:style>
    <style:style style:name="P2174" style:parent-style-name="Normal" style:family="paragraph">
      <style:paragraph-properties fo:margin-bottom="0in" fo:line-height="100%"/>
    </style:style>
    <style:style style:name="T217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2176" style:family="table-row">
      <style:table-row-properties style:min-row-height="0.3541in"/>
    </style:style>
    <style:style style:name="TableCell217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178" style:parent-style-name="Normal" style:family="paragraph">
      <style:paragraph-properties fo:margin-bottom="0in" fo:line-height="100%"/>
    </style:style>
    <style:style style:name="T217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218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181" style:parent-style-name="Normal" style:family="paragraph">
      <style:paragraph-properties fo:margin-bottom="0in" fo:line-height="100%" fo:margin-left="0.1715in">
        <style:tab-stops/>
      </style:paragraph-properties>
    </style:style>
    <style:style style:name="T218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2183" style:family="table-row">
      <style:table-row-properties style:min-row-height="0.5708in"/>
    </style:style>
    <style:style style:name="TableCell218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185" style:parent-style-name="Normal" style:family="paragraph">
      <style:paragraph-properties fo:margin-bottom="0in" fo:line-height="100%"/>
    </style:style>
    <style:style style:name="T218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187" style:parent-style-name="Normal" style:family="paragraph">
      <style:paragraph-properties fo:margin-bottom="0in" fo:line-height="100%"/>
    </style:style>
    <style:style style:name="T218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2189" style:family="table-cell">
      <style:table-cell-properties fo:border="none" style:writing-mode="lr-tb" fo:padding-top="0in" fo:padding-left="0in" fo:padding-bottom="0in" fo:padding-right="0in"/>
    </style:style>
    <style:style style:name="P2190" style:parent-style-name="Normal" style:family="paragraph">
      <style:paragraph-properties fo:margin-bottom="0.0458in" fo:line-height="100%" fo:margin-left="0.1715in">
        <style:tab-stops/>
      </style:paragraph-properties>
    </style:style>
    <style:style style:name="T219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192" style:parent-style-name="Normal" style:family="paragraph">
      <style:paragraph-properties fo:margin-bottom="0in" fo:line-height="100%" fo:margin-left="0.1986in">
        <style:tab-stops/>
      </style:paragraph-properties>
    </style:style>
    <style:style style:name="T219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2194" style:family="table-row">
      <style:table-row-properties style:min-row-height="0.5708in"/>
    </style:style>
    <style:style style:name="TableCell219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196" style:parent-style-name="Normal" style:family="paragraph">
      <style:paragraph-properties fo:text-align="justify" fo:margin-bottom="0in" fo:line-height="100%"/>
    </style:style>
    <style:style style:name="T219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198" style:parent-style-name="Normal" style:family="paragraph">
      <style:paragraph-properties fo:margin-bottom="0in" fo:line-height="100%"/>
    </style:style>
    <style:style style:name="T219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2200" style:family="table-cell">
      <style:table-cell-properties fo:border="none" style:writing-mode="lr-tb" fo:padding-top="0in" fo:padding-left="0in" fo:padding-bottom="0in" fo:padding-right="0in"/>
    </style:style>
    <style:style style:name="P2201" style:parent-style-name="Normal" style:family="paragraph">
      <style:paragraph-properties fo:text-align="justify" fo:margin-bottom="0in" fo:line-height="100%"/>
    </style:style>
    <style:style style:name="T220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2203" style:family="table-row">
      <style:table-row-properties style:min-row-height="0.3583in"/>
    </style:style>
    <style:style style:name="TableCell2204" style:family="table-cell">
      <style:table-cell-properties fo:border="none" style:writing-mode="lr-tb" fo:padding-top="0in" fo:padding-left="0in" fo:padding-bottom="0in" fo:padding-right="0in"/>
    </style:style>
    <style:style style:name="P2205" style:parent-style-name="Normal" style:family="paragraph">
      <style:paragraph-properties fo:margin-bottom="0in" fo:line-height="100%" fo:margin-left="0.0284in" fo:margin-right="0.15in" fo:text-indent="-0.0284in">
        <style:tab-stops/>
      </style:paragraph-properties>
    </style:style>
    <style:style style:name="T220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220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208" style:parent-style-name="Normal" style:family="paragraph">
      <style:paragraph-properties fo:margin-bottom="0in" fo:line-height="100%"/>
    </style:style>
    <style:style style:name="T220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2210" style:family="table-row">
      <style:table-row-properties style:min-row-height="0.2125in"/>
    </style:style>
    <style:style style:name="TableCell2211" style:family="table-cell">
      <style:table-cell-properties fo:border="none" style:writing-mode="lr-tb" fo:padding-top="0in" fo:padding-left="0in" fo:padding-bottom="0in" fo:padding-right="0in"/>
    </style:style>
    <style:style style:name="P2212" style:parent-style-name="Normal" style:family="paragraph">
      <style:paragraph-properties fo:margin-bottom="0in" fo:line-height="100%"/>
    </style:style>
    <style:style style:name="T221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2214" style:family="table-cell">
      <style:table-cell-properties fo:border="none" style:writing-mode="lr-tb" fo:padding-top="0in" fo:padding-left="0in" fo:padding-bottom="0in" fo:padding-right="0in"/>
    </style:style>
    <style:style style:name="P2215" style:parent-style-name="Normal" style:family="paragraph">
      <style:paragraph-properties fo:margin-bottom="0in" fo:line-height="100%" fo:margin-left="0.1715in">
        <style:tab-stops/>
      </style:paragraph-properties>
    </style:style>
    <style:style style:name="T221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2217" style:family="table-row">
      <style:table-row-properties style:min-row-height="0.5743in"/>
    </style:style>
    <style:style style:name="TableCell221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219" style:parent-style-name="Normal" style:family="paragraph">
      <style:paragraph-properties fo:margin-bottom="0in" fo:line-height="100%"/>
    </style:style>
    <style:style style:name="T222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221" style:parent-style-name="Normal" style:family="paragraph">
      <style:paragraph-properties fo:margin-bottom="0in" fo:line-height="100%"/>
    </style:style>
    <style:style style:name="T222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2223" style:family="table-cell">
      <style:table-cell-properties fo:border="none" style:writing-mode="lr-tb" fo:padding-top="0in" fo:padding-left="0in" fo:padding-bottom="0in" fo:padding-right="0in"/>
    </style:style>
    <style:style style:name="P2224" style:parent-style-name="Normal" style:family="paragraph">
      <style:paragraph-properties fo:margin-bottom="0.0576in" fo:line-height="100%">
        <style:tab-stops>
          <style:tab-stop style:type="center" style:position="1.784in"/>
          <style:tab-stop style:type="center" style:position="2.5055in"/>
        </style:tab-stops>
      </style:paragraph-properties>
    </style:style>
    <style:style style:name="T222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222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222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228" style:parent-style-name="Normal" style:family="paragraph">
      <style:paragraph-properties fo:margin-bottom="0in" fo:line-height="100%" fo:margin-left="0.2in">
        <style:tab-stops/>
      </style:paragraph-properties>
    </style:style>
    <style:style style:name="T222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2230" style:family="table-row">
      <style:table-row-properties style:min-row-height="0.4298in"/>
    </style:style>
    <style:style style:name="TableCell2231" style:family="table-cell">
      <style:table-cell-properties fo:border="none" style:writing-mode="lr-tb" fo:padding-top="0in" fo:padding-left="0in" fo:padding-bottom="0in" fo:padding-right="0in"/>
    </style:style>
    <style:style style:name="P2232" style:parent-style-name="Normal" style:family="paragraph">
      <style:paragraph-properties fo:text-align="justify" fo:margin-bottom="0in" fo:line-height="100%"/>
    </style:style>
    <style:style style:name="T223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234" style:parent-style-name="Normal" style:family="paragraph">
      <style:paragraph-properties fo:margin-bottom="0in" fo:line-height="100%"/>
    </style:style>
    <style:style style:name="T223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2236" style:family="table-cell">
      <style:table-cell-properties fo:border="none" style:writing-mode="lr-tb" fo:padding-top="0in" fo:padding-left="0in" fo:padding-bottom="0in" fo:padding-right="0in"/>
    </style:style>
    <style:style style:name="P2237" style:parent-style-name="Normal" style:family="paragraph">
      <style:paragraph-properties fo:margin-bottom="0in" fo:line-height="100%"/>
    </style:style>
    <style:style style:name="T223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2239" style:family="table-row">
      <style:table-row-properties style:min-row-height="0.3541in"/>
    </style:style>
    <style:style style:name="TableCell2240" style:family="table-cell">
      <style:table-cell-properties fo:border="none" style:writing-mode="lr-tb" fo:padding-top="0in" fo:padding-left="0in" fo:padding-bottom="0in" fo:padding-right="0in"/>
    </style:style>
    <style:style style:name="P2241" style:parent-style-name="Normal" style:family="paragraph">
      <style:paragraph-properties fo:margin-bottom="0in" fo:line-height="100%" fo:margin-left="0.0284in" fo:margin-right="0.15in" fo:text-indent="-0.0284in">
        <style:tab-stops/>
      </style:paragraph-properties>
    </style:style>
    <style:style style:name="T224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224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244" style:parent-style-name="Normal" style:family="paragraph">
      <style:paragraph-properties fo:margin-bottom="0in" fo:line-height="100%"/>
    </style:style>
    <style:style style:name="T224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2246" style:family="table-row">
      <style:table-row-properties style:min-row-height="0.3583in"/>
    </style:style>
    <style:style style:name="TableCell224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248" style:parent-style-name="Normal" style:family="paragraph">
      <style:paragraph-properties fo:margin-bottom="0in" fo:line-height="100%"/>
    </style:style>
    <style:style style:name="T224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2250" style:family="table-cell">
      <style:table-cell-properties fo:border="none" style:writing-mode="lr-tb" fo:padding-top="0in" fo:padding-left="0in" fo:padding-bottom="0in" fo:padding-right="0in"/>
    </style:style>
    <style:style style:name="P2251" style:parent-style-name="Normal" style:family="paragraph">
      <style:paragraph-properties fo:margin-bottom="0.0576in" fo:line-height="100%">
        <style:tab-stops>
          <style:tab-stop style:type="center" style:position="1.1722in"/>
        </style:tab-stops>
      </style:paragraph-properties>
    </style:style>
    <style:style style:name="T225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225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254" style:parent-style-name="Normal" style:family="paragraph">
      <style:paragraph-properties fo:margin-bottom="0in" fo:line-height="100%" fo:margin-left="0.1986in">
        <style:tab-stops/>
      </style:paragraph-properties>
    </style:style>
    <style:style style:name="T225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2256" style:family="table-row">
      <style:table-row-properties style:min-row-height="0.4284in"/>
    </style:style>
    <style:style style:name="TableCell2257" style:family="table-cell">
      <style:table-cell-properties fo:border="none" style:writing-mode="lr-tb" fo:padding-top="0in" fo:padding-left="0in" fo:padding-bottom="0in" fo:padding-right="0in"/>
    </style:style>
    <style:style style:name="P2258" style:parent-style-name="Normal" style:family="paragraph">
      <style:paragraph-properties fo:margin-bottom="0in" fo:line-height="100%"/>
    </style:style>
    <style:style style:name="T225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260" style:parent-style-name="Normal" style:family="paragraph">
      <style:paragraph-properties fo:margin-bottom="0in" fo:line-height="100%"/>
    </style:style>
    <style:style style:name="T226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2262" style:family="table-cell">
      <style:table-cell-properties fo:border="none" style:writing-mode="lr-tb" fo:padding-top="0in" fo:padding-left="0in" fo:padding-bottom="0in" fo:padding-right="0in"/>
    </style:style>
    <style:style style:name="P2263" style:parent-style-name="Normal" style:family="paragraph">
      <style:paragraph-properties fo:margin-bottom="0in" fo:line-height="100%" fo:margin-left="0.1715in">
        <style:tab-stops/>
      </style:paragraph-properties>
    </style:style>
    <style:style style:name="T226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2265" style:family="table-row">
      <style:table-row-properties style:min-row-height="0.1319in"/>
    </style:style>
    <style:style style:name="TableCell2266" style:family="table-cell">
      <style:table-cell-properties fo:border="none" style:writing-mode="lr-tb" fo:padding-top="0in" fo:padding-left="0in" fo:padding-bottom="0in" fo:padding-right="0in"/>
    </style:style>
    <style:style style:name="P2267" style:parent-style-name="Normal" style:family="paragraph">
      <style:paragraph-properties fo:margin-bottom="0in" fo:line-height="100%"/>
      <style:text-properties style:font-name-asian="Times New Roman" fo:font-size="12.5pt" style:font-size-asian="12.5pt" style:font-size-complex="12.5pt" style:language-asian="ja" style:country-asian="JP"/>
    </style:style>
    <style:style style:name="TableCell2268" style:family="table-cell">
      <style:table-cell-properties fo:border="none" style:writing-mode="lr-tb" fo:padding-top="0in" fo:padding-left="0in" fo:padding-bottom="0in" fo:padding-right="0in"/>
    </style:style>
    <style:style style:name="P2269" style:parent-style-name="Normal" style:family="paragraph">
      <style:paragraph-properties fo:margin-bottom="0in" fo:line-height="100%">
        <style:tab-stops>
          <style:tab-stop style:type="center" style:position="1.1673in"/>
        </style:tab-stops>
      </style:paragraph-properties>
    </style:style>
    <style:style style:name="T227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227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2272" style:family="table-row">
      <style:table-row-properties style:min-row-height="2.2083in"/>
    </style:style>
    <style:style style:name="TableCell2273" style:family="table-cell">
      <style:table-cell-properties fo:border="none" style:writing-mode="lr-tb" fo:padding-top="0in" fo:padding-left="0in" fo:padding-bottom="0in" fo:padding-right="0in"/>
    </style:style>
    <style:style style:name="P2274" style:parent-style-name="Normal" style:family="paragraph">
      <style:paragraph-properties fo:margin-bottom="0in" fo:line-height="100%"/>
    </style:style>
    <style:style style:name="T227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276" style:parent-style-name="Normal" style:family="paragraph">
      <style:paragraph-properties fo:margin-bottom="0in" fo:line-height="100%"/>
    </style:style>
    <style:style style:name="T227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278" style:parent-style-name="Normal" style:family="paragraph">
      <style:paragraph-properties fo:margin-bottom="0.0458in" fo:line-height="100%"/>
    </style:style>
    <style:style style:name="T227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280" style:parent-style-name="Normal" style:family="paragraph">
      <style:paragraph-properties fo:margin-bottom="0in" fo:line-height="100%" fo:margin-left="0.0284in">
        <style:tab-stops/>
      </style:paragraph-properties>
    </style:style>
    <style:style style:name="T228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282" style:parent-style-name="Normal" style:family="paragraph">
      <style:paragraph-properties fo:margin-bottom="0in" fo:line-height="100%"/>
    </style:style>
    <style:style style:name="T228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284" style:parent-style-name="Normal" style:family="paragraph">
      <style:paragraph-properties fo:margin-bottom="0in" fo:line-height="100%"/>
    </style:style>
    <style:style style:name="T228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286" style:parent-style-name="Normal" style:family="paragraph">
      <style:paragraph-properties fo:margin-bottom="0.0138in" fo:line-height="100%">
        <style:tab-stops>
          <style:tab-stop style:type="center" style:position="2.1569in"/>
        </style:tab-stops>
      </style:paragraph-properties>
    </style:style>
    <style:style style:name="T228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228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289" style:parent-style-name="Normal" style:family="paragraph">
      <style:paragraph-properties fo:margin-bottom="0in" fo:line-height="100%"/>
    </style:style>
    <style:style style:name="T229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291" style:parent-style-name="Normal" style:family="paragraph">
      <style:paragraph-properties fo:margin-bottom="0.0458in" fo:line-height="100%"/>
    </style:style>
    <style:style style:name="T229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293" style:parent-style-name="Normal" style:family="paragraph">
      <style:paragraph-properties fo:margin-bottom="0in" fo:line-height="100%" fo:margin-right="4.0958in" fo:text-indent="0.0284in"/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294" style:parent-style-name="Normal" style:family="paragraph">
      <style:paragraph-properties fo:margin-bottom="0in" fo:line-height="100%" fo:margin-right="4.0958in" fo:text-indent="0.0284in"/>
    </style:style>
    <style:style style:name="T229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2296" style:parent-style-name="Fuentedepárrafopredeter." style:family="text">
      <style:text-properties style:font-name-asian="Calibri" fo:font-size="12.5pt" style:font-size-asian="12.5pt" style:font-size-complex="12.5pt" style:language-asian="ja" style:country-asian="JP"/>
    </style:style>
    <style:style style:name="T2297" style:parent-style-name="Fuentedepárrafopredeter." style:family="text">
      <style:text-properties style:font-name-asian="Calibri" fo:font-size="12.5pt" style:font-size-asian="12.5pt" style:font-size-complex="12.5pt" style:language-asian="ja" style:country-asian="JP"/>
    </style:style>
    <style:style style:name="T229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299" style:parent-style-name="Normal" style:family="paragraph">
      <style:text-properties fo:font-weight="bold" style:font-weight-asian="bold" fo:font-size="12.5pt" style:font-size-asian="12.5pt" style:font-size-complex="12.5pt" style:language-asian="ja" style:country-asian="JP"/>
    </style:style>
    <style:style style:name="P2300" style:parent-style-name="Normal" style:family="paragraph">
      <style:paragraph-properties fo:margin-bottom="0.0687in" fo:margin-left="0.1034in" fo:text-indent="-0.0069in">
        <style:tab-stops/>
      </style:paragraph-properties>
    </style:style>
    <style:style style:name="T2301" style:parent-style-name="Fuentedepárrafopredeter." style:family="text">
      <style:text-properties style:font-name="MS Mincho" style:font-name-complex="MS Mincho" fo:font-weight="bold" style:font-weight-asian="bold" style:font-weight-complex="bold" fo:font-size="12.5pt" style:font-size-asian="12.5pt" style:font-size-complex="12.5pt" style:language-asian="ja" style:country-asian="JP"/>
    </style:style>
    <style:style style:name="T230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64" style:family="ruby">
      <style:ruby-properties style:ruby-align="distribute-space" style:ruby-position="above"/>
    </style:style>
    <style:style style:name="T2303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2304" style:parent-style-name="Fuentedepárrafopredeter." style:family="text">
      <style:text-properties style:font-name-asian="Calibri" fo:font-weight="bold" style:font-weight-asian="bold" fo:font-size="12.5pt" style:font-size-asian="12.5pt" style:font-size-complex="12.5pt" style:language-asian="ja" style:country-asian="JP"/>
    </style:style>
    <style:style style:name="T2305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2306" style:parent-style-name="Fuentedepárrafopredeter." style:family="text">
      <style:text-properties style:font-name-asian="Calibri" fo:font-size="12.5pt" style:font-size-asian="12.5pt" style:font-size-complex="12.5pt" style:language-asian="ja" style:country-asian="JP"/>
    </style:style>
    <style:style style:name="P2307" style:parent-style-name="Normal" style:family="paragraph">
      <style:paragraph-properties fo:margin-bottom="0in" fo:margin-left="0.1069in">
        <style:tab-stops/>
      </style:paragraph-properties>
    </style:style>
    <style:style style:name="T230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309" style:parent-style-name="Normal" style:family="paragraph">
      <style:paragraph-properties fo:margin-bottom="0.1354in" fo:margin-left="0.1034in" fo:text-indent="-0.0069in">
        <style:tab-stops/>
      </style:paragraph-properties>
    </style:style>
    <style:style style:name="T231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311" style:parent-style-name="Normal" style:family="paragraph">
      <style:paragraph-properties fo:margin-bottom="0.0138in">
        <style:tab-stops>
          <style:tab-stop style:type="center" style:position="2.0798in"/>
        </style:tab-stops>
      </style:paragraph-properties>
    </style:style>
    <style:style style:name="T231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231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65" style:family="ruby">
      <style:ruby-properties style:ruby-align="distribute-space" style:ruby-position="above"/>
    </style:style>
    <style:style style:name="T2314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231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316" style:parent-style-name="Normal" style:family="paragraph">
      <style:paragraph-properties fo:margin-bottom="0.1354in" fo:margin-left="0.1069in">
        <style:tab-stops/>
      </style:paragraph-properties>
    </style:style>
    <style:style style:name="T231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66" style:family="ruby">
      <style:ruby-properties style:ruby-align="distribute-space" style:ruby-position="above"/>
    </style:style>
    <style:style style:name="P2318" style:parent-style-name="Normal" style:family="paragraph">
      <style:paragraph-properties fo:margin-bottom="0.0125in">
        <style:tab-stops>
          <style:tab-stop style:type="center" style:position="1.7736in"/>
        </style:tab-stops>
      </style:paragraph-properties>
    </style:style>
    <style:style style:name="T2319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232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232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322" style:parent-style-name="Normal" style:family="paragraph">
      <style:paragraph-properties fo:margin-bottom="0in" fo:margin-left="0.1069in">
        <style:tab-stops/>
      </style:paragraph-properties>
    </style:style>
    <style:style style:name="T232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324" style:parent-style-name="Normal" style:family="paragraph">
      <style:paragraph-properties fo:margin-bottom="0in" fo:margin-left="0.1034in" fo:text-indent="-0.0069in">
        <style:tab-stops/>
      </style:paragraph-properties>
    </style:style>
    <style:style style:name="T232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326" style:parent-style-name="Normal" style:family="paragraph">
      <style:paragraph-properties fo:margin-bottom="0in" fo:margin-left="0.1069in">
        <style:tab-stops/>
      </style:paragraph-properties>
    </style:style>
    <style:style style:name="T232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olumn2329" style:family="table-column">
      <style:table-column-properties style:column-width="1.0833in"/>
    </style:style>
    <style:style style:name="TableColumn2330" style:family="table-column">
      <style:table-column-properties style:column-width="3.4993in"/>
    </style:style>
    <style:style style:name="TableColumn2331" style:family="table-column">
      <style:table-column-properties style:column-width="0.418in"/>
    </style:style>
    <style:style style:name="Table2328" style:family="table">
      <style:table-properties style:width="5.0006in" fo:margin-left="0.1069in" table:align="left"/>
    </style:style>
    <style:style style:name="TableRow2332" style:family="table-row">
      <style:table-row-properties style:min-row-height="0.5506in"/>
    </style:style>
    <style:style style:name="TableCell2333" style:family="table-cell">
      <style:table-cell-properties fo:border="none" style:writing-mode="lr-tb" fo:padding-top="0in" fo:padding-left="0in" fo:padding-bottom="0in" fo:padding-right="0in"/>
    </style:style>
    <style:style style:name="P2334" style:parent-style-name="Normal" style:family="paragraph">
      <style:paragraph-properties fo:margin-bottom="0.0229in" fo:line-height="95%" fo:margin-left="0.0284in" fo:margin-right="0.2486in" fo:text-indent="-0.0284in">
        <style:tab-stops/>
      </style:paragraph-properties>
    </style:style>
    <style:style style:name="T233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336" style:parent-style-name="Normal" style:family="paragraph">
      <style:paragraph-properties fo:margin-bottom="0in" fo:line-height="100%"/>
    </style:style>
    <style:style style:name="T233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2338" style:family="table-cell">
      <style:table-cell-properties fo:border="none" style:writing-mode="lr-tb" fo:padding-top="0in" fo:padding-left="0in" fo:padding-bottom="0in" fo:padding-right="0in"/>
    </style:style>
    <style:style style:name="P2339" style:parent-style-name="Normal" style:family="paragraph">
      <style:paragraph-properties fo:text-align="justify" fo:margin-bottom="0in" fo:line-height="100%"/>
    </style:style>
    <style:style style:name="T234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2341" style:family="table-row">
      <style:table-row-properties style:min-row-height="0.5701in"/>
    </style:style>
    <style:style style:name="TableCell234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343" style:parent-style-name="Normal" style:family="paragraph">
      <style:paragraph-properties fo:margin-bottom="0in" fo:line-height="100%"/>
    </style:style>
    <style:style style:name="T234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345" style:parent-style-name="Normal" style:family="paragraph">
      <style:paragraph-properties fo:margin-bottom="0in" fo:line-height="100%"/>
    </style:style>
    <style:style style:name="T234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234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348" style:parent-style-name="Normal" style:family="paragraph">
      <style:paragraph-properties fo:margin-bottom="0in" fo:line-height="100%"/>
    </style:style>
    <style:style style:name="T234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2350" style:family="table-row">
      <style:table-row-properties style:min-row-height="0.3548in"/>
    </style:style>
    <style:style style:name="TableCell2351" style:family="table-cell">
      <style:table-cell-properties fo:border="none" style:writing-mode="lr-tb" fo:padding-top="0in" fo:padding-left="0in" fo:padding-bottom="0in" fo:padding-right="0in"/>
    </style:style>
    <style:style style:name="P2352" style:parent-style-name="Normal" style:family="paragraph">
      <style:paragraph-properties fo:margin-bottom="0in" fo:line-height="100%" fo:margin-left="0.0284in" fo:margin-right="0.2486in" fo:text-indent="-0.0284in">
        <style:tab-stops/>
      </style:paragraph-properties>
    </style:style>
    <style:style style:name="T235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235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355" style:parent-style-name="Normal" style:family="paragraph">
      <style:paragraph-properties fo:margin-bottom="0in" fo:line-height="100%"/>
    </style:style>
    <style:style style:name="T235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2357" style:family="table-row">
      <style:table-row-properties style:min-row-height="0.3548in"/>
    </style:style>
    <style:style style:name="TableCell235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359" style:parent-style-name="Normal" style:family="paragraph">
      <style:paragraph-properties fo:margin-bottom="0in" fo:line-height="100%"/>
    </style:style>
    <style:style style:name="T236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236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362" style:parent-style-name="Normal" style:family="paragraph">
      <style:paragraph-properties fo:margin-bottom="0in" fo:line-height="100%" fo:margin-left="0.1666in">
        <style:tab-stops/>
      </style:paragraph-properties>
    </style:style>
    <style:style style:name="T236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2364" style:family="table-row">
      <style:table-row-properties style:min-row-height="0.3548in"/>
    </style:style>
    <style:style style:name="TableCell236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366" style:parent-style-name="Normal" style:family="paragraph">
      <style:paragraph-properties fo:margin-bottom="0in" fo:line-height="100%"/>
    </style:style>
    <style:style style:name="T236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236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369" style:parent-style-name="Normal" style:family="paragraph">
      <style:paragraph-properties fo:margin-bottom="0in" fo:line-height="100%" fo:margin-left="0.1666in">
        <style:tab-stops/>
      </style:paragraph-properties>
    </style:style>
    <style:style style:name="T237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2371" style:family="table-cell">
      <style:table-cell-properties fo:border="none" style:writing-mode="lr-tb" fo:padding-top="0in" fo:padding-left="0in" fo:padding-bottom="0in" fo:padding-right="0in"/>
    </style:style>
    <style:style style:name="P2372" style:parent-style-name="Normal" style:family="paragraph">
      <style:paragraph-properties fo:margin-bottom="0in" fo:line-height="100%"/>
      <style:text-properties style:font-name-asian="Times New Roman" fo:font-size="12.5pt" style:font-size-asian="12.5pt" style:font-size-complex="12.5pt" style:language-asian="ja" style:country-asian="JP"/>
    </style:style>
    <style:style style:name="TableRow2373" style:family="table-row">
      <style:table-row-properties style:min-row-height="0.5743in"/>
    </style:style>
    <style:style style:name="TableCell237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375" style:parent-style-name="Normal" style:family="paragraph">
      <style:paragraph-properties fo:margin-bottom="0in" fo:line-height="100%"/>
    </style:style>
    <style:style style:name="T237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377" style:parent-style-name="Normal" style:family="paragraph">
      <style:paragraph-properties fo:margin-bottom="0in" fo:line-height="100%"/>
    </style:style>
    <style:style style:name="T237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2379" style:family="table-cell">
      <style:table-cell-properties fo:border="none" style:writing-mode="lr-tb" fo:padding-top="0in" fo:padding-left="0in" fo:padding-bottom="0in" fo:padding-right="0in"/>
    </style:style>
    <style:style style:name="P2380" style:parent-style-name="Normal" style:family="paragraph">
      <style:paragraph-properties fo:margin-bottom="0in" fo:line-height="100%" fo:margin-left="0.1666in">
        <style:tab-stops/>
      </style:paragraph-properties>
    </style:style>
    <style:style style:name="T238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2382" style:family="table-cell">
      <style:table-cell-properties fo:border="none" style:writing-mode="lr-tb" fo:padding-top="0in" fo:padding-left="0in" fo:padding-bottom="0in" fo:padding-right="0in"/>
    </style:style>
    <style:style style:name="P2383" style:parent-style-name="Normal" style:family="paragraph">
      <style:paragraph-properties fo:margin-bottom="0in" fo:line-height="100%"/>
      <style:text-properties style:font-name-asian="Times New Roman" fo:font-size="12.5pt" style:font-size-asian="12.5pt" style:font-size-complex="12.5pt" style:language-asian="ja" style:country-asian="JP"/>
    </style:style>
    <style:style style:name="TableRow2384" style:family="table-row">
      <style:table-row-properties style:min-row-height="0.2131in"/>
    </style:style>
    <style:style style:name="TableCell2385" style:family="table-cell">
      <style:table-cell-properties fo:border="none" style:writing-mode="lr-tb" fo:padding-top="0in" fo:padding-left="0in" fo:padding-bottom="0in" fo:padding-right="0in"/>
    </style:style>
    <style:style style:name="P2386" style:parent-style-name="Normal" style:family="paragraph">
      <style:paragraph-properties fo:margin-bottom="0in" fo:line-height="100%"/>
    </style:style>
    <style:style style:name="T238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2388" style:family="table-cell">
      <style:table-cell-properties fo:border="none" style:writing-mode="lr-tb" fo:padding-top="0in" fo:padding-left="0in" fo:padding-bottom="0in" fo:padding-right="0in"/>
    </style:style>
    <style:style style:name="P2389" style:parent-style-name="Normal" style:family="paragraph">
      <style:paragraph-properties fo:margin-bottom="0in" fo:line-height="100%"/>
    </style:style>
    <style:style style:name="T239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2391" style:family="table-cell">
      <style:table-cell-properties fo:border="none" style:writing-mode="lr-tb" fo:padding-top="0in" fo:padding-left="0in" fo:padding-bottom="0in" fo:padding-right="0in"/>
    </style:style>
    <style:style style:name="P2392" style:parent-style-name="Normal" style:family="paragraph">
      <style:paragraph-properties fo:margin-bottom="0in" fo:line-height="100%"/>
      <style:text-properties style:font-name-asian="Times New Roman" fo:font-size="12.5pt" style:font-size-asian="12.5pt" style:font-size-complex="12.5pt" style:language-asian="ja" style:country-asian="JP"/>
    </style:style>
    <style:style style:name="TableRow2393" style:family="table-row">
      <style:table-row-properties style:min-row-height="0.3541in"/>
    </style:style>
    <style:style style:name="TableCell239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395" style:parent-style-name="Normal" style:family="paragraph">
      <style:paragraph-properties fo:margin-bottom="0in" fo:line-height="100%"/>
    </style:style>
    <style:style style:name="T239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239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398" style:parent-style-name="Normal" style:family="paragraph">
      <style:paragraph-properties fo:margin-bottom="0in" fo:line-height="100%" fo:margin-left="0.1666in">
        <style:tab-stops/>
      </style:paragraph-properties>
    </style:style>
    <style:style style:name="T239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2400" style:family="table-cell">
      <style:table-cell-properties fo:border="none" style:writing-mode="lr-tb" fo:padding-top="0in" fo:padding-left="0in" fo:padding-bottom="0in" fo:padding-right="0in"/>
    </style:style>
    <style:style style:name="P2401" style:parent-style-name="Normal" style:family="paragraph">
      <style:paragraph-properties fo:margin-bottom="0in" fo:line-height="100%"/>
      <style:text-properties style:font-name-asian="Times New Roman" fo:font-size="12.5pt" style:font-size-asian="12.5pt" style:font-size-complex="12.5pt" style:language-asian="ja" style:country-asian="JP"/>
    </style:style>
    <style:style style:name="TableRow2402" style:family="table-row">
      <style:table-row-properties style:min-row-height="0.5708in"/>
    </style:style>
    <style:style style:name="TableCell240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404" style:parent-style-name="Normal" style:family="paragraph">
      <style:paragraph-properties fo:margin-bottom="0in" fo:line-height="100%"/>
    </style:style>
    <style:style style:name="T240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406" style:parent-style-name="Normal" style:family="paragraph">
      <style:paragraph-properties fo:margin-bottom="0in" fo:line-height="100%"/>
    </style:style>
    <style:style style:name="T240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2408" style:family="table-cell">
      <style:table-cell-properties fo:border="none" style:writing-mode="lr-tb" fo:padding-top="0in" fo:padding-left="0in" fo:padding-bottom="0in" fo:padding-right="0in"/>
    </style:style>
    <style:style style:name="P2409" style:parent-style-name="Normal" style:family="paragraph">
      <style:paragraph-properties fo:margin-bottom="0.0458in" fo:line-height="100%" fo:margin-left="0.1666in">
        <style:tab-stops/>
      </style:paragraph-properties>
    </style:style>
    <style:style style:name="T241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411" style:parent-style-name="Normal" style:family="paragraph">
      <style:paragraph-properties fo:margin-bottom="0in" fo:line-height="100%" fo:margin-left="0.1951in">
        <style:tab-stops/>
      </style:paragraph-properties>
    </style:style>
    <style:style style:name="T241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2413" style:family="table-cell">
      <style:table-cell-properties fo:border="none" style:writing-mode="lr-tb" fo:padding-top="0in" fo:padding-left="0in" fo:padding-bottom="0in" fo:padding-right="0in"/>
    </style:style>
    <style:style style:name="P2414" style:parent-style-name="Normal" style:family="paragraph">
      <style:paragraph-properties fo:margin-bottom="0in" fo:line-height="100%"/>
      <style:text-properties style:font-name-asian="Times New Roman" fo:font-size="12.5pt" style:font-size-asian="12.5pt" style:font-size-complex="12.5pt" style:language-asian="ja" style:country-asian="JP"/>
    </style:style>
    <style:style style:name="TableRow2415" style:family="table-row">
      <style:table-row-properties style:min-row-height="0.3548in"/>
    </style:style>
    <style:style style:name="TableCell2416" style:family="table-cell">
      <style:table-cell-properties fo:border="none" style:writing-mode="lr-tb" fo:padding-top="0in" fo:padding-left="0in" fo:padding-bottom="0in" fo:padding-right="0in"/>
    </style:style>
    <style:style style:name="P2417" style:parent-style-name="Normal" style:family="paragraph">
      <style:paragraph-properties fo:margin-bottom="0in" fo:line-height="100%" fo:margin-left="0.0284in" fo:margin-right="0.2486in" fo:text-indent="-0.0284in">
        <style:tab-stops/>
      </style:paragraph-properties>
    </style:style>
    <style:style style:name="T241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241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420" style:parent-style-name="Normal" style:family="paragraph">
      <style:paragraph-properties fo:margin-bottom="0in" fo:line-height="100%"/>
    </style:style>
    <style:style style:name="T242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2422" style:family="table-cell">
      <style:table-cell-properties fo:border="none" style:writing-mode="lr-tb" fo:padding-top="0in" fo:padding-left="0in" fo:padding-bottom="0in" fo:padding-right="0in"/>
    </style:style>
    <style:style style:name="P2423" style:parent-style-name="Normal" style:family="paragraph">
      <style:paragraph-properties fo:margin-bottom="0in" fo:line-height="100%"/>
      <style:text-properties style:font-name-asian="Times New Roman" fo:font-size="12.5pt" style:font-size-asian="12.5pt" style:font-size-complex="12.5pt" style:language-asian="ja" style:country-asian="JP"/>
    </style:style>
    <style:style style:name="TableRow2424" style:family="table-row">
      <style:table-row-properties style:min-row-height="0.3583in"/>
    </style:style>
    <style:style style:name="TableCell242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426" style:parent-style-name="Normal" style:family="paragraph">
      <style:paragraph-properties fo:margin-bottom="0in" fo:line-height="100%"/>
    </style:style>
    <style:style style:name="T242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2428" style:family="table-cell">
      <style:table-cell-properties fo:border="none" style:writing-mode="lr-tb" fo:padding-top="0in" fo:padding-left="0in" fo:padding-bottom="0in" fo:padding-right="0in"/>
    </style:style>
    <style:style style:name="P2429" style:parent-style-name="Normal" style:family="paragraph">
      <style:paragraph-properties fo:margin-bottom="0.0458in" fo:line-height="100%" fo:margin-left="0.1666in">
        <style:tab-stops/>
      </style:paragraph-properties>
    </style:style>
    <style:style style:name="T243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431" style:parent-style-name="Normal" style:family="paragraph">
      <style:paragraph-properties fo:margin-bottom="0in" fo:line-height="100%" fo:margin-left="0.2215in">
        <style:tab-stops/>
      </style:paragraph-properties>
    </style:style>
    <style:style style:name="T243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2433" style:family="table-cell">
      <style:table-cell-properties fo:border="none" style:writing-mode="lr-tb" fo:padding-top="0in" fo:padding-left="0in" fo:padding-bottom="0in" fo:padding-right="0in"/>
    </style:style>
    <style:style style:name="P2434" style:parent-style-name="Normal" style:family="paragraph">
      <style:paragraph-properties fo:margin-bottom="0in" fo:line-height="100%"/>
      <style:text-properties style:font-name-asian="Times New Roman" fo:font-size="12.5pt" style:font-size-asian="12.5pt" style:font-size-complex="12.5pt" style:language-asian="ja" style:country-asian="JP"/>
    </style:style>
    <style:style style:name="TableRow2435" style:family="table-row">
      <style:table-row-properties style:min-row-height="0.4284in"/>
    </style:style>
    <style:style style:name="TableCell2436" style:family="table-cell">
      <style:table-cell-properties fo:border="none" style:writing-mode="lr-tb" fo:padding-top="0in" fo:padding-left="0in" fo:padding-bottom="0in" fo:padding-right="0in"/>
    </style:style>
    <style:style style:name="P2437" style:parent-style-name="Normal" style:family="paragraph">
      <style:paragraph-properties fo:margin-bottom="0in" fo:line-height="100%"/>
    </style:style>
    <style:style style:name="T243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439" style:parent-style-name="Normal" style:family="paragraph">
      <style:paragraph-properties fo:margin-bottom="0in" fo:line-height="100%"/>
    </style:style>
    <style:style style:name="T244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2441" style:family="table-cell">
      <style:table-cell-properties fo:border="none" style:writing-mode="lr-tb" fo:padding-top="0in" fo:padding-left="0in" fo:padding-bottom="0in" fo:padding-right="0in"/>
    </style:style>
    <style:style style:name="P2442" style:parent-style-name="Normal" style:family="paragraph">
      <style:paragraph-properties fo:margin-bottom="0in" fo:line-height="100%" fo:margin-left="0.1666in">
        <style:tab-stops/>
      </style:paragraph-properties>
    </style:style>
    <style:style style:name="T244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2444" style:family="table-cell">
      <style:table-cell-properties fo:border="none" style:writing-mode="lr-tb" fo:padding-top="0in" fo:padding-left="0in" fo:padding-bottom="0in" fo:padding-right="0in"/>
    </style:style>
    <style:style style:name="P2445" style:parent-style-name="Normal" style:family="paragraph">
      <style:paragraph-properties fo:margin-bottom="0in" fo:line-height="100%"/>
      <style:text-properties style:font-name-asian="Times New Roman" fo:font-size="12.5pt" style:font-size-asian="12.5pt" style:font-size-complex="12.5pt" style:language-asian="ja" style:country-asian="JP"/>
    </style:style>
    <style:style style:name="TableRow2446" style:family="table-row">
      <style:table-row-properties style:min-row-height="0.1326in"/>
    </style:style>
    <style:style style:name="TableCell2447" style:family="table-cell">
      <style:table-cell-properties fo:border="none" style:writing-mode="lr-tb" fo:padding-top="0in" fo:padding-left="0in" fo:padding-bottom="0in" fo:padding-right="0in"/>
    </style:style>
    <style:style style:name="P2448" style:parent-style-name="Normal" style:family="paragraph">
      <style:paragraph-properties fo:margin-bottom="0in" fo:line-height="100%"/>
      <style:text-properties style:font-name-asian="Times New Roman" fo:font-size="12.5pt" style:font-size-asian="12.5pt" style:font-size-complex="12.5pt" style:language-asian="ja" style:country-asian="JP"/>
    </style:style>
    <style:style style:name="TableCell2449" style:family="table-cell">
      <style:table-cell-properties fo:border="none" style:writing-mode="lr-tb" fo:padding-top="0in" fo:padding-left="0in" fo:padding-bottom="0in" fo:padding-right="0in"/>
    </style:style>
    <style:style style:name="P2450" style:parent-style-name="Normal" style:family="paragraph">
      <style:paragraph-properties fo:margin-bottom="0in" fo:line-height="100%" fo:margin-left="0.834in">
        <style:tab-stops/>
      </style:paragraph-properties>
    </style:style>
    <style:style style:name="T245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2452" style:family="table-cell">
      <style:table-cell-properties fo:border="none" style:writing-mode="lr-tb" fo:padding-top="0in" fo:padding-left="0in" fo:padding-bottom="0in" fo:padding-right="0in"/>
    </style:style>
    <style:style style:name="P2453" style:parent-style-name="Normal" style:family="paragraph">
      <style:paragraph-properties fo:margin-bottom="0in" fo:line-height="100%"/>
      <style:text-properties style:font-name-asian="Times New Roman" fo:font-size="12.5pt" style:font-size-asian="12.5pt" style:font-size-complex="12.5pt" style:language-asian="ja" style:country-asian="JP"/>
    </style:style>
    <style:style style:name="TableRow2454" style:family="table-row">
      <style:table-row-properties style:min-row-height="0.4375in"/>
    </style:style>
    <style:style style:name="TableCell2455" style:family="table-cell">
      <style:table-cell-properties fo:border="none" style:writing-mode="lr-tb" fo:padding-top="0in" fo:padding-left="0in" fo:padding-bottom="0in" fo:padding-right="0in"/>
    </style:style>
    <style:style style:name="P2456" style:parent-style-name="Normal" style:family="paragraph">
      <style:paragraph-properties fo:margin-bottom="0in" fo:line-height="100%"/>
    </style:style>
    <style:style style:name="T245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458" style:parent-style-name="Normal" style:family="paragraph">
      <style:paragraph-properties fo:margin-bottom="0in" fo:line-height="100%"/>
    </style:style>
    <style:style style:name="T245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460" style:parent-style-name="Normal" style:family="paragraph">
      <style:paragraph-properties fo:margin-bottom="0in" fo:line-height="100%"/>
      <style:text-properties style:font-name-asian="Times New Roman" fo:font-size="12.5pt" style:font-size-asian="12.5pt" style:font-size-complex="12.5pt" style:language-asian="ja" style:country-asian="JP"/>
    </style:style>
    <style:style style:name="TableRow2461" style:family="table-row">
      <style:table-row-properties style:min-row-height="0.1326in"/>
    </style:style>
    <style:style style:name="TableCell2462" style:family="table-cell">
      <style:table-cell-properties fo:border="none" style:writing-mode="lr-tb" fo:padding-top="0in" fo:padding-left="0in" fo:padding-bottom="0in" fo:padding-right="0in"/>
    </style:style>
    <style:style style:name="P2463" style:parent-style-name="Normal" style:family="paragraph">
      <style:paragraph-properties fo:margin-bottom="0in" fo:line-height="100%">
        <style:tab-stops>
          <style:tab-stop style:type="center" style:position="2.0284in"/>
          <style:tab-stop style:type="center" style:position="3.6944in"/>
        </style:tab-stops>
      </style:paragraph-properties>
    </style:style>
    <style:style style:name="T246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246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246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2467" style:family="table-cell">
      <style:table-cell-properties fo:border="none" style:writing-mode="lr-tb" fo:padding-top="0in" fo:padding-left="0in" fo:padding-bottom="0in" fo:padding-right="0in"/>
    </style:style>
    <style:style style:name="P2468" style:parent-style-name="Normal" style:family="paragraph">
      <style:paragraph-properties fo:margin-bottom="0in" fo:line-height="100%"/>
    </style:style>
    <style:style style:name="T246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470" style:parent-style-name="Normal" style:family="paragraph">
      <style:paragraph-properties fo:margin-bottom="0.0138in">
        <style:tab-stops>
          <style:tab-stop style:type="center" style:position="3.4673in"/>
        </style:tab-stops>
      </style:paragraph-properties>
    </style:style>
    <style:style style:name="T247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247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473" style:parent-style-name="Normal" style:family="paragraph">
      <style:paragraph-properties fo:margin-bottom="0.1354in" fo:margin-left="0.1069in">
        <style:tab-stops/>
      </style:paragraph-properties>
    </style:style>
    <style:style style:name="T247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475" style:parent-style-name="Normal" style:family="paragraph">
      <style:paragraph-properties fo:margin-bottom="0.1333in" fo:margin-left="0.1034in" fo:text-indent="-0.0069in">
        <style:tab-stops/>
      </style:paragraph-properties>
    </style:style>
    <style:style style:name="T247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67" style:family="ruby">
      <style:ruby-properties style:ruby-align="distribute-space" style:ruby-position="above"/>
    </style:style>
    <style:style style:name="T2477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247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479" style:parent-style-name="Normal" style:family="paragraph">
      <style:paragraph-properties fo:margin-bottom="0.0138in">
        <style:tab-stops>
          <style:tab-stop style:type="center" style:position="2.4402in"/>
        </style:tab-stops>
      </style:paragraph-properties>
    </style:style>
    <style:style style:name="T248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248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68" style:family="ruby">
      <style:ruby-properties style:ruby-align="distribute-space" style:ruby-position="above"/>
    </style:style>
    <style:style style:name="T2482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248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69" style:family="ruby">
      <style:ruby-properties style:ruby-align="distribute-space" style:ruby-position="above"/>
    </style:style>
    <style:style style:name="T2484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248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486" style:parent-style-name="Normal" style:family="paragraph">
      <style:paragraph-properties fo:margin-bottom="0in" fo:margin-left="0.1069in">
        <style:tab-stops/>
      </style:paragraph-properties>
    </style:style>
    <style:style style:name="T2487" style:parent-style-name="Fuentedepárrafopredeter." style:family="text">
      <style:text-properties style:font-name-asian="Calibri" fo:font-size="12.5pt" style:font-size-asian="12.5pt" style:font-size-complex="12.5pt" style:language-asian="ja" style:country-asian="JP"/>
    </style:style>
    <style:style style:name="T2488" style:parent-style-name="Fuentedepárrafopredeter." style:family="text">
      <style:text-properties style:font-name-asian="Calibri" fo:font-size="12.5pt" style:font-size-asian="12.5pt" style:font-size-complex="12.5pt" style:language-asian="ja" style:country-asian="JP"/>
    </style:style>
    <style:style style:name="T248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490" style:parent-style-name="Normal" style:family="paragraph">
      <style:paragraph-properties fo:margin-bottom="0.1354in" fo:margin-left="0.1034in" fo:text-indent="-0.0069in">
        <style:tab-stops/>
      </style:paragraph-properties>
    </style:style>
    <style:style style:name="T249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70" style:family="ruby">
      <style:ruby-properties style:ruby-align="distribute-space" style:ruby-position="above"/>
    </style:style>
    <style:style style:name="T2492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249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71" style:family="ruby">
      <style:ruby-properties style:ruby-align="distribute-space" style:ruby-position="above"/>
    </style:style>
    <style:style style:name="T2494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249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496" style:parent-style-name="Normal" style:family="paragraph">
      <style:paragraph-properties fo:margin-bottom="0.0125in">
        <style:tab-stops>
          <style:tab-stop style:type="center" style:position="3.025in"/>
        </style:tab-stops>
      </style:paragraph-properties>
    </style:style>
    <style:style style:name="T249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249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72" style:family="ruby">
      <style:ruby-properties style:ruby-align="distribute-space" style:ruby-position="above"/>
    </style:style>
    <style:style style:name="T2499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250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73" style:family="ruby">
      <style:ruby-properties style:ruby-align="distribute-space" style:ruby-position="above"/>
    </style:style>
    <style:style style:name="T2501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250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74" style:family="ruby">
      <style:ruby-properties style:ruby-align="distribute-space" style:ruby-position="above"/>
    </style:style>
    <style:style style:name="T2503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250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505" style:parent-style-name="Normal" style:family="paragraph">
      <style:paragraph-properties fo:margin-bottom="0.1354in" fo:margin-left="0.1069in">
        <style:tab-stops/>
      </style:paragraph-properties>
    </style:style>
    <style:style style:name="T250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75" style:family="ruby">
      <style:ruby-properties style:ruby-align="distribute-space" style:ruby-position="above"/>
    </style:style>
    <style:style style:name="P2507" style:parent-style-name="Normal" style:family="paragraph">
      <style:paragraph-properties fo:margin-bottom="0.0138in">
        <style:tab-stops>
          <style:tab-stop style:type="center" style:position="2.2736in"/>
        </style:tab-stops>
      </style:paragraph-properties>
    </style:style>
    <style:style style:name="T2508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250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251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76" style:family="ruby">
      <style:ruby-properties style:ruby-align="distribute-space" style:ruby-position="above"/>
    </style:style>
    <style:style style:name="T2511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251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77" style:family="ruby">
      <style:ruby-properties style:ruby-align="distribute-space" style:ruby-position="above"/>
    </style:style>
    <style:style style:name="T2513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251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515" style:parent-style-name="Normal" style:family="paragraph">
      <style:paragraph-properties fo:margin-bottom="0in" fo:margin-left="0.1069in">
        <style:tab-stops/>
      </style:paragraph-properties>
    </style:style>
    <style:style style:name="T251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517" style:parent-style-name="Normal" style:family="paragraph">
      <style:paragraph-properties fo:margin-bottom="0.1354in" fo:margin-left="0.1034in" fo:text-indent="-0.0069in">
        <style:tab-stops/>
      </style:paragraph-properties>
    </style:style>
    <style:style style:name="T251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519" style:parent-style-name="Normal" style:family="paragraph">
      <style:paragraph-properties fo:margin-bottom="0.0138in">
        <style:tab-stops>
          <style:tab-stop style:type="center" style:position="2.6631in"/>
        </style:tab-stops>
      </style:paragraph-properties>
    </style:style>
    <style:style style:name="T252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252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78" style:family="ruby">
      <style:ruby-properties style:ruby-align="distribute-space" style:ruby-position="above"/>
    </style:style>
    <style:style style:name="T2522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252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524" style:parent-style-name="Normal" style:family="paragraph">
      <style:paragraph-properties fo:margin-bottom="0.0138in">
        <style:tab-stops>
          <style:tab-stop style:type="center" style:position="2.3569in"/>
        </style:tab-stops>
      </style:paragraph-properties>
    </style:style>
    <style:style style:name="T252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252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527" style:parent-style-name="Normal" style:family="paragraph">
      <style:paragraph-properties fo:margin-bottom="0.1333in" fo:margin-left="0.1069in">
        <style:tab-stops/>
      </style:paragraph-properties>
    </style:style>
    <style:style style:name="T252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79" style:family="ruby">
      <style:ruby-properties style:ruby-align="distribute-space" style:ruby-position="above"/>
    </style:style>
    <style:style style:name="P2529" style:parent-style-name="Normal" style:family="paragraph">
      <style:paragraph-properties fo:margin-bottom="0.0541in">
        <style:tab-stops>
          <style:tab-stop style:type="center" style:position="2.3569in"/>
        </style:tab-stops>
      </style:paragraph-properties>
    </style:style>
    <style:style style:name="T2530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253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253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533" style:parent-style-name="Normal" style:family="paragraph">
      <style:paragraph-properties fo:margin-bottom="0.0541in">
        <style:tab-stops>
          <style:tab-stop style:type="center" style:position="2.3569in"/>
        </style:tab-stops>
      </style:paragraph-properties>
      <style:text-properties fo:font-size="12.5pt" style:font-size-asian="12.5pt" style:font-size-complex="12.5pt" style:language-asian="ja" style:country-asian="JP"/>
    </style:style>
    <style:style style:name="P2534" style:parent-style-name="Normal" style:family="paragraph">
      <style:text-properties fo:font-weight="bold" style:font-weight-asian="bold" fo:font-size="12.5pt" style:font-size-asian="12.5pt" style:font-size-complex="12.5pt" style:language-asian="ja" style:country-asian="JP"/>
    </style:style>
    <style:style style:name="P2535" style:parent-style-name="Normal" style:family="paragraph">
      <style:paragraph-properties fo:margin-bottom="0.0659in" fo:margin-left="0.0013in" fo:text-indent="-0.0069in">
        <style:tab-stops/>
      </style:paragraph-properties>
    </style:style>
    <style:style style:name="T2536" style:parent-style-name="Fuentedepárrafopredeter." style:family="text">
      <style:text-properties style:font-name="MS Mincho" style:font-name-complex="MS Mincho" fo:font-weight="bold" style:font-weight-asian="bold" style:font-weight-complex="bold" fo:font-size="12.5pt" style:font-size-asian="12.5pt" style:font-size-complex="12.5pt" style:language-asian="ja" style:country-asian="JP"/>
    </style:style>
    <style:style style:name="T253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80" style:family="ruby">
      <style:ruby-properties style:ruby-align="distribute-space" style:ruby-position="above"/>
    </style:style>
    <style:style style:name="T2538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2539" style:parent-style-name="Fuentedepárrafopredeter." style:family="text">
      <style:text-properties style:font-name-asian="Calibri" fo:font-weight="bold" style:font-weight-asian="bold" fo:font-size="12.5pt" style:font-size-asian="12.5pt" style:font-size-complex="12.5pt" style:language-asian="ja" style:country-asian="JP"/>
    </style:style>
    <style:style style:name="T2540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2541" style:parent-style-name="Fuentedepárrafopredeter." style:family="text">
      <style:text-properties style:font-name-asian="Calibri" fo:font-size="12.5pt" style:font-size-asian="12.5pt" style:font-size-complex="12.5pt" style:language-asian="ja" style:country-asian="JP"/>
    </style:style>
    <style:style style:name="P2542" style:parent-style-name="Normal" style:family="paragraph">
      <style:paragraph-properties fo:margin-bottom="0.1333in" fo:margin-left="0.0048in">
        <style:tab-stops/>
      </style:paragraph-properties>
    </style:style>
    <style:style style:name="T254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81" style:family="ruby">
      <style:ruby-properties style:ruby-align="distribute-space" style:ruby-position="above"/>
    </style:style>
    <style:style style:name="P2544" style:parent-style-name="Normal" style:family="paragraph">
      <style:paragraph-properties fo:margin-bottom="0in" fo:margin-left="0.0013in" fo:margin-right="1.8375in" fo:text-indent="-0.0069in">
        <style:tab-stops/>
      </style:paragraph-properties>
    </style:style>
    <style:style style:name="T2545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254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82" style:family="ruby">
      <style:ruby-properties style:ruby-align="distribute-space" style:ruby-position="above"/>
    </style:style>
    <style:style style:name="T2547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254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83" style:family="ruby">
      <style:ruby-properties style:ruby-align="distribute-space" style:ruby-position="above"/>
    </style:style>
    <style:style style:name="T2549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255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84" style:family="ruby">
      <style:ruby-properties style:ruby-align="distribute-space" style:ruby-position="above"/>
    </style:style>
    <style:style style:name="T2551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255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85" style:family="ruby">
      <style:ruby-properties style:ruby-align="distribute-space" style:ruby-position="above"/>
    </style:style>
    <style:style style:name="T2553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255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555" style:parent-style-name="Normal" style:family="paragraph">
      <style:paragraph-properties fo:margin-bottom="0in" fo:margin-left="0.0048in">
        <style:tab-stops/>
      </style:paragraph-properties>
    </style:style>
    <style:style style:name="T255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557" style:parent-style-name="Normal" style:family="paragraph">
      <style:paragraph-properties fo:margin-bottom="0in" fo:margin-left="0.0013in" fo:margin-right="1.8375in" fo:text-indent="-0.0069in">
        <style:tab-stops/>
      </style:paragraph-properties>
    </style:style>
    <style:style style:name="T255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559" style:parent-style-name="Normal" style:family="paragraph">
      <style:paragraph-properties fo:margin-bottom="0.1354in" fo:margin-left="0.0048in">
        <style:tab-stops/>
      </style:paragraph-properties>
    </style:style>
    <style:style style:name="T256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86" style:family="ruby">
      <style:ruby-properties style:ruby-align="distribute-space" style:ruby-position="above"/>
    </style:style>
    <style:style style:name="P2561" style:parent-style-name="Normal" style:family="paragraph">
      <style:paragraph-properties fo:margin-bottom="0.1354in" fo:margin-left="0.0013in" fo:margin-right="1.8375in" fo:text-indent="-0.0069in">
        <style:tab-stops/>
      </style:paragraph-properties>
    </style:style>
    <style:style style:name="T2562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256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87" style:family="ruby">
      <style:ruby-properties style:ruby-align="distribute-space" style:ruby-position="above"/>
    </style:style>
    <style:style style:name="T2564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256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88" style:family="ruby">
      <style:ruby-properties style:ruby-align="distribute-space" style:ruby-position="above"/>
    </style:style>
    <style:style style:name="T2566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256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89" style:family="ruby">
      <style:ruby-properties style:ruby-align="distribute-space" style:ruby-position="above"/>
    </style:style>
    <style:style style:name="T2568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256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570" style:parent-style-name="Normal" style:family="paragraph">
      <style:paragraph-properties fo:margin-bottom="0.0138in" fo:margin-left="-0.0055in">
        <style:tab-stops>
          <style:tab-stop style:type="center" style:position="1.8541in"/>
        </style:tab-stops>
      </style:paragraph-properties>
    </style:style>
    <style:style style:name="T257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257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90" style:family="ruby">
      <style:ruby-properties style:ruby-align="distribute-space" style:ruby-position="above"/>
    </style:style>
    <style:style style:name="T2573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257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575" style:parent-style-name="Normal" style:family="paragraph">
      <style:paragraph-properties fo:margin-bottom="0in" fo:margin-left="0.0048in">
        <style:tab-stops/>
      </style:paragraph-properties>
    </style:style>
    <style:style style:name="T257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577" style:parent-style-name="Normal" style:family="paragraph">
      <style:paragraph-properties fo:margin-bottom="0.1354in" fo:margin-left="0.0013in" fo:margin-right="1.8375in" fo:text-indent="-0.0069in">
        <style:tab-stops/>
      </style:paragraph-properties>
    </style:style>
    <style:style style:name="T257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579" style:parent-style-name="Normal" style:family="paragraph">
      <style:paragraph-properties fo:margin-bottom="0.0138in" fo:margin-left="-0.0055in">
        <style:tab-stops>
          <style:tab-stop style:type="center" style:position="2.243in"/>
        </style:tab-stops>
      </style:paragraph-properties>
    </style:style>
    <style:style style:name="T258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258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91" style:family="ruby">
      <style:ruby-properties style:ruby-align="distribute-space" style:ruby-position="above"/>
    </style:style>
    <style:style style:name="T2582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258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92" style:family="ruby">
      <style:ruby-properties style:ruby-align="distribute-space" style:ruby-position="above"/>
    </style:style>
    <style:style style:name="T2584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258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586" style:parent-style-name="Normal" style:family="paragraph">
      <style:paragraph-properties fo:margin-bottom="0.1354in" fo:margin-left="0.0048in">
        <style:tab-stops/>
      </style:paragraph-properties>
    </style:style>
    <style:style style:name="T258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93" style:family="ruby">
      <style:ruby-properties style:ruby-align="distribute-space" style:ruby-position="above"/>
    </style:style>
    <style:style style:name="P2588" style:parent-style-name="Normal" style:family="paragraph">
      <style:paragraph-properties fo:margin-bottom="0.0187in" fo:line-height="172%" fo:margin-left="0.0013in" fo:margin-right="1.8375in" fo:text-indent="-0.0069in">
        <style:tab-stops/>
      </style:paragraph-properties>
    </style:style>
    <style:style style:name="T2589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259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94" style:family="ruby">
      <style:ruby-properties style:ruby-align="distribute-space" style:ruby-position="above"/>
    </style:style>
    <style:style style:name="T2591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259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95" style:family="ruby">
      <style:ruby-properties style:ruby-align="distribute-space" style:ruby-position="above"/>
    </style:style>
    <style:style style:name="T2593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259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259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96" style:family="ruby">
      <style:ruby-properties style:ruby-align="distribute-space" style:ruby-position="above"/>
    </style:style>
    <style:style style:name="T2596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259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97" style:family="ruby">
      <style:ruby-properties style:ruby-align="distribute-space" style:ruby-position="above"/>
    </style:style>
    <style:style style:name="T2598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259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98" style:family="ruby">
      <style:ruby-properties style:ruby-align="distribute-space" style:ruby-position="above"/>
    </style:style>
    <style:style style:name="T2600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260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602" style:parent-style-name="Normal" style:family="paragraph">
      <style:paragraph-properties fo:margin-bottom="0.0138in" fo:margin-left="-0.0055in">
        <style:tab-stops>
          <style:tab-stop style:type="center" style:position="1.8812in"/>
        </style:tab-stops>
      </style:paragraph-properties>
    </style:style>
    <style:style style:name="T260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260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99" style:family="ruby">
      <style:ruby-properties style:ruby-align="distribute-space" style:ruby-position="above"/>
    </style:style>
    <style:style style:name="T2605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260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607" style:parent-style-name="Normal" style:family="paragraph">
      <style:paragraph-properties fo:margin-bottom="0in" fo:margin-left="0.0048in">
        <style:tab-stops/>
      </style:paragraph-properties>
    </style:style>
    <style:style style:name="T260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609" style:parent-style-name="Normal" style:family="paragraph">
      <style:paragraph-properties fo:margin-bottom="0.1354in" fo:margin-left="0.0013in" fo:margin-right="1.8375in" fo:text-indent="-0.0069in">
        <style:tab-stops/>
      </style:paragraph-properties>
    </style:style>
    <style:style style:name="T261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611" style:parent-style-name="Normal" style:family="paragraph">
      <style:paragraph-properties fo:margin-bottom="0.0145in" fo:margin-left="-0.0055in">
        <style:tab-stops>
          <style:tab-stop style:type="center" style:position="2.0763in"/>
        </style:tab-stops>
      </style:paragraph-properties>
    </style:style>
    <style:style style:name="T261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261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00" style:family="ruby">
      <style:ruby-properties style:ruby-align="distribute-space" style:ruby-position="above"/>
    </style:style>
    <style:style style:name="T2614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261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01" style:family="ruby">
      <style:ruby-properties style:ruby-align="distribute-space" style:ruby-position="above"/>
    </style:style>
    <style:style style:name="T2616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261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618" style:parent-style-name="Normal" style:family="paragraph">
      <style:paragraph-properties fo:margin-bottom="0.1354in" fo:margin-left="0.0048in">
        <style:tab-stops/>
      </style:paragraph-properties>
    </style:style>
    <style:style style:name="T261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02" style:family="ruby">
      <style:ruby-properties style:ruby-align="distribute-space" style:ruby-position="above"/>
    </style:style>
    <style:style style:name="P2620" style:parent-style-name="Normal" style:family="paragraph">
      <style:paragraph-properties fo:margin-bottom="0in" fo:margin-left="0.0013in" fo:margin-right="1.8375in" fo:text-indent="-0.0069in">
        <style:tab-stops/>
      </style:paragraph-properties>
    </style:style>
    <style:style style:name="T2621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262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623" style:parent-style-name="Normal" style:family="paragraph">
      <style:paragraph-properties fo:margin-bottom="0.1354in" fo:margin-left="0.0048in">
        <style:tab-stops/>
      </style:paragraph-properties>
    </style:style>
    <style:style style:name="T262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625" style:parent-style-name="Normal" style:family="paragraph">
      <style:paragraph-properties fo:margin-bottom="0in" fo:margin-left="0.0013in" fo:margin-right="1.8375in" fo:text-indent="-0.0069in">
        <style:tab-stops/>
      </style:paragraph-properties>
    </style:style>
    <style:style style:name="T262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03" style:family="ruby">
      <style:ruby-properties style:ruby-align="distribute-space" style:ruby-position="above"/>
    </style:style>
    <style:style style:name="T2627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262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629" style:parent-style-name="Normal" style:family="paragraph">
      <style:paragraph-properties fo:margin-bottom="0.1354in" fo:margin-left="0.0048in">
        <style:tab-stops/>
      </style:paragraph-properties>
    </style:style>
    <style:style style:name="T263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04" style:family="ruby">
      <style:ruby-properties style:ruby-align="distribute-space" style:ruby-position="above"/>
    </style:style>
    <style:style style:name="P2631" style:parent-style-name="Normal" style:family="paragraph">
      <style:paragraph-properties fo:margin-bottom="0.1333in" fo:margin-left="0.0013in" fo:margin-right="1.8375in" fo:text-indent="-0.0069in">
        <style:tab-stops/>
      </style:paragraph-properties>
    </style:style>
    <style:style style:name="T2632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263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634" style:parent-style-name="Normal" style:family="paragraph">
      <style:paragraph-properties fo:margin-bottom="0.0138in" fo:margin-left="-0.0055in">
        <style:tab-stops>
          <style:tab-stop style:type="center" style:position="2.743in"/>
        </style:tab-stops>
      </style:paragraph-properties>
    </style:style>
    <style:style style:name="T263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263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05" style:family="ruby">
      <style:ruby-properties style:ruby-align="distribute-space" style:ruby-position="above"/>
    </style:style>
    <style:style style:name="T2637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263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06" style:family="ruby">
      <style:ruby-properties style:ruby-align="distribute-space" style:ruby-position="above"/>
    </style:style>
    <style:style style:name="T2639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264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07" style:family="ruby">
      <style:ruby-properties style:ruby-align="distribute-space" style:ruby-position="above"/>
    </style:style>
    <style:style style:name="T2641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264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643" style:parent-style-name="Normal" style:family="paragraph">
      <style:paragraph-properties fo:margin-bottom="0in" fo:margin-left="0.0048in">
        <style:tab-stops/>
      </style:paragraph-properties>
    </style:style>
    <style:style style:name="T264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645" style:parent-style-name="Normal" style:family="paragraph">
      <style:paragraph-properties fo:margin-bottom="0in" fo:margin-left="0.0013in" fo:margin-right="1.8375in" fo:text-indent="-0.0069in">
        <style:tab-stops/>
      </style:paragraph-properties>
    </style:style>
    <style:style style:name="T264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647" style:parent-style-name="Normal" style:family="paragraph">
      <style:paragraph-properties fo:margin-bottom="0.1354in" fo:margin-left="0.0048in">
        <style:tab-stops/>
      </style:paragraph-properties>
    </style:style>
    <style:style style:name="T264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649" style:parent-style-name="Normal" style:family="paragraph">
      <style:paragraph-properties fo:margin-bottom="0.0138in" fo:margin-left="-0.0055in">
        <style:tab-stops>
          <style:tab-stop style:type="center" style:position="2.0763in"/>
        </style:tab-stops>
      </style:paragraph-properties>
    </style:style>
    <style:style style:name="T265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265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08" style:family="ruby">
      <style:ruby-properties style:ruby-align="distribute-space" style:ruby-position="above"/>
    </style:style>
    <style:style style:name="T2652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265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654" style:parent-style-name="Normal" style:family="paragraph">
      <style:paragraph-properties fo:margin-bottom="0in" fo:margin-left="0.0048in">
        <style:tab-stops/>
      </style:paragraph-properties>
    </style:style>
    <style:style style:name="T2655" style:parent-style-name="Fuentedepárrafopredeter." style:family="text">
      <style:text-properties style:font-name-asian="Calibri" fo:font-size="12.5pt" style:font-size-asian="12.5pt" style:font-size-complex="12.5pt" style:language-asian="ja" style:country-asian="JP"/>
    </style:style>
    <style:style style:name="T2656" style:parent-style-name="Fuentedepárrafopredeter." style:family="text">
      <style:text-properties style:font-name-asian="Calibri" fo:font-size="12.5pt" style:font-size-asian="12.5pt" style:font-size-complex="12.5pt" style:language-asian="ja" style:country-asian="JP"/>
    </style:style>
    <style:style style:name="T265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09" style:family="ruby">
      <style:ruby-properties style:ruby-align="distribute-space" style:ruby-position="above"/>
    </style:style>
    <style:style style:name="P2658" style:parent-style-name="Normal" style:family="paragraph">
      <style:paragraph-properties fo:margin-bottom="0in" fo:margin-left="0.0013in" fo:margin-right="1.8375in" fo:text-indent="-0.0069in">
        <style:tab-stops/>
      </style:paragraph-properties>
    </style:style>
    <style:style style:name="T2659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266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10" style:family="ruby">
      <style:ruby-properties style:ruby-align="distribute-space" style:ruby-position="above"/>
    </style:style>
    <style:style style:name="T2661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266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11" style:family="ruby">
      <style:ruby-properties style:ruby-align="distribute-space" style:ruby-position="above"/>
    </style:style>
    <style:style style:name="T2663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266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665" style:parent-style-name="Normal" style:family="paragraph">
      <style:paragraph-properties fo:margin-bottom="0.1333in" fo:margin-left="0.0048in">
        <style:tab-stops/>
      </style:paragraph-properties>
    </style:style>
    <style:style style:name="T266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667" style:parent-style-name="Normal" style:family="paragraph">
      <style:paragraph-properties fo:margin-bottom="0.1381in" fo:margin-left="0.0013in" fo:margin-right="1.8375in" fo:text-indent="-0.0069in">
        <style:tab-stops/>
      </style:paragraph-properties>
    </style:style>
    <style:style style:name="T266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12" style:family="ruby">
      <style:ruby-properties style:ruby-align="distribute-space" style:ruby-position="above"/>
    </style:style>
    <style:style style:name="T2669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267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671" style:parent-style-name="Normal" style:family="paragraph">
      <style:paragraph-properties fo:margin-bottom="0.1694in" fo:margin-left="-0.0055in">
        <style:tab-stops>
          <style:tab-stop style:type="center" style:position="2.7444in"/>
        </style:tab-stops>
      </style:paragraph-properties>
    </style:style>
    <style:style style:name="T267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267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2674" style:parent-style-name="Fuentedepárrafopredeter." style:family="text">
      <style:text-properties style:font-name-asian="Calibri" fo:font-size="12.5pt" style:font-size-asian="12.5pt" style:font-size-complex="12.5pt" style:language-asian="ja" style:country-asian="JP"/>
    </style:style>
    <style:style style:name="T267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13" style:family="ruby">
      <style:ruby-properties style:ruby-align="distribute-space" style:ruby-position="above"/>
    </style:style>
    <style:style style:name="T2676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267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678" style:parent-style-name="Normal" style:family="paragraph">
      <style:paragraph-properties fo:margin-bottom="0.152in" fo:margin-left="-0.0055in">
        <style:tab-stops>
          <style:tab-stop style:type="center" style:position="2.409in"/>
        </style:tab-stops>
      </style:paragraph-properties>
    </style:style>
    <style:style style:name="T267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268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14" style:family="ruby">
      <style:ruby-properties style:ruby-align="distribute-space" style:ruby-position="above"/>
    </style:style>
    <style:style style:name="T2681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268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15" style:family="ruby">
      <style:ruby-properties style:ruby-align="distribute-space" style:ruby-position="above"/>
    </style:style>
    <style:style style:name="T2683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268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685" style:parent-style-name="Normal" style:family="paragraph">
      <style:paragraph-properties fo:margin-bottom="0.0125in" fo:margin-left="-0.0055in">
        <style:tab-stops>
          <style:tab-stop style:type="center" style:position="2.6319in"/>
        </style:tab-stops>
      </style:paragraph-properties>
    </style:style>
    <style:style style:name="T268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268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16" style:family="ruby">
      <style:ruby-properties style:ruby-align="distribute-space" style:ruby-position="above"/>
    </style:style>
    <style:style style:name="T2688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268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17" style:family="ruby">
      <style:ruby-properties style:ruby-align="distribute-space" style:ruby-position="above"/>
    </style:style>
    <style:style style:name="T2690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269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18" style:family="ruby">
      <style:ruby-properties style:ruby-align="distribute-space" style:ruby-position="above"/>
    </style:style>
    <style:style style:name="T2692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269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694" style:parent-style-name="Normal" style:family="paragraph">
      <style:paragraph-properties fo:margin-bottom="0.1354in" fo:margin-left="0.0048in">
        <style:tab-stops/>
      </style:paragraph-properties>
    </style:style>
    <style:style style:name="T269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19" style:family="ruby">
      <style:ruby-properties style:ruby-align="distribute-space" style:ruby-position="above"/>
    </style:style>
    <style:style style:name="P2696" style:parent-style-name="Normal" style:family="paragraph">
      <style:paragraph-properties fo:margin-bottom="0.1354in" fo:margin-left="0.0013in" fo:margin-right="1.8375in" fo:text-indent="-0.0069in">
        <style:tab-stops/>
      </style:paragraph-properties>
    </style:style>
    <style:style style:name="T2697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269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269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270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20" style:family="ruby">
      <style:ruby-properties style:ruby-align="distribute-space" style:ruby-position="above"/>
    </style:style>
    <style:style style:name="T2701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270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703" style:parent-style-name="Normal" style:family="paragraph">
      <style:text-properties fo:font-weight="bold" style:font-weight-asian="bold" fo:font-size="12.5pt" style:font-size-asian="12.5pt" style:font-size-complex="12.5pt" style:language-asian="ja" style:country-asian="JP"/>
    </style:style>
    <style:style style:name="P2704" style:parent-style-name="Normal" style:family="paragraph">
      <style:text-properties fo:font-weight="bold" style:font-weight-asian="bold" fo:font-size="12.5pt" style:font-size-asian="12.5pt" style:font-size-complex="12.5pt" style:language-asian="ja" style:country-asian="JP"/>
    </style:style>
    <style:style style:name="P2705" style:parent-style-name="Normal" style:family="paragraph">
      <style:paragraph-properties fo:margin-bottom="0.0659in" fo:margin-left="0.1631in" fo:text-indent="-0.0069in">
        <style:tab-stops/>
      </style:paragraph-properties>
    </style:style>
    <style:style style:name="T270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21" style:family="ruby">
      <style:ruby-properties style:ruby-align="distribute-space" style:ruby-position="above"/>
    </style:style>
    <style:style style:name="T2707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2708" style:parent-style-name="Fuentedepárrafopredeter." style:family="text">
      <style:text-properties style:font-name-asian="Calibri" fo:font-weight="bold" style:font-weight-asian="bold" fo:font-size="12.5pt" style:font-size-asian="12.5pt" style:font-size-complex="12.5pt" style:language-asian="ja" style:country-asian="JP"/>
    </style:style>
    <style:style style:name="T2709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2710" style:parent-style-name="Fuentedepárrafopredeter." style:family="text">
      <style:text-properties style:font-name-asian="Calibri" fo:font-size="12.5pt" style:font-size-asian="12.5pt" style:font-size-complex="12.5pt" style:language-asian="ja" style:country-asian="JP"/>
    </style:style>
    <style:style style:name="P2711" style:parent-style-name="Normal" style:family="paragraph">
      <style:paragraph-properties fo:margin-bottom="0in" fo:margin-left="0.1666in">
        <style:tab-stops/>
      </style:paragraph-properties>
    </style:style>
    <style:style style:name="T271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713" style:parent-style-name="Normal" style:family="paragraph">
      <style:paragraph-properties fo:margin-bottom="0in" fo:margin-left="3.584in">
        <style:tab-stops/>
      </style:paragraph-properties>
    </style:style>
    <style:style style:name="T271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olumn2716" style:family="table-column">
      <style:table-column-properties style:column-width="1.0833in"/>
    </style:style>
    <style:style style:name="TableColumn2717" style:family="table-column">
      <style:table-column-properties style:column-width="3.9722in"/>
    </style:style>
    <style:style style:name="Table2715" style:family="table">
      <style:table-properties style:width="5.0555in" fo:margin-left="0.1666in" table:align="left"/>
    </style:style>
    <style:style style:name="TableRow2718" style:family="table-row">
      <style:table-row-properties style:min-row-height="0.1875in"/>
    </style:style>
    <style:style style:name="TableCell2719" style:family="table-cell">
      <style:table-cell-properties fo:border="none" style:writing-mode="lr-tb" fo:padding-top="0in" fo:padding-left="0in" fo:padding-bottom="0in" fo:padding-right="0in"/>
    </style:style>
    <style:style style:name="P2720" style:parent-style-name="Normal" style:family="paragraph">
      <style:paragraph-properties fo:margin-bottom="0in" fo:line-height="100%"/>
    </style:style>
    <style:style style:name="T272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2722" style:family="table-cell">
      <style:table-cell-properties fo:border="none" style:writing-mode="lr-tb" fo:padding-top="0in" fo:padding-left="0in" fo:padding-bottom="0in" fo:padding-right="0in"/>
    </style:style>
    <style:style style:name="P2723" style:parent-style-name="Normal" style:family="paragraph">
      <style:paragraph-properties fo:text-align="justify" fo:margin-bottom="0in" fo:line-height="100%"/>
    </style:style>
    <style:style style:name="T272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2725" style:family="table-row">
      <style:table-row-properties style:min-row-height="0.359in"/>
    </style:style>
    <style:style style:name="TableCell272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727" style:parent-style-name="Normal" style:family="paragraph">
      <style:paragraph-properties fo:margin-bottom="0in" fo:line-height="100%"/>
    </style:style>
    <style:style style:name="T272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272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730" style:parent-style-name="Normal" style:family="paragraph">
      <style:paragraph-properties fo:margin-bottom="0in" fo:line-height="100%" fo:margin-left="0.1666in">
        <style:tab-stops/>
      </style:paragraph-properties>
    </style:style>
    <style:style style:name="T273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2732" style:family="table-row">
      <style:table-row-properties style:min-row-height="0.4326in"/>
    </style:style>
    <style:style style:name="TableCell2733" style:family="table-cell">
      <style:table-cell-properties fo:border="none" style:writing-mode="lr-tb" fo:padding-top="0in" fo:padding-left="0in" fo:padding-bottom="0in" fo:padding-right="0in"/>
    </style:style>
    <style:style style:name="P2734" style:parent-style-name="Normal" style:family="paragraph">
      <style:paragraph-properties fo:margin-bottom="0in" fo:line-height="100%"/>
    </style:style>
    <style:style style:name="T273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736" style:parent-style-name="Normal" style:family="paragraph">
      <style:paragraph-properties fo:margin-bottom="0in" fo:line-height="100%"/>
    </style:style>
    <style:style style:name="T273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2738" style:family="table-cell">
      <style:table-cell-properties fo:border="none" style:writing-mode="lr-tb" fo:padding-top="0in" fo:padding-left="0in" fo:padding-bottom="0in" fo:padding-right="0in"/>
    </style:style>
    <style:style style:name="P2739" style:parent-style-name="Normal" style:family="paragraph">
      <style:paragraph-properties fo:margin-bottom="0in" fo:line-height="100%" fo:margin-left="0.1666in">
        <style:tab-stops/>
      </style:paragraph-properties>
    </style:style>
    <style:style style:name="T274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2741" style:family="table-row">
      <style:table-row-properties style:min-row-height="0.2118in"/>
    </style:style>
    <style:style style:name="TableCell2742" style:family="table-cell">
      <style:table-cell-properties fo:border="none" style:writing-mode="lr-tb" fo:padding-top="0in" fo:padding-left="0in" fo:padding-bottom="0in" fo:padding-right="0in"/>
    </style:style>
    <style:style style:name="P2743" style:parent-style-name="Normal" style:family="paragraph">
      <style:paragraph-properties fo:margin-bottom="0in" fo:line-height="100%"/>
    </style:style>
    <style:style style:name="T274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2745" style:family="table-cell">
      <style:table-cell-properties fo:border="none" style:writing-mode="lr-tb" fo:padding-top="0in" fo:padding-left="0in" fo:padding-bottom="0in" fo:padding-right="0in"/>
    </style:style>
    <style:style style:name="P2746" style:parent-style-name="Normal" style:family="paragraph">
      <style:paragraph-properties fo:margin-bottom="0in" fo:line-height="100%"/>
    </style:style>
    <style:style style:name="T274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2748" style:family="table-row">
      <style:table-row-properties style:min-row-height="0.575in"/>
    </style:style>
    <style:style style:name="TableCell274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750" style:parent-style-name="Normal" style:family="paragraph">
      <style:paragraph-properties fo:margin-bottom="0in" fo:line-height="100%"/>
    </style:style>
    <style:style style:name="T275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752" style:parent-style-name="Normal" style:family="paragraph">
      <style:paragraph-properties fo:margin-bottom="0in" fo:line-height="100%"/>
    </style:style>
    <style:style style:name="T275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2754" style:family="table-cell">
      <style:table-cell-properties fo:border="none" style:writing-mode="lr-tb" fo:padding-top="0in" fo:padding-left="0in" fo:padding-bottom="0in" fo:padding-right="0in"/>
    </style:style>
    <style:style style:name="P2755" style:parent-style-name="Normal" style:family="paragraph">
      <style:paragraph-properties fo:margin-bottom="0.0576in" fo:line-height="100%">
        <style:tab-stops>
          <style:tab-stop style:type="center" style:position="1.5569in"/>
        </style:tab-stops>
      </style:paragraph-properties>
    </style:style>
    <style:style style:name="T275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275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758" style:parent-style-name="Normal" style:family="paragraph">
      <style:paragraph-properties fo:margin-bottom="0in" fo:line-height="100%" fo:margin-left="0.1666in">
        <style:tab-stops/>
      </style:paragraph-properties>
    </style:style>
    <style:style style:name="T275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2760" style:family="table-row">
      <style:table-row-properties style:min-row-height="0.2125in"/>
    </style:style>
    <style:style style:name="TableCell2761" style:family="table-cell">
      <style:table-cell-properties fo:border="none" style:writing-mode="lr-tb" fo:padding-top="0in" fo:padding-left="0in" fo:padding-bottom="0in" fo:padding-right="0in"/>
    </style:style>
    <style:style style:name="P2762" style:parent-style-name="Normal" style:family="paragraph">
      <style:paragraph-properties fo:margin-bottom="0in" fo:line-height="100%"/>
    </style:style>
    <style:style style:name="T276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2764" style:family="table-cell">
      <style:table-cell-properties fo:border="none" style:writing-mode="lr-tb" fo:padding-top="0in" fo:padding-left="0in" fo:padding-bottom="0in" fo:padding-right="0in"/>
    </style:style>
    <style:style style:name="P2765" style:parent-style-name="Normal" style:family="paragraph">
      <style:paragraph-properties fo:margin-bottom="0in" fo:line-height="100%"/>
    </style:style>
    <style:style style:name="T276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2767" style:family="table-row">
      <style:table-row-properties style:min-row-height="0.575in"/>
    </style:style>
    <style:style style:name="TableCell276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769" style:parent-style-name="Normal" style:family="paragraph">
      <style:paragraph-properties fo:margin-bottom="0in" fo:line-height="100%"/>
    </style:style>
    <style:style style:name="T277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771" style:parent-style-name="Normal" style:family="paragraph">
      <style:paragraph-properties fo:margin-bottom="0in" fo:line-height="100%"/>
    </style:style>
    <style:style style:name="T277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2773" style:family="table-cell">
      <style:table-cell-properties fo:border="none" style:writing-mode="lr-tb" fo:padding-top="0in" fo:padding-left="0in" fo:padding-bottom="0in" fo:padding-right="0in"/>
    </style:style>
    <style:style style:name="P2774" style:parent-style-name="Normal" style:family="paragraph">
      <style:paragraph-properties fo:margin-bottom="0in" fo:line-height="100%" fo:margin-left="0.1666in">
        <style:tab-stops/>
      </style:paragraph-properties>
    </style:style>
    <style:style style:name="T277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2776" style:family="table-row">
      <style:table-row-properties style:min-row-height="0.2118in"/>
    </style:style>
    <style:style style:name="TableCell2777" style:family="table-cell">
      <style:table-cell-properties fo:border="none" style:writing-mode="lr-tb" fo:padding-top="0in" fo:padding-left="0in" fo:padding-bottom="0in" fo:padding-right="0in"/>
    </style:style>
    <style:style style:name="P2778" style:parent-style-name="Normal" style:family="paragraph">
      <style:paragraph-properties fo:margin-bottom="0in" fo:line-height="100%"/>
    </style:style>
    <style:style style:name="T277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2780" style:family="table-cell">
      <style:table-cell-properties fo:border="none" style:writing-mode="lr-tb" fo:padding-top="0in" fo:padding-left="0in" fo:padding-bottom="0in" fo:padding-right="0in"/>
    </style:style>
    <style:style style:name="P2781" style:parent-style-name="Normal" style:family="paragraph">
      <style:paragraph-properties fo:margin-bottom="0in" fo:line-height="100%"/>
    </style:style>
    <style:style style:name="T278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2783" style:family="table-row">
      <style:table-row-properties style:min-row-height="0.5756in"/>
    </style:style>
    <style:style style:name="TableCell278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785" style:parent-style-name="Normal" style:family="paragraph">
      <style:paragraph-properties fo:margin-bottom="0in" fo:line-height="100%"/>
    </style:style>
    <style:style style:name="T278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787" style:parent-style-name="Normal" style:family="paragraph">
      <style:paragraph-properties fo:margin-bottom="0in" fo:line-height="100%"/>
    </style:style>
    <style:style style:name="T278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2789" style:family="table-cell">
      <style:table-cell-properties fo:border="none" style:writing-mode="lr-tb" fo:padding-top="0in" fo:padding-left="0in" fo:padding-bottom="0in" fo:padding-right="0in"/>
    </style:style>
    <style:style style:name="P2790" style:parent-style-name="Normal" style:family="paragraph">
      <style:paragraph-properties fo:margin-bottom="0in" fo:line-height="100%" fo:margin-left="0.1666in">
        <style:tab-stops/>
      </style:paragraph-properties>
    </style:style>
    <style:style style:name="T279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2792" style:family="table-row">
      <style:table-row-properties style:min-row-height="0.2118in"/>
    </style:style>
    <style:style style:name="TableCell2793" style:family="table-cell">
      <style:table-cell-properties fo:border="none" style:writing-mode="lr-tb" fo:padding-top="0in" fo:padding-left="0in" fo:padding-bottom="0in" fo:padding-right="0in"/>
    </style:style>
    <style:style style:name="P2794" style:parent-style-name="Normal" style:family="paragraph">
      <style:paragraph-properties fo:margin-bottom="0in" fo:line-height="100%"/>
    </style:style>
    <style:style style:name="T279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2796" style:family="table-cell">
      <style:table-cell-properties fo:border="none" style:writing-mode="lr-tb" fo:padding-top="0in" fo:padding-left="0in" fo:padding-bottom="0in" fo:padding-right="0in"/>
    </style:style>
    <style:style style:name="P2797" style:parent-style-name="Normal" style:family="paragraph">
      <style:paragraph-properties fo:margin-bottom="0in" fo:line-height="100%"/>
    </style:style>
    <style:style style:name="T279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2799" style:family="table-row">
      <style:table-row-properties style:min-row-height="0.5708in"/>
    </style:style>
    <style:style style:name="TableCell280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801" style:parent-style-name="Normal" style:family="paragraph">
      <style:paragraph-properties fo:margin-bottom="0in" fo:line-height="100%"/>
    </style:style>
    <style:style style:name="T280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803" style:parent-style-name="Normal" style:family="paragraph">
      <style:paragraph-properties fo:margin-bottom="0in" fo:line-height="100%"/>
    </style:style>
    <style:style style:name="T280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2805" style:family="table-cell">
      <style:table-cell-properties fo:border="none" style:writing-mode="lr-tb" fo:padding-top="0in" fo:padding-left="0in" fo:padding-bottom="0in" fo:padding-right="0in"/>
    </style:style>
    <style:style style:name="P2806" style:parent-style-name="Normal" style:family="paragraph">
      <style:paragraph-properties fo:margin-bottom="0.0576in" fo:line-height="100%">
        <style:tab-stops>
          <style:tab-stop style:type="center" style:position="1.3902in"/>
        </style:tab-stops>
      </style:paragraph-properties>
    </style:style>
    <style:style style:name="T280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280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809" style:parent-style-name="Normal" style:family="paragraph">
      <style:paragraph-properties fo:margin-bottom="0in" fo:line-height="100%" fo:margin-left="0.1951in">
        <style:tab-stops/>
      </style:paragraph-properties>
    </style:style>
    <style:style style:name="T281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2811" style:family="table-row">
      <style:table-row-properties style:min-row-height="0.3555in"/>
    </style:style>
    <style:style style:name="TableCell281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813" style:parent-style-name="Normal" style:family="paragraph">
      <style:paragraph-properties fo:margin-bottom="0in" fo:line-height="100%"/>
    </style:style>
    <style:style style:name="T281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28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816" style:parent-style-name="Normal" style:family="paragraph">
      <style:paragraph-properties fo:margin-bottom="0in" fo:line-height="100%"/>
    </style:style>
    <style:style style:name="T281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2818" style:family="table-row">
      <style:table-row-properties style:min-row-height="0.5701in"/>
    </style:style>
    <style:style style:name="TableCell281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820" style:parent-style-name="Normal" style:family="paragraph">
      <style:paragraph-properties fo:margin-bottom="0in" fo:line-height="100%"/>
    </style:style>
    <style:style style:name="T282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822" style:parent-style-name="Normal" style:family="paragraph">
      <style:paragraph-properties fo:margin-bottom="0in" fo:line-height="100%"/>
    </style:style>
    <style:style style:name="T282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2824" style:family="table-cell">
      <style:table-cell-properties fo:border="none" style:writing-mode="lr-tb" fo:padding-top="0in" fo:padding-left="0in" fo:padding-bottom="0in" fo:padding-right="0in"/>
    </style:style>
    <style:style style:name="P2825" style:parent-style-name="Normal" style:family="paragraph">
      <style:paragraph-properties fo:margin-bottom="0.0576in" fo:line-height="100%">
        <style:tab-stops>
          <style:tab-stop style:type="center" style:position="0.9159in"/>
          <style:tab-stop style:type="center" style:position="2.4166in"/>
        </style:tab-stops>
      </style:paragraph-properties>
    </style:style>
    <style:style style:name="T282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282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282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829" style:parent-style-name="Normal" style:family="paragraph">
      <style:paragraph-properties fo:margin-bottom="0in" fo:line-height="100%" fo:margin-left="0.1666in">
        <style:tab-stops/>
      </style:paragraph-properties>
    </style:style>
    <style:style style:name="T283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2831" style:family="table-row">
      <style:table-row-properties style:min-row-height="0.5708in"/>
    </style:style>
    <style:style style:name="TableCell2832" style:family="table-cell">
      <style:table-cell-properties fo:border="none" style:writing-mode="lr-tb" fo:padding-top="0in" fo:padding-left="0in" fo:padding-bottom="0in" fo:padding-right="0in"/>
    </style:style>
    <style:style style:name="P2833" style:parent-style-name="Normal" style:family="paragraph">
      <style:paragraph-properties fo:margin-bottom="0.0236in" fo:line-height="95%" fo:margin-left="0.0284in" fo:margin-right="0.2486in" fo:text-indent="-0.0284in">
        <style:tab-stops/>
      </style:paragraph-properties>
    </style:style>
    <style:style style:name="T283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835" style:parent-style-name="Normal" style:family="paragraph">
      <style:paragraph-properties fo:margin-bottom="0in" fo:line-height="100%"/>
    </style:style>
    <style:style style:name="T283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2837" style:family="table-cell">
      <style:table-cell-properties fo:border="none" style:writing-mode="lr-tb" fo:padding-top="0in" fo:padding-left="0in" fo:padding-bottom="0in" fo:padding-right="0in"/>
    </style:style>
    <style:style style:name="P2838" style:parent-style-name="Normal" style:family="paragraph">
      <style:paragraph-properties fo:margin-bottom="0in" fo:line-height="100%"/>
    </style:style>
    <style:style style:name="T283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2840" style:family="table-row">
      <style:table-row-properties style:min-row-height="0.5708in"/>
    </style:style>
    <style:style style:name="TableCell284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842" style:parent-style-name="Normal" style:family="paragraph">
      <style:paragraph-properties fo:margin-bottom="0in" fo:line-height="100%"/>
    </style:style>
    <style:style style:name="T284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844" style:parent-style-name="Normal" style:family="paragraph">
      <style:paragraph-properties fo:margin-bottom="0in" fo:line-height="100%"/>
    </style:style>
    <style:style style:name="T284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2846" style:family="table-cell">
      <style:table-cell-properties fo:border="none" style:writing-mode="lr-tb" fo:padding-top="0in" fo:padding-left="0in" fo:padding-bottom="0in" fo:padding-right="0in"/>
    </style:style>
    <style:style style:name="P2847" style:parent-style-name="Normal" style:family="paragraph">
      <style:paragraph-properties fo:text-align="justify" fo:margin-bottom="0in" fo:line-height="100%"/>
    </style:style>
    <style:style style:name="T284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2849" style:family="table-row">
      <style:table-row-properties style:min-row-height="0.3548in"/>
    </style:style>
    <style:style style:name="TableCell2850" style:family="table-cell">
      <style:table-cell-properties fo:border="none" style:writing-mode="lr-tb" fo:padding-top="0in" fo:padding-left="0in" fo:padding-bottom="0in" fo:padding-right="0in"/>
    </style:style>
    <style:style style:name="P2851" style:parent-style-name="Normal" style:family="paragraph">
      <style:paragraph-properties fo:margin-bottom="0in" fo:line-height="100%" fo:margin-left="0.0284in" fo:margin-right="0.2486in" fo:text-indent="-0.0284in">
        <style:tab-stops/>
      </style:paragraph-properties>
    </style:style>
    <style:style style:name="T285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285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854" style:parent-style-name="Normal" style:family="paragraph">
      <style:paragraph-properties fo:margin-bottom="0in" fo:line-height="100%"/>
    </style:style>
    <style:style style:name="T285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2856" style:family="table-row">
      <style:table-row-properties style:min-row-height="0.5701in"/>
    </style:style>
    <style:style style:name="TableCell285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858" style:parent-style-name="Normal" style:family="paragraph">
      <style:paragraph-properties fo:margin-bottom="0in" fo:line-height="100%"/>
    </style:style>
    <style:style style:name="T285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860" style:parent-style-name="Normal" style:family="paragraph">
      <style:paragraph-properties fo:margin-bottom="0in" fo:line-height="100%"/>
    </style:style>
    <style:style style:name="T286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286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863" style:parent-style-name="Normal" style:family="paragraph">
      <style:paragraph-properties fo:margin-bottom="0in" fo:line-height="100%" fo:margin-left="0.1666in">
        <style:tab-stops/>
      </style:paragraph-properties>
    </style:style>
    <style:style style:name="T286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2865" style:family="table-row">
      <style:table-row-properties style:min-row-height="0.1326in"/>
    </style:style>
    <style:style style:name="TableCell2866" style:family="table-cell">
      <style:table-cell-properties fo:border="none" style:writing-mode="lr-tb" fo:padding-top="0in" fo:padding-left="0in" fo:padding-bottom="0in" fo:padding-right="0in"/>
    </style:style>
    <style:style style:name="P2867" style:parent-style-name="Normal" style:family="paragraph">
      <style:paragraph-properties fo:margin-bottom="0in" fo:line-height="100%"/>
      <style:text-properties style:font-name-asian="Times New Roman" fo:font-size="12.5pt" style:font-size-asian="12.5pt" style:font-size-complex="12.5pt" style:language-asian="ja" style:country-asian="JP"/>
    </style:style>
    <style:style style:name="TableCell2868" style:family="table-cell">
      <style:table-cell-properties fo:border="none" style:writing-mode="lr-tb" fo:padding-top="0in" fo:padding-left="0in" fo:padding-bottom="0in" fo:padding-right="0in"/>
    </style:style>
    <style:style style:name="P2869" style:parent-style-name="Normal" style:family="paragraph">
      <style:paragraph-properties fo:margin-bottom="0in" fo:line-height="100%">
        <style:tab-stops>
          <style:tab-stop style:type="center" style:position="1.334in"/>
        </style:tab-stops>
      </style:paragraph-properties>
    </style:style>
    <style:style style:name="T287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287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2872" style:family="table-row">
      <style:table-row-properties style:min-row-height="0.9875in"/>
    </style:style>
    <style:style style:name="TableCell2873" style:family="table-cell">
      <style:table-cell-properties fo:border="none" style:writing-mode="lr-tb" fo:padding-top="0in" fo:padding-left="0in" fo:padding-bottom="0in" fo:padding-right="0in"/>
    </style:style>
    <style:style style:name="P2874" style:parent-style-name="Normal" style:family="paragraph">
      <style:paragraph-properties fo:margin-bottom="0in" fo:line-height="100%"/>
    </style:style>
    <style:style style:name="T287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876" style:parent-style-name="Normal" style:family="paragraph">
      <style:paragraph-properties fo:margin-bottom="0.1354in" fo:line-height="100%"/>
    </style:style>
    <style:style style:name="T287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878" style:parent-style-name="Normal" style:family="paragraph">
      <style:paragraph-properties fo:margin-bottom="0.0125in" fo:line-height="100%">
        <style:tab-stops>
          <style:tab-stop style:type="center" style:position="2.9166in"/>
        </style:tab-stops>
      </style:paragraph-properties>
    </style:style>
    <style:style style:name="T287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288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881" style:parent-style-name="Normal" style:family="paragraph">
      <style:paragraph-properties fo:margin-bottom="0in" fo:line-height="100%"/>
    </style:style>
    <style:style style:name="T2882" style:parent-style-name="Fuentedepárrafopredeter." style:family="text">
      <style:text-properties style:font-name-asian="Calibri" fo:font-size="12.5pt" style:font-size-asian="12.5pt" style:font-size-complex="12.5pt" style:language-asian="ja" style:country-asian="JP"/>
    </style:style>
    <style:style style:name="T2883" style:parent-style-name="Fuentedepárrafopredeter." style:family="text">
      <style:text-properties style:font-name-asian="Calibri" fo:font-size="12.5pt" style:font-size-asian="12.5pt" style:font-size-complex="12.5pt" style:language-asian="ja" style:country-asian="JP"/>
    </style:style>
    <style:style style:name="T288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885" style:parent-style-name="Normal" style:family="paragraph">
      <style:paragraph-properties fo:text-align="center" fo:margin-bottom="0in" fo:margin-right="1.3958in"/>
    </style:style>
    <style:style style:name="T288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olumn2888" style:family="table-column">
      <style:table-column-properties style:column-width="1.0833in"/>
    </style:style>
    <style:style style:name="TableColumn2889" style:family="table-column">
      <style:table-column-properties style:column-width="4.4458in"/>
    </style:style>
    <style:style style:name="Table2887" style:family="table">
      <style:table-properties style:width="5.5291in" fo:margin-left="0.1666in" table:align="left"/>
    </style:style>
    <style:style style:name="TableRow2890" style:family="table-row">
      <style:table-row-properties style:min-row-height="0.1916in"/>
    </style:style>
    <style:style style:name="TableCell2891" style:family="table-cell">
      <style:table-cell-properties fo:border="none" style:writing-mode="lr-tb" fo:padding-top="0in" fo:padding-left="0in" fo:padding-bottom="0in" fo:padding-right="0in"/>
    </style:style>
    <style:style style:name="P2892" style:parent-style-name="Normal" style:family="paragraph">
      <style:paragraph-properties fo:margin-bottom="0in" fo:line-height="100%"/>
    </style:style>
    <style:style style:name="T289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2894" style:family="table-cell">
      <style:table-cell-properties fo:border="none" style:writing-mode="lr-tb" fo:padding-top="0in" fo:padding-left="0in" fo:padding-bottom="0in" fo:padding-right="0in"/>
    </style:style>
    <style:style style:name="P2895" style:parent-style-name="Normal" style:family="paragraph">
      <style:paragraph-properties fo:margin-bottom="0in" fo:line-height="100%"/>
    </style:style>
    <style:style style:name="T289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2897" style:family="table-row">
      <style:table-row-properties style:min-row-height="0.4277in"/>
    </style:style>
    <style:style style:name="TableCell2898" style:family="table-cell">
      <style:table-cell-properties fo:border="none" style:writing-mode="lr-tb" fo:padding-top="0in" fo:padding-left="0in" fo:padding-bottom="0in" fo:padding-right="0in"/>
    </style:style>
    <style:style style:name="P2899" style:parent-style-name="Normal" style:family="paragraph">
      <style:paragraph-properties fo:margin-bottom="0in" fo:line-height="100%"/>
    </style:style>
    <style:style style:name="T290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901" style:parent-style-name="Normal" style:family="paragraph">
      <style:paragraph-properties fo:margin-bottom="0in" fo:line-height="100%"/>
    </style:style>
    <style:style style:name="T290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2903" style:family="table-cell">
      <style:table-cell-properties fo:border="none" style:writing-mode="lr-tb" fo:padding-top="0in" fo:padding-left="0in" fo:padding-bottom="0in" fo:padding-right="0in"/>
    </style:style>
    <style:style style:name="P2904" style:parent-style-name="Normal" style:family="paragraph">
      <style:paragraph-properties fo:margin-bottom="0in" fo:line-height="100%" fo:margin-left="0.1666in">
        <style:tab-stops/>
      </style:paragraph-properties>
    </style:style>
    <style:style style:name="T290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2906" style:family="table-row">
      <style:table-row-properties style:min-row-height="0.3548in"/>
    </style:style>
    <style:style style:name="TableCell290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908" style:parent-style-name="Normal" style:family="paragraph">
      <style:paragraph-properties fo:margin-bottom="0in" fo:line-height="100%"/>
    </style:style>
    <style:style style:name="T290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291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911" style:parent-style-name="Normal" style:family="paragraph">
      <style:paragraph-properties fo:margin-bottom="0in" fo:line-height="100%"/>
    </style:style>
    <style:style style:name="T291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2913" style:family="table-row">
      <style:table-row-properties style:min-row-height="0.5701in"/>
    </style:style>
    <style:style style:name="TableCell291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915" style:parent-style-name="Normal" style:family="paragraph">
      <style:paragraph-properties fo:margin-bottom="0in" fo:line-height="100%"/>
    </style:style>
    <style:style style:name="T291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917" style:parent-style-name="Normal" style:family="paragraph">
      <style:paragraph-properties fo:margin-bottom="0in" fo:line-height="100%"/>
    </style:style>
    <style:style style:name="T291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291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920" style:parent-style-name="Normal" style:family="paragraph">
      <style:paragraph-properties fo:margin-bottom="0in" fo:line-height="100%" fo:margin-left="0.1666in">
        <style:tab-stops/>
      </style:paragraph-properties>
    </style:style>
    <style:style style:name="T292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2922" style:family="table-row">
      <style:table-row-properties style:min-row-height="0.3548in"/>
    </style:style>
    <style:style style:name="TableCell2923" style:family="table-cell">
      <style:table-cell-properties fo:border="none" style:writing-mode="lr-tb" fo:padding-top="0in" fo:padding-left="0in" fo:padding-bottom="0in" fo:padding-right="0in"/>
    </style:style>
    <style:style style:name="P2924" style:parent-style-name="Normal" style:family="paragraph">
      <style:paragraph-properties fo:margin-bottom="0in" fo:line-height="100%" fo:margin-left="0.0284in" fo:margin-right="0.2486in" fo:text-indent="-0.0284in">
        <style:tab-stops/>
      </style:paragraph-properties>
    </style:style>
    <style:style style:name="T292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292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927" style:parent-style-name="Normal" style:family="paragraph">
      <style:paragraph-properties fo:margin-bottom="0in" fo:line-height="100%"/>
    </style:style>
    <style:style style:name="T292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2929" style:family="table-row">
      <style:table-row-properties style:min-row-height="0.575in"/>
    </style:style>
    <style:style style:name="TableCell293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931" style:parent-style-name="Normal" style:family="paragraph">
      <style:paragraph-properties fo:margin-bottom="0in" fo:line-height="100%"/>
    </style:style>
    <style:style style:name="T293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933" style:parent-style-name="Normal" style:family="paragraph">
      <style:paragraph-properties fo:margin-bottom="0in" fo:line-height="100%"/>
    </style:style>
    <style:style style:name="T293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2935" style:family="table-cell">
      <style:table-cell-properties fo:border="none" style:writing-mode="lr-tb" fo:padding-top="0in" fo:padding-left="0in" fo:padding-bottom="0in" fo:padding-right="0in"/>
    </style:style>
    <style:style style:name="P2936" style:parent-style-name="Normal" style:family="paragraph">
      <style:paragraph-properties fo:margin-bottom="0.0576in" fo:line-height="100%">
        <style:tab-stops>
          <style:tab-stop style:type="center" style:position="1.084in"/>
          <style:tab-stop style:type="center" style:position="3.3347in"/>
        </style:tab-stops>
      </style:paragraph-properties>
    </style:style>
    <style:style style:name="T293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293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293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940" style:parent-style-name="Normal" style:family="paragraph">
      <style:paragraph-properties fo:margin-bottom="0in" fo:line-height="100%" fo:margin-left="0.1666in">
        <style:tab-stops/>
      </style:paragraph-properties>
    </style:style>
    <style:style style:name="T294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2942" style:family="table-row">
      <style:table-row-properties style:min-row-height="0.2118in"/>
    </style:style>
    <style:style style:name="TableCell2943" style:family="table-cell">
      <style:table-cell-properties fo:border="none" style:writing-mode="lr-tb" fo:padding-top="0in" fo:padding-left="0in" fo:padding-bottom="0in" fo:padding-right="0in"/>
    </style:style>
    <style:style style:name="P2944" style:parent-style-name="Normal" style:family="paragraph">
      <style:paragraph-properties fo:margin-bottom="0in" fo:line-height="100%"/>
    </style:style>
    <style:style style:name="T294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2946" style:family="table-cell">
      <style:table-cell-properties fo:border="none" style:writing-mode="lr-tb" fo:padding-top="0in" fo:padding-left="0in" fo:padding-bottom="0in" fo:padding-right="0in"/>
    </style:style>
    <style:style style:name="P2947" style:parent-style-name="Normal" style:family="paragraph">
      <style:paragraph-properties fo:margin-bottom="0in" fo:line-height="100%"/>
    </style:style>
    <style:style style:name="T294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2949" style:family="table-row">
      <style:table-row-properties style:min-row-height="0.5722in"/>
    </style:style>
    <style:style style:name="TableCell295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951" style:parent-style-name="Normal" style:family="paragraph">
      <style:paragraph-properties fo:margin-bottom="0in" fo:line-height="100%"/>
    </style:style>
    <style:style style:name="T295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953" style:parent-style-name="Normal" style:family="paragraph">
      <style:paragraph-properties fo:margin-bottom="0in" fo:line-height="100%"/>
    </style:style>
    <style:style style:name="T295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2955" style:family="table-cell">
      <style:table-cell-properties fo:border="none" style:writing-mode="lr-tb" fo:padding-top="0in" fo:padding-left="0in" fo:padding-bottom="0in" fo:padding-right="0in"/>
    </style:style>
    <style:style style:name="P2956" style:parent-style-name="Normal" style:family="paragraph">
      <style:paragraph-properties fo:margin-bottom="0.0576in" fo:line-height="100%">
        <style:tab-stops>
          <style:tab-stop style:type="center" style:position="2.3347in"/>
        </style:tab-stops>
      </style:paragraph-properties>
    </style:style>
    <style:style style:name="T295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295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959" style:parent-style-name="Normal" style:family="paragraph">
      <style:paragraph-properties fo:margin-bottom="0in" fo:line-height="100%" fo:margin-left="0.1666in">
        <style:tab-stops/>
      </style:paragraph-properties>
    </style:style>
    <style:style style:name="T296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2961" style:family="table-row">
      <style:table-row-properties style:min-row-height="0.3541in"/>
    </style:style>
    <style:style style:name="TableCell296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963" style:parent-style-name="Normal" style:family="paragraph">
      <style:paragraph-properties fo:margin-bottom="0in" fo:line-height="100%"/>
    </style:style>
    <style:style style:name="T296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296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966" style:parent-style-name="Normal" style:family="paragraph">
      <style:paragraph-properties fo:margin-bottom="0in" fo:line-height="100%"/>
    </style:style>
    <style:style style:name="T296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2968" style:family="table-row">
      <style:table-row-properties style:min-row-height="0.3541in"/>
    </style:style>
    <style:style style:name="TableCell296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970" style:parent-style-name="Normal" style:family="paragraph">
      <style:paragraph-properties fo:margin-bottom="0in" fo:line-height="100%"/>
    </style:style>
    <style:style style:name="T297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297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973" style:parent-style-name="Normal" style:family="paragraph">
      <style:paragraph-properties fo:margin-bottom="0in" fo:line-height="100%" fo:margin-left="0.1666in">
        <style:tab-stops/>
      </style:paragraph-properties>
    </style:style>
    <style:style style:name="T297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2975" style:family="table-row">
      <style:table-row-properties style:min-row-height="0.5506in"/>
    </style:style>
    <style:style style:name="TableCell297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977" style:parent-style-name="Normal" style:family="paragraph">
      <style:paragraph-properties fo:margin-bottom="0in" fo:line-height="100%"/>
    </style:style>
    <style:style style:name="T297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979" style:parent-style-name="Normal" style:family="paragraph">
      <style:paragraph-properties fo:margin-bottom="0in" fo:line-height="100%"/>
    </style:style>
    <style:style style:name="T298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Cell298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982" style:parent-style-name="Normal" style:family="paragraph">
      <style:paragraph-properties fo:margin-bottom="0in" fo:line-height="100%" fo:margin-left="0.1666in">
        <style:tab-stops/>
      </style:paragraph-properties>
    </style:style>
    <style:style style:name="T298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ableRow2984" style:family="table-row">
      <style:table-row-properties style:min-row-height="2.9916in"/>
    </style:style>
    <style:style style:name="TableCell2985" style:family="table-cell">
      <style:table-cell-properties fo:border="none" style:writing-mode="lr-tb" fo:padding-top="0in" fo:padding-left="0in" fo:padding-bottom="0in" fo:padding-right="0in"/>
    </style:style>
    <style:style style:name="P2986" style:parent-style-name="Normal" style:family="paragraph">
      <style:paragraph-properties fo:margin-bottom="0.1354in" fo:line-height="100%"/>
    </style:style>
    <style:style style:name="T298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988" style:parent-style-name="Normal" style:family="paragraph">
      <style:paragraph-properties fo:margin-bottom="0.152in" fo:line-height="100%">
        <style:tab-stops>
          <style:tab-stop style:type="center" style:position="2.9312in"/>
        </style:tab-stops>
      </style:paragraph-properties>
    </style:style>
    <style:style style:name="T298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299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991" style:parent-style-name="Normal" style:family="paragraph">
      <style:paragraph-properties fo:margin-bottom="0.1527in" fo:line-height="100%">
        <style:tab-stops>
          <style:tab-stop style:type="center" style:position="3.1812in"/>
        </style:tab-stops>
      </style:paragraph-properties>
    </style:style>
    <style:style style:name="T299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299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994" style:parent-style-name="Normal" style:family="paragraph">
      <style:paragraph-properties fo:margin-bottom="0.1506in" fo:line-height="100%">
        <style:tab-stops>
          <style:tab-stop style:type="center" style:position="2.4861in"/>
        </style:tab-stops>
      </style:paragraph-properties>
    </style:style>
    <style:style style:name="T299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299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2997" style:parent-style-name="Normal" style:family="paragraph">
      <style:paragraph-properties fo:margin-bottom="0.0138in" fo:line-height="100%">
        <style:tab-stops>
          <style:tab-stop style:type="right" style:position="5.5291in"/>
        </style:tab-stops>
      </style:paragraph-properties>
    </style:style>
    <style:style style:name="T299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299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000" style:parent-style-name="Normal" style:family="paragraph">
      <style:paragraph-properties fo:margin-bottom="0.1354in" fo:line-height="100%"/>
    </style:style>
    <style:style style:name="T300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002" style:parent-style-name="Normal" style:family="paragraph">
      <style:paragraph-properties fo:margin-bottom="0in" fo:line-height="100%"/>
    </style:style>
    <style:style style:name="T300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004" style:parent-style-name="Normal" style:family="paragraph">
      <style:paragraph-properties fo:margin-bottom="0.1333in" fo:line-height="100%"/>
    </style:style>
    <style:style style:name="T300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006" style:parent-style-name="Normal" style:family="paragraph">
      <style:paragraph-properties fo:margin-bottom="0.0138in" fo:line-height="100%">
        <style:tab-stops>
          <style:tab-stop style:type="center" style:position="2.5833in"/>
        </style:tab-stops>
      </style:paragraph-properties>
    </style:style>
    <style:style style:name="T300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00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009" style:parent-style-name="Normal" style:family="paragraph">
      <style:paragraph-properties fo:margin-bottom="0in" fo:line-height="100%"/>
    </style:style>
    <style:style style:name="T3010" style:parent-style-name="Fuentedepárrafopredeter." style:family="text">
      <style:text-properties style:font-name-asian="Calibri" fo:font-size="12.5pt" style:font-size-asian="12.5pt" style:font-size-complex="12.5pt" style:language-asian="ja" style:country-asian="JP"/>
    </style:style>
    <style:style style:name="T3011" style:parent-style-name="Fuentedepárrafopredeter." style:family="text">
      <style:text-properties style:font-name-asian="Calibri" fo:font-size="12.5pt" style:font-size-asian="12.5pt" style:font-size-complex="12.5pt" style:language-asian="ja" style:country-asian="JP"/>
    </style:style>
    <style:style style:name="T301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013" style:parent-style-name="Normal" style:family="paragraph">
      <style:text-properties fo:font-weight="bold" style:font-weight-asian="bold" fo:font-size="12.5pt" style:font-size-asian="12.5pt" style:font-size-complex="12.5pt" style:language-asian="ja" style:country-asian="JP"/>
    </style:style>
    <style:style style:name="P3014" style:parent-style-name="Normal" style:family="paragraph">
      <style:paragraph-properties fo:margin-bottom="0.0659in" fo:margin-left="0.0201in" fo:text-indent="-0.0069in">
        <style:tab-stops/>
      </style:paragraph-properties>
    </style:style>
    <style:style style:name="T3015" style:parent-style-name="Fuentedepárrafopredeter." style:family="text">
      <style:text-properties style:font-name="MS Mincho" style:font-name-complex="MS Mincho" fo:font-weight="bold" style:font-weight-asian="bold" style:font-weight-complex="bold" fo:font-size="12.5pt" style:font-size-asian="12.5pt" style:font-size-complex="12.5pt" style:language-asian="ja" style:country-asian="JP"/>
    </style:style>
    <style:style style:name="T301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22" style:family="ruby">
      <style:ruby-properties style:ruby-align="distribute-space" style:ruby-position="above"/>
    </style:style>
    <style:style style:name="T3017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018" style:parent-style-name="Fuentedepárrafopredeter." style:family="text">
      <style:text-properties style:font-name-asian="Calibri" fo:font-weight="bold" style:font-weight-asian="bold" fo:font-size="12.5pt" style:font-size-asian="12.5pt" style:font-size-complex="12.5pt" style:language-asian="ja" style:country-asian="JP"/>
    </style:style>
    <style:style style:name="P3019" style:parent-style-name="Normal" style:family="paragraph">
      <style:paragraph-properties fo:margin-bottom="0.1333in" fo:margin-left="0.0236in">
        <style:tab-stops/>
      </style:paragraph-properties>
    </style:style>
    <style:style style:name="T302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23" style:family="ruby">
      <style:ruby-properties style:ruby-align="distribute-space" style:ruby-position="above"/>
    </style:style>
    <style:style style:name="P3021" style:parent-style-name="Normal" style:family="paragraph">
      <style:paragraph-properties fo:margin-bottom="0.0138in" fo:margin-left="0.15in" fo:text-indent="-0.0069in">
        <style:tab-stops/>
      </style:paragraph-properties>
    </style:style>
    <style:style style:name="T3022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02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24" style:family="ruby">
      <style:ruby-properties style:ruby-align="distribute-space" style:ruby-position="above"/>
    </style:style>
    <style:style style:name="T3024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02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25" style:family="ruby">
      <style:ruby-properties style:ruby-align="distribute-space" style:ruby-position="above"/>
    </style:style>
    <style:style style:name="T3026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02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26" style:family="ruby">
      <style:ruby-properties style:ruby-align="distribute-space" style:ruby-position="above"/>
    </style:style>
    <style:style style:name="T3028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02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030" style:parent-style-name="Normal" style:family="paragraph">
      <style:paragraph-properties fo:margin-bottom="0.1354in" fo:margin-left="0.0236in">
        <style:tab-stops/>
      </style:paragraph-properties>
    </style:style>
    <style:style style:name="T303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27" style:family="ruby">
      <style:ruby-properties style:ruby-align="distribute-space" style:ruby-position="above"/>
    </style:style>
    <style:style style:name="P3032" style:parent-style-name="Normal" style:family="paragraph">
      <style:paragraph-properties fo:margin-bottom="0in" fo:margin-left="0.0201in" fo:text-indent="-0.0069in">
        <style:tab-stops/>
      </style:paragraph-properties>
    </style:style>
    <style:style style:name="T3033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03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035" style:parent-style-name="Normal" style:family="paragraph">
      <style:paragraph-properties fo:margin-bottom="0.1333in" fo:margin-left="0.0236in">
        <style:tab-stops/>
      </style:paragraph-properties>
    </style:style>
    <style:style style:name="T303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28" style:family="ruby">
      <style:ruby-properties style:ruby-align="distribute-space" style:ruby-position="above"/>
    </style:style>
    <style:style style:name="P3037" style:parent-style-name="Normal" style:family="paragraph">
      <style:paragraph-properties fo:margin-bottom="0in" fo:margin-left="0.15in" fo:text-indent="-0.0069in">
        <style:tab-stops/>
      </style:paragraph-properties>
    </style:style>
    <style:style style:name="T3038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03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040" style:parent-style-name="Normal" style:family="paragraph">
      <style:paragraph-properties fo:margin-bottom="0.1354in" fo:margin-left="0.0236in">
        <style:tab-stops/>
      </style:paragraph-properties>
    </style:style>
    <style:style style:name="T304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29" style:family="ruby">
      <style:ruby-properties style:ruby-align="distribute-space" style:ruby-position="above"/>
    </style:style>
    <style:style style:name="P3042" style:parent-style-name="Normal" style:family="paragraph">
      <style:paragraph-properties fo:margin-bottom="0in" fo:margin-left="0.0201in" fo:text-indent="-0.0069in">
        <style:tab-stops/>
      </style:paragraph-properties>
    </style:style>
    <style:style style:name="T3043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04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30" style:family="ruby">
      <style:ruby-properties style:ruby-align="distribute-space" style:ruby-position="above"/>
    </style:style>
    <style:style style:name="T3045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04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31" style:family="ruby">
      <style:ruby-properties style:ruby-align="distribute-space" style:ruby-position="above"/>
    </style:style>
    <style:style style:name="T3047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04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049" style:parent-style-name="Normal" style:family="paragraph">
      <style:paragraph-properties fo:margin-bottom="0.1354in" fo:margin-left="0.0236in">
        <style:tab-stops/>
      </style:paragraph-properties>
    </style:style>
    <style:style style:name="T305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32" style:family="ruby">
      <style:ruby-properties style:ruby-align="distribute-space" style:ruby-position="above"/>
    </style:style>
    <style:style style:name="P3051" style:parent-style-name="Normal" style:family="paragraph">
      <style:paragraph-properties fo:margin-bottom="0in" fo:margin-left="0.15in" fo:text-indent="-0.0069in">
        <style:tab-stops/>
      </style:paragraph-properties>
    </style:style>
    <style:style style:name="T3052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05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33" style:family="ruby">
      <style:ruby-properties style:ruby-align="distribute-space" style:ruby-position="above"/>
    </style:style>
    <style:style style:name="T3054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05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34" style:family="ruby">
      <style:ruby-properties style:ruby-align="distribute-space" style:ruby-position="above"/>
    </style:style>
    <style:style style:name="T3056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05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058" style:parent-style-name="Normal" style:family="paragraph">
      <style:paragraph-properties fo:margin-bottom="0.1354in" fo:margin-left="0.0236in">
        <style:tab-stops/>
      </style:paragraph-properties>
    </style:style>
    <style:style style:name="T305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35" style:family="ruby">
      <style:ruby-properties style:ruby-align="distribute-space" style:ruby-position="above"/>
    </style:style>
    <style:style style:name="P3060" style:parent-style-name="Normal" style:family="paragraph">
      <style:paragraph-properties fo:margin-bottom="0in" fo:margin-left="0.0201in" fo:text-indent="-0.0069in">
        <style:tab-stops/>
      </style:paragraph-properties>
    </style:style>
    <style:style style:name="T3061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06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36" style:family="ruby">
      <style:ruby-properties style:ruby-align="distribute-space" style:ruby-position="above"/>
    </style:style>
    <style:style style:name="T3063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06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065" style:parent-style-name="Normal" style:family="paragraph">
      <style:paragraph-properties fo:margin-bottom="0.1354in" fo:margin-left="0.0236in">
        <style:tab-stops/>
      </style:paragraph-properties>
    </style:style>
    <style:style style:name="T306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37" style:family="ruby">
      <style:ruby-properties style:ruby-align="distribute-space" style:ruby-position="above"/>
    </style:style>
    <style:style style:name="P3067" style:parent-style-name="Normal" style:family="paragraph">
      <style:paragraph-properties fo:margin-bottom="0.1354in" fo:margin-left="0.15in" fo:text-indent="-0.0069in">
        <style:tab-stops/>
      </style:paragraph-properties>
    </style:style>
    <style:style style:name="T3068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06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38" style:family="ruby">
      <style:ruby-properties style:ruby-align="distribute-space" style:ruby-position="above"/>
    </style:style>
    <style:style style:name="T3070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07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072" style:parent-style-name="Normal" style:family="paragraph">
      <style:paragraph-properties fo:margin-bottom="0.0138in">
        <style:tab-stops>
          <style:tab-stop style:type="center" style:position="2.1986in"/>
        </style:tab-stops>
      </style:paragraph-properties>
    </style:style>
    <style:style style:name="T307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07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39" style:family="ruby">
      <style:ruby-properties style:ruby-align="distribute-space" style:ruby-position="above"/>
    </style:style>
    <style:style style:name="T3075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07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40" style:family="ruby">
      <style:ruby-properties style:ruby-align="distribute-space" style:ruby-position="above"/>
    </style:style>
    <style:style style:name="T3077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07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079" style:parent-style-name="Normal" style:family="paragraph">
      <style:paragraph-properties fo:margin-bottom="0.1333in" fo:margin-left="0.0236in">
        <style:tab-stops/>
      </style:paragraph-properties>
    </style:style>
    <style:style style:name="T308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41" style:family="ruby">
      <style:ruby-properties style:ruby-align="distribute-space" style:ruby-position="above"/>
    </style:style>
    <style:style style:name="P3081" style:parent-style-name="Normal" style:family="paragraph">
      <style:paragraph-properties fo:margin-bottom="0.1354in" fo:margin-left="0.0201in" fo:text-indent="-0.0069in">
        <style:tab-stops/>
      </style:paragraph-properties>
    </style:style>
    <style:style style:name="T3082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08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084" style:parent-style-name="Normal" style:family="paragraph">
      <style:paragraph-properties fo:margin-bottom="0.0138in">
        <style:tab-stops>
          <style:tab-stop style:type="center" style:position="3.309in"/>
        </style:tab-stops>
      </style:paragraph-properties>
    </style:style>
    <style:style style:name="T308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08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42" style:family="ruby">
      <style:ruby-properties style:ruby-align="distribute-space" style:ruby-position="above"/>
    </style:style>
    <style:style style:name="T3087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08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43" style:family="ruby">
      <style:ruby-properties style:ruby-align="distribute-space" style:ruby-position="above"/>
    </style:style>
    <style:style style:name="T3089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09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44" style:family="ruby">
      <style:ruby-properties style:ruby-align="distribute-space" style:ruby-position="above"/>
    </style:style>
    <style:style style:name="T3091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09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093" style:parent-style-name="Normal" style:family="paragraph">
      <style:paragraph-properties fo:margin-bottom="0.1333in" fo:margin-left="0.0236in">
        <style:tab-stops/>
      </style:paragraph-properties>
    </style:style>
    <style:style style:name="T309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45" style:family="ruby">
      <style:ruby-properties style:ruby-align="distribute-space" style:ruby-position="above"/>
    </style:style>
    <style:style style:name="P3095" style:parent-style-name="Normal" style:family="paragraph">
      <style:paragraph-properties fo:margin-bottom="0.0138in" fo:margin-left="0.15in" fo:text-indent="-0.0069in">
        <style:tab-stops/>
      </style:paragraph-properties>
    </style:style>
    <style:style style:name="T3096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09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46" style:family="ruby">
      <style:ruby-properties style:ruby-align="distribute-space" style:ruby-position="above"/>
    </style:style>
    <style:style style:name="T3098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09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47" style:family="ruby">
      <style:ruby-properties style:ruby-align="distribute-space" style:ruby-position="above"/>
    </style:style>
    <style:style style:name="T3100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10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102" style:parent-style-name="Normal" style:family="paragraph">
      <style:paragraph-properties fo:margin-bottom="0.1354in" fo:margin-left="0.0236in">
        <style:tab-stops/>
      </style:paragraph-properties>
    </style:style>
    <style:style style:name="T310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48" style:family="ruby">
      <style:ruby-properties style:ruby-align="distribute-space" style:ruby-position="above"/>
    </style:style>
    <style:style style:name="P3104" style:parent-style-name="Normal" style:family="paragraph">
      <style:paragraph-properties fo:margin-bottom="0.1354in" fo:margin-left="0.0201in" fo:text-indent="-0.0069in">
        <style:tab-stops/>
      </style:paragraph-properties>
    </style:style>
    <style:style style:name="T3105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10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107" style:parent-style-name="Normal" style:family="paragraph">
      <style:paragraph-properties fo:margin-bottom="0.0125in">
        <style:tab-stops>
          <style:tab-stop style:type="center" style:position="2.0798in"/>
        </style:tab-stops>
      </style:paragraph-properties>
    </style:style>
    <style:style style:name="T310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10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49" style:family="ruby">
      <style:ruby-properties style:ruby-align="distribute-space" style:ruby-position="above"/>
    </style:style>
    <style:style style:name="T3110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11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50" style:family="ruby">
      <style:ruby-properties style:ruby-align="distribute-space" style:ruby-position="above"/>
    </style:style>
    <style:style style:name="T3112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11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114" style:parent-style-name="Normal" style:family="paragraph">
      <style:paragraph-properties fo:margin-bottom="0.1354in" fo:margin-left="0.0236in">
        <style:tab-stops/>
      </style:paragraph-properties>
    </style:style>
    <style:style style:name="T311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51" style:family="ruby">
      <style:ruby-properties style:ruby-align="distribute-space" style:ruby-position="above"/>
    </style:style>
    <style:style style:name="P3116" style:parent-style-name="Normal" style:family="paragraph">
      <style:paragraph-properties fo:margin-bottom="0.1354in" fo:margin-left="0.15in" fo:text-indent="-0.0069in">
        <style:tab-stops/>
      </style:paragraph-properties>
    </style:style>
    <style:style style:name="T3117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11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52" style:family="ruby">
      <style:ruby-properties style:ruby-align="distribute-space" style:ruby-position="above"/>
    </style:style>
    <style:style style:name="T3119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12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53" style:family="ruby">
      <style:ruby-properties style:ruby-align="distribute-space" style:ruby-position="above"/>
    </style:style>
    <style:style style:name="T3121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12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123" style:parent-style-name="Normal" style:family="paragraph">
      <style:paragraph-properties fo:margin-bottom="0.0138in">
        <style:tab-stops>
          <style:tab-stop style:type="center" style:position="1.8701in"/>
        </style:tab-stops>
      </style:paragraph-properties>
    </style:style>
    <style:style style:name="T312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12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54" style:family="ruby">
      <style:ruby-properties style:ruby-align="distribute-space" style:ruby-position="above"/>
    </style:style>
    <style:style style:name="T3126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12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55" style:family="ruby">
      <style:ruby-properties style:ruby-align="distribute-space" style:ruby-position="above"/>
    </style:style>
    <style:style style:name="T3128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12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130" style:parent-style-name="Normal" style:family="paragraph">
      <style:paragraph-properties fo:margin-bottom="0in" fo:margin-left="0.0236in">
        <style:tab-stops/>
      </style:paragraph-properties>
    </style:style>
    <style:style style:name="T3131" style:parent-style-name="Fuentedepárrafopredeter." style:family="text">
      <style:text-properties style:font-name="Times New Roman" style:font-name-asian="Times New Roman" style:font-name-complex="Times New Roman" fo:font-size="12.5pt" style:font-size-asian="12.5pt" style:font-size-complex="12.5pt" style:language-asian="ja" style:country-asian="JP"/>
    </style:style>
    <style:style style:name="T3132" style:parent-style-name="Fuentedepárrafopredeter." style:family="text">
      <style:text-properties style:font-name="Times New Roman" style:font-name-asian="Times New Roman" style:font-name-complex="Times New Roman" fo:font-size="12.5pt" style:font-size-asian="12.5pt" style:font-size-complex="12.5pt" style:language-asian="ja" style:country-asian="JP"/>
    </style:style>
    <style:style style:name="T313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56" style:family="ruby">
      <style:ruby-properties style:ruby-align="distribute-space" style:ruby-position="above"/>
    </style:style>
    <style:style style:name="P3134" style:parent-style-name="Normal" style:family="paragraph">
      <style:paragraph-properties fo:margin-bottom="0.1354in" fo:margin-left="0.0201in" fo:text-indent="-0.0069in">
        <style:tab-stops/>
      </style:paragraph-properties>
    </style:style>
    <style:style style:name="T3135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13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137" style:parent-style-name="Normal" style:family="paragraph">
      <style:paragraph-properties fo:margin-bottom="0.1506in">
        <style:tab-stops>
          <style:tab-stop style:type="center" style:position="1.7243in"/>
        </style:tab-stops>
      </style:paragraph-properties>
    </style:style>
    <style:style style:name="T313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13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57" style:family="ruby">
      <style:ruby-properties style:ruby-align="distribute-space" style:ruby-position="above"/>
    </style:style>
    <style:style style:name="T3140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14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142" style:parent-style-name="Normal" style:family="paragraph">
      <style:paragraph-properties fo:margin-bottom="0.152in">
        <style:tab-stops>
          <style:tab-stop style:type="center" style:position="2.3611in"/>
        </style:tab-stops>
      </style:paragraph-properties>
    </style:style>
    <style:style style:name="T314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14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58" style:family="ruby">
      <style:ruby-properties style:ruby-align="distribute-space" style:ruby-position="above"/>
    </style:style>
    <style:style style:name="T3145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14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59" style:family="ruby">
      <style:ruby-properties style:ruby-align="distribute-space" style:ruby-position="above"/>
    </style:style>
    <style:style style:name="T3147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14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60" style:family="ruby">
      <style:ruby-properties style:ruby-align="distribute-space" style:ruby-position="above"/>
    </style:style>
    <style:style style:name="T3149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15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151" style:parent-style-name="Normal" style:family="paragraph">
      <style:paragraph-properties fo:margin-bottom="0.0138in">
        <style:tab-stops>
          <style:tab-stop style:type="center" style:position="1.5833in"/>
        </style:tab-stops>
      </style:paragraph-properties>
    </style:style>
    <style:style style:name="T315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15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61" style:family="ruby">
      <style:ruby-properties style:ruby-align="distribute-space" style:ruby-position="above"/>
    </style:style>
    <style:style style:name="T3154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15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62" style:family="ruby">
      <style:ruby-properties style:ruby-align="distribute-space" style:ruby-position="above"/>
    </style:style>
    <style:style style:name="T3156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15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158" style:parent-style-name="Normal" style:family="paragraph">
      <style:paragraph-properties fo:margin-bottom="0.1354in" fo:margin-left="0.0236in">
        <style:tab-stops/>
      </style:paragraph-properties>
    </style:style>
    <style:style style:name="T315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63" style:family="ruby">
      <style:ruby-properties style:ruby-align="distribute-space" style:ruby-position="above"/>
    </style:style>
    <style:style style:name="P3160" style:parent-style-name="Normal" style:family="paragraph">
      <style:paragraph-properties fo:margin-bottom="0in" fo:margin-left="0.15in" fo:text-indent="-0.0069in">
        <style:tab-stops/>
      </style:paragraph-properties>
    </style:style>
    <style:style style:name="T3161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16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163" style:parent-style-name="Normal" style:family="paragraph">
      <style:paragraph-properties fo:margin-bottom="0.1354in" fo:margin-left="0.0236in">
        <style:tab-stops/>
      </style:paragraph-properties>
    </style:style>
    <style:style style:name="T316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64" style:family="ruby">
      <style:ruby-properties style:ruby-align="distribute-space" style:ruby-position="above"/>
    </style:style>
    <style:style style:name="P3165" style:parent-style-name="Normal" style:family="paragraph">
      <style:paragraph-properties fo:margin-bottom="0.152in" fo:margin-left="0.0201in" fo:text-indent="-0.0069in">
        <style:tab-stops/>
      </style:paragraph-properties>
    </style:style>
    <style:style style:name="T3166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16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65" style:family="ruby">
      <style:ruby-properties style:ruby-align="distribute-space" style:ruby-position="above"/>
    </style:style>
    <style:style style:name="T3168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16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66" style:family="ruby">
      <style:ruby-properties style:ruby-align="distribute-space" style:ruby-position="above"/>
    </style:style>
    <style:style style:name="T3170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17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67" style:family="ruby">
      <style:ruby-properties style:ruby-align="distribute-space" style:ruby-position="above"/>
    </style:style>
    <style:style style:name="T3172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17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174" style:parent-style-name="Normal" style:family="paragraph">
      <style:paragraph-properties fo:margin-bottom="0.0125in">
        <style:tab-stops>
          <style:tab-stop style:type="center" style:position="1.7798in"/>
        </style:tab-stops>
      </style:paragraph-properties>
    </style:style>
    <style:style style:name="T317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17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68" style:family="ruby">
      <style:ruby-properties style:ruby-align="distribute-space" style:ruby-position="above"/>
    </style:style>
    <style:style style:name="T3177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17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69" style:family="ruby">
      <style:ruby-properties style:ruby-align="distribute-space" style:ruby-position="above"/>
    </style:style>
    <style:style style:name="T3179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18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181" style:parent-style-name="Normal" style:family="paragraph">
      <style:paragraph-properties fo:margin-bottom="0.1354in" fo:margin-left="0.0236in">
        <style:tab-stops/>
      </style:paragraph-properties>
    </style:style>
    <style:style style:name="T318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70" style:family="ruby">
      <style:ruby-properties style:ruby-align="distribute-space" style:ruby-position="above"/>
    </style:style>
    <style:style style:name="P3183" style:parent-style-name="Normal" style:family="paragraph">
      <style:paragraph-properties fo:margin-bottom="0.1354in" fo:margin-left="0.15in" fo:text-indent="-0.0069in">
        <style:tab-stops/>
      </style:paragraph-properties>
    </style:style>
    <style:style style:name="T3184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18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186" style:parent-style-name="Normal" style:family="paragraph">
      <style:paragraph-properties fo:margin-bottom="0.0138in">
        <style:tab-stops>
          <style:tab-stop style:type="center" style:position="2.1076in"/>
        </style:tab-stops>
      </style:paragraph-properties>
    </style:style>
    <style:style style:name="T318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18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71" style:family="ruby">
      <style:ruby-properties style:ruby-align="distribute-space" style:ruby-position="above"/>
    </style:style>
    <style:style style:name="T3189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19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72" style:family="ruby">
      <style:ruby-properties style:ruby-align="distribute-space" style:ruby-position="above"/>
    </style:style>
    <style:style style:name="T3191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19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193" style:parent-style-name="Normal" style:family="paragraph">
      <style:paragraph-properties fo:margin-bottom="0.0138in">
        <style:tab-stops>
          <style:tab-stop style:type="center" style:position="2.1076in"/>
        </style:tab-stops>
      </style:paragraph-properties>
      <style:text-properties fo:font-size="12.5pt" style:font-size-asian="12.5pt" style:font-size-complex="12.5pt" style:language-asian="ja" style:country-asian="JP"/>
    </style:style>
    <style:style style:name="P3194" style:parent-style-name="Normal" style:family="paragraph">
      <style:text-properties fo:font-weight="bold" style:font-weight-asian="bold" fo:font-size="12.5pt" style:font-size-asian="12.5pt" style:font-size-complex="12.5pt" style:language-asian="ja" style:country-asian="JP"/>
    </style:style>
    <style:style style:name="P3195" style:parent-style-name="Normal" style:family="paragraph">
      <style:paragraph-properties fo:margin-bottom="0.0659in" fo:margin-left="-0.002in" fo:text-indent="-0.0069in">
        <style:tab-stops/>
      </style:paragraph-properties>
    </style:style>
    <style:style style:name="T3196" style:parent-style-name="Fuentedepárrafopredeter." style:family="text">
      <style:text-properties style:font-name="MS Mincho" style:font-name-complex="MS Mincho" fo:font-weight="bold" style:font-weight-asian="bold" style:font-weight-complex="bold" fo:font-size="12.5pt" style:font-size-asian="12.5pt" style:font-size-complex="12.5pt" style:language-asian="ja" style:country-asian="JP"/>
    </style:style>
    <style:style style:name="T319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73" style:family="ruby">
      <style:ruby-properties style:ruby-align="distribute-space" style:ruby-position="above"/>
    </style:style>
    <style:style style:name="T3198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199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200" style:parent-style-name="Fuentedepárrafopredeter." style:family="text">
      <style:text-properties style:font-name-asian="Calibri" fo:font-size="12.5pt" style:font-size-asian="12.5pt" style:font-size-complex="12.5pt" style:language-asian="ja" style:country-asian="JP"/>
    </style:style>
    <style:style style:name="P3201" style:parent-style-name="Normal" style:family="paragraph">
      <style:paragraph-properties fo:margin-bottom="0.1333in" fo:margin-left="0.0013in">
        <style:tab-stops/>
      </style:paragraph-properties>
    </style:style>
    <style:style style:name="T320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203" style:parent-style-name="Normal" style:family="paragraph">
      <style:paragraph-properties fo:margin-bottom="0.1354in" fo:margin-left="-0.002in" fo:text-indent="-0.0069in">
        <style:tab-stops/>
      </style:paragraph-properties>
    </style:style>
    <style:style style:name="T320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74" style:family="ruby">
      <style:ruby-properties style:ruby-align="distribute-space" style:ruby-position="above"/>
    </style:style>
    <style:style style:name="T3205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20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207" style:parent-style-name="Normal" style:family="paragraph">
      <style:paragraph-properties fo:margin-bottom="0.0138in" fo:margin-left="-0.009in">
        <style:tab-stops>
          <style:tab-stop style:type="center" style:position="1.7152in"/>
        </style:tab-stops>
      </style:paragraph-properties>
    </style:style>
    <style:style style:name="T320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20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75" style:family="ruby">
      <style:ruby-properties style:ruby-align="distribute-space" style:ruby-position="above"/>
    </style:style>
    <style:style style:name="T3210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21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76" style:family="ruby">
      <style:ruby-properties style:ruby-align="distribute-space" style:ruby-position="above"/>
    </style:style>
    <style:style style:name="T3212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21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214" style:parent-style-name="Normal" style:family="paragraph">
      <style:paragraph-properties fo:margin-bottom="0.1354in" fo:margin-left="0.0013in">
        <style:tab-stops/>
      </style:paragraph-properties>
    </style:style>
    <style:style style:name="T321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77" style:family="ruby">
      <style:ruby-properties style:ruby-align="distribute-space" style:ruby-position="above"/>
    </style:style>
    <style:style style:name="P3216" style:parent-style-name="Normal" style:family="paragraph">
      <style:paragraph-properties fo:margin-bottom="0.1333in" fo:margin-left="-0.002in" fo:text-indent="-0.0069in">
        <style:tab-stops/>
      </style:paragraph-properties>
    </style:style>
    <style:style style:name="T3217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21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78" style:family="ruby">
      <style:ruby-properties style:ruby-align="distribute-space" style:ruby-position="above"/>
    </style:style>
    <style:style style:name="T3219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22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79" style:family="ruby">
      <style:ruby-properties style:ruby-align="distribute-space" style:ruby-position="above"/>
    </style:style>
    <style:style style:name="T3221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22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80" style:family="ruby">
      <style:ruby-properties style:ruby-align="distribute-space" style:ruby-position="above"/>
    </style:style>
    <style:style style:name="T3223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22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225" style:parent-style-name="Normal" style:family="paragraph">
      <style:paragraph-properties fo:margin-bottom="0.0138in" fo:margin-left="-0.009in">
        <style:tab-stops>
          <style:tab-stop style:type="center" style:position="1.8541in"/>
        </style:tab-stops>
      </style:paragraph-properties>
    </style:style>
    <style:style style:name="T322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22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81" style:family="ruby">
      <style:ruby-properties style:ruby-align="distribute-space" style:ruby-position="above"/>
    </style:style>
    <style:style style:name="T3228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22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82" style:family="ruby">
      <style:ruby-properties style:ruby-align="distribute-space" style:ruby-position="above"/>
    </style:style>
    <style:style style:name="T3230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23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232" style:parent-style-name="Normal" style:family="paragraph">
      <style:paragraph-properties fo:margin-bottom="0in" fo:margin-left="0.0013in">
        <style:tab-stops/>
      </style:paragraph-properties>
    </style:style>
    <style:style style:name="T323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234" style:parent-style-name="Normal" style:family="paragraph">
      <style:paragraph-properties fo:margin-bottom="0.1333in" fo:margin-left="-0.002in" fo:text-indent="-0.0069in">
        <style:tab-stops/>
      </style:paragraph-properties>
    </style:style>
    <style:style style:name="T323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236" style:parent-style-name="Normal" style:family="paragraph">
      <style:paragraph-properties fo:margin-bottom="0.0138in" fo:margin-left="-0.009in">
        <style:tab-stops>
          <style:tab-stop style:type="center" style:position="2.2986in"/>
        </style:tab-stops>
      </style:paragraph-properties>
    </style:style>
    <style:style style:name="T323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23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83" style:family="ruby">
      <style:ruby-properties style:ruby-align="distribute-space" style:ruby-position="above"/>
    </style:style>
    <style:style style:name="T3239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24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84" style:family="ruby">
      <style:ruby-properties style:ruby-align="distribute-space" style:ruby-position="above"/>
    </style:style>
    <style:style style:name="T3241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24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243" style:parent-style-name="Normal" style:family="paragraph">
      <style:paragraph-properties fo:margin-bottom="0.1354in" fo:margin-left="0.0013in">
        <style:tab-stops/>
      </style:paragraph-properties>
    </style:style>
    <style:style style:name="T324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85" style:family="ruby">
      <style:ruby-properties style:ruby-align="distribute-space" style:ruby-position="above"/>
    </style:style>
    <style:style style:name="P3245" style:parent-style-name="Normal" style:family="paragraph">
      <style:paragraph-properties fo:margin-bottom="0in" fo:margin-left="-0.002in" fo:text-indent="-0.0069in">
        <style:tab-stops/>
      </style:paragraph-properties>
    </style:style>
    <style:style style:name="T3246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24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248" style:parent-style-name="Normal" style:family="paragraph">
      <style:paragraph-properties fo:margin-bottom="0.1333in" fo:margin-left="0.0013in">
        <style:tab-stops/>
      </style:paragraph-properties>
    </style:style>
    <style:style style:name="T324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86" style:family="ruby">
      <style:ruby-properties style:ruby-align="distribute-space" style:ruby-position="above"/>
    </style:style>
    <style:style style:name="P3250" style:parent-style-name="Normal" style:family="paragraph">
      <style:paragraph-properties fo:margin-bottom="0in" fo:margin-left="-0.002in" fo:text-indent="-0.0069in">
        <style:tab-stops/>
      </style:paragraph-properties>
    </style:style>
    <style:style style:name="T3251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25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87" style:family="ruby">
      <style:ruby-properties style:ruby-align="distribute-space" style:ruby-position="above"/>
    </style:style>
    <style:style style:name="T3253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25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88" style:family="ruby">
      <style:ruby-properties style:ruby-align="distribute-space" style:ruby-position="above"/>
    </style:style>
    <style:style style:name="T3255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25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89" style:family="ruby">
      <style:ruby-properties style:ruby-align="distribute-space" style:ruby-position="above"/>
    </style:style>
    <style:style style:name="T3257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25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90" style:family="ruby">
      <style:ruby-properties style:ruby-align="distribute-space" style:ruby-position="above"/>
    </style:style>
    <style:style style:name="T3259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26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91" style:family="ruby">
      <style:ruby-properties style:ruby-align="distribute-space" style:ruby-position="above"/>
    </style:style>
    <style:style style:name="T3261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26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263" style:parent-style-name="Normal" style:family="paragraph">
      <style:paragraph-properties fo:margin-bottom="0.1354in" fo:margin-left="0.0013in">
        <style:tab-stops/>
      </style:paragraph-properties>
    </style:style>
    <style:style style:name="T326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265" style:parent-style-name="Normal" style:family="paragraph">
      <style:paragraph-properties fo:margin-bottom="0.1354in" fo:margin-left="-0.002in" fo:text-indent="-0.0069in">
        <style:tab-stops/>
      </style:paragraph-properties>
    </style:style>
    <style:style style:name="T326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92" style:family="ruby">
      <style:ruby-properties style:ruby-align="distribute-space" style:ruby-position="above"/>
    </style:style>
    <style:style style:name="T3267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26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93" style:family="ruby">
      <style:ruby-properties style:ruby-align="distribute-space" style:ruby-position="above"/>
    </style:style>
    <style:style style:name="T3269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27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94" style:family="ruby">
      <style:ruby-properties style:ruby-align="distribute-space" style:ruby-position="above"/>
    </style:style>
    <style:style style:name="T3271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27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273" style:parent-style-name="Normal" style:family="paragraph">
      <style:paragraph-properties fo:margin-bottom="0.0125in" fo:margin-left="-0.009in">
        <style:tab-stops>
          <style:tab-stop style:type="center" style:position="3.1319in"/>
        </style:tab-stops>
      </style:paragraph-properties>
    </style:style>
    <style:style style:name="T327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27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95" style:family="ruby">
      <style:ruby-properties style:ruby-align="distribute-space" style:ruby-position="above"/>
    </style:style>
    <style:style style:name="T3276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27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96" style:family="ruby">
      <style:ruby-properties style:ruby-align="distribute-space" style:ruby-position="above"/>
    </style:style>
    <style:style style:name="T3278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27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97" style:family="ruby">
      <style:ruby-properties style:ruby-align="distribute-space" style:ruby-position="above"/>
    </style:style>
    <style:style style:name="T3280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28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98" style:family="ruby">
      <style:ruby-properties style:ruby-align="distribute-space" style:ruby-position="above"/>
    </style:style>
    <style:style style:name="T3282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28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284" style:parent-style-name="Normal" style:family="paragraph">
      <style:paragraph-properties fo:margin-bottom="0.1354in" fo:margin-left="0.0013in">
        <style:tab-stops/>
      </style:paragraph-properties>
    </style:style>
    <style:style style:name="T328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199" style:family="ruby">
      <style:ruby-properties style:ruby-align="distribute-space" style:ruby-position="above"/>
    </style:style>
    <style:style style:name="P3286" style:parent-style-name="Normal" style:family="paragraph">
      <style:paragraph-properties fo:margin-bottom="0in" fo:margin-left="-0.002in" fo:text-indent="-0.0069in">
        <style:tab-stops/>
      </style:paragraph-properties>
    </style:style>
    <style:style style:name="T3287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28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200" style:family="ruby">
      <style:ruby-properties style:ruby-align="distribute-space" style:ruby-position="above"/>
    </style:style>
    <style:style style:name="T3289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29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201" style:family="ruby">
      <style:ruby-properties style:ruby-align="distribute-space" style:ruby-position="above"/>
    </style:style>
    <style:style style:name="T3291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29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202" style:family="ruby">
      <style:ruby-properties style:ruby-align="distribute-space" style:ruby-position="above"/>
    </style:style>
    <style:style style:name="T3293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29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295" style:parent-style-name="Normal" style:family="paragraph">
      <style:paragraph-properties fo:margin-bottom="0.0125in" fo:margin-left="-0.009in">
        <style:tab-stops>
          <style:tab-stop style:type="center" style:position="1.2708in"/>
        </style:tab-stops>
      </style:paragraph-properties>
    </style:style>
    <style:style style:name="T329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29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298" style:parent-style-name="Normal" style:family="paragraph">
      <style:paragraph-properties fo:margin-bottom="0.1354in" fo:margin-left="0.0013in">
        <style:tab-stops/>
      </style:paragraph-properties>
    </style:style>
    <style:style style:name="T329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203" style:family="ruby">
      <style:ruby-properties style:ruby-align="distribute-space" style:ruby-position="above"/>
    </style:style>
    <style:style style:name="P3300" style:parent-style-name="Normal" style:family="paragraph">
      <style:paragraph-properties fo:margin-bottom="0in" fo:margin-left="-0.002in" fo:text-indent="-0.0069in">
        <style:tab-stops/>
      </style:paragraph-properties>
    </style:style>
    <style:style style:name="T3301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30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303" style:parent-style-name="Normal" style:family="paragraph">
      <style:paragraph-properties fo:margin-bottom="0.1354in" fo:margin-left="0.0013in">
        <style:tab-stops/>
      </style:paragraph-properties>
    </style:style>
    <style:style style:name="T330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204" style:family="ruby">
      <style:ruby-properties style:ruby-align="distribute-space" style:ruby-position="above"/>
    </style:style>
    <style:style style:name="P3305" style:parent-style-name="Normal" style:family="paragraph">
      <style:paragraph-properties fo:margin-bottom="0in" fo:margin-left="-0.002in" fo:text-indent="-0.0069in">
        <style:tab-stops/>
      </style:paragraph-properties>
    </style:style>
    <style:style style:name="T3306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30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205" style:family="ruby">
      <style:ruby-properties style:ruby-align="distribute-space" style:ruby-position="above"/>
    </style:style>
    <style:style style:name="T3308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30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206" style:family="ruby">
      <style:ruby-properties style:ruby-align="distribute-space" style:ruby-position="above"/>
    </style:style>
    <style:style style:name="T3310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31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312" style:parent-style-name="Normal" style:family="paragraph">
      <style:paragraph-properties fo:margin-bottom="0.1354in" fo:margin-left="0.0013in">
        <style:tab-stops/>
      </style:paragraph-properties>
    </style:style>
    <style:style style:name="T331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207" style:family="ruby">
      <style:ruby-properties style:ruby-align="distribute-space" style:ruby-position="above"/>
    </style:style>
    <style:style style:name="P3314" style:parent-style-name="Normal" style:family="paragraph">
      <style:paragraph-properties fo:margin-bottom="0in" fo:margin-left="-0.002in" fo:text-indent="-0.0069in">
        <style:tab-stops/>
      </style:paragraph-properties>
    </style:style>
    <style:style style:name="T3315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31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208" style:family="ruby">
      <style:ruby-properties style:ruby-align="distribute-space" style:ruby-position="above"/>
    </style:style>
    <style:style style:name="T3317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31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319" style:parent-style-name="Normal" style:family="paragraph">
      <style:paragraph-properties fo:margin-bottom="0.1354in" fo:margin-left="0.0013in">
        <style:tab-stops/>
      </style:paragraph-properties>
    </style:style>
    <style:style style:name="T332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209" style:family="ruby">
      <style:ruby-properties style:ruby-align="distribute-space" style:ruby-position="above"/>
    </style:style>
    <style:style style:name="P3321" style:parent-style-name="Normal" style:family="paragraph">
      <style:paragraph-properties fo:margin-bottom="0in" fo:margin-left="-0.002in" fo:text-indent="-0.0069in">
        <style:tab-stops/>
      </style:paragraph-properties>
    </style:style>
    <style:style style:name="T3322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32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210" style:family="ruby">
      <style:ruby-properties style:ruby-align="distribute-space" style:ruby-position="above"/>
    </style:style>
    <style:style style:name="T3324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32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326" style:parent-style-name="Normal" style:family="paragraph">
      <style:paragraph-properties fo:margin-bottom="0.1354in" fo:margin-left="0.0013in">
        <style:tab-stops/>
      </style:paragraph-properties>
    </style:style>
    <style:style style:name="T332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211" style:family="ruby">
      <style:ruby-properties style:ruby-align="distribute-space" style:ruby-position="above"/>
    </style:style>
    <style:style style:name="P3328" style:parent-style-name="Normal" style:family="paragraph">
      <style:paragraph-properties fo:margin-bottom="0in" fo:margin-left="-0.002in" fo:text-indent="-0.0069in">
        <style:tab-stops/>
      </style:paragraph-properties>
    </style:style>
    <style:style style:name="T3329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33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331" style:parent-style-name="Normal" style:family="paragraph">
      <style:paragraph-properties fo:margin-bottom="0.0125in" fo:margin-left="-0.009in">
        <style:tab-stops>
          <style:tab-stop style:type="center" style:position="1.1041in"/>
        </style:tab-stops>
      </style:paragraph-properties>
    </style:style>
    <style:style style:name="T333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33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334" style:parent-style-name="Normal" style:family="paragraph">
      <style:paragraph-properties fo:margin-bottom="0in" fo:margin-left="0.0013in">
        <style:tab-stops/>
      </style:paragraph-properties>
    </style:style>
    <style:style style:name="T3335" style:parent-style-name="Fuentedepárrafopredeter." style:family="text">
      <style:text-properties style:font-name-asian="Calibri" fo:font-size="12.5pt" style:font-size-asian="12.5pt" style:font-size-complex="12.5pt" style:language-asian="ja" style:country-asian="JP"/>
    </style:style>
    <style:style style:name="T3336" style:parent-style-name="Fuentedepárrafopredeter." style:family="text">
      <style:text-properties style:font-name-asian="Calibri" fo:font-size="12.5pt" style:font-size-asian="12.5pt" style:font-size-complex="12.5pt" style:language-asian="ja" style:country-asian="JP"/>
    </style:style>
    <style:style style:name="T333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212" style:family="ruby">
      <style:ruby-properties style:ruby-align="distribute-space" style:ruby-position="above"/>
    </style:style>
    <style:style style:name="P3338" style:parent-style-name="Normal" style:family="paragraph">
      <style:paragraph-properties fo:margin-bottom="0in" fo:margin-left="-0.002in" fo:text-indent="-0.0069in">
        <style:tab-stops/>
      </style:paragraph-properties>
    </style:style>
    <style:style style:name="T3339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340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334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342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P3343" style:parent-style-name="Normal" style:family="paragraph">
      <style:paragraph-properties fo:margin-bottom="0.1333in" fo:margin-left="0.0013in">
        <style:tab-stops/>
      </style:paragraph-properties>
    </style:style>
    <style:style style:name="T3344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Ru213" style:family="ruby">
      <style:ruby-properties style:ruby-align="distribute-space" style:ruby-position="above"/>
    </style:style>
    <style:style style:name="P3345" style:parent-style-name="Normal" style:family="paragraph">
      <style:paragraph-properties fo:margin-bottom="0.1201in" fo:margin-left="-0.002in" fo:text-indent="-0.0069in">
        <style:tab-stops/>
      </style:paragraph-properties>
    </style:style>
    <style:style style:name="T3346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347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334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349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Ru214" style:family="ruby">
      <style:ruby-properties style:ruby-align="distribute-space" style:ruby-position="above"/>
    </style:style>
    <style:style style:name="T3350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35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352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P3353" style:parent-style-name="Normal" style:family="paragraph">
      <style:paragraph-properties fo:margin-bottom="0.0138in" fo:margin-left="-0.009in">
        <style:tab-stops>
          <style:tab-stop style:type="center" style:position="1.7847in"/>
        </style:tab-stops>
      </style:paragraph-properties>
    </style:style>
    <style:style style:name="T3354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3355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335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215" style:family="ruby">
      <style:ruby-properties style:ruby-align="distribute-space" style:ruby-position="above"/>
    </style:style>
    <style:style style:name="T3357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35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359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336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361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P3362" style:parent-style-name="Normal" style:family="paragraph">
      <style:paragraph-properties fo:margin-bottom="0.1354in" fo:margin-left="0.0013in">
        <style:tab-stops/>
      </style:paragraph-properties>
    </style:style>
    <style:style style:name="T3363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Ru216" style:family="ruby">
      <style:ruby-properties style:ruby-align="distribute-space" style:ruby-position="above"/>
    </style:style>
    <style:style style:name="P3364" style:parent-style-name="Normal" style:family="paragraph">
      <style:paragraph-properties fo:margin-bottom="0in" fo:margin-left="-0.002in" fo:text-indent="-0.0069in">
        <style:tab-stops/>
      </style:paragraph-properties>
    </style:style>
    <style:style style:name="T3365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366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336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368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336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217" style:family="ruby">
      <style:ruby-properties style:ruby-align="distribute-space" style:ruby-position="above"/>
    </style:style>
    <style:style style:name="T3370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37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372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Ru218" style:family="ruby">
      <style:ruby-properties style:ruby-align="distribute-space" style:ruby-position="above"/>
    </style:style>
    <style:style style:name="T3373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37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375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P3376" style:parent-style-name="Normal" style:family="paragraph">
      <style:paragraph-properties fo:margin-bottom="0.1354in" fo:margin-left="0.0013in">
        <style:tab-stops/>
      </style:paragraph-properties>
    </style:style>
    <style:style style:name="T3377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Ru219" style:family="ruby">
      <style:ruby-properties style:ruby-align="distribute-space" style:ruby-position="above"/>
    </style:style>
    <style:style style:name="P3378" style:parent-style-name="Normal" style:family="paragraph">
      <style:paragraph-properties fo:margin-bottom="0in" fo:margin-left="-0.002in" fo:text-indent="-0.0069in">
        <style:tab-stops/>
      </style:paragraph-properties>
    </style:style>
    <style:style style:name="T3379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380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338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382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Ru220" style:family="ruby">
      <style:ruby-properties style:ruby-align="distribute-space" style:ruby-position="above"/>
    </style:style>
    <style:style style:name="T3383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38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221" style:family="ruby">
      <style:ruby-properties style:ruby-align="distribute-space" style:ruby-position="above"/>
    </style:style>
    <style:style style:name="T3385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38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387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338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389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P3390" style:parent-style-name="Normal" style:family="paragraph">
      <style:paragraph-properties fo:margin-bottom="0.1354in" fo:margin-left="0.0013in">
        <style:tab-stops/>
      </style:paragraph-properties>
    </style:style>
    <style:style style:name="T3391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Ru222" style:family="ruby">
      <style:ruby-properties style:ruby-align="distribute-space" style:ruby-position="above"/>
    </style:style>
    <style:style style:name="P3392" style:parent-style-name="Normal" style:family="paragraph">
      <style:paragraph-properties fo:margin-bottom="0.1354in" fo:margin-left="-0.002in" fo:text-indent="-0.0069in">
        <style:tab-stops/>
      </style:paragraph-properties>
    </style:style>
    <style:style style:name="T3393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394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Ru223" style:family="ruby">
      <style:ruby-properties style:ruby-align="distribute-space" style:ruby-position="above"/>
    </style:style>
    <style:style style:name="T3395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39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224" style:family="ruby">
      <style:ruby-properties style:ruby-align="distribute-space" style:ruby-position="above"/>
    </style:style>
    <style:style style:name="T3397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39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399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Ru225" style:family="ruby">
      <style:ruby-properties style:ruby-align="distribute-space" style:ruby-position="above"/>
    </style:style>
    <style:style style:name="T3400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40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226" style:family="ruby">
      <style:ruby-properties style:ruby-align="distribute-space" style:ruby-position="above"/>
    </style:style>
    <style:style style:name="T3402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40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404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340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227" style:family="ruby">
      <style:ruby-properties style:ruby-align="distribute-space" style:ruby-position="above"/>
    </style:style>
    <style:style style:name="T3406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40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408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P3409" style:parent-style-name="Normal" style:family="paragraph">
      <style:paragraph-properties fo:margin-bottom="0.0125in" fo:margin-left="-0.009in">
        <style:tab-stops>
          <style:tab-stop style:type="center" style:position="1.2979in"/>
        </style:tab-stops>
      </style:paragraph-properties>
    </style:style>
    <style:style style:name="T3410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3411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Ru228" style:family="ruby">
      <style:ruby-properties style:ruby-align="distribute-space" style:ruby-position="above"/>
    </style:style>
    <style:style style:name="T3412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41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414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P3415" style:parent-style-name="Normal" style:family="paragraph">
      <style:paragraph-properties fo:margin-bottom="0.1354in" fo:margin-left="0.0013in">
        <style:tab-stops/>
      </style:paragraph-properties>
    </style:style>
    <style:style style:name="T3416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Ru229" style:family="ruby">
      <style:ruby-properties style:ruby-align="distribute-space" style:ruby-position="above"/>
    </style:style>
    <style:style style:name="P3417" style:parent-style-name="Normal" style:family="paragraph">
      <style:paragraph-properties fo:margin-bottom="0in" fo:margin-left="-0.002in" fo:text-indent="-0.0069in">
        <style:tab-stops/>
      </style:paragraph-properties>
    </style:style>
    <style:style style:name="T3418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419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342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230" style:family="ruby">
      <style:ruby-properties style:ruby-align="distribute-space" style:ruby-position="above"/>
    </style:style>
    <style:style style:name="T3421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42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423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P3424" style:parent-style-name="Normal" style:family="paragraph">
      <style:paragraph-properties fo:margin-bottom="0.1354in" fo:margin-left="0.0013in">
        <style:tab-stops/>
      </style:paragraph-properties>
    </style:style>
    <style:style style:name="T3425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P3426" style:parent-style-name="Normal" style:family="paragraph">
      <style:paragraph-properties fo:margin-bottom="0.1333in" fo:margin-left="-0.002in" fo:text-indent="-0.0069in">
        <style:tab-stops/>
      </style:paragraph-properties>
    </style:style>
    <style:style style:name="T342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428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342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231" style:family="ruby">
      <style:ruby-properties style:ruby-align="distribute-space" style:ruby-position="above"/>
    </style:style>
    <style:style style:name="T3430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43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232" style:family="ruby">
      <style:ruby-properties style:ruby-align="distribute-space" style:ruby-position="above"/>
    </style:style>
    <style:style style:name="T3432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43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434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343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436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Ru233" style:family="ruby">
      <style:ruby-properties style:ruby-align="distribute-space" style:ruby-position="above"/>
    </style:style>
    <style:style style:name="T3437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43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439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P3440" style:parent-style-name="Normal" style:family="paragraph">
      <style:paragraph-properties fo:margin-bottom="0.0138in" fo:margin-left="-0.009in">
        <style:tab-stops>
          <style:tab-stop style:type="center" style:position="2.1868in"/>
        </style:tab-stops>
      </style:paragraph-properties>
    </style:style>
    <style:style style:name="T3441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3442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Ru234" style:family="ruby">
      <style:ruby-properties style:ruby-align="distribute-space" style:ruby-position="above"/>
    </style:style>
    <style:style style:name="T3443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44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235" style:family="ruby">
      <style:ruby-properties style:ruby-align="distribute-space" style:ruby-position="above"/>
    </style:style>
    <style:style style:name="T3445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44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447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344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236" style:family="ruby">
      <style:ruby-properties style:ruby-align="distribute-space" style:ruby-position="above"/>
    </style:style>
    <style:style style:name="T3449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45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451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P3452" style:parent-style-name="Normal" style:family="paragraph">
      <style:paragraph-properties fo:margin-bottom="0.1354in" fo:margin-left="0.0013in">
        <style:tab-stops/>
      </style:paragraph-properties>
    </style:style>
    <style:style style:name="T3453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Ru237" style:family="ruby">
      <style:ruby-properties style:ruby-align="distribute-space" style:ruby-position="above"/>
    </style:style>
    <style:style style:name="P3454" style:parent-style-name="Normal" style:family="paragraph">
      <style:paragraph-properties fo:margin-bottom="0in" fo:margin-left="-0.002in" fo:text-indent="-0.0069in">
        <style:tab-stops/>
      </style:paragraph-properties>
    </style:style>
    <style:style style:name="T3455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456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345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238" style:family="ruby">
      <style:ruby-properties style:ruby-align="distribute-space" style:ruby-position="above"/>
    </style:style>
    <style:style style:name="T3458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45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239" style:family="ruby">
      <style:ruby-properties style:ruby-align="distribute-space" style:ruby-position="above"/>
    </style:style>
    <style:style style:name="T3460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46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462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Ru240" style:family="ruby">
      <style:ruby-properties style:ruby-align="distribute-space" style:ruby-position="above"/>
    </style:style>
    <style:style style:name="T3463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46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465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P3466" style:parent-style-name="Normal" style:family="paragraph">
      <style:paragraph-properties fo:margin-bottom="0.0125in" fo:margin-left="-0.009in">
        <style:tab-stops>
          <style:tab-stop style:type="center" style:position="1.4375in"/>
        </style:tab-stops>
      </style:paragraph-properties>
    </style:style>
    <style:style style:name="T3467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3468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346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470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P3471" style:parent-style-name="Normal" style:family="paragraph">
      <style:paragraph-properties fo:margin-bottom="0.1354in" fo:margin-left="0.0013in">
        <style:tab-stops/>
      </style:paragraph-properties>
    </style:style>
    <style:style style:name="T3472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Ru241" style:family="ruby">
      <style:ruby-properties style:ruby-align="distribute-space" style:ruby-position="above"/>
    </style:style>
    <style:style style:name="P3473" style:parent-style-name="Normal" style:family="paragraph">
      <style:paragraph-properties fo:margin-bottom="0in" fo:margin-left="-0.002in" fo:text-indent="-0.0069in">
        <style:tab-stops/>
      </style:paragraph-properties>
    </style:style>
    <style:style style:name="T3474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475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347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477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P3478" style:parent-style-name="Normal" style:family="paragraph">
      <style:paragraph-properties fo:margin-bottom="0.0125in" fo:margin-left="-0.009in">
        <style:tab-stops>
          <style:tab-stop style:type="center" style:position="1.7708in"/>
        </style:tab-stops>
      </style:paragraph-properties>
    </style:style>
    <style:style style:name="T3479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3480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348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482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348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484" style:parent-style-name="Normal" style:family="paragraph">
      <style:paragraph-properties fo:margin-bottom="0.0125in" fo:margin-left="-0.009in">
        <style:tab-stops>
          <style:tab-stop style:type="center" style:position="1.7708in"/>
        </style:tab-stops>
      </style:paragraph-properties>
    </style:style>
    <style:style style:name="T348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486" style:parent-style-name="Normal" style:family="paragraph">
      <style:text-properties fo:font-weight="bold" style:font-weight-asian="bold" fo:font-size="12.5pt" style:font-size-asian="12.5pt" style:font-size-complex="12.5pt" style:language-asian="ja" style:country-asian="JP"/>
    </style:style>
    <style:style style:name="P3487" style:parent-style-name="Normal" style:family="paragraph">
      <style:paragraph-properties fo:margin-bottom="0.0659in" fo:margin-left="0.175in" fo:text-indent="-0.0069in">
        <style:tab-stops/>
      </style:paragraph-properties>
    </style:style>
    <style:style style:name="T3488" style:parent-style-name="Fuentedepárrafopredeter." style:family="text">
      <style:text-properties style:font-name="MS Mincho" style:font-name-complex="MS Mincho" fo:font-weight="bold" style:font-weight-asian="bold" style:font-weight-complex="bold" fo:font-size="12.5pt" style:font-size-asian="12.5pt" style:font-size-complex="12.5pt" style:language-asian="ja" style:country-asian="JP"/>
    </style:style>
    <style:style style:name="T348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242" style:family="ruby">
      <style:ruby-properties style:ruby-align="distribute-space" style:ruby-position="above"/>
    </style:style>
    <style:style style:name="T3490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491" style:parent-style-name="Fuentedepárrafopredeter." style:family="text">
      <style:text-properties style:font-name-asian="Calibri" fo:font-weight="bold" style:font-weight-asian="bold" fo:font-size="12.5pt" style:font-size-asian="12.5pt" style:font-size-complex="12.5pt" style:language-asian="ja" style:country-asian="JP"/>
    </style:style>
    <style:style style:name="T3492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493" style:parent-style-name="Fuentedepárrafopredeter." style:family="text">
      <style:text-properties style:font-name-asian="Calibri" fo:font-size="12.5pt" style:font-size-asian="12.5pt" style:font-size-complex="12.5pt" style:language-asian="ja" style:country-asian="JP"/>
    </style:style>
    <style:style style:name="P3494" style:parent-style-name="Normal" style:family="paragraph">
      <style:paragraph-properties fo:margin-bottom="0.1333in" fo:margin-left="0.1784in">
        <style:tab-stops/>
      </style:paragraph-properties>
    </style:style>
    <style:style style:name="T349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243" style:family="ruby">
      <style:ruby-properties style:ruby-align="distribute-space" style:ruby-position="above"/>
    </style:style>
    <style:style style:name="P3496" style:parent-style-name="Normal" style:family="paragraph">
      <style:paragraph-properties fo:margin-bottom="0.1354in" fo:margin-left="0.175in" fo:margin-right="0.3472in" fo:text-indent="-0.0069in">
        <style:tab-stops/>
      </style:paragraph-properties>
    </style:style>
    <style:style style:name="T3497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49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244" style:family="ruby">
      <style:ruby-properties style:ruby-align="distribute-space" style:ruby-position="above"/>
    </style:style>
    <style:style style:name="T3499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50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245" style:family="ruby">
      <style:ruby-properties style:ruby-align="distribute-space" style:ruby-position="above"/>
    </style:style>
    <style:style style:name="T3501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50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246" style:family="ruby">
      <style:ruby-properties style:ruby-align="distribute-space" style:ruby-position="above"/>
    </style:style>
    <style:style style:name="T3503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50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505" style:parent-style-name="Normal" style:family="paragraph">
      <style:paragraph-properties fo:margin-bottom="0in" fo:line-height="181%" fo:margin-left="0.175in" fo:margin-right="2.6506in" fo:text-indent="-0.0069in">
        <style:tab-stops/>
      </style:paragraph-properties>
    </style:style>
    <style:style style:name="T350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50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247" style:family="ruby">
      <style:ruby-properties style:ruby-align="distribute-space" style:ruby-position="above"/>
    </style:style>
    <style:style style:name="T3508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50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248" style:family="ruby">
      <style:ruby-properties style:ruby-align="distribute-space" style:ruby-position="above"/>
    </style:style>
    <style:style style:name="T3510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51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51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249" style:family="ruby">
      <style:ruby-properties style:ruby-align="distribute-space" style:ruby-position="above"/>
    </style:style>
    <style:style style:name="T3513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51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250" style:family="ruby">
      <style:ruby-properties style:ruby-align="distribute-space" style:ruby-position="above"/>
    </style:style>
    <style:style style:name="T3515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51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517" style:parent-style-name="Normal" style:family="paragraph">
      <style:paragraph-properties fo:margin-bottom="0.1506in">
        <style:tab-stops>
          <style:tab-stop style:type="center" style:position="3.2305in"/>
        </style:tab-stops>
      </style:paragraph-properties>
    </style:style>
    <style:style style:name="T351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51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251" style:family="ruby">
      <style:ruby-properties style:ruby-align="distribute-space" style:ruby-position="above"/>
    </style:style>
    <style:style style:name="T3520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52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252" style:family="ruby">
      <style:ruby-properties style:ruby-align="distribute-space" style:ruby-position="above"/>
    </style:style>
    <style:style style:name="T3522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52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253" style:family="ruby">
      <style:ruby-properties style:ruby-align="distribute-space" style:ruby-position="above"/>
    </style:style>
    <style:style style:name="T3524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52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254" style:family="ruby">
      <style:ruby-properties style:ruby-align="distribute-space" style:ruby-position="above"/>
    </style:style>
    <style:style style:name="T3526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52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255" style:family="ruby">
      <style:ruby-properties style:ruby-align="distribute-space" style:ruby-position="above"/>
    </style:style>
    <style:style style:name="T3528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52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256" style:family="ruby">
      <style:ruby-properties style:ruby-align="distribute-space" style:ruby-position="above"/>
    </style:style>
    <style:style style:name="T3530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53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532" style:parent-style-name="Normal" style:family="paragraph">
      <style:paragraph-properties fo:margin-bottom="0.0138in">
        <style:tab-stops>
          <style:tab-stop style:type="center" style:position="2.5222in"/>
        </style:tab-stops>
      </style:paragraph-properties>
    </style:style>
    <style:style style:name="T353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53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257" style:family="ruby">
      <style:ruby-properties style:ruby-align="distribute-space" style:ruby-position="above"/>
    </style:style>
    <style:style style:name="T3535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53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258" style:family="ruby">
      <style:ruby-properties style:ruby-align="distribute-space" style:ruby-position="above"/>
    </style:style>
    <style:style style:name="T3537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53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539" style:parent-style-name="Normal" style:family="paragraph">
      <style:paragraph-properties fo:margin-bottom="0.1354in" fo:margin-left="0.1784in">
        <style:tab-stops/>
      </style:paragraph-properties>
    </style:style>
    <style:style style:name="T354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541" style:parent-style-name="Normal" style:family="paragraph">
      <style:paragraph-properties fo:margin-bottom="0.1354in" fo:margin-left="0.175in" fo:margin-right="0.3472in" fo:text-indent="-0.0069in">
        <style:tab-stops/>
      </style:paragraph-properties>
    </style:style>
    <style:style style:name="T354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259" style:family="ruby">
      <style:ruby-properties style:ruby-align="distribute-space" style:ruby-position="above"/>
    </style:style>
    <style:style style:name="T3543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54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260" style:family="ruby">
      <style:ruby-properties style:ruby-align="distribute-space" style:ruby-position="above"/>
    </style:style>
    <style:style style:name="T3545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54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547" style:parent-style-name="Normal" style:family="paragraph">
      <style:paragraph-properties fo:margin-bottom="0.0125in">
        <style:tab-stops>
          <style:tab-stop style:type="center" style:position="3.05in"/>
        </style:tab-stops>
      </style:paragraph-properties>
    </style:style>
    <style:style style:name="T354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54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261" style:family="ruby">
      <style:ruby-properties style:ruby-align="distribute-space" style:ruby-position="above"/>
    </style:style>
    <style:style style:name="T3550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55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262" style:family="ruby">
      <style:ruby-properties style:ruby-align="distribute-space" style:ruby-position="above"/>
    </style:style>
    <style:style style:name="T3552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55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554" style:parent-style-name="Normal" style:family="paragraph">
      <style:paragraph-properties fo:margin-bottom="0.1354in" fo:margin-left="0.1784in">
        <style:tab-stops/>
      </style:paragraph-properties>
    </style:style>
    <style:style style:name="T355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263" style:family="ruby">
      <style:ruby-properties style:ruby-align="distribute-space" style:ruby-position="above"/>
    </style:style>
    <style:style style:name="P3556" style:parent-style-name="Normal" style:family="paragraph">
      <style:paragraph-properties fo:margin-bottom="0.0173in" fo:line-height="173%" fo:margin-left="0.175in" fo:margin-right="0.3472in" fo:text-indent="-0.0069in">
        <style:tab-stops/>
      </style:paragraph-properties>
    </style:style>
    <style:style style:name="T3557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55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264" style:family="ruby">
      <style:ruby-properties style:ruby-align="distribute-space" style:ruby-position="above"/>
    </style:style>
    <style:style style:name="T3559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56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265" style:family="ruby">
      <style:ruby-properties style:ruby-align="distribute-space" style:ruby-position="above"/>
    </style:style>
    <style:style style:name="T3561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56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56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266" style:family="ruby">
      <style:ruby-properties style:ruby-align="distribute-space" style:ruby-position="above"/>
    </style:style>
    <style:style style:name="T3564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56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566" style:parent-style-name="Normal" style:family="paragraph">
      <style:paragraph-properties fo:margin-bottom="0.1506in">
        <style:tab-stops>
          <style:tab-stop style:type="center" style:position="3.2437in"/>
        </style:tab-stops>
      </style:paragraph-properties>
    </style:style>
    <style:style style:name="T356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56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267" style:family="ruby">
      <style:ruby-properties style:ruby-align="distribute-space" style:ruby-position="above"/>
    </style:style>
    <style:style style:name="T3569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57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268" style:family="ruby">
      <style:ruby-properties style:ruby-align="distribute-space" style:ruby-position="above"/>
    </style:style>
    <style:style style:name="T3571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57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269" style:family="ruby">
      <style:ruby-properties style:ruby-align="distribute-space" style:ruby-position="above"/>
    </style:style>
    <style:style style:name="T3573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57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270" style:family="ruby">
      <style:ruby-properties style:ruby-align="distribute-space" style:ruby-position="above"/>
    </style:style>
    <style:style style:name="T3575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57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577" style:parent-style-name="Normal" style:family="paragraph">
      <style:paragraph-properties fo:margin-bottom="0.1527in">
        <style:tab-stops>
          <style:tab-stop style:type="center" style:position="2.3833in"/>
        </style:tab-stops>
      </style:paragraph-properties>
    </style:style>
    <style:style style:name="T357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57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271" style:family="ruby">
      <style:ruby-properties style:ruby-align="distribute-space" style:ruby-position="above"/>
    </style:style>
    <style:style style:name="T3580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58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272" style:family="ruby">
      <style:ruby-properties style:ruby-align="distribute-space" style:ruby-position="above"/>
    </style:style>
    <style:style style:name="T3582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58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584" style:parent-style-name="Normal" style:family="paragraph">
      <style:paragraph-properties fo:margin-bottom="0.152in">
        <style:tab-stops>
          <style:tab-stop style:type="center" style:position="3.1597in"/>
        </style:tab-stops>
      </style:paragraph-properties>
    </style:style>
    <style:style style:name="T358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58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273" style:family="ruby">
      <style:ruby-properties style:ruby-align="distribute-space" style:ruby-position="above"/>
    </style:style>
    <style:style style:name="T3587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58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274" style:family="ruby">
      <style:ruby-properties style:ruby-align="distribute-space" style:ruby-position="above"/>
    </style:style>
    <style:style style:name="T3589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59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275" style:family="ruby">
      <style:ruby-properties style:ruby-align="distribute-space" style:ruby-position="above"/>
    </style:style>
    <style:style style:name="T3591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59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276" style:family="ruby">
      <style:ruby-properties style:ruby-align="distribute-space" style:ruby-position="above"/>
    </style:style>
    <style:style style:name="T3593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59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277" style:family="ruby">
      <style:ruby-properties style:ruby-align="distribute-space" style:ruby-position="above"/>
    </style:style>
    <style:style style:name="T3595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59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278" style:family="ruby">
      <style:ruby-properties style:ruby-align="distribute-space" style:ruby-position="above"/>
    </style:style>
    <style:style style:name="T3597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59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599" style:parent-style-name="Normal" style:family="paragraph">
      <style:paragraph-properties fo:margin-bottom="0.0138in">
        <style:tab-stops>
          <style:tab-stop style:type="center" style:position="2.2166in"/>
        </style:tab-stops>
      </style:paragraph-properties>
    </style:style>
    <style:style style:name="T360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60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279" style:family="ruby">
      <style:ruby-properties style:ruby-align="distribute-space" style:ruby-position="above"/>
    </style:style>
    <style:style style:name="T3602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60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280" style:family="ruby">
      <style:ruby-properties style:ruby-align="distribute-space" style:ruby-position="above"/>
    </style:style>
    <style:style style:name="T3604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60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606" style:parent-style-name="Normal" style:family="paragraph">
      <style:paragraph-properties fo:margin-bottom="0in" fo:margin-left="0.1784in">
        <style:tab-stops/>
      </style:paragraph-properties>
    </style:style>
    <style:style style:name="T360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608" style:parent-style-name="Normal" style:family="paragraph">
      <style:paragraph-properties fo:margin-bottom="0in" fo:margin-left="0.175in" fo:margin-right="0.3472in" fo:text-indent="-0.0069in">
        <style:tab-stops/>
      </style:paragraph-properties>
    </style:style>
    <style:style style:name="T360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610" style:parent-style-name="Normal" style:family="paragraph">
      <style:paragraph-properties fo:margin-bottom="0in" fo:margin-left="0.1784in">
        <style:tab-stops/>
      </style:paragraph-properties>
    </style:style>
    <style:style style:name="T361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612" style:parent-style-name="Normal" style:family="paragraph">
      <style:paragraph-properties fo:margin-bottom="0.0013in" fo:line-height="172%" fo:margin-left="0.175in" fo:margin-right="1.7756in" fo:text-indent="-0.0069in">
        <style:tab-stops/>
      </style:paragraph-properties>
    </style:style>
    <style:style style:name="T361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281" style:family="ruby">
      <style:ruby-properties style:ruby-align="distribute-space" style:ruby-position="above"/>
    </style:style>
    <style:style style:name="T3614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61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282" style:family="ruby">
      <style:ruby-properties style:ruby-align="distribute-space" style:ruby-position="above"/>
    </style:style>
    <style:style style:name="T3616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61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283" style:family="ruby">
      <style:ruby-properties style:ruby-align="distribute-space" style:ruby-position="above"/>
    </style:style>
    <style:style style:name="T3618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61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284" style:family="ruby">
      <style:ruby-properties style:ruby-align="distribute-space" style:ruby-position="above"/>
    </style:style>
    <style:style style:name="T3620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62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622" style:parent-style-name="Normal" style:family="paragraph">
      <style:paragraph-properties fo:margin-bottom="0.0138in">
        <style:tab-stops>
          <style:tab-stop style:type="center" style:position="2.4875in"/>
        </style:tab-stops>
      </style:paragraph-properties>
    </style:style>
    <style:style style:name="T362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62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285" style:family="ruby">
      <style:ruby-properties style:ruby-align="distribute-space" style:ruby-position="above"/>
    </style:style>
    <style:style style:name="T3625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62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286" style:family="ruby">
      <style:ruby-properties style:ruby-align="distribute-space" style:ruby-position="above"/>
    </style:style>
    <style:style style:name="T3627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62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629" style:parent-style-name="Normal" style:family="paragraph">
      <style:paragraph-properties fo:margin-bottom="0.0138in">
        <style:tab-stops>
          <style:tab-stop style:type="center" style:position="1.5222in"/>
        </style:tab-stops>
      </style:paragraph-properties>
    </style:style>
    <style:style style:name="T363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63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632" style:parent-style-name="Normal" style:family="paragraph">
      <style:paragraph-properties fo:margin-bottom="0.134in" fo:margin-left="0.1784in">
        <style:tab-stops/>
      </style:paragraph-properties>
    </style:style>
    <style:style style:name="T363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287" style:family="ruby">
      <style:ruby-properties style:ruby-align="distribute-space" style:ruby-position="above"/>
    </style:style>
    <style:style style:name="P3634" style:parent-style-name="Normal" style:family="paragraph">
      <style:paragraph-properties fo:margin-bottom="0.1354in" fo:margin-left="0.175in" fo:margin-right="0.3472in" fo:text-indent="-0.0069in">
        <style:tab-stops/>
      </style:paragraph-properties>
    </style:style>
    <style:style style:name="T3635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63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288" style:family="ruby">
      <style:ruby-properties style:ruby-align="distribute-space" style:ruby-position="above"/>
    </style:style>
    <style:style style:name="T3637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63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289" style:family="ruby">
      <style:ruby-properties style:ruby-align="distribute-space" style:ruby-position="above"/>
    </style:style>
    <style:style style:name="T3639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64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290" style:family="ruby">
      <style:ruby-properties style:ruby-align="distribute-space" style:ruby-position="above"/>
    </style:style>
    <style:style style:name="T3641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64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291" style:family="ruby">
      <style:ruby-properties style:ruby-align="distribute-space" style:ruby-position="above"/>
    </style:style>
    <style:style style:name="T3643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64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292" style:family="ruby">
      <style:ruby-properties style:ruby-align="distribute-space" style:ruby-position="above"/>
    </style:style>
    <style:style style:name="T3645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64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293" style:family="ruby">
      <style:ruby-properties style:ruby-align="distribute-space" style:ruby-position="above"/>
    </style:style>
    <style:style style:name="T3647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64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294" style:family="ruby">
      <style:ruby-properties style:ruby-align="distribute-space" style:ruby-position="above"/>
    </style:style>
    <style:style style:name="T3649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65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651" style:parent-style-name="Normal" style:family="paragraph">
      <style:paragraph-properties fo:margin-bottom="0.0138in">
        <style:tab-stops>
          <style:tab-stop style:type="center" style:position="2.1055in"/>
        </style:tab-stops>
      </style:paragraph-properties>
    </style:style>
    <style:style style:name="T365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65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295" style:family="ruby">
      <style:ruby-properties style:ruby-align="distribute-space" style:ruby-position="above"/>
    </style:style>
    <style:style style:name="T3654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65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656" style:parent-style-name="Normal" style:family="paragraph">
      <style:paragraph-properties fo:margin-bottom="0in" fo:margin-left="0.1784in">
        <style:tab-stops/>
      </style:paragraph-properties>
    </style:style>
    <style:style style:name="T365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658" style:parent-style-name="Normal" style:family="paragraph">
      <style:paragraph-properties fo:margin-bottom="0in" fo:margin-left="0.175in" fo:margin-right="0.3472in" fo:text-indent="-0.0069in">
        <style:tab-stops/>
      </style:paragraph-properties>
    </style:style>
    <style:style style:name="T365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660" style:parent-style-name="Normal" style:family="paragraph">
      <style:paragraph-properties fo:margin-bottom="0.1354in" fo:margin-left="0.1784in">
        <style:tab-stops/>
      </style:paragraph-properties>
    </style:style>
    <style:style style:name="T366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296" style:family="ruby">
      <style:ruby-properties style:ruby-align="distribute-space" style:ruby-position="above"/>
    </style:style>
    <style:style style:name="P3662" style:parent-style-name="Normal" style:family="paragraph">
      <style:paragraph-properties fo:margin-bottom="0in" fo:margin-left="0.175in" fo:margin-right="0.3472in" fo:text-indent="-0.0069in">
        <style:tab-stops/>
      </style:paragraph-properties>
    </style:style>
    <style:style style:name="T3663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66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297" style:family="ruby">
      <style:ruby-properties style:ruby-align="distribute-space" style:ruby-position="above"/>
    </style:style>
    <style:style style:name="T3665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66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298" style:family="ruby">
      <style:ruby-properties style:ruby-align="distribute-space" style:ruby-position="above"/>
    </style:style>
    <style:style style:name="T3667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66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669" style:parent-style-name="Normal" style:family="paragraph">
      <style:paragraph-properties fo:margin-bottom="0in" fo:margin-left="0.1784in">
        <style:tab-stops/>
      </style:paragraph-properties>
    </style:style>
    <style:style style:name="T3670" style:parent-style-name="Fuentedepárrafopredeter." style:family="text">
      <style:text-properties style:font-name-asian="Calibri" fo:font-size="12.5pt" style:font-size-asian="12.5pt" style:font-size-complex="12.5pt" style:language-asian="ja" style:country-asian="JP"/>
    </style:style>
    <style:style style:name="T3671" style:parent-style-name="Fuentedepárrafopredeter." style:family="text">
      <style:text-properties style:font-name-asian="Calibri" fo:font-size="12.5pt" style:font-size-asian="12.5pt" style:font-size-complex="12.5pt" style:language-asian="ja" style:country-asian="JP"/>
    </style:style>
    <style:style style:name="T367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673" style:parent-style-name="Normal" style:family="paragraph">
      <style:paragraph-properties fo:margin-bottom="0in" fo:margin-left="0.175in" fo:margin-right="0.3472in" fo:text-indent="-0.0069in">
        <style:tab-stops/>
      </style:paragraph-properties>
    </style:style>
    <style:style style:name="T367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299" style:family="ruby">
      <style:ruby-properties style:ruby-align="distribute-space" style:ruby-position="above"/>
    </style:style>
    <style:style style:name="T3675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67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300" style:family="ruby">
      <style:ruby-properties style:ruby-align="distribute-space" style:ruby-position="above"/>
    </style:style>
    <style:style style:name="T3677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67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301" style:family="ruby">
      <style:ruby-properties style:ruby-align="distribute-space" style:ruby-position="above"/>
    </style:style>
    <style:style style:name="T3679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68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681" style:parent-style-name="Normal" style:family="paragraph">
      <style:paragraph-properties fo:margin-bottom="0.1333in" fo:margin-left="0.1784in">
        <style:tab-stops/>
      </style:paragraph-properties>
    </style:style>
    <style:style style:name="T368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302" style:family="ruby">
      <style:ruby-properties style:ruby-align="distribute-space" style:ruby-position="above"/>
    </style:style>
    <style:style style:name="P3683" style:parent-style-name="Normal" style:family="paragraph">
      <style:paragraph-properties fo:margin-bottom="0.1354in" fo:margin-left="0.175in" fo:margin-right="0.3472in" fo:text-indent="-0.0069in">
        <style:tab-stops/>
      </style:paragraph-properties>
    </style:style>
    <style:style style:name="T3684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68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303" style:family="ruby">
      <style:ruby-properties style:ruby-align="distribute-space" style:ruby-position="above"/>
    </style:style>
    <style:style style:name="T3686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68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688" style:parent-style-name="Normal" style:family="paragraph">
      <style:paragraph-properties fo:margin-bottom="0.152in">
        <style:tab-stops>
          <style:tab-stop style:type="center" style:position="2.2166in"/>
        </style:tab-stops>
      </style:paragraph-properties>
    </style:style>
    <style:style style:name="T368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69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304" style:family="ruby">
      <style:ruby-properties style:ruby-align="distribute-space" style:ruby-position="above"/>
    </style:style>
    <style:style style:name="T3691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69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305" style:family="ruby">
      <style:ruby-properties style:ruby-align="distribute-space" style:ruby-position="above"/>
    </style:style>
    <style:style style:name="T3693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69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695" style:parent-style-name="Normal" style:family="paragraph">
      <style:paragraph-properties fo:margin-bottom="0.0138in">
        <style:tab-stops>
          <style:tab-stop style:type="center" style:position="2.55in"/>
        </style:tab-stops>
      </style:paragraph-properties>
    </style:style>
    <style:style style:name="T369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69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306" style:family="ruby">
      <style:ruby-properties style:ruby-align="distribute-space" style:ruby-position="above"/>
    </style:style>
    <style:style style:name="T3698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69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307" style:family="ruby">
      <style:ruby-properties style:ruby-align="distribute-space" style:ruby-position="above"/>
    </style:style>
    <style:style style:name="T3700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70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702" style:parent-style-name="Normal" style:family="paragraph">
      <style:text-properties fo:font-weight="bold" style:font-weight-asian="bold" fo:font-size="12.5pt" style:font-size-asian="12.5pt" style:font-size-complex="12.5pt" style:language-asian="ja" style:country-asian="JP"/>
    </style:style>
    <style:style style:name="P3703" style:parent-style-name="Normal" style:family="paragraph">
      <style:text-properties fo:font-weight="bold" style:font-weight-asian="bold" fo:font-size="12.5pt" style:font-size-asian="12.5pt" style:font-size-complex="12.5pt" style:language-asian="ja" style:country-asian="JP"/>
    </style:style>
    <style:style style:name="P3704" style:parent-style-name="Normal" style:family="paragraph">
      <style:paragraph-properties fo:margin-bottom="0.0659in" fo:margin-left="0.102in" fo:text-indent="-0.0069in">
        <style:tab-stops/>
      </style:paragraph-properties>
    </style:style>
    <style:style style:name="T370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308" style:family="ruby">
      <style:ruby-properties style:ruby-align="distribute-space" style:ruby-position="above"/>
    </style:style>
    <style:style style:name="T3706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707" style:parent-style-name="Fuentedepárrafopredeter." style:family="text">
      <style:text-properties style:font-name-asian="Calibri" fo:font-weight="bold" style:font-weight-asian="bold" fo:font-size="12.5pt" style:font-size-asian="12.5pt" style:font-size-complex="12.5pt" style:language-asian="ja" style:country-asian="JP"/>
    </style:style>
    <style:style style:name="P3708" style:parent-style-name="Normal" style:family="paragraph">
      <style:paragraph-properties fo:margin-bottom="0in" fo:margin-left="0.1055in">
        <style:tab-stops/>
      </style:paragraph-properties>
    </style:style>
    <style:style style:name="T370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710" style:parent-style-name="Normal" style:family="paragraph">
      <style:paragraph-properties fo:margin-bottom="0in" fo:margin-left="0.102in" fo:text-indent="-0.0069in">
        <style:tab-stops/>
      </style:paragraph-properties>
    </style:style>
    <style:style style:name="T371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712" style:parent-style-name="Normal" style:family="paragraph">
      <style:paragraph-properties fo:margin-bottom="0in" fo:margin-left="0.1055in">
        <style:tab-stops/>
      </style:paragraph-properties>
    </style:style>
    <style:style style:name="T371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714" style:parent-style-name="Normal" style:family="paragraph">
      <style:paragraph-properties fo:margin-bottom="0.1333in" fo:margin-left="0.102in" fo:text-indent="-0.0069in">
        <style:tab-stops/>
      </style:paragraph-properties>
    </style:style>
    <style:style style:name="T371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716" style:parent-style-name="Normal" style:family="paragraph">
      <style:paragraph-properties fo:margin-bottom="0.0138in">
        <style:tab-stops>
          <style:tab-stop style:type="center" style:position="1.5597in"/>
        </style:tab-stops>
      </style:paragraph-properties>
    </style:style>
    <style:style style:name="T371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71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309" style:family="ruby">
      <style:ruby-properties style:ruby-align="distribute-space" style:ruby-position="above"/>
    </style:style>
    <style:style style:name="T3719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72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721" style:parent-style-name="Normal" style:family="paragraph">
      <style:paragraph-properties fo:margin-bottom="0.1354in" fo:margin-left="0.1055in">
        <style:tab-stops/>
      </style:paragraph-properties>
    </style:style>
    <style:style style:name="T372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723" style:parent-style-name="Normal" style:family="paragraph">
      <style:paragraph-properties fo:margin-bottom="0in" fo:line-height="173%" fo:margin-left="0.102in" fo:margin-right="2.3798in" fo:text-indent="-0.0069in">
        <style:tab-stops/>
      </style:paragraph-properties>
    </style:style>
    <style:style style:name="T372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310" style:family="ruby">
      <style:ruby-properties style:ruby-align="distribute-space" style:ruby-position="above"/>
    </style:style>
    <style:style style:name="T3725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72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311" style:family="ruby">
      <style:ruby-properties style:ruby-align="distribute-space" style:ruby-position="above"/>
    </style:style>
    <style:style style:name="T3727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72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312" style:family="ruby">
      <style:ruby-properties style:ruby-align="distribute-space" style:ruby-position="above"/>
    </style:style>
    <style:style style:name="T3729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73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313" style:family="ruby">
      <style:ruby-properties style:ruby-align="distribute-space" style:ruby-position="above"/>
    </style:style>
    <style:style style:name="T3731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73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733" style:parent-style-name="Normal" style:family="paragraph">
      <style:paragraph-properties fo:margin-bottom="0.0138in">
        <style:tab-stops>
          <style:tab-stop style:type="center" style:position="1.9763in"/>
        </style:tab-stops>
      </style:paragraph-properties>
    </style:style>
    <style:style style:name="T373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73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314" style:family="ruby">
      <style:ruby-properties style:ruby-align="distribute-space" style:ruby-position="above"/>
    </style:style>
    <style:style style:name="T3736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73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738" style:parent-style-name="Normal" style:family="paragraph">
      <style:paragraph-properties fo:margin-bottom="0in" fo:margin-left="0.1055in">
        <style:tab-stops/>
      </style:paragraph-properties>
    </style:style>
    <style:style style:name="T373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740" style:parent-style-name="Normal" style:family="paragraph">
      <style:paragraph-properties fo:margin-bottom="0.1354in" fo:margin-left="0.102in" fo:text-indent="-0.0069in">
        <style:tab-stops/>
      </style:paragraph-properties>
    </style:style>
    <style:style style:name="T374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742" style:parent-style-name="Normal" style:family="paragraph">
      <style:paragraph-properties fo:margin-bottom="0.0125in">
        <style:tab-stops>
          <style:tab-stop style:type="center" style:position="1.727in"/>
        </style:tab-stops>
      </style:paragraph-properties>
    </style:style>
    <style:style style:name="T374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74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315" style:family="ruby">
      <style:ruby-properties style:ruby-align="distribute-space" style:ruby-position="above"/>
    </style:style>
    <style:style style:name="T3745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74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747" style:parent-style-name="Normal" style:family="paragraph">
      <style:paragraph-properties fo:margin-bottom="0.1354in" fo:margin-left="0.1055in">
        <style:tab-stops/>
      </style:paragraph-properties>
    </style:style>
    <style:style style:name="T374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749" style:parent-style-name="Normal" style:family="paragraph">
      <style:paragraph-properties fo:margin-bottom="0.1354in" fo:margin-left="0.102in" fo:text-indent="-0.0069in">
        <style:tab-stops/>
      </style:paragraph-properties>
    </style:style>
    <style:style style:name="T375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316" style:family="ruby">
      <style:ruby-properties style:ruby-align="distribute-space" style:ruby-position="above"/>
    </style:style>
    <style:style style:name="T3751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75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317" style:family="ruby">
      <style:ruby-properties style:ruby-align="distribute-space" style:ruby-position="above"/>
    </style:style>
    <style:style style:name="T3753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75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755" style:parent-style-name="Normal" style:family="paragraph">
      <style:paragraph-properties fo:margin-bottom="0.152in">
        <style:tab-stops>
          <style:tab-stop style:type="center" style:position="2.9763in"/>
        </style:tab-stops>
      </style:paragraph-properties>
    </style:style>
    <style:style style:name="T375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75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318" style:family="ruby">
      <style:ruby-properties style:ruby-align="distribute-space" style:ruby-position="above"/>
    </style:style>
    <style:style style:name="T3758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75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760" style:parent-style-name="Normal" style:family="paragraph">
      <style:paragraph-properties fo:margin-bottom="0.1506in">
        <style:tab-stops>
          <style:tab-stop style:type="center" style:position="2.0597in"/>
        </style:tab-stops>
      </style:paragraph-properties>
    </style:style>
    <style:style style:name="T376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76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319" style:family="ruby">
      <style:ruby-properties style:ruby-align="distribute-space" style:ruby-position="above"/>
    </style:style>
    <style:style style:name="T3763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76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765" style:parent-style-name="Normal" style:family="paragraph">
      <style:paragraph-properties fo:margin-bottom="0.0138in">
        <style:tab-stops>
          <style:tab-stop style:type="center" style:position="2.5597in"/>
        </style:tab-stops>
      </style:paragraph-properties>
    </style:style>
    <style:style style:name="T376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76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320" style:family="ruby">
      <style:ruby-properties style:ruby-align="distribute-space" style:ruby-position="above"/>
    </style:style>
    <style:style style:name="T3768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76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770" style:parent-style-name="Normal" style:family="paragraph">
      <style:paragraph-properties fo:margin-bottom="0.1354in" fo:margin-left="0.1055in">
        <style:tab-stops/>
      </style:paragraph-properties>
    </style:style>
    <style:style style:name="T377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772" style:parent-style-name="Normal" style:family="paragraph">
      <style:paragraph-properties fo:margin-bottom="0.1333in" fo:margin-left="0.102in" fo:text-indent="-0.0069in">
        <style:tab-stops/>
      </style:paragraph-properties>
    </style:style>
    <style:style style:name="T377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774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Ru321" style:family="ruby">
      <style:ruby-properties style:ruby-align="distribute-space" style:ruby-position="above"/>
    </style:style>
    <style:style style:name="T3775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77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322" style:family="ruby">
      <style:ruby-properties style:ruby-align="distribute-space" style:ruby-position="above"/>
    </style:style>
    <style:style style:name="T3777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77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779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378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781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P3782" style:parent-style-name="Normal" style:family="paragraph">
      <style:paragraph-properties fo:margin-bottom="0.0138in">
        <style:tab-stops>
          <style:tab-stop style:type="center" style:position="2.8097in"/>
        </style:tab-stops>
      </style:paragraph-properties>
    </style:style>
    <style:style style:name="T3783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3784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378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786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Ru323" style:family="ruby">
      <style:ruby-properties style:ruby-align="distribute-space" style:ruby-position="above"/>
    </style:style>
    <style:style style:name="T3787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78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789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Ru324" style:family="ruby">
      <style:ruby-properties style:ruby-align="distribute-space" style:ruby-position="above"/>
    </style:style>
    <style:style style:name="T3790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79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792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P3793" style:parent-style-name="Normal" style:family="paragraph">
      <style:paragraph-properties fo:margin-bottom="0.1354in" fo:margin-left="0.1055in">
        <style:tab-stops/>
      </style:paragraph-properties>
    </style:style>
    <style:style style:name="T3794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P3795" style:parent-style-name="Normal" style:family="paragraph">
      <style:paragraph-properties fo:margin-bottom="0.1354in" fo:margin-left="0.102in" fo:text-indent="-0.0069in">
        <style:tab-stops/>
      </style:paragraph-properties>
    </style:style>
    <style:style style:name="T379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797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Ru325" style:family="ruby">
      <style:ruby-properties style:ruby-align="distribute-space" style:ruby-position="above"/>
    </style:style>
    <style:style style:name="T3798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79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800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Ru326" style:family="ruby">
      <style:ruby-properties style:ruby-align="distribute-space" style:ruby-position="above"/>
    </style:style>
    <style:style style:name="T3801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80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803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Ru327" style:family="ruby">
      <style:ruby-properties style:ruby-align="distribute-space" style:ruby-position="above"/>
    </style:style>
    <style:style style:name="T3804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80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806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Ru328" style:family="ruby">
      <style:ruby-properties style:ruby-align="distribute-space" style:ruby-position="above"/>
    </style:style>
    <style:style style:name="T3807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80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809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P3810" style:parent-style-name="Normal" style:family="paragraph">
      <style:paragraph-properties fo:margin-bottom="0.0125in">
        <style:tab-stops>
          <style:tab-stop style:type="center" style:position="1.7263in"/>
        </style:tab-stops>
      </style:paragraph-properties>
    </style:style>
    <style:style style:name="T3811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3812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381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329" style:family="ruby">
      <style:ruby-properties style:ruby-align="distribute-space" style:ruby-position="above"/>
    </style:style>
    <style:style style:name="T3814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81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816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Ru330" style:family="ruby">
      <style:ruby-properties style:ruby-align="distribute-space" style:ruby-position="above"/>
    </style:style>
    <style:style style:name="T3817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81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819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P3820" style:parent-style-name="Normal" style:family="paragraph">
      <style:paragraph-properties fo:margin-bottom="0.1354in" fo:margin-left="0.1055in">
        <style:tab-stops/>
      </style:paragraph-properties>
    </style:style>
    <style:style style:name="T3821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P3822" style:parent-style-name="Normal" style:family="paragraph">
      <style:paragraph-properties fo:margin-bottom="0in" fo:margin-left="0.102in" fo:text-indent="-0.0069in">
        <style:tab-stops/>
      </style:paragraph-properties>
    </style:style>
    <style:style style:name="T382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824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382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331" style:family="ruby">
      <style:ruby-properties style:ruby-align="distribute-space" style:ruby-position="above"/>
    </style:style>
    <style:style style:name="T3826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82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828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Ru332" style:family="ruby">
      <style:ruby-properties style:ruby-align="distribute-space" style:ruby-position="above"/>
    </style:style>
    <style:style style:name="T3829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83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831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P3832" style:parent-style-name="Normal" style:family="paragraph">
      <style:paragraph-properties fo:margin-bottom="0.1354in" fo:margin-left="0.1055in">
        <style:tab-stops/>
      </style:paragraph-properties>
    </style:style>
    <style:style style:name="T3833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P3834" style:parent-style-name="Normal" style:family="paragraph">
      <style:paragraph-properties fo:margin-bottom="0.1333in" fo:margin-left="0.102in" fo:text-indent="-0.0069in">
        <style:tab-stops/>
      </style:paragraph-properties>
    </style:style>
    <style:style style:name="T3835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836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383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838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Ru333" style:family="ruby">
      <style:ruby-properties style:ruby-align="distribute-space" style:ruby-position="above"/>
    </style:style>
    <style:style style:name="T3839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84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841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Ru334" style:family="ruby">
      <style:ruby-properties style:ruby-align="distribute-space" style:ruby-position="above"/>
    </style:style>
    <style:style style:name="T3842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84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844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Ru335" style:family="ruby">
      <style:ruby-properties style:ruby-align="distribute-space" style:ruby-position="above"/>
    </style:style>
    <style:style style:name="T3845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84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847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P3848" style:parent-style-name="Normal" style:family="paragraph">
      <style:paragraph-properties fo:margin-bottom="0.152in">
        <style:tab-stops>
          <style:tab-stop style:type="center" style:position="3.1145in"/>
        </style:tab-stops>
      </style:paragraph-properties>
    </style:style>
    <style:style style:name="T3849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3850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Ru336" style:family="ruby">
      <style:ruby-properties style:ruby-align="distribute-space" style:ruby-position="above"/>
    </style:style>
    <style:style style:name="T3851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85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337" style:family="ruby">
      <style:ruby-properties style:ruby-align="distribute-space" style:ruby-position="above"/>
    </style:style>
    <style:style style:name="T3853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854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855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Ru338" style:family="ruby">
      <style:ruby-properties style:ruby-align="distribute-space" style:ruby-position="above"/>
    </style:style>
    <style:style style:name="T3856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85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858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Ru339" style:family="ruby">
      <style:ruby-properties style:ruby-align="distribute-space" style:ruby-position="above"/>
    </style:style>
    <style:style style:name="T3859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86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861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3862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863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P3864" style:parent-style-name="Normal" style:family="paragraph">
      <style:paragraph-properties fo:margin-bottom="0.0138in">
        <style:tab-stops>
          <style:tab-stop style:type="center" style:position="2.3097in"/>
        </style:tab-stops>
      </style:paragraph-properties>
    </style:style>
    <style:style style:name="T3865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3866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Ru340" style:family="ruby">
      <style:ruby-properties style:ruby-align="distribute-space" style:ruby-position="above"/>
    </style:style>
    <style:style style:name="T3867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868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Ru341" style:family="ruby">
      <style:ruby-properties style:ruby-align="distribute-space" style:ruby-position="above"/>
    </style:style>
    <style:style style:name="T3869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87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871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Ru342" style:family="ruby">
      <style:ruby-properties style:ruby-align="distribute-space" style:ruby-position="above"/>
    </style:style>
    <style:style style:name="T3872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87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343" style:family="ruby">
      <style:ruby-properties style:ruby-align="distribute-space" style:ruby-position="above"/>
    </style:style>
    <style:style style:name="T3874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875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Ru344" style:family="ruby">
      <style:ruby-properties style:ruby-align="distribute-space" style:ruby-position="above"/>
    </style:style>
    <style:style style:name="T3876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877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878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P3879" style:parent-style-name="Normal" style:family="paragraph">
      <style:paragraph-properties fo:margin-bottom="0in" fo:margin-left="0.1055in">
        <style:tab-stops/>
      </style:paragraph-properties>
    </style:style>
    <style:style style:name="T3880" style:parent-style-name="Fuentedepárrafopredeter." style:family="text">
      <style:text-properties style:font-name-asian="Calibri" fo:font-size="12.5pt" style:font-size-asian="12.5pt" style:font-size-complex="12.5pt" fo:language="en" fo:country="US" style:language-asian="ja" style:country-asian="JP"/>
    </style:style>
    <style:style style:name="T3881" style:parent-style-name="Fuentedepárrafopredeter." style:family="text">
      <style:text-properties style:font-name-asian="Calibri" fo:font-size="12.5pt" style:font-size-asian="12.5pt" style:font-size-complex="12.5pt" fo:language="en" fo:country="US" style:language-asian="ja" style:country-asian="JP"/>
    </style:style>
    <style:style style:name="T3882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Ru345" style:family="ruby">
      <style:ruby-properties style:ruby-align="distribute-space" style:ruby-position="above"/>
    </style:style>
    <style:style style:name="P3883" style:parent-style-name="Normal" style:family="paragraph">
      <style:paragraph-properties fo:margin-bottom="0.1354in" fo:margin-left="0.102in" fo:text-indent="-0.0069in">
        <style:tab-stops/>
      </style:paragraph-properties>
    </style:style>
    <style:style style:name="T3884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885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388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887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P3888" style:parent-style-name="Normal" style:family="paragraph">
      <style:paragraph-properties fo:margin-bottom="0.0125in">
        <style:tab-stops>
          <style:tab-stop style:type="center" style:position="2.2819in"/>
        </style:tab-stops>
      </style:paragraph-properties>
    </style:style>
    <style:style style:name="T3889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3890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389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Ru346" style:family="ruby">
      <style:ruby-properties style:ruby-align="distribute-space" style:ruby-position="above"/>
    </style:style>
    <style:style style:name="T3892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89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894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P3895" style:parent-style-name="Normal" style:family="paragraph">
      <style:paragraph-properties fo:margin-bottom="0in" fo:margin-left="0.1055in">
        <style:tab-stops/>
      </style:paragraph-properties>
    </style:style>
    <style:style style:name="T3896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P3897" style:parent-style-name="Normal" style:family="paragraph">
      <style:paragraph-properties fo:margin-bottom="0.1354in" fo:margin-left="0.102in" fo:text-indent="-0.0069in">
        <style:tab-stops/>
      </style:paragraph-properties>
    </style:style>
    <style:style style:name="T3898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899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3900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901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P3902" style:parent-style-name="Normal" style:family="paragraph">
      <style:paragraph-properties fo:margin-bottom="0.0125in">
        <style:tab-stops>
          <style:tab-stop style:type="center" style:position="1.8375in"/>
        </style:tab-stops>
      </style:paragraph-properties>
    </style:style>
    <style:style style:name="T3903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3904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Ru347" style:family="ruby">
      <style:ruby-properties style:ruby-align="distribute-space" style:ruby-position="above"/>
    </style:style>
    <style:style style:name="T3905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90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907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P3908" style:parent-style-name="Normal" style:family="paragraph">
      <style:paragraph-properties fo:margin-bottom="0.1354in" fo:margin-left="0.1055in">
        <style:tab-stops/>
      </style:paragraph-properties>
    </style:style>
    <style:style style:name="T3909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P3910" style:parent-style-name="Normal" style:family="paragraph">
      <style:paragraph-properties fo:margin-bottom="0in" fo:margin-left="0.102in" fo:text-indent="-0.0069in">
        <style:tab-stops/>
      </style:paragraph-properties>
    </style:style>
    <style:style style:name="T3911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912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T3913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914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Ru348" style:family="ruby">
      <style:ruby-properties style:ruby-align="distribute-space" style:ruby-position="above"/>
    </style:style>
    <style:style style:name="T3915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91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917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Ru349" style:family="ruby">
      <style:ruby-properties style:ruby-align="distribute-space" style:ruby-position="above"/>
    </style:style>
    <style:style style:name="T3918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919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T3920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P3921" style:parent-style-name="Normal" style:family="paragraph">
      <style:paragraph-properties fo:margin-bottom="0.1354in" fo:margin-left="0.1055in">
        <style:tab-stops/>
      </style:paragraph-properties>
    </style:style>
    <style:style style:name="T3922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Ru350" style:family="ruby">
      <style:ruby-properties style:ruby-align="distribute-space" style:ruby-position="above"/>
    </style:style>
    <style:style style:name="T3923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924" style:parent-style-name="Fuentedepárrafopredeter." style:family="text">
      <style:text-properties style:font-name="MS Mincho" style:font-name-complex="MS Mincho" fo:font-size="12.5pt" style:font-size-asian="12.5pt" style:font-size-complex="12.5pt" fo:language="en" fo:country="US" style:language-asian="ja" style:country-asian="JP"/>
    </style:style>
    <style:style style:name="Ru351" style:family="ruby">
      <style:ruby-properties style:ruby-align="distribute-space" style:ruby-position="above"/>
    </style:style>
    <style:style style:name="T3925" style:parent-style-name="Fuentedepárrafopredeter." style:family="text">
      <style:text-properties fo:font-size="12.5pt" style:font-size-asian="12.5pt" style:font-size-complex="12.5pt" style:language-asian="ja" style:country-asian="JP"/>
    </style:style>
    <style:style style:name="T3926" style:parent-style-name="Fuentedepárrafopredeter." style:family="text">
      <style:text-properties style:font-name="MS Mincho" style:font-name-complex="MS Mincho" fo:font-size="12.5pt" style:font-size-asian="12.5pt" style:font-size-complex="12.5pt" style:language-asian="ja" style:country-asian="JP"/>
    </style:style>
    <style:style style:name="P3927" style:parent-style-name="Normal" style:family="paragraph">
      <style:text-properties fo:font-weight="bold" style:font-weight-asian="bold" fo:font-size="12.5pt" style:font-size-asian="12.5pt" style:font-size-complex="12.5pt" fo:language="en" fo:country="US" style:language-asian="ja" style:country-asian="JP"/>
    </style:style>
    <style:style style:name="P3928" style:parent-style-name="Normal" style:family="paragraph">
      <style:paragraph-properties fo:text-align="center"/>
    </style:style>
    <style:style style:name="T3929" style:parent-style-name="Fuentedepárrafopredeter." style:family="text">
      <style:text-properties fo:font-weight="bold" style:font-weight-asian="bold" fo:font-size="12.5pt" style:font-size-asian="12.5pt" style:font-size-complex="12.5pt" fo:language="en" fo:country="US" style:language-asian="ja" style:country-asian="JP"/>
    </style:style>
  </office:automatic-styles>
  <office:body>
    <office:text text:use-soft-page-breaks="true">
      <text:p text:style-name="P1">KAIWA N5</text:p>
      <text:p text:style-name="P5"><text:span text:style-name="T6">I</text:span><text:span text:style-name="T7">．</text:span><text:span text:style-name="T8">かいわ</text:span><text:span text:style-name="T9"><text:s/></text:span><text:span text:style-name="T10">kaiwa Conversation<text:s/></text:span></text:p>
      <text:p text:style-name="P11"><text:span text:style-name="T12"><text:s/></text:span></text:p>
      <table:table table:style-name="Table13">
        <table:table-columns>
          <table:table-column table:style-name="TableColumn14"/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><text:span text:style-name="T21">あんどう<text:s/></text:span></text:p>
          </table:table-cell>
          <table:table-cell table:style-name="TableCell22" table:number-columns-spanned="2">
            <text:p text:style-name="P23"><text:span text:style-name="T24">：こんにちは。<text:s/></text:span></text:p>
          </table:table-cell>
          <table:covered-table-cell/>
          <table:table-cell table:style-name="TableCell25">
            <text:p text:style-name="P26"/>
          </table:table-cell>
        </table:table-row>
        <table:table-row table:style-name="TableRow27">
          <table:table-cell table:style-name="TableCell28">
            <text:p text:style-name="P29"><text:span text:style-name="T30">Ando<text:s/></text:span></text:p>
            <text:p text:style-name="P31"><text:span text:style-name="T32"><text:s/></text:span></text:p>
          </table:table-cell>
          <table:table-cell table:style-name="TableCell33" table:number-columns-spanned="2">
            <text:p text:style-name="P34"><text:span text:style-name="T35">：</text:span><text:span text:style-name="T36">konnichiwa.<text:s/></text:span></text:p>
          </table:table-cell>
          <table:covered-table-cell/>
          <table:table-cell table:style-name="TableCell37">
            <text:p text:style-name="P38"/>
          </table:table-cell>
        </table:table-row>
        <table:table-row table:style-name="TableRow39">
          <table:table-cell table:style-name="TableCell40">
            <text:p text:style-name="P41"><text:span text:style-name="T42">ワン<text:s/></text:span></text:p>
          </table:table-cell>
          <table:table-cell table:style-name="TableCell43" table:number-columns-spanned="2">
            <text:p text:style-name="P44"><text:span text:style-name="T45">：こんにちは。<text:s/></text:span></text:p>
          </table:table-cell>
          <table:covered-table-cell/>
          <table:table-cell table:style-name="TableCell46">
            <text:p text:style-name="P47"/>
          </table:table-cell>
        </table:table-row>
        <table:table-row table:style-name="TableRow48">
          <table:table-cell table:style-name="TableCell49">
            <text:p text:style-name="P50"><text:span text:style-name="T51">Wang<text:s/></text:span></text:p>
            <text:p text:style-name="P52"><text:span text:style-name="T53"><text:s/></text:span></text:p>
          </table:table-cell>
          <table:table-cell table:style-name="TableCell54" table:number-columns-spanned="2">
            <text:p text:style-name="P55"><text:span text:style-name="T56">：</text:span><text:span text:style-name="T57">konnichiwa.</text:span></text:p>
          </table:table-cell>
          <table:covered-table-cell/>
          <table:table-cell table:style-name="TableCell58">
            <text:p text:style-name="P59"/>
          </table:table-cell>
        </table:table-row>
        <table:table-row table:style-name="TableRow60">
          <table:table-cell table:style-name="TableCell61">
            <text:p text:style-name="P62"><text:span text:style-name="T63">あんどう<text:s/></text:span></text:p>
          </table:table-cell>
          <table:table-cell table:style-name="TableCell64" table:number-columns-spanned="2">
            <text:p text:style-name="P65"><text:span text:style-name="T66">：はじめまして、 あんどうです。<text:s/></text:span></text:p>
          </table:table-cell>
          <table:covered-table-cell/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><text:span text:style-name="T72">Ando<text:s/></text:span></text:p>
          </table:table-cell>
          <table:table-cell table:style-name="TableCell73" table:number-columns-spanned="2">
            <text:p text:style-name="P74"><text:span text:style-name="T75">：</text:span><text:span text:style-name="T76">hajimemashite, andodesu.<text:s/></text:span></text:p>
          </table:table-cell>
          <table:covered-table-cell/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><text:span text:style-name="T82"><text:s/></text:span></text:p>
          </table:table-cell>
          <table:table-cell table:style-name="TableCell83" table:number-columns-spanned="2">
            <text:p text:style-name="P84"><text:span text:style-name="T85">わたしは <text:s/>にほんじんです。<text:s/></text:span></text:p>
          </table:table-cell>
          <table:covered-table-cell/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P90"><text:span text:style-name="T91"><text:s/></text:span></text:p>
          </table:table-cell>
          <table:table-cell table:style-name="TableCell92" table:number-columns-spanned="2">
            <text:p text:style-name="P93"><text:span text:style-name="T94">watashiwa nihonjindesu.<text:s/></text:span></text:p>
          </table:table-cell>
          <table:covered-table-cell/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><text:span text:style-name="T100"><text:s/></text:span></text:p>
          </table:table-cell>
          <table:table-cell table:style-name="TableCell101" table:number-columns-spanned="2">
            <text:p text:style-name="P102"><text:span text:style-name="T103">よろしく <text:s/>おねがいします。<text:s/></text:span></text:p>
          </table:table-cell>
          <table:covered-table-cell/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><text:span text:style-name="T109"><text:s/></text:span></text:p>
            <text:p text:style-name="P110"><text:span text:style-name="T111"><text:s/></text:span></text:p>
          </table:table-cell>
          <table:table-cell table:style-name="TableCell112" table:number-columns-spanned="2">
            <text:p text:style-name="P113"><text:span text:style-name="T114">yoroshiku <text:s/>onegaishimasu.<text:s/></text:span></text:p>
          </table:table-cell>
          <table:covered-table-cell/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>
            <text:p text:style-name="P119"><text:span text:style-name="T120">ワン<text:s/></text:span></text:p>
          </table:table-cell>
          <table:table-cell table:style-name="TableCell121" table:number-columns-spanned="2">
            <text:p text:style-name="P122"><text:span text:style-name="T123">：はじめまして、 ワンです。<text:s/></text:span></text:p>
          </table:table-cell>
          <table:covered-table-cell/>
          <table:table-cell table:style-name="TableCell124">
            <text:p text:style-name="P125"/>
          </table:table-cell>
        </table:table-row>
        <table:table-row table:style-name="TableRow126">
          <table:table-cell table:style-name="TableCell127">
            <text:p text:style-name="P128"><text:span text:style-name="T129">Wang<text:s/></text:span></text:p>
          </table:table-cell>
          <table:table-cell table:style-name="TableCell130" table:number-columns-spanned="2">
            <text:p text:style-name="P131"><text:span text:style-name="T132">：</text:span><text:span text:style-name="T133">hajimemashite, wangdesu.<text:s/></text:span></text:p>
          </table:table-cell>
          <table:covered-table-cell/>
          <table:table-cell table:style-name="TableCell134">
            <text:p text:style-name="P135"/>
          </table:table-cell>
        </table:table-row>
        <table:table-row table:style-name="TableRow136">
          <table:table-cell table:style-name="TableCell137">
            <text:p text:style-name="P138"><text:span text:style-name="T139"><text:s/></text:span></text:p>
          </table:table-cell>
          <table:table-cell table:style-name="TableCell140" table:number-columns-spanned="2">
            <text:p text:style-name="P141"><text:span text:style-name="T142">よろしく <text:s/>おねがいします。<text:s/></text:span></text:p>
          </table:table-cell>
          <table:covered-table-cell/>
          <table:table-cell table:style-name="TableCell143">
            <text:p text:style-name="P144"/>
          </table:table-cell>
        </table:table-row>
        <table:table-row table:style-name="TableRow145">
          <table:table-cell table:style-name="TableCell146">
            <text:p text:style-name="P147"><text:span text:style-name="T148"><text:s/></text:span></text:p>
            <text:p text:style-name="P149"><text:span text:style-name="T150"><text:s/></text:span></text:p>
          </table:table-cell>
          <table:table-cell table:style-name="TableCell151" table:number-columns-spanned="2">
            <text:p text:style-name="P152"><text:span text:style-name="T153">yoroshiku <text:s/>onegaishimasu.<text:s/></text:span></text:p>
          </table:table-cell>
          <table:covered-table-cell/>
          <table:table-cell table:style-name="TableCell154">
            <text:p text:style-name="P155"/>
          </table:table-cell>
        </table:table-row>
        <table:table-row table:style-name="TableRow156">
          <table:table-cell table:style-name="TableCell157">
            <text:p text:style-name="P158"><text:span text:style-name="T159">あんどう<text:s/></text:span></text:p>
          </table:table-cell>
          <table:table-cell table:style-name="TableCell160" table:number-columns-spanned="2">
            <text:p text:style-name="P161"><text:span text:style-name="T162">：ワンさん ですね。<text:s/></text:span></text:p>
          </table:table-cell>
          <table:covered-table-cell/>
          <table:table-cell table:style-name="TableCell163">
            <text:p text:style-name="P164"/>
          </table:table-cell>
        </table:table-row>
        <table:table-row table:style-name="TableRow165">
          <table:table-cell table:style-name="TableCell166">
            <text:p text:style-name="P167"><text:span text:style-name="T168">Ando<text:s/></text:span></text:p>
          </table:table-cell>
          <table:table-cell table:style-name="TableCell169" table:number-columns-spanned="2">
            <text:p text:style-name="P170"><text:span text:style-name="T171">：</text:span><text:span text:style-name="T172">wangsan desune.<text:s/></text:span></text:p>
          </table:table-cell>
          <table:covered-table-cell/>
          <table:table-cell table:style-name="TableCell173">
            <text:p text:style-name="P174"/>
          </table:table-cell>
        </table:table-row>
        <table:table-row table:style-name="TableRow175">
          <table:table-cell table:style-name="TableCell176">
            <text:p text:style-name="P177"><text:span text:style-name="T178"><text:s/></text:span></text:p>
          </table:table-cell>
          <table:table-cell table:style-name="TableCell179" table:number-columns-spanned="2">
            <text:p text:style-name="P180"><text:span text:style-name="T181">ちゅうごくじんですか。<text:s/></text:span></text:p>
          </table:table-cell>
          <table:covered-table-cell/>
          <table:table-cell table:style-name="TableCell182">
            <text:p text:style-name="P183"/>
          </table:table-cell>
        </table:table-row>
        <table:table-row table:style-name="TableRow184">
          <table:table-cell table:style-name="TableCell185">
            <text:p text:style-name="P186"><text:span text:style-name="T187"><text:s/></text:span></text:p>
            <text:p text:style-name="P188"><text:span text:style-name="T189"><text:s/></text:span></text:p>
          </table:table-cell>
          <table:table-cell table:style-name="TableCell190" table:number-columns-spanned="2">
            <text:p text:style-name="P191"><text:span text:style-name="T192">chuugokujindesuka.<text:s/></text:span></text:p>
          </table:table-cell>
          <table:covered-table-cell/>
          <table:table-cell table:style-name="TableCell193">
            <text:p text:style-name="P194"/>
          </table:table-cell>
        </table:table-row>
        <table:table-row table:style-name="TableRow195">
          <table:table-cell table:style-name="TableCell196">
            <text:p text:style-name="P197"><text:span text:style-name="T198">ワン<text:s/></text:span></text:p>
          </table:table-cell>
          <table:table-cell table:style-name="TableCell199" table:number-columns-spanned="2">
            <text:p text:style-name="P200"><text:span text:style-name="T201">：はい、わたしは ちゅうごくじんです。<text:s/></text:span></text:p>
          </table:table-cell>
          <table:covered-table-cell/>
          <table:table-cell table:style-name="TableCell202">
            <text:p text:style-name="P203"/>
          </table:table-cell>
        </table:table-row>
        <table:table-row table:style-name="TableRow204">
          <table:table-cell table:style-name="TableCell205">
            <text:p text:style-name="P206"><text:span text:style-name="T207">Wang<text:s/></text:span></text:p>
            <text:p text:style-name="P208"><text:span text:style-name="T209"><text:s/></text:span></text:p>
          </table:table-cell>
          <table:table-cell table:style-name="TableCell210" table:number-columns-spanned="2">
            <text:p text:style-name="P211"><text:span text:style-name="T212">：</text:span><text:span text:style-name="T213">hai, <text:s/>watashiwa chuugokujin desu.<text:s/></text:span></text:p>
          </table:table-cell>
          <table:covered-table-cell/>
          <table:table-cell table:style-name="TableCell214">
            <text:p text:style-name="P215"/>
          </table:table-cell>
        </table:table-row>
        <table:table-row table:style-name="TableRow216">
          <table:table-cell table:style-name="TableCell217">
            <text:p text:style-name="P218"><text:span text:style-name="T219">あんどう<text:s/></text:span></text:p>
          </table:table-cell>
          <table:table-cell table:style-name="TableCell220" table:number-columns-spanned="2">
            <text:p text:style-name="P221"><text:span text:style-name="T222">：あのかたは どなたですか。<text:s/></text:span></text:p>
          </table:table-cell>
          <table:covered-table-cell/>
          <table:table-cell table:style-name="TableCell223">
            <text:p text:style-name="P224"/>
          </table:table-cell>
        </table:table-row>
        <table:table-row table:style-name="TableRow225">
          <table:table-cell table:style-name="TableCell226">
            <text:p text:style-name="P227"><text:span text:style-name="T228">Ando<text:s/></text:span></text:p>
            <text:p text:style-name="P229"><text:span text:style-name="T230"><text:s/></text:span></text:p>
          </table:table-cell>
          <table:table-cell table:style-name="TableCell231" table:number-columns-spanned="2">
            <text:p text:style-name="P232"><text:span text:style-name="T233">：</text:span><text:span text:style-name="T234">anokatawa donatadesuka.<text:s/></text:span></text:p>
          </table:table-cell>
          <table:covered-table-cell/>
          <table:table-cell table:style-name="TableCell235">
            <text:p text:style-name="P236"/>
          </table:table-cell>
        </table:table-row>
        <table:table-row table:style-name="TableRow237">
          <table:table-cell table:style-name="TableCell238">
            <text:p text:style-name="P239"><text:span text:style-name="T240">ワン<text:s/></text:span></text:p>
          </table:table-cell>
          <table:table-cell table:style-name="TableCell241" table:number-columns-spanned="2">
            <text:p text:style-name="P242"><text:span text:style-name="T243">：キムさん です。<text:s/></text:span></text:p>
          </table:table-cell>
          <table:covered-table-cell/>
          <table:table-cell table:style-name="TableCell244">
            <text:p text:style-name="P245"/>
          </table:table-cell>
        </table:table-row>
        <table:table-row table:style-name="TableRow246">
          <table:table-cell table:style-name="TableCell247">
            <text:p text:style-name="P248"><text:span text:style-name="T249">Wang<text:s/></text:span></text:p>
          </table:table-cell>
          <table:table-cell table:style-name="TableCell250" table:number-columns-spanned="2">
            <text:p text:style-name="P251"><text:span text:style-name="T252">：</text:span><text:span text:style-name="T253">kimsan <text:s/>desu.<text:s/></text:span></text:p>
          </table:table-cell>
          <table:covered-table-cell/>
          <table:table-cell table:style-name="TableCell254">
            <text:p text:style-name="P255"/>
          </table:table-cell>
        </table:table-row>
        <table:table-row table:style-name="TableRow256">
          <table:table-cell table:style-name="TableCell257">
            <text:p text:style-name="P258"><text:span text:style-name="T259"><text:s/></text:span></text:p>
          </table:table-cell>
          <table:table-cell table:style-name="TableCell260" table:number-columns-spanned="2">
            <text:p text:style-name="P261"><text:span text:style-name="T262">だいがくの せんせい です。<text:s/></text:span></text:p>
          </table:table-cell>
          <table:covered-table-cell/>
          <table:table-cell table:style-name="TableCell263">
            <text:p text:style-name="P264"/>
          </table:table-cell>
        </table:table-row>
        <table:table-row table:style-name="TableRow265">
          <table:table-cell table:style-name="TableCell266">
            <text:p text:style-name="P267"><text:span text:style-name="T268"><text:s/></text:span></text:p>
            <text:p text:style-name="P269"><text:span text:style-name="T270"><text:s/></text:span></text:p>
          </table:table-cell>
          <table:table-cell table:style-name="TableCell271" table:number-columns-spanned="2">
            <text:p text:style-name="P272"><text:span text:style-name="T273">daigakuno <text:s/>sensee <text:s/>desu.<text:s/></text:span></text:p>
          </table:table-cell>
          <table:covered-table-cell/>
          <table:table-cell table:style-name="TableCell274">
            <text:p text:style-name="P275"/>
          </table:table-cell>
        </table:table-row>
        <table:table-row table:style-name="TableRow276">
          <table:table-cell table:style-name="TableCell277">
            <text:p text:style-name="P278"><text:span text:style-name="T279">あんどう<text:s/></text:span></text:p>
          </table:table-cell>
          <table:table-cell table:style-name="TableCell280" table:number-columns-spanned="2">
            <text:p text:style-name="P281"><text:span text:style-name="T282">：キムさんも ちゅうごくじん ですか。<text:s/></text:span></text:p>
          </table:table-cell>
          <table:covered-table-cell/>
          <table:table-cell table:style-name="TableCell283">
            <text:p text:style-name="P284"/>
          </table:table-cell>
        </table:table-row>
        <table:table-row table:style-name="TableRow285">
          <table:table-cell table:style-name="TableCell286">
            <text:p text:style-name="P287"><text:span text:style-name="T288">Ando<text:s/></text:span></text:p>
          </table:table-cell>
          <table:table-cell table:style-name="TableCell289" table:number-columns-spanned="2">
            <text:p text:style-name="P290"><text:span text:style-name="T291">：</text:span><text:span text:style-name="T292">kimsanmo <text:s/>chuugokujin <text:s/>desuka.<text:s/></text:span></text:p>
          </table:table-cell>
          <table:covered-table-cell/>
          <table:table-cell table:style-name="TableCell293">
            <text:p text:style-name="P294"/>
          </table:table-cell>
        </table:table-row>
        <table:table-row table:style-name="TableRow295">
          <table:table-cell table:style-name="TableCell296">
            <text:p text:style-name="P297"><text:s/></text:p>
          </table:table-cell>
          <table:table-cell table:style-name="TableCell298" table:number-columns-spanned="2">
            <text:p text:style-name="P299"><text:span text:style-name="T300"><text:s/></text:span></text:p>
          </table:table-cell>
          <table:covered-table-cell/>
          <table:table-cell table:style-name="TableCell301">
            <text:p text:style-name="P302"/>
          </table:table-cell>
        </table:table-row>
        <table:table-row table:style-name="TableRow303">
          <table:table-cell table:style-name="TableCell304" table:number-columns-spanned="2">
            <text:p text:style-name="P305"><text:span text:style-name="T306">ワン<text:s/></text:span></text:p>
          </table:table-cell>
          <table:covered-table-cell/>
          <table:table-cell table:style-name="TableCell307" table:number-columns-spanned="2">
            <text:p text:style-name="P308"><text:span text:style-name="T309">：いいえ、キムさんは ちゅうごくじんでは ありません。<text:s/></text:span></text:p>
          </table:table-cell>
          <table:covered-table-cell/>
        </table:table-row>
        <table:table-row table:style-name="TableRow310">
          <table:table-cell table:style-name="TableCell311" table:number-columns-spanned="2">
            <text:p text:style-name="P312"><text:span text:style-name="T313">Wang<text:s/></text:span></text:p>
          </table:table-cell>
          <table:covered-table-cell/>
          <table:table-cell table:style-name="TableCell314" table:number-columns-spanned="2">
            <text:p text:style-name="P315"><text:span text:style-name="T316">：</text:span><text:span text:style-name="T317">iie, <text:s text:c="4"/>kimsanwa <text:s/>chuugokujindewa <text:s/>arimasen.<text:s/></text:span></text:p>
          </table:table-cell>
          <table:covered-table-cell/>
        </table:table-row>
        <table:table-row table:style-name="TableRow318">
          <table:table-cell table:style-name="TableCell319" table:number-columns-spanned="2">
            <text:p text:style-name="P320"><text:span text:style-name="T321"><text:s/></text:span></text:p>
          </table:table-cell>
          <table:covered-table-cell/>
          <table:table-cell table:style-name="TableCell322" table:number-columns-spanned="2">
            <text:p text:style-name="P323"><text:span text:style-name="T324">かんこくじんです。<text:s/></text:span></text:p>
          </table:table-cell>
          <table:covered-table-cell/>
        </table:table-row>
        <table:table-row table:style-name="TableRow325">
          <table:table-cell table:style-name="TableCell326" table:number-columns-spanned="2">
            <text:p text:style-name="P327"><text:span text:style-name="T328"><text:s/></text:span></text:p>
            <text:p text:style-name="P329"><text:span text:style-name="T330"><text:s/></text:span></text:p>
          </table:table-cell>
          <table:covered-table-cell/>
          <table:table-cell table:style-name="TableCell331" table:number-columns-spanned="2">
            <text:p text:style-name="P332"><text:span text:style-name="T333"><text:s text:c="4"/>kankokujin desu.<text:s/></text:span></text:p>
          </table:table-cell>
          <table:covered-table-cell/>
        </table:table-row>
        <text:soft-page-break/>
        <table:table-row table:style-name="TableRow334">
          <table:table-cell table:style-name="TableCell335" table:number-columns-spanned="2">
            <text:p text:style-name="P336"><text:span text:style-name="T337">あんどう<text:s/></text:span></text:p>
          </table:table-cell>
          <table:covered-table-cell/>
          <table:table-cell table:style-name="TableCell338" table:number-columns-spanned="2">
            <text:p text:style-name="P339"><text:span text:style-name="T340">：そうですか。<text:s/></text:span></text:p>
          </table:table-cell>
          <table:covered-table-cell/>
        </table:table-row>
        <table:table-row table:style-name="TableRow341">
          <table:table-cell table:style-name="TableCell342" table:number-columns-spanned="2">
            <text:p text:style-name="P343"><text:span text:style-name="T344">Ando<text:s/></text:span></text:p>
          </table:table-cell>
          <table:covered-table-cell/>
          <table:table-cell table:style-name="TableCell345" table:number-columns-spanned="2">
            <text:p text:style-name="P346"><text:span text:style-name="T347">：</text:span><text:span text:style-name="T348">soodesuka.<text:s/></text:span></text:p>
          </table:table-cell>
          <table:covered-table-cell/>
        </table:table-row>
        <table:table-row table:style-name="TableRow349">
          <table:table-cell table:style-name="TableCell350" table:number-columns-spanned="2">
            <text:p text:style-name="P351"><text:span text:style-name="T352"><text:s/></text:span></text:p>
          </table:table-cell>
          <table:covered-table-cell/>
          <table:table-cell table:style-name="TableCell353" table:number-columns-spanned="2">
            <text:p text:style-name="P354"><text:span text:style-name="T355">わかりました。<text:s/></text:span></text:p>
          </table:table-cell>
          <table:covered-table-cell/>
        </table:table-row>
        <table:table-row table:style-name="TableRow356">
          <table:table-cell table:style-name="TableCell357" table:number-columns-spanned="2">
            <text:p text:style-name="P358"><text:span text:style-name="T359"><text:s/></text:span></text:p>
            <text:p text:style-name="P360"><text:span text:style-name="T361"><text:s/></text:span></text:p>
          </table:table-cell>
          <table:covered-table-cell/>
          <table:table-cell table:style-name="TableCell362" table:number-columns-spanned="2">
            <text:p text:style-name="P363"><text:span text:style-name="T364">wakarimashita.<text:s/></text:span></text:p>
          </table:table-cell>
          <table:covered-table-cell/>
        </table:table-row>
        <table:table-row table:style-name="TableRow365">
          <table:table-cell table:style-name="TableCell366" table:number-columns-spanned="2">
            <text:p text:style-name="P367"><text:span text:style-name="T368">キム<text:s/></text:span></text:p>
          </table:table-cell>
          <table:covered-table-cell/>
          <table:table-cell table:style-name="TableCell369" table:number-columns-spanned="2">
            <text:p text:style-name="P370"><text:span text:style-name="T371">：はじめまして、 キムです。<text:s/></text:span></text:p>
          </table:table-cell>
          <table:covered-table-cell/>
        </table:table-row>
        <table:table-row table:style-name="TableRow372">
          <table:table-cell table:style-name="TableCell373" table:number-columns-spanned="2">
            <text:p text:style-name="P374"><text:span text:style-name="T375">Kim<text:s/></text:span></text:p>
          </table:table-cell>
          <table:covered-table-cell/>
          <table:table-cell table:style-name="TableCell376" table:number-columns-spanned="2">
            <text:p text:style-name="P377"><text:span text:style-name="T378">：</text:span><text:span text:style-name="T379">hajimemashite, <text:s/>kimdesu.<text:s/></text:span></text:p>
          </table:table-cell>
          <table:covered-table-cell/>
        </table:table-row>
        <table:table-row table:style-name="TableRow380">
          <table:table-cell table:style-name="TableCell381" table:number-columns-spanned="2">
            <text:p text:style-name="P382"><text:span text:style-name="T383"><text:s/></text:span></text:p>
          </table:table-cell>
          <table:covered-table-cell/>
          <table:table-cell table:style-name="TableCell384" table:number-columns-spanned="2">
            <text:p text:style-name="P385"><text:span text:style-name="T386">かんこくから きました。<text:s/></text:span></text:p>
          </table:table-cell>
          <table:covered-table-cell/>
        </table:table-row>
        <table:table-row table:style-name="TableRow387">
          <table:table-cell table:style-name="TableCell388" table:number-columns-spanned="2">
            <text:p text:style-name="P389"><text:span text:style-name="T390"><text:s/></text:span></text:p>
          </table:table-cell>
          <table:covered-table-cell/>
          <table:table-cell table:style-name="TableCell391" table:number-columns-spanned="2">
            <text:p text:style-name="P392"><text:span text:style-name="T393">kankokukara kimashita.<text:s/></text:span></text:p>
          </table:table-cell>
          <table:covered-table-cell/>
        </table:table-row>
        <table:table-row table:style-name="TableRow394">
          <table:table-cell table:style-name="TableCell395" table:number-columns-spanned="2">
            <text:p text:style-name="P396"><text:span text:style-name="T397"><text:s/></text:span></text:p>
          </table:table-cell>
          <table:covered-table-cell/>
          <table:table-cell table:style-name="TableCell398" table:number-columns-spanned="2">
            <text:p text:style-name="P399"><text:span text:style-name="T400">よろしく おねがいします。<text:s/></text:span></text:p>
          </table:table-cell>
          <table:covered-table-cell/>
        </table:table-row>
        <table:table-row table:style-name="TableRow401">
          <table:table-cell table:style-name="TableCell402" table:number-columns-spanned="2">
            <text:p text:style-name="P403"><text:span text:style-name="T404"><text:s/></text:span></text:p>
            <text:p text:style-name="P405"><text:span text:style-name="T406"><text:s/></text:span></text:p>
          </table:table-cell>
          <table:covered-table-cell/>
          <table:table-cell table:style-name="TableCell407" table:number-columns-spanned="2">
            <text:p text:style-name="P408"><text:span text:style-name="T409">yoroshiku onegaishimasu.<text:s/></text:span></text:p>
          </table:table-cell>
          <table:covered-table-cell/>
        </table:table-row>
        <table:table-row table:style-name="TableRow410">
          <table:table-cell table:style-name="TableCell411" table:number-columns-spanned="4">
            <text:p text:style-name="P412"><text:span text:style-name="T413">あんどう、ワン <text:s/>：よろしく おねがいします。<text:s/></text:span></text:p>
            <text:p text:style-name="P414"><text:span text:style-name="T415">Ando, Wang <text:s text:c="12"/></text:span><text:span text:style-name="T416">：</text:span><text:span text:style-name="T417">yoroshiku onegaishimasu.<text:s/></text:span></text:p>
            <text:p text:style-name="P418"><text:s/>*********************************************************************</text:p>
          </table:table-cell>
          <table:covered-table-cell/>
          <table:covered-table-cell/>
          <table:covered-table-cell/>
        </table:table-row>
      </table:table>
      <text:p text:style-name="P419"/>
      <text:p text:style-name="P420"><text:span text:style-name="T421">Ⅱ</text:span><text:span text:style-name="T422">．</text:span><text:span text:style-name="T423">かいわ</text:span><text:span text:style-name="T424"><text:s/></text:span><text:span text:style-name="T425">kaiwa Conversation<text:s/></text:span></text:p>
      <text:p text:style-name="P426"><text:span text:style-name="T427"><text:s/></text:span></text:p>
      <text:p text:style-name="P428"><text:span text:style-name="T429">ラジ</text:span><text:span text:style-name="T430"><text:s/></text:span><text:span text:style-name="T431"><text:tab/></text:span><text:span text:style-name="T432"><text:tab/></text:span><text:span text:style-name="T433">：</text:span><text:span text:style-name="T434">ごめんください。</text:span><text:span text:style-name="T435"><text:s/></text:span></text:p>
      <text:p text:style-name="P436"><text:span text:style-name="T437">Raj<text:s/></text:span><text:span text:style-name="T438"><text:tab/><text:s text:c="5"/></text:span><text:span text:style-name="T439">：</text:span><text:span text:style-name="T440">gomenkudasai.<text:s/></text:span></text:p>
      <text:p text:style-name="P441"><text:span text:style-name="T442"><text:s/></text:span></text:p>
      <text:p text:style-name="P443"><text:span text:style-name="T444">あんどう</text:span><text:span text:style-name="T445"><text:s text:c="6"/></text:span><text:span text:style-name="T446">：</text:span><text:span text:style-name="T447">はい。</text:span><text:span text:style-name="T448"><text:s/></text:span><text:span text:style-name="T449">どなたですか。</text:span><text:span text:style-name="T450"><text:s/></text:span></text:p>
      <text:p text:style-name="P451"><text:span text:style-name="T452">Ando<text:s/></text:span><text:span text:style-name="T453"><text:tab/></text:span><text:span text:style-name="T454">：</text:span><text:span text:style-name="T455">hai. <text:s text:c="2"/>donatadesuka.<text:s/></text:span></text:p>
      <text:p text:style-name="P456"><text:span text:style-name="T457"><text:s/></text:span></text:p>
      <text:p text:style-name="P458"><text:span text:style-name="T459">ラジ</text:span><text:span text:style-name="T460"><text:s text:c="13"/></text:span><text:span text:style-name="T461">：</text:span><text:span text:style-name="T462">こんにちは、おなじかいしゃの</text:span><text:span text:style-name="T463"><text:s/></text:span><text:span text:style-name="T464">ラジです。</text:span><text:span text:style-name="T465"><text:s/></text:span></text:p>
      <text:p text:style-name="P466"><text:span text:style-name="T467">Raj <text:s text:c="18"/></text:span><text:span text:style-name="T468">：</text:span><text:span text:style-name="T469">konnichiwa, onajikaishano rajidesu.<text:s/></text:span></text:p>
      <text:p text:style-name="P470"><text:span text:style-name="T471"><text:s/></text:span></text:p>
      <text:p text:style-name="P472"><text:span text:style-name="T473">あんどう</text:span><text:span text:style-name="T474"><text:s text:c="6"/></text:span><text:span text:style-name="T475">：</text:span><text:span text:style-name="T476">ああ、ラジさん、こんにちは。</text:span><text:span text:style-name="T477"><text:s/></text:span></text:p>
      <text:p text:style-name="P478"><text:span text:style-name="T479">Ando <text:s text:c="14"/></text:span><text:span text:style-name="T480">：</text:span><text:span text:style-name="T481">aa, <text:s/>rajisan, <text:s/>konnichiwa.<text:s/></text:span></text:p>
      <text:p text:style-name="P482"><text:span text:style-name="T483"><text:s/></text:span></text:p>
      <text:p text:style-name="P484"><text:span text:style-name="T485">ラジ</text:span><text:span text:style-name="T486"><text:s text:c="13"/></text:span><text:span text:style-name="T487">：これ、あしたの しごとの しりょうです。</text:span><text:span text:style-name="T488"><text:s/></text:span></text:p>
      <text:p text:style-name="P489"><text:span text:style-name="T490">Raj <text:s text:c="18"/></text:span><text:span text:style-name="T491">：</text:span><text:span text:style-name="T492">kore, ashitano shigotono shiryoodesu.<text:s/></text:span></text:p>
      <text:p text:style-name="P493"><text:span text:style-name="T494"><text:s/></text:span></text:p>
      <text:p text:style-name="P495"><text:span text:style-name="T496">あんどう</text:span><text:span text:style-name="T497"><text:s text:c="6"/></text:span><text:span text:style-name="T498">：</text:span><text:span text:style-name="T499">ああ、ありがとう</text:span><text:span text:style-name="T500"><text:s/></text:span><text:span text:style-name="T501">ございます。</text:span><text:span text:style-name="T502"><text:s/></text:span></text:p>
      <text:p text:style-name="P503"><text:span text:style-name="T504">Ando <text:s text:c="14"/></text:span><text:span text:style-name="T505">：</text:span><text:span text:style-name="T506">aa, <text:s/>arigatoo <text:s/>gozaimasu.<text:s/></text:span></text:p>
      <text:p text:style-name="P507"><text:span text:style-name="T508"><text:s/></text:span></text:p>
      <text:p text:style-name="P509"><text:span text:style-name="T510">ラジ</text:span><text:span text:style-name="T511"><text:s text:c="13"/></text:span><text:span text:style-name="T512">：</text:span><text:span text:style-name="T513">いいえ。</text:span><text:span text:style-name="T514"><text:s/></text:span></text:p>
      <text:p text:style-name="P515"><text:span text:style-name="T516">Raj<text:s/></text:span><text:span text:style-name="T517"><text:tab/><text:s text:c="9"/></text:span><text:span text:style-name="T518">：</text:span><text:span text:style-name="T519">iie.<text:s/></text:span></text:p>
      <text:p text:style-name="P520"><text:span text:style-name="T521"><text:s/></text:span></text:p>
      <text:p text:style-name="P522"><text:span text:style-name="T523">あんどう</text:span><text:span text:style-name="T524"><text:s text:c="6"/></text:span><text:span text:style-name="T525">：</text:span><text:span text:style-name="T526">どうぞ</text:span><text:span text:style-name="T527"><text:s/></text:span><text:span text:style-name="T528">はいってください。</text:span><text:span text:style-name="T529"><text:s/></text:span></text:p>
      <text:p text:style-name="P530"><text:span text:style-name="T531">Ando<text:s/></text:span><text:span text:style-name="T532"><text:tab/><text:s/></text:span><text:span text:style-name="T533">：</text:span><text:span text:style-name="T534">doozo haittekudasai.<text:s/></text:span></text:p>
      <text:p text:style-name="P535"><text:span text:style-name="T536"><text:s/></text:span></text:p>
      <text:p text:style-name="P537"/>
      <text:p text:style-name="P538"><text:span text:style-name="T539">ラジ</text:span><text:span text:style-name="T540"><text:s text:c="12"/></text:span><text:span text:style-name="T541">：</text:span><text:span text:style-name="T542">おじゃまします。</text:span><text:span text:style-name="T543"><text:s/></text:span></text:p>
      <text:p text:style-name="P544"><text:span text:style-name="T545">Raj<text:s/></text:span><text:span text:style-name="T546"><text:tab/><text:s/></text:span><text:span text:style-name="T547">：</text:span><text:span text:style-name="T548">ojamashimasu.<text:s/></text:span></text:p>
      <text:p text:style-name="P549"><text:span text:style-name="T550"><text:s/></text:span></text:p>
      <text:p text:style-name="P551"><text:span text:style-name="T552">あんどう</text:span><text:span text:style-name="T553"><text:s text:c="5"/></text:span><text:span text:style-name="T554">：</text:span><text:span text:style-name="T555">おちゃです。</text:span><text:span text:style-name="T556"><text:s/></text:span><text:span text:style-name="T557">どうぞ。</text:span><text:span text:style-name="T558"><text:s/></text:span></text:p>
      <text:soft-page-break/>
      <text:p text:style-name="P559"><text:span text:style-name="T560">Ando <text:s text:c="13"/></text:span><text:span text:style-name="T561">：</text:span><text:span text:style-name="T562">ochadesu. <text:s text:c="2"/>doozo.<text:s/></text:span></text:p>
      <text:p text:style-name="P563"><text:span text:style-name="T564"><text:s/></text:span></text:p>
      <table:table table:style-name="Table565">
        <table:table-columns>
          <table:table-column table:style-name="TableColumn566"/>
          <table:table-column table:style-name="TableColumn567"/>
        </table:table-columns>
        <table:table-row table:style-name="TableRow568">
          <table:table-cell table:style-name="TableCell569">
            <text:p text:style-name="P570"><text:span text:style-name="T571">ラジ</text:span><text:span text:style-name="T572"><text:s/></text:span></text:p>
          </table:table-cell>
          <table:table-cell table:style-name="TableCell573">
            <text:p text:style-name="P574"><text:span text:style-name="T575"><text:s/>：ありがとう ございます。</text:span><text:span text:style-name="T576"><text:s/></text:span></text:p>
          </table:table-cell>
        </table:table-row>
        <table:table-row table:style-name="TableRow577">
          <table:table-cell table:style-name="TableCell578">
            <text:p text:style-name="P579"><text:span text:style-name="T580">Raj<text:s/></text:span></text:p>
          </table:table-cell>
          <table:table-cell table:style-name="TableCell581">
            <text:p text:style-name="P582"><text:span text:style-name="T583"><text:s text:c="3"/></text:span><text:span text:style-name="T584">：</text:span><text:span text:style-name="T585">arigatoo <text:s/>gozaimasu.<text:s/></text:span></text:p>
          </table:table-cell>
        </table:table-row>
        <table:table-row table:style-name="TableRow586">
          <table:table-cell table:style-name="TableCell587">
            <text:p text:style-name="P588"><text:span text:style-name="T589"><text:s/></text:span></text:p>
          </table:table-cell>
          <table:table-cell table:style-name="TableCell590">
            <text:p text:style-name="P591"><text:span text:style-name="T592">いただきます。</text:span><text:span text:style-name="T593"><text:s/></text:span></text:p>
          </table:table-cell>
        </table:table-row>
        <table:table-row table:style-name="TableRow594">
          <table:table-cell table:style-name="TableCell595">
            <text:p text:style-name="P596"><text:span text:style-name="T597"><text:s/></text:span></text:p>
          </table:table-cell>
          <table:table-cell table:style-name="TableCell598">
            <text:p text:style-name="P599"><text:span text:style-name="T600">itadakimasu.<text:s/></text:span></text:p>
          </table:table-cell>
        </table:table-row>
        <table:table-row table:style-name="TableRow601">
          <table:table-cell table:style-name="TableCell602">
            <text:p text:style-name="P603"><text:span text:style-name="T604"><text:s/></text:span></text:p>
          </table:table-cell>
          <table:table-cell table:style-name="TableCell605">
            <text:p text:style-name="P606"><text:span text:style-name="T607">このひとは だれですか。</text:span><text:span text:style-name="T608"><text:s/></text:span></text:p>
          </table:table-cell>
        </table:table-row>
        <table:table-row table:style-name="TableRow609">
          <table:table-cell table:style-name="TableCell610">
            <text:p text:style-name="P611"><text:span text:style-name="T612"><text:s/></text:span></text:p>
          </table:table-cell>
          <table:table-cell table:style-name="TableCell613">
            <text:p text:style-name="P614"><text:span text:style-name="T615">konohitowa daredesuka.<text:s/></text:span></text:p>
          </table:table-cell>
        </table:table-row>
        <table:table-row table:style-name="TableRow616">
          <table:table-cell table:style-name="TableCell617">
            <text:p text:style-name="P618"><text:s/></text:p>
          </table:table-cell>
          <table:table-cell table:style-name="TableCell619">
            <text:p text:style-name="P620"><text:span text:style-name="T621"><text:s/></text:span></text:p>
          </table:table-cell>
        </table:table-row>
      </table:table>
      <text:p text:style-name="P622"><text:span text:style-name="T623">あんどう ：このひとは わたしの はは です。<text:s/></text:span></text:p>
      <text:p text:style-name="P624"><text:span text:style-name="T625">Ando <text:s text:c="10"/></text:span><text:span text:style-name="T626">：</text:span><text:span text:style-name="T627">konohitowa <text:s/>watashino <text:s/>haha <text:s/>desu.<text:s/></text:span></text:p>
      <text:p text:style-name="P628"><text:span text:style-name="T629"><text:s/></text:span></text:p>
      <table:table table:style-name="Table630">
        <table:table-columns>
          <table:table-column table:style-name="TableColumn631"/>
          <table:table-column table:style-name="TableColumn632"/>
        </table:table-columns>
        <table:table-row table:style-name="TableRow633">
          <table:table-cell table:style-name="TableCell634">
            <text:p text:style-name="P635"><text:span text:style-name="T636">ラジ<text:s/></text:span></text:p>
          </table:table-cell>
          <table:table-cell table:style-name="TableCell637">
            <text:p text:style-name="P638"><text:span text:style-name="T639">：おかあさんですか、きれいですね。<text:s/></text:span></text:p>
          </table:table-cell>
        </table:table-row>
        <table:table-row table:style-name="TableRow640">
          <table:table-cell table:style-name="TableCell641">
            <text:p text:style-name="P642"><text:span text:style-name="T643">Raj<text:s/></text:span></text:p>
          </table:table-cell>
          <table:table-cell table:style-name="TableCell644">
            <text:p text:style-name="P645"><text:span text:style-name="T646">：</text:span><text:span text:style-name="T647">okaasandesuka, <text:s/>kireedesune.<text:s/></text:span></text:p>
          </table:table-cell>
        </table:table-row>
        <table:table-row table:style-name="TableRow648">
          <table:table-cell table:style-name="TableCell649">
            <text:p text:style-name="P650"><text:span text:style-name="T651"><text:s/></text:span></text:p>
          </table:table-cell>
          <table:table-cell table:style-name="TableCell652">
            <text:p text:style-name="P653"><text:span text:style-name="T654">このひとは おとうとさんですか。<text:s/></text:span></text:p>
          </table:table-cell>
        </table:table-row>
        <table:table-row table:style-name="TableRow655">
          <table:table-cell table:style-name="TableCell656">
            <text:p text:style-name="P657"><text:span text:style-name="T658"><text:s/></text:span></text:p>
          </table:table-cell>
          <table:table-cell table:style-name="TableCell659">
            <text:p text:style-name="P660"><text:span text:style-name="T661">konohitowa otootosandesuka.<text:s/></text:span></text:p>
          </table:table-cell>
        </table:table-row>
      </table:table>
      <text:p text:style-name="P662"><text:span text:style-name="T663"><text:s/></text:span></text:p>
      <text:p text:style-name="P664"><text:span text:style-name="T665">あんどう ：このひとは おとうとじゃ ありません。<text:s/></text:span></text:p>
      <text:p text:style-name="P666"><text:span text:style-name="T667">Ando <text:s text:c="9"/></text:span><text:span text:style-name="T668">：</text:span><text:span text:style-name="T669">konohitowa otootoja <text:s text:c="2"/>arimasen.<text:s/></text:span></text:p>
      <table:table table:style-name="Table670">
        <table:table-columns>
          <table:table-column table:style-name="TableColumn671"/>
          <table:table-column table:style-name="TableColumn672"/>
        </table:table-columns>
        <table:table-row table:style-name="TableRow673">
          <table:table-cell table:style-name="TableCell674">
            <text:p text:style-name="P675"><text:span text:style-name="T676"><text:s/></text:span></text:p>
          </table:table-cell>
          <table:table-cell table:style-name="TableCell677">
            <text:p text:style-name="P678"><text:span text:style-name="T679">このひとは あにです。<text:s/></text:span></text:p>
          </table:table-cell>
        </table:table-row>
        <table:table-row table:style-name="TableRow680">
          <table:table-cell table:style-name="TableCell681">
            <text:p text:style-name="P682"><text:span text:style-name="T683"><text:s/></text:span></text:p>
            <text:p text:style-name="P684"><text:span text:style-name="T685"><text:s/></text:span></text:p>
          </table:table-cell>
          <table:table-cell table:style-name="TableCell686">
            <text:p text:style-name="P687"><text:span text:style-name="T688">konohitowa anidesu.<text:s/></text:span></text:p>
          </table:table-cell>
        </table:table-row>
        <table:table-row table:style-name="TableRow689">
          <table:table-cell table:style-name="TableCell690">
            <text:p text:style-name="P691"><text:span text:style-name="T692">ラジ<text:s/></text:span></text:p>
          </table:table-cell>
          <table:table-cell table:style-name="TableCell693">
            <text:p text:style-name="P694"><text:span text:style-name="T695">：ごかぞくは なんにん ですか。<text:s/></text:span></text:p>
          </table:table-cell>
        </table:table-row>
        <table:table-row table:style-name="TableRow696">
          <table:table-cell table:style-name="TableCell697">
            <text:p text:style-name="P698"><text:span text:style-name="T699">Raj<text:s/></text:span></text:p>
          </table:table-cell>
          <table:table-cell table:style-name="TableCell700">
            <text:p text:style-name="P701"><text:span text:style-name="T702">：</text:span><text:span text:style-name="T703">gokazokuwa nannin desuka.<text:s/></text:span></text:p>
          </table:table-cell>
        </table:table-row>
      </table:table>
      <text:p text:style-name="P704"><text:span text:style-name="T705"><text:s/></text:span></text:p>
      <text:p text:style-name="P706"><text:span text:style-name="T707">あんどう ：ちち、はは、あにと わたしです。<text:s/></text:span></text:p>
      <text:p text:style-name="P708"><text:span text:style-name="T709">Ando <text:s text:c="9"/></text:span><text:span text:style-name="T710">：</text:span><text:span text:style-name="T711">chichi, haha, anito watashidesu.<text:s/></text:span></text:p>
      <table:table table:style-name="Table712">
        <table:table-columns>
          <table:table-column table:style-name="TableColumn713"/>
          <table:table-column table:style-name="TableColumn714"/>
        </table:table-columns>
        <table:table-row table:style-name="TableRow715">
          <table:table-cell table:style-name="TableCell716">
            <text:p text:style-name="P717"><text:span text:style-name="T718"><text:s/></text:span></text:p>
          </table:table-cell>
          <table:table-cell table:style-name="TableCell719">
            <text:p text:style-name="P720"><text:span text:style-name="T721">ぜんぶで 4にんです。<text:s/></text:span></text:p>
          </table:table-cell>
        </table:table-row>
        <table:table-row table:style-name="TableRow722">
          <table:table-cell table:style-name="TableCell723">
            <text:p text:style-name="P724"><text:span text:style-name="T725"><text:s/></text:span></text:p>
          </table:table-cell>
          <table:table-cell table:style-name="TableCell726">
            <text:p text:style-name="P727"><text:span text:style-name="T728">zembude yonindesu.<text:s/></text:span></text:p>
          </table:table-cell>
        </table:table-row>
        <table:table-row table:style-name="TableRow729">
          <table:table-cell table:style-name="TableCell730">
            <text:p text:style-name="P731"><text:span text:style-name="T732"><text:s/></text:span></text:p>
          </table:table-cell>
          <table:table-cell table:style-name="TableCell733">
            <text:p text:style-name="P734"><text:span text:style-name="T735">ラジさんの ごかぞくは なんにんですか。<text:s/></text:span></text:p>
          </table:table-cell>
        </table:table-row>
        <table:table-row table:style-name="TableRow736">
          <table:table-cell table:style-name="TableCell737">
            <text:p text:style-name="P738"><text:span text:style-name="T739"><text:s/></text:span></text:p>
            <text:p text:style-name="P740"><text:span text:style-name="T741"><text:s/></text:span></text:p>
          </table:table-cell>
          <table:table-cell table:style-name="TableCell742">
            <text:p text:style-name="P743"><text:span text:style-name="T744">Rajisanno <text:s/>gokazokuwa nannindesuka.<text:s/></text:span></text:p>
          </table:table-cell>
        </table:table-row>
        <table:table-row table:style-name="TableRow745">
          <table:table-cell table:style-name="TableCell746">
            <text:p text:style-name="P747"><text:span text:style-name="T748">ラジ<text:s/></text:span></text:p>
          </table:table-cell>
          <table:table-cell table:style-name="TableCell749">
            <text:p text:style-name="P750"><text:span text:style-name="T751">：わたしと つまの ふたりです。<text:s/></text:span></text:p>
          </table:table-cell>
        </table:table-row>
        <table:table-row table:style-name="TableRow752">
          <table:table-cell table:style-name="TableCell753">
            <text:p text:style-name="P754"><text:span text:style-name="T755">Raj<text:s/></text:span></text:p>
          </table:table-cell>
          <table:table-cell table:style-name="TableCell756">
            <text:p text:style-name="P757">：watashito tsumano hutaridesu.<text:s/></text:p>
            <text:p text:style-name="P758"/>
          </table:table-cell>
        </table:table-row>
      </table:table>
      <text:p text:style-name="Normal"><text:span text:style-name="T759">******************************************************************************</text:span></text:p>
      <text:p text:style-name="P760"/>
      <text:p text:style-name="P761"><text:span text:style-name="T762">III．</text:span><text:span text:style-name="T763">かいわ</text:span><text:span text:style-name="T764"><text:s/></text:span><text:span text:style-name="T765">kaiwa Conversation<text:s/></text:span></text:p>
      <text:p text:style-name="P766"><text:span text:style-name="T767"><text:s/></text:span></text:p>
      <text:p text:style-name="P768"><text:span text:style-name="T769">ラン</text:span><text:span text:style-name="T770"><text:s text:c="10"/></text:span><text:span text:style-name="T771">：しつれいします。</text:span><text:span text:style-name="T772"><text:s/></text:span></text:p>
      <text:p text:style-name="P773"><text:span text:style-name="T774">Lan <text:s text:c="14"/></text:span><text:span text:style-name="T775">：</text:span><text:span text:style-name="T776">shitsureeshimasu.<text:s/></text:span></text:p>
      <text:p text:style-name="P777"><text:span text:style-name="T778"><text:s/></text:span></text:p>
      <text:p text:style-name="P779"><text:span text:style-name="T780">あんどう</text:span><text:span text:style-name="T781"><text:s text:c="2"/></text:span><text:span text:style-name="T782">：はい、どうぞ。</text:span><text:span text:style-name="T783"><text:s/></text:span></text:p>
      <text:p text:style-name="P784"><text:span text:style-name="T785">Ando <text:s text:c="10"/></text:span><text:span text:style-name="T786">：</text:span><text:span text:style-name="T787">hai, <text:s/>doozo.<text:s/></text:span></text:p>
      <text:p text:style-name="P788"><text:span text:style-name="T789"><text:s/></text:span></text:p>
      <table:table table:style-name="Table790">
        <table:table-columns>
          <table:table-column table:style-name="TableColumn791"/>
          <table:table-column table:style-name="TableColumn792"/>
        </table:table-columns>
        <table:table-row table:style-name="TableRow793">
          <table:table-cell table:style-name="TableCell794">
            <text:p text:style-name="P795"><text:span text:style-name="T796">ラン<text:s/></text:span></text:p>
          </table:table-cell>
          <table:table-cell table:style-name="TableCell797">
            <text:p text:style-name="P798"><text:span text:style-name="T799">：はじめまして、ベトナムから きました。<text:s/></text:span></text:p>
          </table:table-cell>
        </table:table-row>
        <table:table-row table:style-name="TableRow800">
          <table:table-cell table:style-name="TableCell801">
            <text:p text:style-name="P802"><text:span text:style-name="T803">Lan<text:s/></text:span></text:p>
          </table:table-cell>
          <table:table-cell table:style-name="TableCell804">
            <text:p text:style-name="P805"><text:span text:style-name="T806">：</text:span><text:span text:style-name="T807">hajimemashite, betonamukara kimashita.<text:s/></text:span></text:p>
          </table:table-cell>
        </table:table-row>
        <text:soft-page-break/>
        <table:table-row table:style-name="TableRow808">
          <table:table-cell table:style-name="TableCell809">
            <text:p text:style-name="P810"><text:span text:style-name="T811"><text:s/></text:span></text:p>
          </table:table-cell>
          <table:table-cell table:style-name="TableCell812">
            <text:p text:style-name="P813"><text:span text:style-name="T814">ランです。よろしく おねがいします。</text:span><text:span text:style-name="T815"><text:s/></text:span></text:p>
          </table:table-cell>
        </table:table-row>
        <table:table-row table:style-name="TableRow816">
          <table:table-cell table:style-name="TableCell817">
            <text:p text:style-name="P818"><text:span text:style-name="T819"><text:s/></text:span></text:p>
          </table:table-cell>
          <table:table-cell table:style-name="TableCell820">
            <text:p text:style-name="P821"><text:span text:style-name="T822">Landesu. yoroshiku onegaishimasu.<text:s/></text:span></text:p>
          </table:table-cell>
        </table:table-row>
      </table:table>
      <text:p text:style-name="P823"><text:span text:style-name="T824"><text:s/></text:span></text:p>
      <text:p text:style-name="P825"><text:span text:style-name="T826">あんどう</text:span><text:span text:style-name="T827"><text:s/></text:span><text:span text:style-name="T828">：はじめまして、かいがいぶの あんどうです。</text:span><text:span text:style-name="T829"><text:s/></text:span></text:p>
      <text:p text:style-name="P830"><text:span text:style-name="T831">Ando <text:s text:c="8"/></text:span><text:span text:style-name="T832">：</text:span><text:span text:style-name="T833">hajimemashite, kaigaibuno Andodesu.<text:s/></text:span></text:p>
      <table:table table:style-name="Table834">
        <table:table-columns>
          <table:table-column table:style-name="TableColumn835"/>
          <table:table-column table:style-name="TableColumn836"/>
        </table:table-columns>
        <table:table-row table:style-name="TableRow837">
          <table:table-cell table:style-name="TableCell838">
            <text:p text:style-name="P839"><text:span text:style-name="T840"><text:s/></text:span></text:p>
          </table:table-cell>
          <table:table-cell table:style-name="TableCell841">
            <text:p text:style-name="P842"><text:span text:style-name="T843">よろしく おねがいします。</text:span><text:span text:style-name="T844"><text:s/></text:span></text:p>
          </table:table-cell>
        </table:table-row>
        <table:table-row table:style-name="TableRow845">
          <table:table-cell table:style-name="TableCell846">
            <text:p text:style-name="P847"><text:span text:style-name="T848"><text:s/></text:span></text:p>
          </table:table-cell>
          <table:table-cell table:style-name="TableCell849">
            <text:p text:style-name="P850"><text:span text:style-name="T851">yoroshiku onegaishimasu.<text:s/></text:span></text:p>
          </table:table-cell>
        </table:table-row>
        <table:table-row table:style-name="TableRow852">
          <table:table-cell table:style-name="TableCell853">
            <text:p text:style-name="P854"><text:span text:style-name="T855"><text:s/></text:span></text:p>
          </table:table-cell>
          <table:table-cell table:style-name="TableCell856">
            <text:p text:style-name="P857"><text:span text:style-name="T858">ランさんの つくえと いすは あそこにあります。</text:span><text:span text:style-name="T859"><text:s/></text:span></text:p>
          </table:table-cell>
        </table:table-row>
        <table:table-row table:style-name="TableRow860">
          <table:table-cell table:style-name="TableCell861">
            <text:p text:style-name="P862"><text:span text:style-name="T863"><text:s/></text:span></text:p>
          </table:table-cell>
          <table:table-cell table:style-name="TableCell864">
            <text:p text:style-name="P865"><text:span text:style-name="T866">Lansanno <text:s/>tsukueto isuwa <text:s/>asokoniarimasu.<text:s/></text:span></text:p>
          </table:table-cell>
        </table:table-row>
        <table:table-row table:style-name="TableRow867">
          <table:table-cell table:style-name="TableCell868">
            <text:p text:style-name="P869"><text:span text:style-name="T870"><text:s/></text:span></text:p>
          </table:table-cell>
          <table:table-cell table:style-name="TableCell871">
            <text:p text:style-name="P872"><text:span text:style-name="T873">つくえの うえに パソコンと ノートが あります。</text:span><text:span text:style-name="T874"><text:s/></text:span></text:p>
          </table:table-cell>
        </table:table-row>
        <table:table-row table:style-name="TableRow875">
          <table:table-cell table:style-name="TableCell876">
            <text:p text:style-name="P877"><text:span text:style-name="T878"><text:s/></text:span></text:p>
          </table:table-cell>
          <table:table-cell table:style-name="TableCell879">
            <text:p text:style-name="P880"><text:span text:style-name="T881">tsukueno ueni <text:s/>pasokonto nootoga arimasu.<text:s/></text:span></text:p>
          </table:table-cell>
        </table:table-row>
        <table:table-row table:style-name="TableRow882">
          <table:table-cell table:style-name="TableCell883">
            <text:p text:style-name="P884"><text:span text:style-name="T885"><text:s/></text:span></text:p>
          </table:table-cell>
          <table:table-cell table:style-name="TableCell886">
            <text:p text:style-name="P887"><text:span text:style-name="T888">これが ごごの かいぎの しりょうです。</text:span><text:span text:style-name="T889"><text:s/></text:span></text:p>
          </table:table-cell>
        </table:table-row>
        <table:table-row table:style-name="TableRow890">
          <table:table-cell table:style-name="TableCell891">
            <text:p text:style-name="P892"><text:span text:style-name="T893"><text:s/></text:span></text:p>
          </table:table-cell>
          <table:table-cell table:style-name="TableCell894">
            <text:p text:style-name="P895"><text:span text:style-name="T896">korega gogono kaigino shiryoodesu.<text:s/></text:span></text:p>
          </table:table-cell>
        </table:table-row>
        <table:table-row table:style-name="TableRow897">
          <table:table-cell table:style-name="TableCell898">
            <text:p text:style-name="P899"><text:span text:style-name="T900"><text:s/></text:span></text:p>
          </table:table-cell>
          <table:table-cell table:style-name="TableCell901">
            <text:p text:style-name="P902"><text:span text:style-name="T903">150まいの しりょうです。<text:s/></text:span></text:p>
          </table:table-cell>
        </table:table-row>
        <table:table-row table:style-name="TableRow904">
          <table:table-cell table:style-name="TableCell905">
            <text:p text:style-name="P906"><text:span text:style-name="T907"><text:s/></text:span></text:p>
            <text:p text:style-name="P908"><text:span text:style-name="T909"><text:s/></text:span></text:p>
          </table:table-cell>
          <table:table-cell table:style-name="TableCell910">
            <text:p text:style-name="P911"><text:span text:style-name="T912">hyakugojuumaino shiryoodesu.<text:s/></text:span></text:p>
          </table:table-cell>
        </table:table-row>
        <table:table-row table:style-name="TableRow913">
          <table:table-cell table:style-name="TableCell914">
            <text:p text:style-name="P915"><text:span text:style-name="T916">ラン</text:span><text:span text:style-name="T917"><text:s/></text:span></text:p>
          </table:table-cell>
          <table:table-cell table:style-name="TableCell918">
            <text:p text:style-name="P919"><text:span text:style-name="T920">：わかりました。</text:span><text:span text:style-name="T921"><text:s/></text:span></text:p>
          </table:table-cell>
        </table:table-row>
        <table:table-row table:style-name="TableRow922">
          <table:table-cell table:style-name="TableCell923">
            <text:p text:style-name="P924"><text:span text:style-name="T925">Lan<text:s/></text:span></text:p>
          </table:table-cell>
          <table:table-cell table:style-name="TableCell926">
            <text:p text:style-name="P927"><text:span text:style-name="T928">：</text:span><text:span text:style-name="T929">wakarimashita.<text:s/></text:span></text:p>
          </table:table-cell>
        </table:table-row>
        <table:table-row table:style-name="TableRow930">
          <table:table-cell table:style-name="TableCell931">
            <text:p text:style-name="P932"><text:span text:style-name="T933"><text:s/></text:span></text:p>
          </table:table-cell>
          <table:table-cell table:style-name="TableCell934">
            <text:p text:style-name="P935"><text:span text:style-name="T936">ありがとうございます。</text:span><text:span text:style-name="T937"><text:s/></text:span></text:p>
          </table:table-cell>
        </table:table-row>
        <table:table-row table:style-name="TableRow938">
          <table:table-cell table:style-name="TableCell939">
            <text:p text:style-name="P940"><text:span text:style-name="T941"><text:s/></text:span></text:p>
          </table:table-cell>
          <table:table-cell table:style-name="TableCell942">
            <text:p text:style-name="P943"><text:span text:style-name="T944">arigatoogozaimasu.<text:s/></text:span></text:p>
          </table:table-cell>
        </table:table-row>
        <table:table-row table:style-name="TableRow945">
          <table:table-cell table:style-name="TableCell946">
            <text:p text:style-name="P947"><text:span text:style-name="T948"><text:s/></text:span></text:p>
          </table:table-cell>
          <table:table-cell table:style-name="TableCell949">
            <text:p text:style-name="P950"><text:span text:style-name="T951">あのう、かいぎしつは どこにありますか。</text:span><text:span text:style-name="T952"><text:s/></text:span></text:p>
          </table:table-cell>
        </table:table-row>
        <table:table-row table:style-name="TableRow953">
          <table:table-cell table:style-name="TableCell954">
            <text:p text:style-name="P955"><text:span text:style-name="T956"><text:s/></text:span></text:p>
          </table:table-cell>
          <table:table-cell table:style-name="TableCell957">
            <text:p text:style-name="P958"><text:span text:style-name="T959">anoo, <text:s/>kaigishitsuwa dokoniarimasuka.<text:s/></text:span></text:p>
          </table:table-cell>
        </table:table-row>
      </table:table>
      <text:p text:style-name="P960"><text:span text:style-name="T961"><text:s/></text:span></text:p>
      <text:p text:style-name="P962"><text:span text:style-name="T963">あんどう ：かいぎしつは 3がいにあります。<text:s/></text:span></text:p>
      <text:p text:style-name="P964"><text:span text:style-name="T965">Ando <text:s text:c="9"/></text:span><text:span text:style-name="T966">：</text:span><text:span text:style-name="T967">kaigishitsuwa sangainiarimasu.<text:s/></text:span></text:p>
      <text:p text:style-name="P968"><text:span text:style-name="T969"><text:s/></text:span><text:span text:style-name="T970"><text:tab/></text:span><text:span text:style-name="T971"><text:s/></text:span></text:p>
      <table:table table:style-name="Table972">
        <table:table-columns>
          <table:table-column table:style-name="TableColumn973"/>
          <table:table-column table:style-name="TableColumn974"/>
        </table:table-columns>
        <table:table-row table:style-name="TableRow975">
          <table:table-cell table:style-name="TableCell976">
            <text:p text:style-name="P977"><text:span text:style-name="T978">ラン</text:span><text:span text:style-name="T979"><text:s/></text:span></text:p>
          </table:table-cell>
          <table:table-cell table:style-name="TableCell980">
            <text:p text:style-name="P981"><text:span text:style-name="T982">：はい、わかりました。</text:span><text:span text:style-name="T983"><text:s/></text:span></text:p>
          </table:table-cell>
        </table:table-row>
        <table:table-row table:style-name="TableRow984">
          <table:table-cell table:style-name="TableCell985">
            <text:p text:style-name="P986"><text:span text:style-name="T987">Lan<text:s/></text:span></text:p>
          </table:table-cell>
          <table:table-cell table:style-name="TableCell988">
            <text:p text:style-name="P989"><text:span text:style-name="T990">：</text:span><text:span text:style-name="T991">hai, <text:s/>wakarimashita.<text:s/></text:span></text:p>
          </table:table-cell>
        </table:table-row>
        <table:table-row table:style-name="TableRow992">
          <table:table-cell table:style-name="TableCell993">
            <text:p text:style-name="P994"><text:span text:style-name="T995"><text:s/></text:span></text:p>
          </table:table-cell>
          <table:table-cell table:style-name="TableCell996">
            <text:p text:style-name="P997"><text:span text:style-name="T998">しょくどうは なんがいにありますか。</text:span><text:span text:style-name="T999"><text:s/></text:span></text:p>
          </table:table-cell>
        </table:table-row>
        <table:table-row table:style-name="TableRow1000">
          <table:table-cell table:style-name="TableCell1001">
            <text:p text:style-name="P1002"><text:span text:style-name="T1003"><text:s/></text:span></text:p>
          </table:table-cell>
          <table:table-cell table:style-name="TableCell1004">
            <text:p text:style-name="P1005"><text:span text:style-name="T1006">shokudoowa nangainiarimasuka.<text:s/></text:span></text:p>
          </table:table-cell>
        </table:table-row>
      </table:table>
      <text:p text:style-name="P1007"><text:span text:style-name="T1008"><text:s/></text:span></text:p>
      <text:p text:style-name="P1009"><text:span text:style-name="T1010">あんどう ：1かいに しょくどうがあります。<text:s/></text:span></text:p>
      <text:p text:style-name="P1011"><text:span text:style-name="T1012">Ando <text:s text:c="10"/></text:span><text:span text:style-name="T1013">：</text:span><text:span text:style-name="T1014">ikkaini <text:s/>shokudoogaarimasu.<text:s/></text:span></text:p>
      <table:table table:style-name="Table1015">
        <table:table-columns>
          <table:table-column table:style-name="TableColumn1016"/>
          <table:table-column table:style-name="TableColumn1017"/>
        </table:table-columns>
        <table:table-row table:style-name="TableRow1018">
          <table:table-cell table:style-name="TableCell1019">
            <text:p text:style-name="P1020"><text:span text:style-name="T1021"><text:s/></text:span></text:p>
          </table:table-cell>
          <table:table-cell table:style-name="TableCell1022">
            <text:p text:style-name="P1023"><text:span text:style-name="T1024">うけつけの となりにあります。</text:span><text:span text:style-name="T1025"><text:s/></text:span></text:p>
          </table:table-cell>
        </table:table-row>
        <table:table-row table:style-name="TableRow1026">
          <table:table-cell table:style-name="TableCell1027">
            <text:p text:style-name="P1028"><text:span text:style-name="T1029"><text:s/></text:span></text:p>
            <text:p text:style-name="P1030"><text:span text:style-name="T1031"><text:s/></text:span></text:p>
          </table:table-cell>
          <table:table-cell table:style-name="TableCell1032">
            <text:p text:style-name="P1033"><text:span text:style-name="T1034">uketsukeno tonariniarimasu.<text:s/></text:span></text:p>
          </table:table-cell>
        </table:table-row>
        <table:table-row table:style-name="TableRow1035">
          <table:table-cell table:style-name="TableCell1036">
            <text:p text:style-name="P1037"><text:span text:style-name="T1038">ラン<text:s/></text:span></text:p>
          </table:table-cell>
          <table:table-cell table:style-name="TableCell1039">
            <text:p text:style-name="P1040"><text:span text:style-name="T1041">：じどうはんばいきは どこにありますか。<text:s/></text:span></text:p>
          </table:table-cell>
        </table:table-row>
        <table:table-row table:style-name="TableRow1042">
          <table:table-cell table:style-name="TableCell1043">
            <text:p text:style-name="P1044"><text:span text:style-name="T1045">Lan<text:s/></text:span></text:p>
          </table:table-cell>
          <table:table-cell table:style-name="TableCell1046">
            <text:p text:style-name="P1047"><text:span text:style-name="T1048">：</text:span><text:span text:style-name="T1049">jidoohambaikiwa <text:s/>dokoniarimasuka.<text:s/></text:span></text:p>
          </table:table-cell>
        </table:table-row>
      </table:table>
      <text:p text:style-name="P1050"><text:span text:style-name="T1051"><text:s/></text:span></text:p>
      <text:p text:style-name="P1052"><text:span text:style-name="T1053">あんどう ：そとに じどうはんばいきがあります。<text:s/></text:span></text:p>
      <text:p text:style-name="P1054"><text:span text:style-name="T1055">Ando <text:s text:c="9"/></text:span><text:span text:style-name="T1056">：</text:span><text:span text:style-name="T1057">sotoni <text:s/>jidoohambaikigaarimasu.<text:s/></text:span></text:p>
      <text:p text:style-name="P1058"><text:span text:style-name="T1059"><text:s/></text:span></text:p>
      <text:p text:style-name="P1060"><text:span text:style-name="T1061">ラン <text:s text:c="4"/>：トイレは どこですか。<text:s/></text:span></text:p>
      <text:p text:style-name="P1062"><text:span text:style-name="T1063">Lan <text:s text:c="13"/></text:span><text:span text:style-name="T1064">：</text:span><text:span text:style-name="T1065">toirewa <text:s/>dokodesuka.<text:s/></text:span></text:p>
      <text:p text:style-name="P1066"><text:span text:style-name="T1067"><text:s/></text:span></text:p>
      <text:p text:style-name="P1068"><text:span text:style-name="T1069">あんどう ：おてあらいは 1かいと 3がいに あります。<text:s/></text:span></text:p>
      <text:p text:style-name="P1070"><text:span text:style-name="T1071">Ando <text:s text:c="9"/></text:span><text:span text:style-name="T1072">：</text:span><text:span text:style-name="T1073">otearaiwa <text:s text:c="2"/>ikkaito <text:s/>sangaini arimasu.<text:s/></text:span></text:p>
      <table:table table:style-name="Table1074">
        <table:table-columns>
          <table:table-column table:style-name="TableColumn1075"/>
          <table:table-column table:style-name="TableColumn1076"/>
        </table:table-columns>
        <table:table-row table:style-name="TableRow1077">
          <table:table-cell table:style-name="TableCell1078">
            <text:soft-page-break/>
            <text:p text:style-name="P1079"><text:span text:style-name="T1080"><text:s/></text:span></text:p>
          </table:table-cell>
          <table:table-cell table:style-name="TableCell1081">
            <text:p text:style-name="P1082"><text:span text:style-name="T1083">エレベーターの ひだりに あります。<text:s/></text:span></text:p>
          </table:table-cell>
        </table:table-row>
        <table:table-row table:style-name="TableRow1084">
          <table:table-cell table:style-name="TableCell1085">
            <text:p text:style-name="P1086"><text:span text:style-name="T1087"><text:s/></text:span></text:p>
            <text:p text:style-name="P1088"><text:span text:style-name="T1089"><text:s/></text:span></text:p>
          </table:table-cell>
          <table:table-cell table:style-name="TableCell1090">
            <text:p text:style-name="P1091"><text:span text:style-name="T1092">erebeetaano <text:s/>hidarini <text:s/>arimasu.<text:s/></text:span></text:p>
          </table:table-cell>
        </table:table-row>
        <table:table-row table:style-name="TableRow1093">
          <table:table-cell table:style-name="TableCell1094">
            <text:p text:style-name="P1095"><text:span text:style-name="T1096">ラン<text:s/></text:span></text:p>
          </table:table-cell>
          <table:table-cell table:style-name="TableCell1097">
            <text:p text:style-name="P1098"><text:span text:style-name="T1099">：わかりました。<text:s/></text:span></text:p>
          </table:table-cell>
        </table:table-row>
        <table:table-row table:style-name="TableRow1100">
          <table:table-cell table:style-name="TableCell1101">
            <text:p text:style-name="P1102"><text:span text:style-name="T1103">Lan<text:s/></text:span></text:p>
          </table:table-cell>
          <table:table-cell table:style-name="TableCell1104">
            <text:p text:style-name="P1105"><text:span text:style-name="T1106">：</text:span><text:span text:style-name="T1107">wakarimashita.<text:s/></text:span></text:p>
          </table:table-cell>
        </table:table-row>
        <table:table-row table:style-name="TableRow1108">
          <table:table-cell table:style-name="TableCell1109">
            <text:p text:style-name="P1110"><text:span text:style-name="T1111"><text:s/></text:span></text:p>
          </table:table-cell>
          <table:table-cell table:style-name="TableCell1112">
            <text:p text:style-name="P1113"><text:span text:style-name="T1114">すみません、ぶちょうは どちらにいますか。<text:s/></text:span></text:p>
          </table:table-cell>
        </table:table-row>
        <table:table-row table:style-name="TableRow1115">
          <table:table-cell table:style-name="TableCell1116">
            <text:p text:style-name="P1117"><text:span text:style-name="T1118"><text:s/></text:span></text:p>
          </table:table-cell>
          <table:table-cell table:style-name="TableCell1119">
            <text:p text:style-name="P1120"><text:span text:style-name="T1121">sumimasen, buchoowa dochiraniimasuka.<text:s/></text:span></text:p>
          </table:table-cell>
        </table:table-row>
      </table:table>
      <text:p text:style-name="P1122"><text:span text:style-name="T1123"><text:s/></text:span></text:p>
      <text:p text:style-name="P1124"><text:span text:style-name="T1125">あんどう ：ぶちょうは かいぎしつに います。<text:s/></text:span></text:p>
      <text:p text:style-name="P1126"><text:span text:style-name="T1127">Ando <text:s text:c="9"/></text:span><text:span text:style-name="T1128">：</text:span><text:span text:style-name="T1129">buchoowa kaigishitsuni imasu.<text:s/></text:span></text:p>
      <text:p text:style-name="P1130"><text:span text:style-name="T1131"><text:s/></text:span></text:p>
      <table:table table:style-name="Table1132">
        <table:table-columns>
          <table:table-column table:style-name="TableColumn1133"/>
          <table:table-column table:style-name="TableColumn1134"/>
        </table:table-columns>
        <table:table-row table:style-name="TableRow1135">
          <table:table-cell table:style-name="TableCell1136">
            <text:p text:style-name="P1137"><text:span text:style-name="T1138">ラン<text:s/></text:span></text:p>
          </table:table-cell>
          <table:table-cell table:style-name="TableCell1139">
            <text:p text:style-name="P1140"><text:span text:style-name="T1141">：はい、わかりました。<text:s/></text:span></text:p>
          </table:table-cell>
        </table:table-row>
        <table:table-row table:style-name="TableRow1142">
          <table:table-cell table:style-name="TableCell1143">
            <text:p text:style-name="P1144"><text:span text:style-name="T1145">Lan<text:s/></text:span></text:p>
          </table:table-cell>
          <table:table-cell table:style-name="TableCell1146">
            <text:p text:style-name="P1147"><text:span text:style-name="T1148">：</text:span><text:span text:style-name="T1149">hai, <text:s/>wakarimashita.<text:s/></text:span></text:p>
          </table:table-cell>
        </table:table-row>
        <table:table-row table:style-name="TableRow1150">
          <table:table-cell table:style-name="TableCell1151">
            <text:p text:style-name="P1152"><text:span text:style-name="T1153"><text:s/></text:span></text:p>
          </table:table-cell>
          <table:table-cell table:style-name="TableCell1154">
            <text:p text:style-name="P1155"><text:span text:style-name="T1156">どうも ありがとうございます。<text:s/></text:span></text:p>
          </table:table-cell>
        </table:table-row>
        <table:table-row table:style-name="TableRow1157">
          <table:table-cell table:style-name="TableCell1158">
            <text:p text:style-name="P1159"><text:span text:style-name="T1160"><text:s/></text:span></text:p>
          </table:table-cell>
          <table:table-cell table:style-name="TableCell1161">
            <text:p text:style-name="P1162"><text:span text:style-name="T1163">doomo arigatoogozaimasu.<text:s/></text:span></text:p>
          </table:table-cell>
        </table:table-row>
      </table:table>
      <text:p text:style-name="P1164"><text:span text:style-name="T1165"><text:s/></text:span></text:p>
      <text:p text:style-name="P1166"><text:span text:style-name="T1167">あんどう ：いいえ、どういたしまして。<text:s/></text:span></text:p>
      <text:p text:style-name="P1168">Ando<text:s/><text:tab/><text:s text:c="8"/>：iie, <text:s text:c="2"/>dooitashimashite.</text:p>
      <text:p text:style-name="P1169"><text:bookmark-start text:name="_Hlk118410762"/>******************************************************************************</text:p>
      <text:p text:style-name="P1170"><text:bookmark-end text:name="_Hlk118410762"/><text:span text:style-name="T1171">IV</text:span><text:span text:style-name="T1172">．かいわ</text:span><text:span text:style-name="T1173"><text:s/>Conversation<text:s/></text:span></text:p>
      <text:p text:style-name="P1174"><text:span text:style-name="T1175"><text:s/></text:span></text:p>
      <text:p text:style-name="P1176"><text:span text:style-name="T1177">ラジ</text:span><text:span text:style-name="T1178"><text:s text:c="8"/></text:span><text:span text:style-name="T1179">：あんどうさん、こんげつに かいがいぶの かいぎが ありますか。</text:span><text:span text:style-name="T1180"><text:s/></text:span></text:p>
      <text:p text:style-name="P1181"><text:span text:style-name="T1182"><text:s/></text:span></text:p>
      <text:p text:style-name="P1183"><text:span text:style-name="T1184">あんどう</text:span><text:span text:style-name="T1185"><text:s/></text:span><text:span text:style-name="T1186">：はい、あります。</text:span><text:span text:style-name="T1187"><text:s/></text:span></text:p>
      <text:p text:style-name="P1188"><text:span text:style-name="T1189"><text:s/></text:span></text:p>
      <text:p text:style-name="P1190"><text:span text:style-name="T1191">ラジ</text:span><text:span text:style-name="T1192"><text:s text:c="8"/></text:span><text:span text:style-name="T1193">：いつですか。</text:span></text:p>
      <text:p text:style-name="P1194"><text:span text:style-name="T1195"><text:s/></text:span><text:span text:style-name="T1196">あんどう</text:span><text:span text:style-name="T1197"><text:s/></text:span><text:span text:style-name="T1198">：えっと、</text:span><text:ruby text:style-name="Ru1"><text:ruby-base><text:span text:style-name="T1199">２４日１１月</text:span></text:ruby-base><text:ruby-text text:style-name="WW_CharRuby1">じゅういちがつにじゅうよっか</text:ruby-text></text:ruby><text:span text:style-name="T1200">の ごご４じ３０ぷんです。</text:span><text:span text:style-name="T1201"><text:s/></text:span></text:p>
      <text:p text:style-name="P1202"><text:span text:style-name="T1203"><text:s/></text:span></text:p>
      <text:p text:style-name="P1204"><text:span text:style-name="T1205">ラジ</text:span><text:span text:style-name="T1206"><text:s text:c="8"/></text:span><text:span text:style-name="T1207">：らいしゅうの すようびですね。</text:span><text:span text:style-name="T1208"><text:s/></text:span></text:p>
      <text:p text:style-name="P1209"><text:span text:style-name="T1210"><text:s text:c="21"/></text:span><text:span text:style-name="T1211">なんじまで ですか。</text:span><text:span text:style-name="T1212"><text:s/></text:span></text:p>
      <text:p text:style-name="P1213"><text:span text:style-name="T1214"><text:s/></text:span></text:p>
      <text:p text:style-name="P1215"><text:span text:style-name="T1216">あんどう</text:span><text:span text:style-name="T1217"><text:s/></text:span><text:span text:style-name="T1218">：４じ３０ぷんから ６じまでです。</text:span><text:span text:style-name="T1219"><text:s/></text:span></text:p>
      <text:p text:style-name="P1220"><text:span text:style-name="T1221"><text:s/></text:span></text:p>
      <text:p text:style-name="P1222"><text:span text:style-name="T1223">ラジ</text:span><text:span text:style-name="T1224"><text:s text:c="9"/></text:span><text:span text:style-name="T1225">：１じかん３０ぷんですね。</text:span><text:span text:style-name="T1226"><text:s text:c="2"/></text:span><text:span text:style-name="T1227"><text:tab/><text:s text:c="3"/></text:span></text:p>
      <text:p text:style-name="P1228"><text:span text:style-name="T1229"><text:s text:c="20"/></text:span><text:span text:style-name="T1230">ありがとう ございます。</text:span><text:span text:style-name="T1231"><text:s/></text:span></text:p>
      <text:p text:style-name="P1232"><text:span text:style-name="T1233"><text:s/></text:span><text:span text:style-name="T1234"><text:tab/></text:span><text:span text:style-name="T1235">ああ、しゃちょうの たんじょうびの パーティーは</text:span><text:span text:style-name="T1236"><text:s/></text:span></text:p>
      <text:p text:style-name="P1237"><text:span text:style-name="T1238"><text:s/></text:span><text:span text:style-name="T1239"><text:tab/></text:span><text:ruby text:style-name="Ru2"><text:ruby-base><text:span text:style-name="T1240">月２５日１１</text:span></text:ruby-base><text:ruby-text text:style-name="WW_CharRuby2">じゅういちがつにじゅうごにち</text:ruby-text></text:ruby><text:span text:style-name="T1241">ですか、<text:s/></text:span><text:ruby text:style-name="Ru3"><text:ruby-base><text:span text:style-name="T1242">日２６</text:span></text:ruby-base><text:ruby-text text:style-name="WW_CharRuby3">にじゅうろくにち</text:ruby-text></text:ruby><text:span text:style-name="T1243">ですか。</text:span><text:span text:style-name="T1244"><text:s/></text:span></text:p>
      <text:p text:style-name="P1245"><text:span text:style-name="T1246"><text:s/></text:span></text:p>
      <text:p text:style-name="P1247"><text:span text:style-name="T1248">あんどう</text:span><text:span text:style-name="T1249"><text:s/></text:span><text:span text:style-name="T1250">：</text:span><text:ruby text:style-name="Ru4"><text:ruby-base><text:span text:style-name="T1251">月２５日１１</text:span></text:ruby-base><text:ruby-text text:style-name="WW_CharRuby4">じゅういちがつにじゅうごにち</text:ruby-text></text:ruby><text:span text:style-name="T1252">です。</text:span><text:span text:style-name="T1253"><text:s/></text:span></text:p>
      <text:p text:style-name="P1254"><text:span text:style-name="T1255"><text:s/></text:span><text:span text:style-name="T1256"><text:tab/></text:span><text:span text:style-name="T1257">どうしましたか。</text:span><text:span text:style-name="T1258"><text:s/></text:span></text:p>
      <text:p text:style-name="P1259"><text:span text:style-name="T1260"><text:s/></text:span></text:p>
      <text:p text:style-name="P1261"><text:span text:style-name="T1262">ラジ</text:span><text:span text:style-name="T1263"><text:s text:c="9"/></text:span><text:span text:style-name="T1264">：きょうから<text:s/></text:span><text:ruby text:style-name="Ru5"><text:ruby-base><text:span text:style-name="T1265">日２５</text:span></text:ruby-base><text:ruby-text text:style-name="WW_CharRuby5">にじゅうごにち</text:ruby-text></text:ruby><text:span text:style-name="T1266">まで、まいにち、しごとがあります。</text:span><text:span text:style-name="T1267"><text:s/></text:span></text:p>
      <text:p text:style-name="P1268"><text:span text:style-name="T1269"><text:s/></text:span><text:span text:style-name="T1270"><text:tab/></text:span><text:span text:style-name="T1271">でも、プレゼントが まだありません。</text:span><text:span text:style-name="T1272"><text:s/></text:span></text:p>
      <text:p text:style-name="P1273"><text:span text:style-name="T1274"><text:s/></text:span></text:p>
      <text:p text:style-name="P1275"><text:span text:style-name="T1276">あんどう</text:span><text:span text:style-name="T1277"><text:s/></text:span><text:span text:style-name="T1278">：そうですか。</text:span><text:span text:style-name="T1279"><text:s/></text:span></text:p>
      <text:p text:style-name="P1280"><text:span text:style-name="T1281"><text:s/></text:span><text:span text:style-name="T1282"><text:tab/></text:span><text:span text:style-name="T1283">ああ、だいじょうぶです。</text:span><text:span text:style-name="T1284"><text:s/></text:span></text:p>
      <text:soft-page-break/>
      <text:p text:style-name="P1285"><text:span text:style-name="T1286"><text:s/></text:span><text:span text:style-name="T1287"><text:tab/></text:span><text:ruby text:style-name="Ru6"><text:ruby-base><text:span text:style-name="T1288">月２ ３日１１</text:span></text:ruby-base><text:ruby-text text:style-name="WW_CharRuby6">じゅういちがつにじゅうさんにち</text:ruby-text></text:ruby><text:span text:style-name="T1289">は しゅくじつです。</text:span><text:span text:style-name="T1290"><text:s/></text:span></text:p>
      <text:p text:style-name="P1291"><text:span text:style-name="T1292"><text:s/></text:span><text:span text:style-name="T1293"><text:tab/></text:span><text:span text:style-name="T1294">そのひは やすみです。</text:span><text:span text:style-name="T1295"><text:s/></text:span></text:p>
      <text:p text:style-name="P1296"><text:span text:style-name="T1297"><text:s/></text:span></text:p>
      <text:p text:style-name="P1298"><text:span text:style-name="T1299">ラジ</text:span><text:span text:style-name="T1300"><text:s text:c="9"/></text:span><text:span text:style-name="T1301">：ほんとうですか。よかった！</text:span><text:span text:style-name="T1302"><text:s text:c="2"/></text:span><text:span text:style-name="T1303"><text:tab/></text:span></text:p>
      <text:p text:style-name="P1304"><text:span text:style-name="T1305"><text:s text:c="20"/></text:span><text:span text:style-name="T1306">すみません。</text:span><text:span text:style-name="T1307"><text:s/></text:span></text:p>
      <text:p text:style-name="P1308"><text:span text:style-name="T1309"><text:s/></text:span><text:span text:style-name="T1310"><text:tab/></text:span><text:ruby text:style-name="Ru7"><text:ruby-base><text:span text:style-name="T1311">デパート</text:span></text:ruby-base><text:ruby-text text:style-name="WW_CharRuby7">でぱあと</text:ruby-text></text:ruby><text:span text:style-name="T1312">は なんじから なんじまでですか。</text:span><text:span text:style-name="T1313"><text:s/></text:span></text:p>
      <text:p text:style-name="P1314"><text:span text:style-name="T1315"><text:s/></text:span></text:p>
      <text:p text:style-name="P1316"><text:span text:style-name="T1317">あんどう</text:span><text:span text:style-name="T1318"><text:s/></text:span><text:span text:style-name="T1319">：１０じから ２０じまでです。</text:span><text:span text:style-name="T1320"><text:s/></text:span></text:p>
      <text:p text:style-name="P1321"><text:span text:style-name="T1322"><text:s/></text:span><text:span text:style-name="T1323"><text:tab/></text:span><text:span text:style-name="T1324">ぎんこうの みぎがわに あります。</text:span><text:span text:style-name="T1325"><text:s/></text:span></text:p>
      <text:p text:style-name="P1326"><text:span text:style-name="T1327"><text:s/></text:span></text:p>
      <text:p text:style-name="P1328"><text:span text:style-name="T1329">ラジ</text:span><text:span text:style-name="T1330"><text:s text:c="9"/></text:span><text:span text:style-name="T1331">：わかりました。</text:span><text:span text:style-name="T1332"><text:s/></text:span></text:p>
      <text:p text:style-name="Normal"><text:span text:style-name="T1333"><text:s/></text:span><text:span text:style-name="T1334"><text:tab/><text:s text:c="11"/></text:span><text:span text:style-name="T1335">ありがとう ございます。</text:span></text:p>
      <text:p text:style-name="P1336"/>
      <text:p text:style-name="P1337"/>
      <text:p text:style-name="P1338"><text:span text:style-name="T1339">V</text:span><text:span text:style-name="T1340">．</text:span><text:span text:style-name="T1341">かいわ</text:span><text:span text:style-name="T1342"><text:s/></text:span><text:span text:style-name="T1343">Conversation<text:s/></text:span></text:p>
      <text:p text:style-name="P1344"><text:span text:style-name="T1345"><text:s/></text:span></text:p>
      <text:p text:style-name="P1346"><text:span text:style-name="T1347">ラン</text:span><text:span text:style-name="T1348"><text:s text:c="5"/>：</text:span><text:span text:style-name="T1349">ただいま。</text:span><text:span text:style-name="T1350"><text:s/></text:span></text:p>
      <text:p text:style-name="P1351"><text:span text:style-name="T1352"><text:s/></text:span></text:p>
      <text:p text:style-name="P1353"><text:span text:style-name="T1354">あんどう</text:span><text:span text:style-name="T1355"><text:s/>：</text:span><text:span text:style-name="T1356">おかえりなさい。</text:span><text:span text:style-name="T1357"><text:s/></text:span></text:p>
      <text:p text:style-name="P1358"><text:span text:style-name="T1359"><text:s/></text:span><text:span text:style-name="T1360"><text:tab/></text:span><text:span text:style-name="T1361">おおさかの</text:span><text:span text:style-name="T1362"><text:s/></text:span><text:span text:style-name="T1363">しゅっちょうは</text:span><text:span text:style-name="T1364"><text:s/></text:span><text:span text:style-name="T1365">いかがでしたか。</text:span><text:span text:style-name="T1366"><text:s/></text:span></text:p>
      <text:p text:style-name="P1367"><text:span text:style-name="T1368"><text:s/></text:span></text:p>
      <text:p text:style-name="P1369"><text:span text:style-name="T1370">ラン</text:span><text:span text:style-name="T1371"><text:s text:c="5"/>：</text:span><text:span text:style-name="T1372">じゅんちょうです。</text:span><text:span text:style-name="T1373"><text:s/></text:span></text:p>
      <text:p text:style-name="P1374"><text:span text:style-name="T1375"><text:s/></text:span><text:span text:style-name="T1376"><text:tab/></text:span><text:span text:style-name="T1377">でも、ちょっと</text:span><text:span text:style-name="T1378"><text:s/></text:span><text:span text:style-name="T1379">つかれました。</text:span><text:span text:style-name="T1380"><text:s/></text:span></text:p>
      <text:p text:style-name="P1381"><text:span text:style-name="T1382"><text:s/></text:span><text:span text:style-name="T1383"><text:tab/></text:span><text:span text:style-name="T1384">これ、おおさかの</text:span><text:span text:style-name="T1385"><text:s/></text:span><text:span text:style-name="T1386">おみやげです。</text:span><text:span text:style-name="T1387"><text:s/></text:span></text:p>
      <text:p text:style-name="P1388"><text:span text:style-name="T1389"><text:s/></text:span></text:p>
      <text:p text:style-name="P1390"><text:span text:style-name="T1391">あんどう</text:span><text:span text:style-name="T1392"><text:s/>：</text:span><text:span text:style-name="T1393">ああ、ありがとうございます。</text:span><text:span text:style-name="T1394"><text:s/></text:span></text:p>
      <text:p text:style-name="P1395"><text:span text:style-name="T1396"><text:s/></text:span><text:span text:style-name="T1397"><text:tab/></text:span><text:span text:style-name="T1398">おおさかの</text:span><text:span text:style-name="T1399"><text:s/></text:span><text:span text:style-name="T1400">どこへ</text:span><text:span text:style-name="T1401"><text:s/></text:span><text:span text:style-name="T1402">いきましたか。</text:span><text:span text:style-name="T1403"><text:s/></text:span></text:p>
      <text:p text:style-name="P1404"><text:span text:style-name="T1405"><text:s/></text:span></text:p>
      <text:p text:style-name="P1406"><text:span text:style-name="T1407">ラン</text:span><text:span text:style-name="T1408"><text:s text:c="5"/>：</text:span><text:span text:style-name="T1409">せんしゅうの</text:span><text:span text:style-name="T1410"><text:s/></text:span><text:span text:style-name="T1411">きんようびに、おおさかししゃへ</text:span><text:span text:style-name="T1412"><text:s/></text:span><text:span text:style-name="T1413">いきました。</text:span><text:span text:style-name="T1414"><text:s/></text:span></text:p>
      <text:p text:style-name="P1415"><text:span text:style-name="T1416"><text:s/></text:span><text:span text:style-name="T1417"><text:tab/></text:span><text:span text:style-name="T1418">よるに</text:span><text:span text:style-name="T1419"><text:s/></text:span><text:span text:style-name="T1420">どうとんぼりに</text:span><text:span text:style-name="T1421"><text:s/></text:span><text:span text:style-name="T1422">いきました。</text:span><text:span text:style-name="T1423"><text:s/></text:span></text:p>
      <text:p text:style-name="P1424"><text:span text:style-name="T1425"><text:s/></text:span></text:p>
      <text:p text:style-name="P1426"><text:span text:style-name="T1427">あんどう</text:span><text:span text:style-name="T1428"><text:s/>：</text:span><text:span text:style-name="T1429">なにを</text:span><text:span text:style-name="T1430"><text:s/></text:span><text:span text:style-name="T1431">たべましたか。</text:span><text:span text:style-name="T1432"><text:s/></text:span></text:p>
      <text:p text:style-name="P1433"><text:span text:style-name="T1434"><text:s/></text:span></text:p>
      <text:p text:style-name="P1435"><text:span text:style-name="T1436">ラン</text:span><text:span text:style-name="T1437"><text:s text:c="5"/>：</text:span><text:span text:style-name="T1438">おこのみやきを</text:span><text:span text:style-name="T1439"><text:s/></text:span><text:span text:style-name="T1440">たべました。</text:span><text:span text:style-name="T1441"><text:s/></text:span></text:p>
      <text:p text:style-name="P1442"><text:span text:style-name="T1443"><text:s/></text:span></text:p>
      <text:p text:style-name="P1444"><text:span text:style-name="T1445">あんどう</text:span><text:span text:style-name="T1446"><text:s/>：</text:span><text:span text:style-name="T1447">いいですね。</text:span><text:span text:style-name="T1448"><text:s/></text:span></text:p>
      <text:p text:style-name="P1449"><text:span text:style-name="T1450"><text:s/></text:span><text:span text:style-name="T1451"><text:tab/></text:span><text:span text:style-name="T1452">しゅうまつに</text:span><text:span text:style-name="T1453"><text:s/></text:span><text:span text:style-name="T1454">あそびましたか。</text:span><text:span text:style-name="T1455"><text:s/></text:span></text:p>
      <text:p text:style-name="P1456"><text:span text:style-name="T1457"><text:s/></text:span></text:p>
      <text:p text:style-name="P1458"><text:span text:style-name="T1459">ラン</text:span><text:span text:style-name="T1460"><text:s text:c="5"/>：</text:span><text:span text:style-name="T1461">はい、どようびに</text:span><text:span text:style-name="T1462"><text:s/></text:span><text:span text:style-name="T1463">おおさかじょうに</text:span><text:span text:style-name="T1464"><text:s/></text:span><text:span text:style-name="T1465">いきました。</text:span><text:span text:style-name="T1466"><text:s/></text:span></text:p>
      <text:p text:style-name="P1467"><text:span text:style-name="T1468"><text:s/></text:span><text:span text:style-name="T1469"><text:tab/></text:span><text:span text:style-name="T1470">にちようびに</text:span><text:span text:style-name="T1471"><text:s/></text:span><text:span text:style-name="T1472">ゆうえんちに</text:span><text:span text:style-name="T1473"><text:s/></text:span><text:span text:style-name="T1474">いきました。</text:span><text:span text:style-name="T1475"><text:s/></text:span></text:p>
      <text:p text:style-name="P1476"><text:span text:style-name="T1477"><text:s/></text:span></text:p>
      <text:p text:style-name="P1478"><text:span text:style-name="T1479">あんどう</text:span><text:span text:style-name="T1480"><text:s/>：</text:span><text:span text:style-name="T1481">そうですか。</text:span><text:span text:style-name="T1482"><text:s/></text:span></text:p>
      <text:p text:style-name="P1483"><text:span text:style-name="T1484"><text:s/></text:span><text:span text:style-name="T1485"><text:tab/></text:span><text:span text:style-name="T1486">ああ、こんばん、いっしょに</text:span><text:span text:style-name="T1487"><text:s/></text:span><text:span text:style-name="T1488">おさけを</text:span><text:span text:style-name="T1489"><text:s/></text:span><text:span text:style-name="T1490">のみますか。</text:span><text:span text:style-name="T1491"><text:s/></text:span></text:p>
      <text:p text:style-name="P1492"><text:span text:style-name="T1493"><text:s/></text:span></text:p>
      <text:p text:style-name="P1494"><text:span text:style-name="T1495">ラン</text:span><text:span text:style-name="T1496"><text:s text:c="5"/>：</text:span><text:span text:style-name="T1497">すみません、きょうは</text:span><text:span text:style-name="T1498"><text:s/></text:span><text:span text:style-name="T1499">ちょっと</text:span><text:span text:style-name="T1500">…</text:span><text:span text:style-name="T1501">。</text:span><text:span text:style-name="T1502"><text:s/></text:span></text:p>
      <text:p text:style-name="P1503"><text:span text:style-name="T1504"><text:s/></text:span></text:p>
      <text:p text:style-name="P1505"><text:span text:style-name="T1506">あんどう</text:span><text:span text:style-name="T1507"><text:s/>：</text:span><text:span text:style-name="T1508">だめですか。</text:span><text:span text:style-name="T1509"><text:s/></text:span></text:p>
      <text:p text:style-name="P1510"><text:span text:style-name="T1511"><text:s/></text:span></text:p>
      <text:p text:style-name="P1512"><text:span text:style-name="T1513">ラン</text:span><text:span text:style-name="T1514"><text:s text:c="5"/>：</text:span><text:span text:style-name="T1515">ええ、ざんねんですが、こんばん、しごとの</text:span><text:span text:style-name="T1516"><text:s/></text:span><text:span text:style-name="T1517">レポートを</text:span><text:span text:style-name="T1518"><text:s/></text:span><text:span text:style-name="T1519">かきます。</text:span><text:span text:style-name="T1520"><text:s/></text:span></text:p>
      <text:p text:style-name="P1521"><text:span text:style-name="T1522"><text:s/></text:span><text:span text:style-name="T1523"><text:tab/></text:span><text:span text:style-name="T1524">あした、また</text:span><text:span text:style-name="T1525"><text:s/></text:span><text:span text:style-name="T1526">しゅっちょうが</text:span><text:span text:style-name="T1527"><text:s/></text:span><text:span text:style-name="T1528">あります。</text:span><text:span text:style-name="T1529"><text:s/></text:span></text:p>
      <text:p text:style-name="P1530"><text:span text:style-name="T1531"><text:s/></text:span></text:p>
      <text:soft-page-break/>
      <text:p text:style-name="P1532"><text:span text:style-name="T1533">あんどう</text:span><text:span text:style-name="T1534"><text:s/>：</text:span><text:span text:style-name="T1535">こんどは</text:span><text:span text:style-name="T1536"><text:s/></text:span><text:span text:style-name="T1537">どこへ</text:span><text:span text:style-name="T1538"><text:s/></text:span><text:span text:style-name="T1539">いきますか。</text:span><text:span text:style-name="T1540"><text:s/></text:span></text:p>
      <text:p text:style-name="P1541"><text:span text:style-name="T1542"><text:s/></text:span></text:p>
      <text:p text:style-name="P1543"><text:span text:style-name="T1544">ラン</text:span><text:span text:style-name="T1545"><text:s text:c="5"/>：</text:span><text:span text:style-name="T1546">ひろしまへ</text:span><text:span text:style-name="T1547"><text:s/></text:span><text:span text:style-name="T1548">いきます。</text:span><text:span text:style-name="T1549"><text:s/></text:span></text:p>
      <text:p text:style-name="P1550"><text:span text:style-name="T1551"><text:s/></text:span></text:p>
      <text:p text:style-name="P1552"><text:span text:style-name="T1553">あんどう</text:span><text:span text:style-name="T1554"><text:s/>：</text:span><text:span text:style-name="T1555">そうですか。</text:span><text:span text:style-name="T1556"><text:s/></text:span></text:p>
      <text:p text:style-name="P1557"><text:span text:style-name="T1558"><text:s/></text:span><text:span text:style-name="T1559"><text:tab/></text:span><text:span text:style-name="T1560">おつかれさまです。</text:span><text:span text:style-name="T1561"><text:s/></text:span></text:p>
      <text:p text:style-name="Normal"><text:span text:style-name="T1562"><text:s/></text:span><text:span text:style-name="T1563"><text:tab/><text:s text:c="5"/></text:span><text:span text:style-name="T1564">また、こんどね。</text:span></text:p>
      <text:p text:style-name="P1565">******************************************************************************</text:p>
      <text:p text:style-name="P1566"><text:span text:style-name="T1567">VI．</text:span><text:span text:style-name="T1568">かいわ</text:span><text:span text:style-name="T1569"><text:s/></text:span><text:span text:style-name="T1570">Conversation</text:span><text:span text:style-name="T1571"><text:s/></text:span></text:p>
      <text:p text:style-name="P1572"><text:span text:style-name="T1573"><text:s/></text:span></text:p>
      <text:p text:style-name="P1574"><text:span text:style-name="T1575">ラジ</text:span><text:span text:style-name="T1576"><text:s text:c="5"/>：</text:span><text:span text:style-name="T1577">おつかれさまです。</text:span><text:span text:style-name="T1578"><text:s/></text:span></text:p>
      <text:p text:style-name="P1579"><text:span text:style-name="T1580"><text:s/></text:span><text:span text:style-name="T1581"><text:tab/></text:span><text:span text:style-name="T1582">このせきは</text:span><text:span text:style-name="T1583"><text:s/></text:span><text:span text:style-name="T1584">あいていますか。</text:span><text:span text:style-name="T1585"><text:s/></text:span></text:p>
      <text:p text:style-name="P1586"><text:span text:style-name="T1587"><text:s/></text:span></text:p>
      <text:p text:style-name="P1588"><text:span text:style-name="T1589">あんどう</text:span><text:span text:style-name="T1590"><text:s/>：</text:span><text:span text:style-name="T1591">はい、どうぞ。</text:span><text:span text:style-name="T1592"><text:s/></text:span></text:p>
      <text:p text:style-name="P1593"><text:span text:style-name="T1594"><text:s/></text:span></text:p>
      <text:p text:style-name="P1595"><text:span text:style-name="T1596">ラジ</text:span><text:span text:style-name="T1597"><text:s text:c="5"/>：</text:span><text:span text:style-name="T1598">ありがとう</text:span><text:span text:style-name="T1599"><text:s/></text:span><text:span text:style-name="T1600">ございます。</text:span><text:span text:style-name="T1601"><text:s/></text:span></text:p>
      <text:p text:style-name="P1602"><text:span text:style-name="T1603"><text:s/></text:span></text:p>
      <text:p text:style-name="P1604"><text:span text:style-name="T1605">ラン</text:span><text:span text:style-name="T1606"><text:s text:c="5"/>：</text:span><text:span text:style-name="T1607">そのパソコン、どこで</text:span><text:span text:style-name="T1608"><text:s/></text:span><text:span text:style-name="T1609">かいましたか。</text:span><text:span text:style-name="T1610"><text:s/></text:span></text:p>
      <text:p text:style-name="P1611"><text:span text:style-name="T1612"><text:s/></text:span></text:p>
      <text:p text:style-name="P1613"><text:span text:style-name="T1614">ラジ</text:span><text:span text:style-name="T1615"><text:s text:c="5"/>：</text:span><text:span text:style-name="T1616">ああ、これは</text:span><text:span text:style-name="T1617"><text:s/></text:span><text:span text:style-name="T1618">きのう</text:span><text:span text:style-name="T1619"><text:s/></text:span><text:span text:style-name="T1620">あきはばらで</text:span><text:span text:style-name="T1621"><text:s/></text:span><text:span text:style-name="T1622">かいました。</text:span><text:span text:style-name="T1623"><text:s/></text:span></text:p>
      <text:p text:style-name="P1624"><text:span text:style-name="T1625"><text:s/></text:span></text:p>
      <text:p text:style-name="P1626"><text:span text:style-name="T1627">あんどう ：そうなんですか。<text:s/></text:span></text:p>
      <table:table table:style-name="Table1628">
        <table:table-columns>
          <table:table-column table:style-name="TableColumn1629"/>
          <table:table-column table:style-name="TableColumn1630"/>
        </table:table-columns>
        <table:table-row table:style-name="TableRow1631">
          <table:table-cell table:style-name="TableCell1632">
            <text:p text:style-name="P1633"><text:span text:style-name="T1634"><text:s/></text:span></text:p>
            <text:p text:style-name="P1635"><text:span text:style-name="T1636"><text:s/></text:span></text:p>
          </table:table-cell>
          <table:table-cell table:style-name="TableCell1637">
            <text:p text:style-name="P1638"><text:span text:style-name="T1639">きのう わたしも あきはばらに いきました。<text:s/></text:span></text:p>
          </table:table-cell>
        </table:table-row>
        <table:table-row table:style-name="TableRow1640">
          <table:table-cell table:style-name="TableCell1641">
            <text:p text:style-name="P1642"><text:span text:style-name="T1643">ラジ<text:s/></text:span></text:p>
          </table:table-cell>
          <table:table-cell table:style-name="TableCell1644">
            <text:p text:style-name="P1645"><text:span text:style-name="T1646">：ほんとうですか。<text:s/></text:span></text:p>
          </table:table-cell>
        </table:table-row>
        <table:table-row table:style-name="TableRow1647">
          <table:table-cell table:style-name="TableCell1648">
            <text:p text:style-name="P1649"><text:span text:style-name="T1650"><text:s/></text:span></text:p>
            <text:p text:style-name="P1651"><text:span text:style-name="T1652"><text:s/></text:span></text:p>
          </table:table-cell>
          <table:table-cell table:style-name="TableCell1653">
            <text:p text:style-name="P1654"><text:span text:style-name="T1655">あいませんでしたね。<text:s/></text:span></text:p>
          </table:table-cell>
        </table:table-row>
        <table:table-row table:style-name="TableRow1656">
          <table:table-cell table:style-name="TableCell1657">
            <text:p text:style-name="P1658"><text:span text:style-name="T1659">ラン<text:s/></text:span></text:p>
          </table:table-cell>
          <table:table-cell table:style-name="TableCell1660">
            <text:p text:style-name="P1661"><text:span text:style-name="T1662">：あんどうさんは、 なにを かいましたか。<text:s/></text:span></text:p>
          </table:table-cell>
        </table:table-row>
      </table:table>
      <text:p text:style-name="P1663"><text:span text:style-name="T1664"><text:s/></text:span></text:p>
      <text:p text:style-name="P1665"><text:span text:style-name="T1666">あんどう ：わたしは れいぞうこを かいました。<text:s/></text:span></text:p>
      <text:p text:style-name="P1667"><text:span text:style-name="T1668"><text:s/></text:span></text:p>
      <text:p text:style-name="P1669"><text:span text:style-name="T1670">ラン <text:s text:c="4"/>：あきはばらまで、どうやって いきましたか。<text:s/></text:span></text:p>
      <text:p text:style-name="P1671"><text:span text:style-name="T1672"><text:s/></text:span></text:p>
      <text:p text:style-name="P1673"><text:span text:style-name="T1674">あんどう ：しんばしえきまで いって、でんしゃに のりました。<text:s/></text:span></text:p>
      <text:p text:style-name="P1675"><text:span text:style-name="T1676"><text:s/></text:span></text:p>
      <text:p text:style-name="P1677"><text:span text:style-name="T1678">ラン <text:s text:c="4"/>：しんばしえきまで ちかてつで いきましたか。<text:s/></text:span></text:p>
      <text:p text:style-name="P1679"><text:span text:style-name="T1680"><text:s/></text:span></text:p>
      <text:p text:style-name="P1681"><text:span text:style-name="T1682">あんどう ：いいえ、あるいて いきました。<text:s/></text:span></text:p>
      <text:p text:style-name="P1683"><text:span text:style-name="T1684"><text:s/></text:span><text:span text:style-name="T1685"><text:tab/>うちは しんばしえきの ちかくに あります。<text:s/></text:span></text:p>
      <text:p text:style-name="P1686"><text:span text:style-name="T1687"><text:s/></text:span><text:span text:style-name="T1688"><text:tab/>ランさんは あきはばらに いきますか。<text:s/></text:span></text:p>
      <text:p text:style-name="P1689"><text:span text:style-name="T1690"><text:s/></text:span></text:p>
      <text:p text:style-name="P1691"><text:span text:style-name="T1692">ラン <text:s text:c="4"/>：はい、こんしゅうの どようびに いきます。<text:s/></text:span></text:p>
      <text:p text:style-name="P1693"><text:span text:style-name="T1694"><text:s/></text:span></text:p>
      <text:p text:style-name="P1695"><text:span text:style-name="T1696">あんどう ：ランさんの おうちは どこですか。<text:s/></text:span></text:p>
      <text:p text:style-name="P1697"><text:span text:style-name="T1698"><text:s/></text:span></text:p>
      <text:p text:style-name="P1699"><text:span text:style-name="T1700">ラン <text:s text:c="4"/>：うえのえきの ちかくです。<text:s/></text:span></text:p>
      <text:p text:style-name="P1701"><text:span text:style-name="T1702"><text:s/></text:span></text:p>
      <text:p text:style-name="P1703"><text:span text:style-name="T1704">あんどう ：そしたら、うえのえきまで あるいて、<text:s/></text:span></text:p>
      <text:p text:style-name="P1705"><text:span text:style-name="T1706"><text:s/></text:span><text:span text:style-name="T1707"><text:tab/>ちかてつにのって、ふたえきで つきます。<text:s/></text:span></text:p>
      <text:p text:style-name="P1708"><text:span text:style-name="T1709"><text:s/></text:span><text:span text:style-name="T1710"><text:tab/></text:span><text:span text:style-name="T1711"><text:s/></text:span></text:p>
      <text:p text:style-name="P1712"/>
      <table:table table:style-name="Table1713">
        <table:table-columns>
          <table:table-column table:style-name="TableColumn1714"/>
          <table:table-column table:style-name="TableColumn1715"/>
        </table:table-columns>
        <table:table-row table:style-name="TableRow1716">
          <table:table-cell table:style-name="TableCell1717">
            <text:p text:style-name="P1718"><text:span text:style-name="T1719">ラン<text:s/></text:span></text:p>
          </table:table-cell>
          <table:table-cell table:style-name="TableCell1720">
            <text:p text:style-name="P1721"><text:span text:style-name="T1722"><text:s text:c="4"/>：そうですか。<text:s/></text:span></text:p>
          </table:table-cell>
        </table:table-row>
        <table:table-row table:style-name="TableRow1723">
          <table:table-cell table:style-name="TableCell1724">
            <text:p text:style-name="P1725"><text:span text:style-name="T1726"><text:s/></text:span></text:p>
          </table:table-cell>
          <table:table-cell table:style-name="TableCell1727">
            <text:p text:style-name="P1728"><text:span text:style-name="T1729"><text:s text:c="4"/>ありがとうございます。<text:s/></text:span></text:p>
          </table:table-cell>
        </table:table-row>
        <text:soft-page-break/>
        <table:table-row table:style-name="TableRow1730">
          <table:table-cell table:style-name="TableCell1731">
            <text:p text:style-name="P1732"><text:span text:style-name="T1733"><text:s/></text:span></text:p>
            <text:p text:style-name="P1734"><text:span text:style-name="T1735"><text:s/></text:span></text:p>
          </table:table-cell>
          <table:table-cell table:style-name="TableCell1736">
            <text:p text:style-name="P1737"><text:span text:style-name="T1738"><text:s text:c="4"/>ラジさん、どこの おみせで パソコンを かいましたか。<text:s/></text:span></text:p>
          </table:table-cell>
        </table:table-row>
        <table:table-row table:style-name="TableRow1739">
          <table:table-cell table:style-name="TableCell1740">
            <text:p text:style-name="P1741"><text:span text:style-name="T1742">ラジ<text:s/></text:span></text:p>
          </table:table-cell>
          <table:table-cell table:style-name="TableCell1743">
            <text:p text:style-name="P1744"><text:span text:style-name="T1745"><text:s text:c="4"/>：あきはばらえきの 3ばんでぐちの ちかくの おみせです。<text:s/></text:span></text:p>
          </table:table-cell>
        </table:table-row>
        <table:table-row table:style-name="TableRow1746">
          <table:table-cell table:style-name="TableCell1747">
            <text:p text:style-name="P1748"><text:span text:style-name="T1749"><text:s/></text:span></text:p>
          </table:table-cell>
          <table:table-cell table:style-name="TableCell1750">
            <text:p text:style-name="P1751"><text:span text:style-name="T1752"><text:s text:c="4"/>3ばんでぐちをでて、<text:s/></text:span></text:p>
          </table:table-cell>
        </table:table-row>
        <table:table-row table:style-name="TableRow1753">
          <table:table-cell table:style-name="TableCell1754">
            <text:p text:style-name="P1755"><text:span text:style-name="T1756"><text:s/></text:span></text:p>
            <text:p text:style-name="P1757"><text:span text:style-name="T1758"><text:s/></text:span></text:p>
          </table:table-cell>
          <table:table-cell table:style-name="TableCell1759">
            <text:p text:style-name="P1760"><text:span text:style-name="T1761"><text:s text:c="4"/>まっすぐいって ひだりへ まがると すぐです。<text:s/></text:span></text:p>
          </table:table-cell>
        </table:table-row>
        <table:table-row table:style-name="TableRow1762">
          <table:table-cell table:style-name="TableCell1763">
            <text:p text:style-name="P1764"><text:span text:style-name="T1765">ラン<text:s/></text:span></text:p>
          </table:table-cell>
          <table:table-cell table:style-name="TableCell1766">
            <text:p text:style-name="P1767"><text:span text:style-name="T1768"><text:s text:c="4"/>：わかりました。<text:s/></text:span></text:p>
          </table:table-cell>
        </table:table-row>
        <table:table-row table:style-name="TableRow1769">
          <table:table-cell table:style-name="TableCell1770">
            <text:p text:style-name="P1771"><text:span text:style-name="T1772"><text:s/></text:span></text:p>
          </table:table-cell>
          <table:table-cell table:style-name="TableCell1773">
            <text:p text:style-name="P1774"><text:span text:style-name="T1775"><text:s text:c="4"/>ありがとうございます。<text:s/></text:span></text:p>
          </table:table-cell>
        </table:table-row>
        <table:table-row table:style-name="TableRow1776">
          <table:table-cell table:style-name="TableCell1777">
            <text:p text:style-name="P1778"><text:span text:style-name="T1779"><text:s/></text:span></text:p>
          </table:table-cell>
          <table:table-cell table:style-name="TableCell1780">
            <text:p text:style-name="P1781"><text:s text:c="4"/>どようびに あきはばらにいって パソコンを かいます。<text:s/></text:p>
            <text:p text:style-name="P1782"><text:bookmark-start text:name="_Hlk118411578"/>**************************************************************************</text:p>
            <text:p text:style-name="P1783"><text:bookmark-end text:name="_Hlk118411578"/></text:p>
          </table:table-cell>
        </table:table-row>
      </table:table>
      <text:p text:style-name="P1784"><text:span text:style-name="T1785">VII</text:span><text:span text:style-name="T1786">．</text:span><text:ruby text:style-name="Ru8"><text:ruby-base><text:span text:style-name="T1787">会話</text:span></text:ruby-base><text:ruby-text text:style-name="WW_CharRuby8">かいわ</text:ruby-text></text:ruby><text:span text:style-name="T1788"><text:s/></text:span><text:span text:style-name="T1789">Conversation</text:span><text:span text:style-name="T1790"><text:s/></text:span></text:p>
      <text:p text:style-name="P1791"><text:span text:style-name="T1792"><text:s/></text:span></text:p>
      <text:p text:style-name="P1793"><text:span text:style-name="T1794">ワン <text:s/>：</text:span><text:ruby text:style-name="Ru9"><text:ruby-base><text:span text:style-name="T1795">安藤</text:span></text:ruby-base><text:ruby-text text:style-name="WW_CharRuby9">あんどう</text:ruby-text></text:ruby><text:span text:style-name="T1796">さん、お</text:span><text:ruby text:style-name="Ru10"><text:ruby-base><text:span text:style-name="T1797">久</text:span></text:ruby-base><text:ruby-text text:style-name="WW_CharRuby10">ひさ</text:ruby-text></text:ruby><text:span text:style-name="T1798">しぶりです。<text:s/></text:span></text:p>
      <text:p text:style-name="P1799"><text:span text:style-name="T1800"><text:s/></text:span></text:p>
      <text:p text:style-name="P1801"><text:ruby text:style-name="Ru11"><text:ruby-base><text:span text:style-name="T1802">安藤</text:span></text:ruby-base><text:ruby-text text:style-name="WW_CharRuby11">あんどう</text:ruby-text></text:ruby><text:span text:style-name="T1803"><text:s/>：ワンさん、お</text:span><text:ruby text:style-name="Ru12"><text:ruby-base><text:span text:style-name="T1804">久</text:span></text:ruby-base><text:ruby-text text:style-name="WW_CharRuby12">ひさ</text:ruby-text></text:ruby><text:span text:style-name="T1805">しぶりです。<text:s/></text:span></text:p>
      <text:p text:style-name="P1806"><text:span text:style-name="T1807"><text:s/></text:span><text:span text:style-name="T1808"><text:tab/>お</text:span><text:ruby text:style-name="Ru13"><text:ruby-base><text:span text:style-name="T1809">元気</text:span></text:ruby-base><text:ruby-text text:style-name="WW_CharRuby13">げんき</text:ruby-text></text:ruby><text:span text:style-name="T1810">ですか？<text:s/></text:span></text:p>
      <text:p text:style-name="P1811"><text:span text:style-name="T1812"><text:s/></text:span></text:p>
      <text:p text:style-name="P1813"><text:span text:style-name="T1814">ワン <text:s/>：はい、</text:span><text:ruby text:style-name="Ru14"><text:ruby-base><text:span text:style-name="T1815">元気</text:span></text:ruby-base><text:ruby-text text:style-name="WW_CharRuby14">げんき</text:ruby-text></text:ruby><text:span text:style-name="T1816">です。<text:s/></text:span></text:p>
      <text:p text:style-name="P1817"><text:span text:style-name="T1818"><text:s/></text:span></text:p>
      <text:p text:style-name="P1819"><text:ruby text:style-name="Ru15"><text:ruby-base><text:span text:style-name="T1820">安藤</text:span></text:ruby-base><text:ruby-text text:style-name="WW_CharRuby15">あんどう</text:ruby-text></text:ruby><text:span text:style-name="T1821"><text:s/>：はい、お</text:span><text:ruby text:style-name="Ru16"><text:ruby-base><text:span text:style-name="T1822">誕生日</text:span></text:ruby-base><text:ruby-text text:style-name="WW_CharRuby16">たんじょうび</text:ruby-text></text:ruby><text:span text:style-name="T1823">、おめでとう ございます。<text:s/></text:span></text:p>
      <text:p text:style-name="P1824"><text:span text:style-name="T1825"><text:s/></text:span></text:p>
      <text:p text:style-name="P1826"><text:span text:style-name="T1827">ワン <text:s/>：ありがとう ございます。<text:s/></text:span></text:p>
      <text:p text:style-name="P1828"><text:span text:style-name="T1829"><text:s text:c="10"/>これ、</text:span><text:ruby text:style-name="Ru17"><text:ruby-base><text:span text:style-name="T1830">開</text:span></text:ruby-base><text:ruby-text text:style-name="WW_CharRuby17">あ</text:ruby-text></text:ruby><text:span text:style-name="T1831">けても いいですか。<text:s/></text:span></text:p>
      <text:p text:style-name="P1832"><text:span text:style-name="T1833"><text:s/></text:span></text:p>
      <text:p text:style-name="P1834"><text:ruby text:style-name="Ru18"><text:ruby-base><text:span text:style-name="T1835">安藤</text:span></text:ruby-base><text:ruby-text text:style-name="WW_CharRuby18">あんどう</text:ruby-text></text:ruby><text:span text:style-name="T1836"><text:s/>：はい、どうぞ。<text:s/></text:span></text:p>
      <text:p text:style-name="P1837"><text:span text:style-name="T1838"><text:s/></text:span></text:p>
      <text:p text:style-name="P1839"><text:span text:style-name="T1840">ワン <text:s/>：うで</text:span><text:ruby text:style-name="Ru19"><text:ruby-base><text:span text:style-name="T1841">時計</text:span></text:ruby-base><text:ruby-text text:style-name="WW_CharRuby19">どけい</text:ruby-text></text:ruby><text:span text:style-name="T1842">ですね。<text:s/></text:span></text:p>
      <text:p text:style-name="P1843"><text:span text:style-name="T1844"><text:s/></text:span><text:span text:style-name="T1845"><text:tab/>きれい。 ありがとう。<text:s/></text:span></text:p>
      <text:p text:style-name="P1846"><text:span text:style-name="T1847"><text:s/></text:span></text:p>
      <text:p text:style-name="P1848"><text:ruby text:style-name="Ru20"><text:ruby-base><text:span text:style-name="T1849">安藤</text:span></text:ruby-base><text:ruby-text text:style-name="WW_CharRuby20">あんどう</text:ruby-text></text:ruby><text:span text:style-name="T1850"><text:s/>：どういたしまして。<text:s/></text:span></text:p>
      <text:p text:style-name="P1851"><text:span text:style-name="T1852"><text:s/></text:span></text:p>
      <text:p text:style-name="P1853"><text:span text:style-name="T1854">ワン <text:s/>：</text:span><text:ruby text:style-name="Ru21"><text:ruby-base><text:span text:style-name="T1855">安藤</text:span></text:ruby-base><text:ruby-text text:style-name="WW_CharRuby21">あんどう</text:ruby-text></text:ruby><text:span text:style-name="T1856">さんは いま<text:s/></text:span><text:ruby text:style-name="Ru22"><text:ruby-base><text:span text:style-name="T1857">何</text:span></text:ruby-base><text:ruby-text text:style-name="WW_CharRuby22">なに</text:ruby-text></text:ruby><text:span text:style-name="T1858">を していますか。<text:s/></text:span></text:p>
      <text:p text:style-name="P1859"><text:span text:style-name="T1860"><text:s/></text:span></text:p>
      <text:p text:style-name="P1861"><text:ruby text:style-name="Ru23"><text:ruby-base><text:span text:style-name="T1862">安藤</text:span></text:ruby-base><text:ruby-text text:style-name="WW_CharRuby23">あんどう</text:ruby-text></text:ruby><text:span text:style-name="T1863"><text:s/>：わたしは<text:s/></text:span><text:span text:style-name="T1864">IT</text:span><text:ruby text:style-name="Ru24"><text:ruby-base><text:span text:style-name="T1865">企業</text:span></text:ruby-base><text:ruby-text text:style-name="WW_CharRuby24">きぎょう</text:ruby-text></text:ruby><text:span text:style-name="T1866">で<text:s/></text:span><text:ruby text:style-name="Ru25"><text:ruby-base><text:span text:style-name="T1867">仕事</text:span></text:ruby-base><text:ruby-text text:style-name="WW_CharRuby25">しごと</text:ruby-text></text:ruby><text:span text:style-name="T1868">を しています。 <text:s/></text:span></text:p>
      <text:p text:style-name="P1869"><text:span text:style-name="T1870"><text:s/></text:span></text:p>
      <text:p text:style-name="P1871"><text:span text:style-name="T1872">ワン <text:s/>：ええ、エンジニアですか。<text:s/></text:span></text:p>
      <text:p text:style-name="P1873"><text:span text:style-name="T1874"><text:s/></text:span></text:p>
      <text:p text:style-name="P1875"><text:ruby text:style-name="Ru26"><text:ruby-base><text:span text:style-name="T1876">安藤</text:span></text:ruby-base><text:ruby-text text:style-name="WW_CharRuby26">あんどう</text:ruby-text></text:ruby><text:span text:style-name="T1877"><text:s/>：いいえ、</text:span><text:ruby text:style-name="Ru27"><text:ruby-base><text:span text:style-name="T1878">海外部</text:span></text:ruby-base><text:ruby-text text:style-name="WW_CharRuby27">かいがいぶ</text:ruby-text></text:ruby><text:span text:style-name="T1879">で<text:s/></text:span><text:ruby text:style-name="Ru28"><text:ruby-base><text:span text:style-name="T1880">働</text:span></text:ruby-base><text:ruby-text text:style-name="WW_CharRuby28">はたら</text:ruby-text></text:ruby><text:span text:style-name="T1881">いています。<text:s/></text:span></text:p>
      <text:soft-page-break/>
      <text:p text:style-name="P1882"><text:span text:style-name="T1883"><text:s/></text:span><text:span text:style-name="T1884"><text:tab/>ワンさんは？<text:s/></text:span></text:p>
      <text:p text:style-name="P1885"><text:span text:style-name="T1886"><text:s/></text:span></text:p>
      <text:p text:style-name="P1887"><text:span text:style-name="T1888">ワン <text:s/>：わたしは<text:s/></text:span><text:ruby text:style-name="Ru29"><text:ruby-base><text:span text:style-name="T1889">大学</text:span></text:ruby-base><text:ruby-text text:style-name="WW_CharRuby29">だいがく</text:ruby-text></text:ruby><text:span text:style-name="T1890">で<text:s/></text:span><text:ruby text:style-name="Ru30"><text:ruby-base><text:span text:style-name="T1891">日本語</text:span></text:ruby-base><text:ruby-text text:style-name="WW_CharRuby30">にほんご</text:ruby-text></text:ruby><text:span text:style-name="T1892">を<text:s/></text:span><text:ruby text:style-name="Ru31"><text:ruby-base><text:span text:style-name="T1893">勉強</text:span></text:ruby-base><text:ruby-text text:style-name="WW_CharRuby31">べんきょう</text:ruby-text></text:ruby><text:span text:style-name="T1894">しています。<text:s/></text:span></text:p>
      <text:p text:style-name="P1895"><text:ruby text:style-name="Ru32"><text:ruby-base><text:span text:style-name="T1896">安藤</text:span></text:ruby-base><text:ruby-text text:style-name="WW_CharRuby32">あんどう</text:ruby-text></text:ruby><text:span text:style-name="T1897"><text:s/>：そうですか。<text:s/></text:span></text:p>
      <text:p text:style-name="P1898"><text:span text:style-name="T1899"><text:s text:c="10"/>ああ、</text:span><text:ruby text:style-name="Ru33"><text:ruby-base><text:span text:style-name="T1900">来週</text:span></text:ruby-base><text:ruby-text text:style-name="WW_CharRuby33">らいしゅう</text:ruby-text></text:ruby><text:span text:style-name="T1901">の<text:s/></text:span><text:ruby text:style-name="Ru34"><text:ruby-base><text:span text:style-name="T1902">日曜日</text:span></text:ruby-base><text:ruby-text text:style-name="WW_CharRuby34">にちようび</text:ruby-text></text:ruby><text:span text:style-name="T1903"><text:s/></text:span><text:ruby text:style-name="Ru35"><text:ruby-base><text:span text:style-name="T1904">空</text:span></text:ruby-base><text:ruby-text text:style-name="WW_CharRuby35">あ</text:ruby-text></text:ruby><text:span text:style-name="T1905">いていますか。<text:s/></text:span></text:p>
      <text:p text:style-name="P1906"><text:span text:style-name="T1907"><text:s/></text:span></text:p>
      <text:p text:style-name="P1908"><text:span text:style-name="T1909">ワン <text:s/>：ええ。</text:span><text:ruby text:style-name="Ru36"><text:ruby-base><text:span text:style-name="T1910">空</text:span></text:ruby-base><text:ruby-text text:style-name="WW_CharRuby36">あ</text:ruby-text></text:ruby><text:span text:style-name="T1911">いています。<text:s/></text:span></text:p>
      <text:p text:style-name="P1912"><text:span text:style-name="T1913"><text:s/></text:span></text:p>
      <text:p text:style-name="P1914"><text:ruby text:style-name="Ru37"><text:ruby-base><text:span text:style-name="T1915">安藤</text:span></text:ruby-base><text:ruby-text text:style-name="WW_CharRuby37">あんどう</text:ruby-text></text:ruby><text:span text:style-name="T1916"><text:s/>：その</text:span><text:ruby text:style-name="Ru38"><text:ruby-base><text:span text:style-name="T1917">日</text:span></text:ruby-base><text:ruby-text text:style-name="WW_CharRuby38">ひ</text:ruby-text></text:ruby><text:span text:style-name="T1918">、</text:span><text:ruby text:style-name="Ru39"><text:ruby-base><text:span text:style-name="T1919">友達</text:span></text:ruby-base><text:ruby-text text:style-name="WW_CharRuby39">ともだち</text:ruby-text></text:ruby><text:span text:style-name="T1920">と スキーをします。<text:s/></text:span></text:p>
      <text:p text:style-name="P1921"><text:span text:style-name="T1922"><text:s/></text:span><text:span text:style-name="T1923"><text:tab/>いっしょに スキーに<text:s/></text:span><text:ruby text:style-name="Ru40"><text:ruby-base><text:span text:style-name="T1924">行</text:span></text:ruby-base><text:ruby-text text:style-name="WW_CharRuby40">い</text:ruby-text></text:ruby><text:span text:style-name="T1925">きませんか。<text:s/></text:span></text:p>
      <text:p text:style-name="P1926"><text:span text:style-name="T1927"><text:s/></text:span></text:p>
      <text:p text:style-name="P1928"><text:span text:style-name="T1929">ワン <text:s/>：</text:span><text:ruby text:style-name="Ru41"><text:ruby-base><text:span text:style-name="T1930">行</text:span></text:ruby-base><text:ruby-text text:style-name="WW_CharRuby41">い</text:ruby-text></text:ruby><text:span text:style-name="T1931">きましょう。<text:s/></text:span></text:p>
      <text:p text:style-name="P1932"><text:span text:style-name="T1933"><text:s text:c="10"/>どこの スキー</text:span><text:ruby text:style-name="Ru42"><text:ruby-base><text:span text:style-name="T1934">場</text:span></text:ruby-base><text:ruby-text text:style-name="WW_CharRuby42">じょう</text:ruby-text></text:ruby><text:span text:style-name="T1935">へ<text:s/></text:span><text:ruby text:style-name="Ru43"><text:ruby-base><text:span text:style-name="T1936">行</text:span></text:ruby-base><text:ruby-text text:style-name="WW_CharRuby43">い</text:ruby-text></text:ruby><text:span text:style-name="T1937">きますか。<text:s/></text:span></text:p>
      <text:p text:style-name="P1938"><text:span text:style-name="T1939"><text:s/></text:span></text:p>
      <text:p text:style-name="P1940"><text:ruby text:style-name="Ru44"><text:ruby-base><text:span text:style-name="T1941">安藤</text:span></text:ruby-base><text:ruby-text text:style-name="WW_CharRuby44">あんどう</text:ruby-text></text:ruby><text:span text:style-name="T1942"><text:s/>：</text:span><text:ruby text:style-name="Ru45"><text:ruby-base><text:span text:style-name="T1943">長野</text:span></text:ruby-base><text:ruby-text text:style-name="WW_CharRuby45">ながの</text:ruby-text></text:ruby><text:span text:style-name="T1944">の スキー</text:span><text:ruby text:style-name="Ru46"><text:ruby-base><text:span text:style-name="T1945">場</text:span></text:ruby-base><text:ruby-text text:style-name="WW_CharRuby46">じょう</text:ruby-text></text:ruby><text:span text:style-name="T1946">です。<text:s/></text:span></text:p>
      <text:p text:style-name="P1947"><text:span text:style-name="T1948"><text:s/></text:span></text:p>
      <text:p text:style-name="P1949"><text:span text:style-name="T1950">ワン <text:s/>：</text:span><text:ruby text:style-name="Ru47"><text:ruby-base><text:span text:style-name="T1951">何時</text:span></text:ruby-base><text:ruby-text text:style-name="WW_CharRuby47">なんじ</text:ruby-text></text:ruby><text:span text:style-name="T1952">に<text:s/></text:span><text:ruby text:style-name="Ru48"><text:ruby-base><text:span text:style-name="T1953">行</text:span></text:ruby-base><text:ruby-text text:style-name="WW_CharRuby48">い</text:ruby-text></text:ruby><text:span text:style-name="T1954">きますか。<text:s/></text:span></text:p>
      <text:p text:style-name="P1955"><text:span text:style-name="T1956"><text:s/></text:span></text:p>
      <text:p text:style-name="P1957"><text:ruby text:style-name="Ru49"><text:ruby-base><text:span text:style-name="T1958">安藤</text:span></text:ruby-base><text:ruby-text text:style-name="WW_CharRuby49">あんどう</text:ruby-text></text:ruby><text:span text:style-name="T1959"><text:s/>：</text:span><text:ruby text:style-name="Ru50"><text:ruby-base><text:span text:style-name="T1960">日曜日</text:span></text:ruby-base><text:ruby-text text:style-name="WW_CharRuby50">にちようび</text:ruby-text></text:ruby><text:span text:style-name="T1961">の 7</text:span><text:ruby text:style-name="Ru51"><text:ruby-base><text:span text:style-name="T1962">時</text:span></text:ruby-base><text:ruby-text text:style-name="WW_CharRuby51">じ</text:ruby-text></text:ruby><text:span text:style-name="T1963">に<text:s/></text:span><text:ruby text:style-name="Ru52"><text:ruby-base><text:span text:style-name="T1964">駅新宿</text:span></text:ruby-base><text:ruby-text text:style-name="WW_CharRuby52">しんじゅくえき</text:ruby-text></text:ruby><text:span text:style-name="T1965">で<text:s/></text:span><text:ruby text:style-name="Ru53"><text:ruby-base><text:span text:style-name="T1966">会</text:span></text:ruby-base><text:ruby-text text:style-name="WW_CharRuby53">あ</text:ruby-text></text:ruby><text:span text:style-name="T1967">いましょう。<text:s/></text:span></text:p>
      <text:p text:style-name="P1968"><text:span text:style-name="T1969"><text:s/></text:span><text:span text:style-name="T1970"><text:tab/>それから、いっしょに バスで<text:s/></text:span><text:ruby text:style-name="Ru54"><text:ruby-base><text:span text:style-name="T1971">行</text:span></text:ruby-base><text:ruby-text text:style-name="WW_CharRuby54">い</text:ruby-text></text:ruby><text:span text:style-name="T1972">きます。<text:s/></text:span></text:p>
      <text:p text:style-name="P1973"><text:span text:style-name="T1974"><text:s/></text:span></text:p>
      <text:p text:style-name="P1975"><text:span text:style-name="T1976">ワン <text:s/>：はい、わかりました。<text:s/></text:span></text:p>
      <text:p text:style-name="P1977"><text:span text:style-name="T1978"><text:s/></text:span><text:span text:style-name="T1979"><text:tab/>お</text:span><text:ruby text:style-name="Ru55"><text:ruby-base><text:span text:style-name="T1980">菓子</text:span></text:ruby-base><text:ruby-text text:style-name="WW_CharRuby55">かし</text:ruby-text></text:ruby><text:span text:style-name="T1981">を<text:s/></text:span><text:ruby text:style-name="Ru56"><text:ruby-base><text:span text:style-name="T1982">持</text:span></text:ruby-base><text:ruby-text text:style-name="WW_CharRuby56">も</text:ruby-text></text:ruby><text:span text:style-name="T1983">って<text:s/></text:span><text:ruby text:style-name="Ru57"><text:ruby-base><text:span text:style-name="T1984">行</text:span></text:ruby-base><text:ruby-text text:style-name="WW_CharRuby57">い</text:ruby-text></text:ruby><text:span text:style-name="T1985">きましょうか。<text:s/></text:span></text:p>
      <text:p text:style-name="P1986"><text:span text:style-name="T1987"><text:s/></text:span></text:p>
      <text:p text:style-name="P1988"><text:ruby text:style-name="Ru58"><text:ruby-base><text:span text:style-name="T1989">安藤</text:span></text:ruby-base><text:ruby-text text:style-name="WW_CharRuby58">あんどう</text:ruby-text></text:ruby><text:span text:style-name="T1990"><text:s/>：ありがとう ございます。<text:s/></text:span></text:p>
      <text:p text:style-name="Normal"><text:span text:style-name="T1991"><text:s/></text:span><text:span text:style-name="T1992"><text:tab/><text:s text:c="4"/>わたしは、</text:span><text:ruby text:style-name="Ru59"><text:ruby-base><text:span text:style-name="T1993">飲</text:span></text:ruby-base><text:ruby-text text:style-name="WW_CharRuby59">の</text:ruby-text></text:ruby><text:span text:style-name="T1994">み</text:span><text:ruby text:style-name="Ru60"><text:ruby-base><text:span text:style-name="T1995">物</text:span></text:ruby-base><text:ruby-text text:style-name="WW_CharRuby60">もの</text:ruby-text></text:ruby><text:span text:style-name="T1996">を<text:s/></text:span><text:ruby text:style-name="Ru61"><text:ruby-base><text:span text:style-name="T1997">持</text:span></text:ruby-base><text:ruby-text text:style-name="WW_CharRuby61">も</text:ruby-text></text:ruby><text:span text:style-name="T1998">って<text:s/></text:span><text:ruby text:style-name="Ru62"><text:ruby-base><text:span text:style-name="T1999">行</text:span></text:ruby-base><text:ruby-text text:style-name="WW_CharRuby62">い</text:ruby-text></text:ruby><text:span text:style-name="T2000">きますね。</text:span></text:p>
      <text:p text:style-name="P2001">****************************************************************************</text:p>
      <text:p text:style-name="P2002"><text:span text:style-name="T2003">VIII</text:span><text:span text:style-name="T2004">．</text:span><text:ruby text:style-name="Ru63"><text:ruby-base><text:span text:style-name="T2005">会話</text:span></text:ruby-base><text:ruby-text text:style-name="WW_CharRuby63">かいわ</text:ruby-text></text:ruby><text:span text:style-name="T2006"><text:s/></text:span><text:span text:style-name="T2007">Conversation</text:span><text:span text:style-name="T2008"><text:s/></text:span></text:p>
      <text:p text:style-name="P2009"><text:span text:style-name="T2010"><text:s/></text:span></text:p>
      <table:table table:style-name="Table2011">
        <table:table-columns>
          <table:table-column table:style-name="TableColumn2012"/>
          <table:table-column table:style-name="TableColumn2013"/>
        </table:table-columns>
        <table:table-row table:style-name="TableRow2014">
          <table:table-cell table:style-name="TableCell2015">
            <text:p text:style-name="P2016"><text:span text:style-name="T2017">あんどう安藤<text:s/></text:span></text:p>
          </table:table-cell>
          <table:table-cell table:style-name="TableCell2018">
            <text:p text:style-name="P2019"><text:span text:style-name="T2020">：お電話 ありがとう ございます。<text:s/></text:span></text:p>
          </table:table-cell>
        </table:table-row>
        <table:table-row table:style-name="TableRow2021">
          <table:table-cell table:style-name="TableCell2022">
            <text:p text:style-name="P2023"><text:span text:style-name="T2024"><text:s/></text:span></text:p>
            <text:p text:style-name="P2025"><text:span text:style-name="T2026"><text:s/></text:span></text:p>
          </table:table-cell>
          <table:table-cell table:style-name="TableCell2027">
            <text:p text:style-name="P2028"><text:span text:style-name="T2029">ABC<text:s/></text:span><text:span text:style-name="T2030">グローバル株式会社です。<text:s/></text:span></text:p>
          </table:table-cell>
        </table:table-row>
        <text:soft-page-break/>
        <table:table-row table:style-name="TableRow2031">
          <table:table-cell table:style-name="TableCell2032">
            <text:p text:style-name="P2033"><text:span text:style-name="T2034">シルヴァン<text:s/></text:span></text:p>
            <text:p text:style-name="P2035"><text:span text:style-name="T2036"><text:s/></text:span></text:p>
          </table:table-cell>
          <table:table-cell table:style-name="TableCell2037">
            <text:p text:style-name="P2038"><text:span text:style-name="T2039">：お世話に なっております、フランスししゃの シルヴァンです。<text:s/></text:span></text:p>
          </table:table-cell>
        </table:table-row>
        <table:table-row table:style-name="TableRow2040">
          <table:table-cell table:style-name="TableCell2041">
            <text:p text:style-name="P2042"><text:span text:style-name="T2043">あんどう安藤<text:s/></text:span></text:p>
          </table:table-cell>
          <table:table-cell table:style-name="TableCell2044">
            <text:p text:style-name="P2045"><text:span text:style-name="T2046">：あんどうです。<text:s/></text:span></text:p>
          </table:table-cell>
        </table:table-row>
        <table:table-row table:style-name="TableRow2047">
          <table:table-cell table:style-name="TableCell2048">
            <text:p text:style-name="P2049"><text:span text:style-name="T2050"><text:s/></text:span></text:p>
            <text:p text:style-name="P2051"><text:span text:style-name="T2052"><text:s/></text:span></text:p>
          </table:table-cell>
          <table:table-cell table:style-name="TableCell2053">
            <text:p text:style-name="P2054"><text:span text:style-name="T2055">シルヴァンさん、お元気ですか。<text:s/></text:span></text:p>
          </table:table-cell>
        </table:table-row>
        <table:table-row table:style-name="TableRow2056">
          <table:table-cell table:style-name="TableCell2057">
            <text:p text:style-name="P2058"><text:span text:style-name="T2059">シルヴァン<text:s/></text:span></text:p>
          </table:table-cell>
          <table:table-cell table:style-name="TableCell2060">
            <text:p text:style-name="P2061"><text:span text:style-name="T2062">：はい、おかげさまで げんきです。<text:s/></text:span></text:p>
          </table:table-cell>
        </table:table-row>
        <table:table-row table:style-name="TableRow2063">
          <table:table-cell table:style-name="TableCell2064">
            <text:p text:style-name="P2065"><text:span text:style-name="T2066"><text:s/></text:span></text:p>
            <text:p text:style-name="P2067"><text:span text:style-name="T2068"><text:s/></text:span></text:p>
          </table:table-cell>
          <table:table-cell table:style-name="TableCell2069">
            <text:p text:style-name="P2070"><text:span text:style-name="T2071">にほん しごと日本の 仕事は どうですか。<text:s/></text:span></text:p>
          </table:table-cell>
        </table:table-row>
        <table:table-row table:style-name="TableRow2072">
          <table:table-cell table:style-name="TableCell2073">
            <text:p text:style-name="P2074"><text:span text:style-name="T2075">あんどう安藤<text:s/></text:span></text:p>
          </table:table-cell>
          <table:table-cell table:style-name="TableCell2076">
            <text:p text:style-name="P2077"><text:span text:style-name="T2078">：毎日 とても 忙しいです。<text:s/></text:span></text:p>
          </table:table-cell>
        </table:table-row>
        <table:table-row table:style-name="TableRow2079">
          <table:table-cell table:style-name="TableCell2080">
            <text:p text:style-name="P2081"><text:span text:style-name="T2082"><text:s/></text:span></text:p>
            <text:p text:style-name="P2083"><text:span text:style-name="T2084"><text:s/></text:span></text:p>
          </table:table-cell>
          <table:table-cell table:style-name="TableCell2085">
            <text:p text:style-name="P2086"><text:span text:style-name="T2087">フランスの お仕事は どうですか。<text:s/></text:span></text:p>
          </table:table-cell>
        </table:table-row>
        <table:table-row table:style-name="TableRow2088">
          <table:table-cell table:style-name="TableCell2089">
            <text:p text:style-name="P2090"><text:span text:style-name="T2091">シルヴァン<text:s/></text:span></text:p>
          </table:table-cell>
          <table:table-cell table:style-name="TableCell2092">
            <text:p text:style-name="P2093"><text:span text:style-name="T2094">：仕事は 楽しいですが、漢字は 難しいですね。<text:s/></text:span></text:p>
          </table:table-cell>
        </table:table-row>
        <table:table-row table:style-name="TableRow2095">
          <table:table-cell table:style-name="TableCell2096">
            <text:p text:style-name="P2097"><text:span text:style-name="T2098"><text:s/></text:span></text:p>
            <text:p text:style-name="P2099"><text:span text:style-name="T2100"><text:s/></text:span></text:p>
          </table:table-cell>
          <table:table-cell table:style-name="TableCell2101">
            <text:p text:style-name="P2102"><text:span text:style-name="T2103">らいしゅう にほん い来週 日本に 行きます。<text:s/></text:span></text:p>
          </table:table-cell>
        </table:table-row>
        <table:table-row table:style-name="TableRow2104">
          <table:table-cell table:style-name="TableCell2105">
            <text:p text:style-name="P2106"><text:span text:style-name="T2107">あんどう安藤<text:s/></text:span></text:p>
          </table:table-cell>
          <table:table-cell table:style-name="TableCell2108">
            <text:p text:style-name="P2109"><text:span text:style-name="T2110">：そうですか。<text:s/></text:span></text:p>
          </table:table-cell>
        </table:table-row>
        <table:table-row table:style-name="TableRow2111">
          <table:table-cell table:style-name="TableCell2112">
            <text:p text:style-name="P2113"><text:span text:style-name="T2114"><text:s/></text:span></text:p>
            <text:p text:style-name="P2115"><text:span text:style-name="T2116"><text:s/></text:span></text:p>
          </table:table-cell>
          <table:table-cell table:style-name="TableCell2117">
            <text:p text:style-name="P2118"><text:span text:style-name="T2119">らいしゅう なんようび にほん</text:span><text:span text:style-name="T2120"><text:tab/>き来週 何曜日に 日本に 来ますか。<text:s/></text:span></text:p>
          </table:table-cell>
        </table:table-row>
        <table:table-row table:style-name="TableRow2121">
          <table:table-cell table:style-name="TableCell2122">
            <text:p text:style-name="P2123"><text:span text:style-name="T2124">シルヴァン<text:s/></text:span></text:p>
          </table:table-cell>
          <table:table-cell table:style-name="TableCell2125">
            <text:p text:style-name="P2126"><text:span text:style-name="T2127">：水曜日です。<text:s/></text:span></text:p>
          </table:table-cell>
        </table:table-row>
        <table:table-row table:style-name="TableRow2128">
          <table:table-cell table:style-name="TableCell2129">
            <text:p text:style-name="P2130"><text:span text:style-name="T2131"><text:s/></text:span></text:p>
            <text:p text:style-name="P2132"><text:span text:style-name="T2133"><text:s/></text:span></text:p>
          </table:table-cell>
          <table:table-cell table:style-name="TableCell2134">
            <text:p text:style-name="P2135"><text:span text:style-name="T2136">にほん てんき日本の 天気は どうですか。<text:s/></text:span></text:p>
          </table:table-cell>
        </table:table-row>
        <table:table-row table:style-name="TableRow2137">
          <table:table-cell table:style-name="TableCell2138">
            <text:p text:style-name="P2139"><text:span text:style-name="T2140">あんどう安藤<text:s/></text:span></text:p>
          </table:table-cell>
          <table:table-cell table:style-name="TableCell2141">
            <text:p text:style-name="P2142"><text:span text:style-name="T2143">：先週は 寒かったですが、今週は あまり 寒くないです。<text:s/></text:span></text:p>
          </table:table-cell>
        </table:table-row>
        <table:table-row table:style-name="TableRow2144">
          <table:table-cell table:style-name="TableCell2145">
            <text:p text:style-name="P2146"><text:span text:style-name="T2147"><text:s/></text:span></text:p>
            <text:p text:style-name="P2148"><text:span text:style-name="T2149"><text:s/></text:span></text:p>
          </table:table-cell>
          <table:table-cell table:style-name="TableCell2150">
            <text:p text:style-name="P2151"><text:span text:style-name="T2152">どこの ホテルに とまりますか。<text:s/></text:span></text:p>
          </table:table-cell>
        </table:table-row>
        <table:table-row table:style-name="TableRow2153">
          <table:table-cell table:style-name="TableCell2154" table:number-columns-spanned="2">
            <text:p text:style-name="P2155"><text:span text:style-name="T2156">シルヴァン ：ジャパンホテルです。<text:s/></text:span></text:p>
            <text:p text:style-name="P2157"><text:span text:style-name="T2158"><text:s/></text:span><text:span text:style-name="T2159"><text:tab/>秋葉原駅の 近くに あります。<text:s/></text:span></text:p>
            <text:p text:style-name="P2160"><text:span text:style-name="T2161"><text:s/></text:span><text:span text:style-name="T2162"><text:tab/></text:span><text:span text:style-name="T2163"><text:s/></text:span></text:p>
          </table:table-cell>
          <table:covered-table-cell/>
        </table:table-row>
      </table:table>
      <text:p text:style-name="P2164"><text:span text:style-name="T2165">あんどう</text:span></text:p>
      <table:table table:style-name="Table2166">
        <table:table-columns>
          <table:table-column table:style-name="TableColumn2167"/>
          <table:table-column table:style-name="TableColumn2168"/>
        </table:table-columns>
        <table:table-row table:style-name="TableRow2169">
          <table:table-cell table:style-name="TableCell2170">
            <text:p text:style-name="P2171"><text:span text:style-name="T2172">安藤<text:s/></text:span></text:p>
          </table:table-cell>
          <table:table-cell table:style-name="TableCell2173">
            <text:p text:style-name="P2174"><text:span text:style-name="T2175">：あそこですか。<text:s/></text:span></text:p>
          </table:table-cell>
        </table:table-row>
        <table:table-row table:style-name="TableRow2176">
          <table:table-cell table:style-name="TableCell2177">
            <text:p text:style-name="P2178"><text:span text:style-name="T2179"><text:s/></text:span></text:p>
          </table:table-cell>
          <table:table-cell table:style-name="TableCell2180">
            <text:p text:style-name="P2181"><text:span text:style-name="T2182">わたしは あのホテルを 知っています。<text:s/></text:span></text:p>
          </table:table-cell>
        </table:table-row>
        <table:table-row table:style-name="TableRow2183">
          <table:table-cell table:style-name="TableCell2184">
            <text:p text:style-name="P2185"><text:span text:style-name="T2186"><text:s/></text:span></text:p>
            <text:p text:style-name="P2187"><text:span text:style-name="T2188"><text:s/></text:span></text:p>
          </table:table-cell>
          <table:table-cell table:style-name="TableCell2189">
            <text:p text:style-name="P2190"><text:span text:style-name="T2191">おお</text:span></text:p>
            <text:p text:style-name="P2192"><text:span text:style-name="T2193">大きい ホテルです。<text:s/></text:span></text:p>
          </table:table-cell>
        </table:table-row>
        <table:table-row table:style-name="TableRow2194">
          <table:table-cell table:style-name="TableCell2195">
            <text:p text:style-name="P2196"><text:span text:style-name="T2197">シルヴァン<text:s/></text:span></text:p>
            <text:p text:style-name="P2198"><text:span text:style-name="T2199"><text:s/></text:span></text:p>
          </table:table-cell>
          <table:table-cell table:style-name="TableCell2200">
            <text:p text:style-name="P2201"><text:span text:style-name="T2202">：秋葉原駅から ジャパンホテルまで どうやって 行きますか。<text:s/></text:span></text:p>
          </table:table-cell>
        </table:table-row>
        <table:table-row table:style-name="TableRow2203">
          <table:table-cell table:style-name="TableCell2204">
            <text:p text:style-name="P2205"><text:span text:style-name="T2206">あんどう安藤<text:s/></text:span></text:p>
          </table:table-cell>
          <table:table-cell table:style-name="TableCell2207">
            <text:p text:style-name="P2208"><text:span text:style-name="T2209">：秋葉原駅の 5番出口を 出て、右へ 曲がります。<text:s/></text:span></text:p>
          </table:table-cell>
        </table:table-row>
        <table:table-row table:style-name="TableRow2210">
          <table:table-cell table:style-name="TableCell2211">
            <text:p text:style-name="P2212"><text:span text:style-name="T2213"><text:s/></text:span></text:p>
          </table:table-cell>
          <table:table-cell table:style-name="TableCell2214">
            <text:p text:style-name="P2215"><text:span text:style-name="T2216">そしたら、<text:s/></text:span></text:p>
          </table:table-cell>
        </table:table-row>
        <table:table-row table:style-name="TableRow2217">
          <table:table-cell table:style-name="TableCell2218">
            <text:p text:style-name="P2219"><text:span text:style-name="T2220"><text:s/></text:span></text:p>
            <text:p text:style-name="P2221"><text:span text:style-name="T2222"><text:s/></text:span></text:p>
          </table:table-cell>
          <table:table-cell table:style-name="TableCell2223">
            <text:p text:style-name="P2224"><text:span text:style-name="T2225"><text:s text:c="2"/>こうばん ちか</text:span><text:span text:style-name="T2226"><text:tab/>しろ</text:span><text:span text:style-name="T2227"><text:tab/>たか</text:span></text:p>
            <text:p text:style-name="P2228"><text:span text:style-name="T2229">交番の 近くに 白くて 高い たてものが あります。<text:s/></text:span></text:p>
          </table:table-cell>
        </table:table-row>
        <text:soft-page-break/>
        <table:table-row table:style-name="TableRow2230">
          <table:table-cell table:style-name="TableCell2231">
            <text:p text:style-name="P2232"><text:span text:style-name="T2233">シルヴァン<text:s/></text:span></text:p>
            <text:p text:style-name="P2234"><text:span text:style-name="T2235"><text:s/></text:span></text:p>
          </table:table-cell>
          <table:table-cell table:style-name="TableCell2236">
            <text:p text:style-name="P2237"><text:span text:style-name="T2238">：ええ。<text:s/></text:span></text:p>
          </table:table-cell>
        </table:table-row>
        <table:table-row table:style-name="TableRow2239">
          <table:table-cell table:style-name="TableCell2240">
            <text:p text:style-name="P2241"><text:span text:style-name="T2242">あんどう安藤<text:s/></text:span></text:p>
          </table:table-cell>
          <table:table-cell table:style-name="TableCell2243">
            <text:p text:style-name="P2244"><text:span text:style-name="T2245">：その 白いたてものの うしろに<text:s/></text:span></text:p>
          </table:table-cell>
        </table:table-row>
        <table:table-row table:style-name="TableRow2246">
          <table:table-cell table:style-name="TableCell2247">
            <text:p text:style-name="P2248"><text:span text:style-name="T2249"><text:s/></text:span></text:p>
          </table:table-cell>
          <table:table-cell table:style-name="TableCell2250">
            <text:p text:style-name="P2251"><text:span text:style-name="T2252">おお</text:span><text:span text:style-name="T2253"><text:tab/>くろ</text:span></text:p>
            <text:p text:style-name="P2254"><text:span text:style-name="T2255">大きくて 黒いたてものが あります。<text:s/></text:span></text:p>
          </table:table-cell>
        </table:table-row>
        <table:table-row table:style-name="TableRow2256">
          <table:table-cell table:style-name="TableCell2257">
            <text:p text:style-name="P2258"><text:span text:style-name="T2259"><text:s/></text:span></text:p>
            <text:p text:style-name="P2260"><text:span text:style-name="T2261"><text:s/></text:span></text:p>
          </table:table-cell>
          <table:table-cell table:style-name="TableCell2262">
            <text:p text:style-name="P2263"><text:span text:style-name="T2264">それが ジャパンホテルです。<text:s/></text:span></text:p>
          </table:table-cell>
        </table:table-row>
        <table:table-row table:style-name="TableRow2265">
          <table:table-cell table:style-name="TableCell2266">
            <text:p text:style-name="P2267"/>
          </table:table-cell>
          <table:table-cell table:style-name="TableCell2268">
            <text:p text:style-name="P2269"><text:span text:style-name="T2270">おお</text:span><text:span text:style-name="T2271"><text:tab/>くろ</text:span></text:p>
          </table:table-cell>
        </table:table-row>
        <table:table-row table:style-name="TableRow2272">
          <table:table-cell table:style-name="TableCell2273" table:number-columns-spanned="2">
            <text:p text:style-name="P2274"><text:span text:style-name="T2275">シルヴァン ：大きくて、黒いたてものですね。<text:s/></text:span></text:p>
            <text:p text:style-name="P2276"><text:span text:style-name="T2277"><text:s/></text:span></text:p>
            <text:p text:style-name="P2278"><text:span text:style-name="T2279">あんどう</text:span></text:p>
            <text:p text:style-name="P2280"><text:span text:style-name="T2281">安藤 ：はい。そうです。<text:s/></text:span></text:p>
            <text:p text:style-name="P2282"><text:span text:style-name="T2283"><text:s/></text:span></text:p>
            <text:p text:style-name="P2284"><text:span text:style-name="T2285">シルヴァン ：わかりました。<text:s/></text:span></text:p>
            <text:p text:style-name="P2286"><text:span text:style-name="T2287"><text:s/></text:span><text:span text:style-name="T2288"><text:tab/>ありがとう ございます。<text:s/></text:span></text:p>
            <text:p text:style-name="P2289"><text:span text:style-name="T2290"><text:s/></text:span></text:p>
            <text:p text:style-name="P2291"><text:span text:style-name="T2292">あんどう</text:span></text:p>
            <text:p text:style-name="P2293">安藤 ：いいえ。</text:p>
            <text:p text:style-name="P2294"><text:span text:style-name="T2295"><text:s text:c="2"/></text:span><text:span text:style-name="T2296"><text:s/></text:span><text:span text:style-name="T2297"><text:tab/></text:span><text:span text:style-name="T2298"><text:s/></text:span></text:p>
          </table:table-cell>
          <table:covered-table-cell/>
        </table:table-row>
      </table:table>
      <text:p text:style-name="P2299">****************************************************************************</text:p>
      <text:p text:style-name="P2300"><text:span text:style-name="T2301">IX</text:span><text:span text:style-name="T2302">．</text:span><text:ruby text:style-name="Ru64"><text:ruby-base><text:span text:style-name="T2303">会話</text:span></text:ruby-base><text:ruby-text text:style-name="WW_CharRuby64">かいわ</text:ruby-text></text:ruby><text:span text:style-name="T2304"><text:s/></text:span><text:span text:style-name="T2305">Conversation</text:span><text:span text:style-name="T2306"><text:s/></text:span></text:p>
      <text:p text:style-name="P2307"><text:span text:style-name="T2308"><text:s/></text:span></text:p>
      <text:p text:style-name="P2309"><text:span text:style-name="T2310">ウェイトレス ：いらっしゃいませ。<text:s/></text:span></text:p>
      <text:p text:style-name="P2311"><text:span text:style-name="T2312"><text:s/></text:span><text:span text:style-name="T2313"><text:tab/></text:span><text:ruby text:style-name="Ru65"><text:ruby-base><text:span text:style-name="T2314">何名</text:span></text:ruby-base><text:ruby-text text:style-name="WW_CharRuby65">なんめい</text:ruby-text></text:ruby><text:span text:style-name="T2315">さまですか。<text:s/></text:span></text:p>
      <text:p text:style-name="P2316"><text:span text:style-name="T2317"><text:s/></text:span></text:p>
      <text:p text:style-name="P2318"><text:ruby text:style-name="Ru66"><text:ruby-base><text:span text:style-name="T2319">安藤</text:span></text:ruby-base><text:ruby-text text:style-name="WW_CharRuby66">あんどう</text:ruby-text></text:ruby><text:span text:style-name="T2320"><text:s/></text:span><text:span text:style-name="T2321"><text:tab/>：ふたりです。<text:s/></text:span></text:p>
      <text:p text:style-name="P2322"><text:span text:style-name="T2323"><text:s/></text:span></text:p>
      <text:p text:style-name="P2324"><text:span text:style-name="T2325">ウェイトレス ：はい、こちらへ どうぞ。<text:s/></text:span></text:p>
      <text:p text:style-name="P2326"><text:span text:style-name="T2327"><text:s/></text:span></text:p>
      <table:table table:style-name="Table2328">
        <table:table-columns>
          <table:table-column table:style-name="TableColumn2329"/>
          <table:table-column table:style-name="TableColumn2330"/>
          <table:table-column table:style-name="TableColumn2331"/>
        </table:table-columns>
        <table:table-row table:style-name="TableRow2332">
          <table:table-cell table:style-name="TableCell2333">
            <text:p text:style-name="P2334"><text:span text:style-name="T2335">あんどう安藤<text:s/></text:span></text:p>
            <text:p text:style-name="P2336"><text:span text:style-name="T2337"><text:s/></text:span></text:p>
          </table:table-cell>
          <table:table-cell table:style-name="TableCell2338" table:number-columns-spanned="2">
            <text:p text:style-name="P2339"><text:span text:style-name="T2340">：この店は おいしくて、とても 有名ですよ。<text:s/></text:span></text:p>
          </table:table-cell>
          <table:covered-table-cell/>
        </table:table-row>
        <table:table-row table:style-name="TableRow2341">
          <table:table-cell table:style-name="TableCell2342">
            <text:p text:style-name="P2343"><text:span text:style-name="T2344">シルヴァン<text:s/></text:span></text:p>
            <text:p text:style-name="P2345"><text:span text:style-name="T2346"><text:s/></text:span></text:p>
          </table:table-cell>
          <table:table-cell table:style-name="TableCell2347" table:number-columns-spanned="2">
            <text:p text:style-name="P2348"><text:span text:style-name="T2349">：本当ですか。<text:s/></text:span></text:p>
          </table:table-cell>
          <table:covered-table-cell/>
        </table:table-row>
        <table:table-row table:style-name="TableRow2350">
          <table:table-cell table:style-name="TableCell2351">
            <text:p text:style-name="P2352"><text:span text:style-name="T2353">あんどう安藤<text:s/></text:span></text:p>
          </table:table-cell>
          <table:table-cell table:style-name="TableCell2354" table:number-columns-spanned="2">
            <text:p text:style-name="P2355"><text:span text:style-name="T2356">：はい、この近くには<text:s/></text:span></text:p>
          </table:table-cell>
          <table:covered-table-cell/>
        </table:table-row>
        <table:table-row table:style-name="TableRow2357">
          <table:table-cell table:style-name="TableCell2358">
            <text:p text:style-name="P2359"><text:span text:style-name="T2360"><text:s/></text:span></text:p>
          </table:table-cell>
          <table:table-cell table:style-name="TableCell2361" table:number-columns-spanned="2">
            <text:p text:style-name="P2362"><text:span text:style-name="T2363">おいしいお店が たくさん ありますから、<text:s/></text:span></text:p>
          </table:table-cell>
          <table:covered-table-cell/>
        </table:table-row>
        <table:table-row table:style-name="TableRow2364">
          <table:table-cell table:style-name="TableCell2365">
            <text:p text:style-name="P2366"><text:span text:style-name="T2367"><text:s/></text:span></text:p>
          </table:table-cell>
          <table:table-cell table:style-name="TableCell2368">
            <text:p text:style-name="P2369"><text:span text:style-name="T2370">この道は いつも にぎやかです。<text:s/></text:span></text:p>
          </table:table-cell>
          <table:table-cell table:style-name="TableCell2371">
            <text:p text:style-name="P2372"/>
          </table:table-cell>
        </table:table-row>
        <table:table-row table:style-name="TableRow2373">
          <table:table-cell table:style-name="TableCell2374">
            <text:p text:style-name="P2375"><text:span text:style-name="T2376"><text:s/></text:span></text:p>
            <text:p text:style-name="P2377"><text:span text:style-name="T2378"><text:s/></text:span></text:p>
          </table:table-cell>
          <table:table-cell table:style-name="TableCell2379">
            <text:p text:style-name="P2380"><text:span text:style-name="T2381">シルヴァンさん、何を 食べますか。<text:s/></text:span></text:p>
          </table:table-cell>
          <table:table-cell table:style-name="TableCell2382">
            <text:p text:style-name="P2383"/>
          </table:table-cell>
        </table:table-row>
        <table:table-row table:style-name="TableRow2384">
          <table:table-cell table:style-name="TableCell2385">
            <text:p text:style-name="P2386"><text:span text:style-name="T2387">シルヴァン<text:s/></text:span></text:p>
          </table:table-cell>
          <table:table-cell table:style-name="TableCell2388">
            <text:p text:style-name="P2389"><text:span text:style-name="T2390">：そうですね。<text:s/></text:span></text:p>
          </table:table-cell>
          <table:table-cell table:style-name="TableCell2391">
            <text:p text:style-name="P2392"/>
          </table:table-cell>
        </table:table-row>
        <table:table-row table:style-name="TableRow2393">
          <table:table-cell table:style-name="TableCell2394">
            <text:p text:style-name="P2395"><text:span text:style-name="T2396"><text:s/></text:span></text:p>
          </table:table-cell>
          <table:table-cell table:style-name="TableCell2397">
            <text:p text:style-name="P2398"><text:span text:style-name="T2399">てんぷら定食を 食べます。<text:s/></text:span></text:p>
          </table:table-cell>
          <table:table-cell table:style-name="TableCell2400">
            <text:p text:style-name="P2401"/>
          </table:table-cell>
        </table:table-row>
        <table:table-row table:style-name="TableRow2402">
          <table:table-cell table:style-name="TableCell2403">
            <text:p text:style-name="P2404"><text:span text:style-name="T2405"><text:s/></text:span></text:p>
            <text:p text:style-name="P2406"><text:span text:style-name="T2407"><text:s/></text:span></text:p>
          </table:table-cell>
          <table:table-cell table:style-name="TableCell2408">
            <text:p text:style-name="P2409"><text:span text:style-name="T2410">あんどう</text:span></text:p>
            <text:p text:style-name="P2411"><text:span text:style-name="T2412">安藤さんは？<text:s/></text:span></text:p>
          </table:table-cell>
          <table:table-cell table:style-name="TableCell2413">
            <text:p text:style-name="P2414"/>
          </table:table-cell>
        </table:table-row>
        <text:soft-page-break/>
        <table:table-row table:style-name="TableRow2415">
          <table:table-cell table:style-name="TableCell2416">
            <text:p text:style-name="P2417"><text:span text:style-name="T2418">あんどう安藤<text:s/></text:span></text:p>
          </table:table-cell>
          <table:table-cell table:style-name="TableCell2419">
            <text:p text:style-name="P2420"><text:span text:style-name="T2421">：わたしは やきそばを 食べます。<text:s/></text:span></text:p>
          </table:table-cell>
          <table:table-cell table:style-name="TableCell2422">
            <text:p text:style-name="P2423"/>
          </table:table-cell>
        </table:table-row>
        <table:table-row table:style-name="TableRow2424">
          <table:table-cell table:style-name="TableCell2425">
            <text:p text:style-name="P2426"><text:span text:style-name="T2427"><text:s/></text:span></text:p>
          </table:table-cell>
          <table:table-cell table:style-name="TableCell2428">
            <text:p text:style-name="P2429"><text:span text:style-name="T2430">ちゅうもん</text:span></text:p>
            <text:p text:style-name="P2431"><text:span text:style-name="T2432">注文しましょう。<text:s/></text:span></text:p>
          </table:table-cell>
          <table:table-cell table:style-name="TableCell2433">
            <text:p text:style-name="P2434"/>
          </table:table-cell>
        </table:table-row>
        <table:table-row table:style-name="TableRow2435">
          <table:table-cell table:style-name="TableCell2436">
            <text:p text:style-name="P2437"><text:span text:style-name="T2438"><text:s/></text:span></text:p>
            <text:p text:style-name="P2439"><text:span text:style-name="T2440"><text:s/></text:span></text:p>
          </table:table-cell>
          <table:table-cell table:style-name="TableCell2441">
            <text:p text:style-name="P2442"><text:span text:style-name="T2443">すみません。<text:s/></text:span></text:p>
          </table:table-cell>
          <table:table-cell table:style-name="TableCell2444">
            <text:p text:style-name="P2445"/>
          </table:table-cell>
        </table:table-row>
        <table:table-row table:style-name="TableRow2446">
          <table:table-cell table:style-name="TableCell2447">
            <text:p text:style-name="P2448"/>
          </table:table-cell>
          <table:table-cell table:style-name="TableCell2449">
            <text:p text:style-name="P2450"><text:span text:style-name="T2451">ちゅうもん</text:span></text:p>
          </table:table-cell>
          <table:table-cell table:style-name="TableCell2452" table:number-rows-spanned="2">
            <text:p text:style-name="P2453"/>
          </table:table-cell>
        </table:table-row>
        <table:table-row table:style-name="TableRow2454">
          <table:table-cell table:style-name="TableCell2455" table:number-columns-spanned="2">
            <text:p text:style-name="P2456"><text:span text:style-name="T2457">ウェイトレス ：はい、ご注文は？<text:s/></text:span></text:p>
            <text:p text:style-name="P2458"><text:span text:style-name="T2459"><text:s/></text:span></text:p>
          </table:table-cell>
          <table:covered-table-cell/>
          <table:covered-table-cell>
            <text:p text:style-name="P2460"/>
          </table:covered-table-cell>
        </table:table-row>
        <table:table-row table:style-name="TableRow2461">
          <table:table-cell table:style-name="TableCell2462" table:number-columns-spanned="2">
            <text:p text:style-name="P2463"><text:span text:style-name="T2464">あんどう</text:span><text:span text:style-name="T2465"><text:tab/>ひと</text:span><text:span text:style-name="T2466"><text:tab/>ていしょくひと</text:span></text:p>
          </table:table-cell>
          <table:covered-table-cell/>
          <table:table-cell table:style-name="TableCell2467">
            <text:p text:style-name="P2468"><text:span text:style-name="T2469">ねが</text:span></text:p>
          </table:table-cell>
        </table:table-row>
      </table:table>
      <text:p text:style-name="P2470"><text:span text:style-name="T2471">安藤<text:s/></text:span><text:span text:style-name="T2472"><text:tab/>：やきそば一つと てんぷら定食一つ、お願いします。<text:s/></text:span></text:p>
      <text:p text:style-name="P2473"><text:span text:style-name="T2474"><text:s/></text:span></text:p>
      <text:p text:style-name="P2475"><text:span text:style-name="T2476">ウェイトレス ：はい、やきそばと てんぷら</text:span><text:ruby text:style-name="Ru67"><text:ruby-base><text:span text:style-name="T2477">定食</text:span></text:ruby-base><text:ruby-text text:style-name="WW_CharRuby67">ていしょく</text:ruby-text></text:ruby><text:span text:style-name="T2478">ですね。<text:s/></text:span></text:p>
      <text:p text:style-name="P2479"><text:span text:style-name="T2480"><text:s/></text:span><text:span text:style-name="T2481"><text:tab/></text:span><text:ruby text:style-name="Ru68"><text:ruby-base><text:span text:style-name="T2482">少々</text:span></text:ruby-base><text:ruby-text text:style-name="WW_CharRuby68">しょうしょう</text:ruby-text></text:ruby><text:span text:style-name="T2483"><text:s text:c="2"/>お</text:span><text:ruby text:style-name="Ru69"><text:ruby-base><text:span text:style-name="T2484">待</text:span></text:ruby-base><text:ruby-text text:style-name="WW_CharRuby69">ま</text:ruby-text></text:ruby><text:span text:style-name="T2485">ちください。<text:s/></text:span></text:p>
      <text:p text:style-name="P2486"><text:span text:style-name="T2487"><text:s/></text:span><text:span text:style-name="T2488"><text:tab/></text:span><text:span text:style-name="T2489"><text:s/></text:span></text:p>
      <text:p text:style-name="P2490"><text:span text:style-name="T2491">ウェイトレス ：</text:span><text:ruby text:style-name="Ru70"><text:ruby-base><text:span text:style-name="T2492">全部</text:span></text:ruby-base><text:ruby-text text:style-name="WW_CharRuby70">ぜんぶ</text:ruby-text></text:ruby><text:span text:style-name="T2493">で 1980</text:span><text:ruby text:style-name="Ru71"><text:ruby-base><text:span text:style-name="T2494">円</text:span></text:ruby-base><text:ruby-text text:style-name="WW_CharRuby71">えん</text:ruby-text></text:ruby><text:span text:style-name="T2495">です。<text:s/></text:span></text:p>
      <text:p text:style-name="P2496"><text:span text:style-name="T2497"><text:s/></text:span><text:span text:style-name="T2498"><text:tab/>お</text:span><text:ruby text:style-name="Ru72"><text:ruby-base><text:span text:style-name="T2499">会計</text:span></text:ruby-base><text:ruby-text text:style-name="WW_CharRuby72">かいけい</text:ruby-text></text:ruby><text:span text:style-name="T2500">は ご</text:span><text:ruby text:style-name="Ru73"><text:ruby-base><text:span text:style-name="T2501">一緒</text:span></text:ruby-base><text:ruby-text text:style-name="WW_CharRuby73">いっしょ</text:ruby-text></text:ruby><text:span text:style-name="T2502">ですか、</text:span><text:ruby text:style-name="Ru74"><text:ruby-base><text:span text:style-name="T2503">別々</text:span></text:ruby-base><text:ruby-text text:style-name="WW_CharRuby74">べつべつ</text:ruby-text></text:ruby><text:span text:style-name="T2504">ですか。<text:s/></text:span></text:p>
      <text:p text:style-name="P2505"><text:span text:style-name="T2506"><text:s/></text:span></text:p>
      <text:p text:style-name="P2507"><text:ruby text:style-name="Ru75"><text:ruby-base><text:span text:style-name="T2508">安藤</text:span></text:ruby-base><text:ruby-text text:style-name="WW_CharRuby75">あんどう</text:ruby-text></text:ruby><text:span text:style-name="T2509"><text:s/></text:span><text:span text:style-name="T2510"><text:tab/>：</text:span><text:ruby text:style-name="Ru76"><text:ruby-base><text:span text:style-name="T2511">一緒</text:span></text:ruby-base><text:ruby-text text:style-name="WW_CharRuby76">いっしょ</text:ruby-text></text:ruby><text:span text:style-name="T2512">で お</text:span><text:ruby text:style-name="Ru77"><text:ruby-base><text:span text:style-name="T2513">願</text:span></text:ruby-base><text:ruby-text text:style-name="WW_CharRuby77">ねが</text:ruby-text></text:ruby><text:span text:style-name="T2514">いします。<text:s/></text:span></text:p>
      <text:p text:style-name="P2515"><text:span text:style-name="T2516"><text:s/></text:span></text:p>
      <text:p text:style-name="P2517"><text:span text:style-name="T2518">シルヴァン ：ああ、おいしかった。<text:s/></text:span></text:p>
      <text:p text:style-name="P2519"><text:span text:style-name="T2520"><text:s/></text:span><text:span text:style-name="T2521"><text:tab/></text:span><text:ruby text:style-name="Ru78"><text:ruby-base><text:span text:style-name="T2522">安藤</text:span></text:ruby-base><text:ruby-text text:style-name="WW_CharRuby78">あんどう</text:ruby-text></text:ruby><text:span text:style-name="T2523">さん、ごちそうさまでした。<text:s/></text:span></text:p>
      <text:p text:style-name="P2524"><text:span text:style-name="T2525"><text:s/></text:span><text:span text:style-name="T2526"><text:tab/>ありがとう ございます。<text:s/></text:span></text:p>
      <text:p text:style-name="P2527"><text:span text:style-name="T2528"><text:s/></text:span></text:p>
      <text:p text:style-name="P2529"><text:ruby text:style-name="Ru79"><text:ruby-base><text:span text:style-name="T2530">安藤</text:span></text:ruby-base><text:ruby-text text:style-name="WW_CharRuby79">あんどう</text:ruby-text></text:ruby><text:span text:style-name="T2531"><text:s/></text:span><text:span text:style-name="T2532"><text:tab/>：いいえ、どういたしまして。<text:s/></text:span></text:p>
      <text:p text:style-name="P2533"/>
      <text:p text:style-name="P2534">****************************************************************************</text:p>
      <text:p text:style-name="P2535"><text:span text:style-name="T2536">X</text:span><text:span text:style-name="T2537">．</text:span><text:ruby text:style-name="Ru80"><text:ruby-base><text:span text:style-name="T2538">会話</text:span></text:ruby-base><text:ruby-text text:style-name="WW_CharRuby80">かいわ</text:ruby-text></text:ruby><text:span text:style-name="T2539"><text:s/></text:span><text:span text:style-name="T2540">Conversation</text:span><text:span text:style-name="T2541"><text:s/></text:span></text:p>
      <text:p text:style-name="P2542"><text:span text:style-name="T2543"><text:s/></text:span></text:p>
      <text:p text:style-name="P2544"><text:ruby text:style-name="Ru81"><text:ruby-base><text:span text:style-name="T2545">安藤</text:span></text:ruby-base><text:ruby-text text:style-name="WW_CharRuby81">あんどう</text:ruby-text></text:ruby><text:span text:style-name="T2546"><text:s/>：</text:span><text:ruby text:style-name="Ru82"><text:ruby-base><text:span text:style-name="T2547">明日</text:span></text:ruby-base><text:ruby-text text:style-name="WW_CharRuby82">あした</text:ruby-text></text:ruby><text:span text:style-name="T2548"><text:s/></text:span><text:ruby text:style-name="Ru83"><text:ruby-base><text:span text:style-name="T2549">私</text:span></text:ruby-base><text:ruby-text text:style-name="WW_CharRuby83">わたし</text:ruby-text></text:ruby><text:span text:style-name="T2550">は<text:s/></text:span><text:ruby text:style-name="Ru84"><text:ruby-base><text:span text:style-name="T2551">秋葉原</text:span></text:ruby-base><text:ruby-text text:style-name="WW_CharRuby84">あきはばら</text:ruby-text></text:ruby><text:span text:style-name="T2552">へ<text:s/></text:span><text:ruby text:style-name="Ru85"><text:ruby-base><text:span text:style-name="T2553">行</text:span></text:ruby-base><text:ruby-text text:style-name="WW_CharRuby85">い</text:ruby-text></text:ruby><text:span text:style-name="T2554">きます。<text:s/></text:span></text:p>
      <text:p text:style-name="P2555"><text:span text:style-name="T2556"><text:s/></text:span></text:p>
      <text:p text:style-name="P2557"><text:span text:style-name="T2558">ワン ：どうしてですか。<text:s/></text:span></text:p>
      <text:p text:style-name="P2559"><text:span text:style-name="T2560"><text:s/></text:span></text:p>
      <text:p text:style-name="P2561"><text:ruby text:style-name="Ru86"><text:ruby-base><text:span text:style-name="T2562">安藤</text:span></text:ruby-base><text:ruby-text text:style-name="WW_CharRuby86">あんどう</text:ruby-text></text:ruby><text:span text:style-name="T2563"><text:s/>：</text:span><text:ruby text:style-name="Ru87"><text:ruby-base><text:span text:style-name="T2564">秋葉原</text:span></text:ruby-base><text:ruby-text text:style-name="WW_CharRuby87">あきはばら</text:ruby-text></text:ruby><text:span text:style-name="T2565">へ まんがを<text:s/></text:span><text:ruby text:style-name="Ru88"><text:ruby-base><text:span text:style-name="T2566">買</text:span></text:ruby-base><text:ruby-text text:style-name="WW_CharRuby88">か</text:ruby-text></text:ruby><text:span text:style-name="T2567">いに<text:s/></text:span><text:ruby text:style-name="Ru89"><text:ruby-base><text:span text:style-name="T2568">行</text:span></text:ruby-base><text:ruby-text text:style-name="WW_CharRuby89">い</text:ruby-text></text:ruby><text:span text:style-name="T2569">くからです。<text:s/></text:span></text:p>
      <text:p text:style-name="P2570"><text:span text:style-name="T2571"><text:s/></text:span><text:span text:style-name="T2572"><text:tab/>いっしょに<text:s/></text:span><text:ruby text:style-name="Ru90"><text:ruby-base><text:span text:style-name="T2573">行</text:span></text:ruby-base><text:ruby-text text:style-name="WW_CharRuby90">い</text:ruby-text></text:ruby><text:span text:style-name="T2574">きませんか。<text:s/></text:span></text:p>
      <text:p text:style-name="P2575"><text:span text:style-name="T2576"><text:s/></text:span></text:p>
      <text:p text:style-name="P2577"><text:span text:style-name="T2578">ワン ：いいですよ。<text:s/></text:span></text:p>
      <text:p text:style-name="P2579"><text:span text:style-name="T2580"><text:s/></text:span><text:span text:style-name="T2581"><text:tab/></text:span><text:ruby text:style-name="Ru91"><text:ruby-base><text:span text:style-name="T2582">安藤</text:span></text:ruby-base><text:ruby-text text:style-name="WW_CharRuby91">あんどう</text:ruby-text></text:ruby><text:span text:style-name="T2583">さんは まんがが<text:s/></text:span><text:ruby text:style-name="Ru92"><text:ruby-base><text:span text:style-name="T2584">好</text:span></text:ruby-base><text:ruby-text text:style-name="WW_CharRuby92">す</text:ruby-text></text:ruby><text:span text:style-name="T2585">きですか。<text:s/></text:span></text:p>
      <text:p text:style-name="P2586"><text:span text:style-name="T2587"><text:s/></text:span></text:p>
      <text:p text:style-name="P2588"><text:ruby text:style-name="Ru93"><text:ruby-base><text:span text:style-name="T2589">安藤</text:span></text:ruby-base><text:ruby-text text:style-name="WW_CharRuby93">あんどう</text:ruby-text></text:ruby><text:span text:style-name="T2590"><text:s/>：</text:span><text:ruby text:style-name="Ru94"><text:ruby-base><text:span text:style-name="T2591">私</text:span></text:ruby-base><text:ruby-text text:style-name="WW_CharRuby94">わたし</text:ruby-text></text:ruby><text:span text:style-name="T2592">は、あまり<text:s/></text:span><text:ruby text:style-name="Ru95"><text:ruby-base><text:span text:style-name="T2593">好</text:span></text:ruby-base><text:ruby-text text:style-name="WW_CharRuby95">す</text:ruby-text></text:ruby><text:span text:style-name="T2594">きじゃ ありませんが、 <text:s/></text:span><text:span text:style-name="T2595"><text:tab/>フランス</text:span><text:ruby text:style-name="Ru96"><text:ruby-base><text:span text:style-name="T2596">人</text:span></text:ruby-base><text:ruby-text text:style-name="WW_CharRuby96">じん</text:ruby-text></text:ruby><text:span text:style-name="T2597">の<text:s/></text:span><text:ruby text:style-name="Ru97"><text:ruby-base><text:span text:style-name="T2598">友達</text:span></text:ruby-base><text:ruby-text text:style-name="WW_CharRuby97">ともだち</text:ruby-text></text:ruby><text:span text:style-name="T2599">が まんがが<text:s/></text:span><text:ruby text:style-name="Ru98"><text:ruby-base><text:span text:style-name="T2600">大好</text:span></text:ruby-base><text:ruby-text text:style-name="WW_CharRuby98">だいす</text:ruby-text></text:ruby><text:span text:style-name="T2601">きです。<text:s/></text:span></text:p>
      <text:p text:style-name="P2602"><text:span text:style-name="T2603"><text:s/></text:span><text:span text:style-name="T2604"><text:tab/></text:span><text:ruby text:style-name="Ru99"><text:ruby-base><text:span text:style-name="T2605">彼</text:span></text:ruby-base><text:ruby-text text:style-name="WW_CharRuby99">かれ</text:ruby-text></text:ruby><text:span text:style-name="T2606">に、マンガを あげます。<text:s/></text:span></text:p>
      <text:p text:style-name="P2607"><text:span text:style-name="T2608"><text:s/></text:span></text:p>
      <text:p text:style-name="P2609"><text:span text:style-name="T2610">ワン ：そうですか。<text:s/></text:span></text:p>
      <text:p text:style-name="P2611"><text:span text:style-name="T2612"><text:s/></text:span><text:span text:style-name="T2613"><text:tab/></text:span><text:ruby text:style-name="Ru100"><text:ruby-base><text:span text:style-name="T2614">日本</text:span></text:ruby-base><text:ruby-text text:style-name="WW_CharRuby100">にほん</text:ruby-text></text:ruby><text:span text:style-name="T2615">は まんがが<text:s/></text:span><text:ruby text:style-name="Ru101"><text:ruby-base><text:span text:style-name="T2616">有名</text:span></text:ruby-base><text:ruby-text text:style-name="WW_CharRuby101">ゆうめい</text:ruby-text></text:ruby><text:span text:style-name="T2617">ですね。<text:s/></text:span></text:p>
      <text:p text:style-name="P2618"><text:span text:style-name="T2619"><text:s/></text:span></text:p>
      <text:p text:style-name="P2620"><text:ruby text:style-name="Ru102"><text:ruby-base><text:span text:style-name="T2621">安藤</text:span></text:ruby-base><text:ruby-text text:style-name="WW_CharRuby102">あんどう</text:ruby-text></text:ruby><text:span text:style-name="T2622"><text:s/>：ワンさんは まんがが わかりますか。<text:s/></text:span></text:p>
      <text:p text:style-name="P2623"><text:span text:style-name="T2624"><text:s/></text:span></text:p>
      <text:p text:style-name="P2625"><text:span text:style-name="T2626">ワン ：</text:span><text:ruby text:style-name="Ru103"><text:ruby-base><text:span text:style-name="T2627">少</text:span></text:ruby-base><text:ruby-text text:style-name="WW_CharRuby103">すこ</text:ruby-text></text:ruby><text:span text:style-name="T2628">しわかります。<text:s/></text:span></text:p>
      <text:p text:style-name="P2629"><text:span text:style-name="T2630"><text:s/></text:span></text:p>
      <text:p text:style-name="P2631"><text:ruby text:style-name="Ru104"><text:ruby-base><text:span text:style-name="T2632">安藤</text:span></text:ruby-base><text:ruby-text text:style-name="WW_CharRuby104">あんどう</text:ruby-text></text:ruby><text:span text:style-name="T2633"><text:s/>：よかった！<text:s/></text:span></text:p>
      <text:p text:style-name="P2634"><text:span text:style-name="T2635"><text:s/></text:span><text:span text:style-name="T2636"><text:tab/>じゃあ、あした<text:s/></text:span><text:ruby text:style-name="Ru105"><text:ruby-base><text:span text:style-name="T2637">一緒</text:span></text:ruby-base><text:ruby-text text:style-name="WW_CharRuby105">いっしょ</text:ruby-text></text:ruby><text:span text:style-name="T2638">に<text:s/></text:span><text:ruby text:style-name="Ru106"><text:ruby-base><text:span text:style-name="T2639">本屋</text:span></text:ruby-base><text:ruby-text text:style-name="WW_CharRuby106">ほんや</text:ruby-text></text:ruby><text:span text:style-name="T2640">に<text:s/></text:span><text:ruby text:style-name="Ru107"><text:ruby-base><text:span text:style-name="T2641">行</text:span></text:ruby-base><text:ruby-text text:style-name="WW_CharRuby107">い</text:ruby-text></text:ruby><text:span text:style-name="T2642">きましょう。<text:s/></text:span></text:p>
      <text:p text:style-name="P2643"><text:span text:style-name="T2644"><text:s/></text:span></text:p>
      <text:p text:style-name="P2645"><text:span text:style-name="T2646">ワン ：はい。<text:s/></text:span></text:p>
      <text:p text:style-name="P2647"><text:span text:style-name="T2648"><text:s/></text:span></text:p>
      <text:p text:style-name="P2649"><text:span text:style-name="T2650"><text:s/></text:span><text:span text:style-name="T2651"><text:tab/></text:span><text:ruby text:style-name="Ru108"><text:ruby-base><text:span text:style-name="T2652">安藤</text:span></text:ruby-base><text:ruby-text text:style-name="WW_CharRuby108">あんどう</text:ruby-text></text:ruby><text:span text:style-name="T2653">：ありがとう ございます。<text:s/></text:span></text:p>
      <text:p text:style-name="P2654"><text:span text:style-name="T2655"><text:s/></text:span><text:span text:style-name="T2656"><text:tab/></text:span><text:span text:style-name="T2657"><text:s/></text:span></text:p>
      <text:p text:style-name="P2658"><text:ruby text:style-name="Ru109"><text:ruby-base><text:span text:style-name="T2659">安藤</text:span></text:ruby-base><text:ruby-text text:style-name="WW_CharRuby109">あんどう</text:ruby-text></text:ruby><text:span text:style-name="T2660"><text:s/>：ああ、この</text:span><text:ruby text:style-name="Ru110"><text:ruby-base><text:span text:style-name="T2661">映画</text:span></text:ruby-base><text:ruby-text text:style-name="WW_CharRuby110">えいが</text:ruby-text></text:ruby><text:span text:style-name="T2662">を<text:s/></text:span><text:ruby text:style-name="Ru111"><text:ruby-base><text:span text:style-name="T2663">知</text:span></text:ruby-base><text:ruby-text text:style-name="WW_CharRuby111">し</text:ruby-text></text:ruby><text:span text:style-name="T2664">っています。<text:s/></text:span></text:p>
      <text:p text:style-name="P2665"><text:span text:style-name="T2666"><text:s/></text:span></text:p>
      <text:p text:style-name="P2667"><text:span text:style-name="T2668">ワン ：この</text:span><text:ruby text:style-name="Ru112"><text:ruby-base><text:span text:style-name="T2669">映画</text:span></text:ruby-base><text:ruby-text text:style-name="WW_CharRuby112">えいが</text:ruby-text></text:ruby><text:span text:style-name="T2670">、とても おもしろいですよ。<text:s/></text:span></text:p>
      <text:p text:style-name="P2671"><text:span text:style-name="T2672"><text:s/></text:span><text:span text:style-name="T2673"><text:tab/>この<text:s/></text:span><text:span text:style-name="T2674">DVD<text:s/></text:span><text:span text:style-name="T2675">は レンタルショップから<text:s/></text:span><text:ruby text:style-name="Ru113"><text:ruby-base><text:span text:style-name="T2676">借</text:span></text:ruby-base><text:ruby-text text:style-name="WW_CharRuby113">か</text:ruby-text></text:ruby><text:span text:style-name="T2677">りました。<text:s/></text:span></text:p>
      <text:p text:style-name="P2678"><text:span text:style-name="T2679"><text:s/></text:span><text:span text:style-name="T2680"><text:tab/></text:span><text:ruby text:style-name="Ru114"><text:ruby-base><text:span text:style-name="T2681">金曜日</text:span></text:ruby-base><text:ruby-text text:style-name="WW_CharRuby114">きんようび</text:ruby-text></text:ruby><text:span text:style-name="T2682">までに<text:s/></text:span><text:ruby text:style-name="Ru115"><text:ruby-base><text:span text:style-name="T2683">返</text:span></text:ruby-base><text:ruby-text text:style-name="WW_CharRuby115">かえ</text:ruby-text></text:ruby><text:span text:style-name="T2684">さなければなりません。<text:s/></text:span></text:p>
      <text:p text:style-name="P2685"><text:span text:style-name="T2686"><text:s/></text:span><text:span text:style-name="T2687"><text:tab/></text:span><text:ruby text:style-name="Ru116"><text:ruby-base><text:span text:style-name="T2688">今</text:span></text:ruby-base><text:ruby-text text:style-name="WW_CharRuby116">いま</text:ruby-text></text:ruby><text:span text:style-name="T2689">から いっしょに この</text:span><text:ruby text:style-name="Ru117"><text:ruby-base><text:span text:style-name="T2690">映画</text:span></text:ruby-base><text:ruby-text text:style-name="WW_CharRuby117">えいが</text:ruby-text></text:ruby><text:span text:style-name="T2691">を<text:s/></text:span><text:ruby text:style-name="Ru118"><text:ruby-base><text:span text:style-name="T2692">見</text:span></text:ruby-base><text:ruby-text text:style-name="WW_CharRuby118">み</text:ruby-text></text:ruby><text:span text:style-name="T2693">ませんか。<text:s/></text:span></text:p>
      <text:p text:style-name="P2694"><text:span text:style-name="T2695"><text:s/></text:span></text:p>
      <text:p text:style-name="P2696"><text:ruby text:style-name="Ru119"><text:ruby-base><text:span text:style-name="T2697">安藤</text:span></text:ruby-base><text:ruby-text text:style-name="WW_CharRuby119">あんどう</text:ruby-text></text:ruby><text:span text:style-name="T2698"><text:s/>：いいですね。<text:s/></text:span></text:p>
      <text:p text:style-name="Normal"><text:span text:style-name="T2699"><text:s/></text:span><text:span text:style-name="T2700"><text:tab/></text:span><text:ruby text:style-name="Ru120"><text:ruby-base><text:span text:style-name="T2701">見</text:span></text:ruby-base><text:ruby-text text:style-name="WW_CharRuby120">み</text:ruby-text></text:ruby><text:span text:style-name="T2702">ましょう。</text:span></text:p>
      <text:p text:style-name="P2703"/>
      <text:p text:style-name="P2704">****************************************************************************</text:p>
      <text:p text:style-name="P2705"><text:span text:style-name="T2706">XI．</text:span><text:ruby text:style-name="Ru121"><text:ruby-base><text:span text:style-name="T2707">会話</text:span></text:ruby-base><text:ruby-text text:style-name="WW_CharRuby121">かいわ</text:ruby-text></text:ruby><text:span text:style-name="T2708"><text:s/></text:span><text:span text:style-name="T2709">Conversation</text:span><text:span text:style-name="T2710"><text:s/></text:span></text:p>
      <text:p text:style-name="P2711"><text:span text:style-name="T2712"><text:s/></text:span></text:p>
      <text:p text:style-name="P2713"><text:span text:style-name="T2714">ししゃ もど</text:span></text:p>
      <table:table table:style-name="Table2715">
        <table:table-columns>
          <table:table-column table:style-name="TableColumn2716"/>
          <table:table-column table:style-name="TableColumn2717"/>
        </table:table-columns>
        <table:table-row table:style-name="TableRow2718">
          <table:table-cell table:style-name="TableCell2719">
            <text:p text:style-name="P2720"><text:span text:style-name="T2721">シルヴァン<text:s/></text:span></text:p>
          </table:table-cell>
          <table:table-cell table:style-name="TableCell2722">
            <text:p text:style-name="P2723"><text:span text:style-name="T2724">：みなさん、あした フランス支社に 戻ります。<text:s/></text:span></text:p>
          </table:table-cell>
        </table:table-row>
        <text:soft-page-break/>
        <table:table-row table:style-name="TableRow2725">
          <table:table-cell table:style-name="TableCell2726">
            <text:p text:style-name="P2727"><text:span text:style-name="T2728"><text:s/></text:span></text:p>
          </table:table-cell>
          <table:table-cell table:style-name="TableCell2729">
            <text:p text:style-name="P2730"><text:span text:style-name="T2731">お世話に なりました。<text:s/></text:span></text:p>
          </table:table-cell>
        </table:table-row>
        <table:table-row table:style-name="TableRow2732">
          <table:table-cell table:style-name="TableCell2733">
            <text:p text:style-name="P2734"><text:span text:style-name="T2735"><text:s/></text:span></text:p>
            <text:p text:style-name="P2736"><text:span text:style-name="T2737"><text:s/></text:span></text:p>
          </table:table-cell>
          <table:table-cell table:style-name="TableCell2738">
            <text:p text:style-name="P2739"><text:span text:style-name="T2740">ありがとう ございました。<text:s/></text:span></text:p>
          </table:table-cell>
        </table:table-row>
        <table:table-row table:style-name="TableRow2741">
          <table:table-cell table:style-name="TableCell2742">
            <text:p text:style-name="P2743"><text:span text:style-name="T2744">ラン<text:s/></text:span></text:p>
          </table:table-cell>
          <table:table-cell table:style-name="TableCell2745">
            <text:p text:style-name="P2746"><text:span text:style-name="T2747">：はやいですね。<text:s/></text:span></text:p>
          </table:table-cell>
        </table:table-row>
        <table:table-row table:style-name="TableRow2748">
          <table:table-cell table:style-name="TableCell2749">
            <text:p text:style-name="P2750"><text:span text:style-name="T2751"><text:s/></text:span></text:p>
            <text:p text:style-name="P2752"><text:span text:style-name="T2753"><text:s/></text:span></text:p>
          </table:table-cell>
          <table:table-cell table:style-name="TableCell2754">
            <text:p text:style-name="P2755"><text:span text:style-name="T2756">にもつ</text:span><text:span text:style-name="T2757"><text:tab/>じゅんび</text:span></text:p>
            <text:p text:style-name="P2758"><text:span text:style-name="T2759">荷物は もう 準備しましたか。<text:s/></text:span></text:p>
          </table:table-cell>
        </table:table-row>
        <table:table-row table:style-name="TableRow2760">
          <table:table-cell table:style-name="TableCell2761">
            <text:p text:style-name="P2762"><text:span text:style-name="T2763">シルヴァン<text:s/></text:span></text:p>
          </table:table-cell>
          <table:table-cell table:style-name="TableCell2764">
            <text:p text:style-name="P2765"><text:span text:style-name="T2766">：いいえ、まだです。<text:s/></text:span></text:p>
          </table:table-cell>
        </table:table-row>
        <table:table-row table:style-name="TableRow2767">
          <table:table-cell table:style-name="TableCell2768">
            <text:p text:style-name="P2769"><text:span text:style-name="T2770"><text:s/></text:span></text:p>
            <text:p text:style-name="P2771"><text:span text:style-name="T2772"><text:s/></text:span></text:p>
          </table:table-cell>
          <table:table-cell table:style-name="TableCell2773">
            <text:p text:style-name="P2774"><text:span text:style-name="T2775">お土産を 買ってから、準備します。<text:s/></text:span></text:p>
          </table:table-cell>
        </table:table-row>
        <table:table-row table:style-name="TableRow2776">
          <table:table-cell table:style-name="TableCell2777">
            <text:p text:style-name="P2778"><text:span text:style-name="T2779">ラジ<text:s/></text:span></text:p>
          </table:table-cell>
          <table:table-cell table:style-name="TableCell2780">
            <text:p text:style-name="P2781"><text:span text:style-name="T2782">：そうですか。<text:s/></text:span></text:p>
          </table:table-cell>
        </table:table-row>
        <table:table-row table:style-name="TableRow2783">
          <table:table-cell table:style-name="TableCell2784">
            <text:p text:style-name="P2785"><text:span text:style-name="T2786"><text:s/></text:span></text:p>
            <text:p text:style-name="P2787"><text:span text:style-name="T2788"><text:s/></text:span></text:p>
          </table:table-cell>
          <table:table-cell table:style-name="TableCell2789">
            <text:p text:style-name="P2790"><text:span text:style-name="T2791">これ、安藤さんからの お土産です。<text:s/></text:span></text:p>
          </table:table-cell>
        </table:table-row>
        <table:table-row table:style-name="TableRow2792">
          <table:table-cell table:style-name="TableCell2793">
            <text:p text:style-name="P2794"><text:span text:style-name="T2795">シルヴァン<text:s/></text:span></text:p>
          </table:table-cell>
          <table:table-cell table:style-name="TableCell2796">
            <text:p text:style-name="P2797"><text:span text:style-name="T2798">：ありがとう ございます。<text:s/></text:span></text:p>
          </table:table-cell>
        </table:table-row>
        <table:table-row table:style-name="TableRow2799">
          <table:table-cell table:style-name="TableCell2800">
            <text:p text:style-name="P2801"><text:span text:style-name="T2802"><text:s/></text:span></text:p>
            <text:p text:style-name="P2803"><text:span text:style-name="T2804"><text:s/></text:span></text:p>
          </table:table-cell>
          <table:table-cell table:style-name="TableCell2805">
            <text:p text:style-name="P2806"><text:span text:style-name="T2807">あんどう</text:span><text:span text:style-name="T2808"><text:tab/>なに</text:span></text:p>
            <text:p text:style-name="P2809"><text:span text:style-name="T2810">安藤さんは 何を していますか。<text:s/></text:span></text:p>
          </table:table-cell>
        </table:table-row>
        <table:table-row table:style-name="TableRow2811">
          <table:table-cell table:style-name="TableCell2812">
            <text:p text:style-name="P2813"><text:span text:style-name="T2814">ラジ<text:s/></text:span></text:p>
          </table:table-cell>
          <table:table-cell table:style-name="TableCell2815">
            <text:p text:style-name="P2816"><text:span text:style-name="T2817">：安藤さんは 電話を かけています。<text:s/></text:span></text:p>
          </table:table-cell>
        </table:table-row>
        <table:table-row table:style-name="TableRow2818">
          <table:table-cell table:style-name="TableCell2819">
            <text:p text:style-name="P2820"><text:span text:style-name="T2821"><text:s/></text:span></text:p>
            <text:p text:style-name="P2822"><text:span text:style-name="T2823"><text:s/></text:span></text:p>
          </table:table-cell>
          <table:table-cell table:style-name="TableCell2824">
            <text:p text:style-name="P2825"><text:span text:style-name="T2826">でんわ</text:span><text:span text:style-name="T2827"><text:tab/>お</text:span><text:span text:style-name="T2828"><text:tab/>き</text:span></text:p>
            <text:p text:style-name="P2829"><text:span text:style-name="T2830">電話が 終わってから、すぐ来ます。<text:s/></text:span></text:p>
          </table:table-cell>
        </table:table-row>
        <table:table-row table:style-name="TableRow2831">
          <table:table-cell table:style-name="TableCell2832">
            <text:p text:style-name="P2833"><text:span text:style-name="T2834">あんどう安藤<text:s/></text:span></text:p>
            <text:p text:style-name="P2835"><text:span text:style-name="T2836"><text:s/></text:span></text:p>
          </table:table-cell>
          <table:table-cell table:style-name="TableCell2837">
            <text:p text:style-name="P2838"><text:span text:style-name="T2839">：すみません、遅くなりました。<text:s/></text:span></text:p>
          </table:table-cell>
        </table:table-row>
        <table:table-row table:style-name="TableRow2840">
          <table:table-cell table:style-name="TableCell2841">
            <text:p text:style-name="P2842"><text:span text:style-name="T2843">シルヴァン<text:s/></text:span></text:p>
            <text:p text:style-name="P2844"><text:span text:style-name="T2845"><text:s/></text:span></text:p>
          </table:table-cell>
          <table:table-cell table:style-name="TableCell2846">
            <text:p text:style-name="P2847"><text:span text:style-name="T2848">：安藤さん、お土産、ありがとう ございます。<text:s/></text:span></text:p>
          </table:table-cell>
        </table:table-row>
        <table:table-row table:style-name="TableRow2849">
          <table:table-cell table:style-name="TableCell2850">
            <text:p text:style-name="P2851"><text:span text:style-name="T2852">あんどう安藤<text:s/></text:span></text:p>
          </table:table-cell>
          <table:table-cell table:style-name="TableCell2853">
            <text:p text:style-name="P2854"><text:span text:style-name="T2855">：いいえ。<text:s/></text:span></text:p>
          </table:table-cell>
        </table:table-row>
        <table:table-row table:style-name="TableRow2856">
          <table:table-cell table:style-name="TableCell2857">
            <text:p text:style-name="P2858"><text:span text:style-name="T2859"><text:s/></text:span></text:p>
            <text:p text:style-name="P2860"><text:span text:style-name="T2861"><text:s/></text:span></text:p>
          </table:table-cell>
          <table:table-cell table:style-name="TableCell2862">
            <text:p text:style-name="P2863"><text:span text:style-name="T2864">あした 何時の 飛行機ですか。<text:s/></text:span></text:p>
          </table:table-cell>
        </table:table-row>
        <table:table-row table:style-name="TableRow2865">
          <table:table-cell table:style-name="TableCell2866">
            <text:p text:style-name="P2867"/>
          </table:table-cell>
          <table:table-cell table:style-name="TableCell2868">
            <text:p text:style-name="P2869"><text:span text:style-name="T2870">ごご じ</text:span><text:span text:style-name="T2871"><text:tab/>ひこうき</text:span></text:p>
          </table:table-cell>
        </table:table-row>
        <table:table-row table:style-name="TableRow2872">
          <table:table-cell table:style-name="TableCell2873" table:number-columns-spanned="2">
            <text:p text:style-name="P2874"><text:span text:style-name="T2875">シルヴァン ：午後6時の 飛行機です。<text:s/></text:span></text:p>
            <text:p text:style-name="P2876"><text:span text:style-name="T2877"><text:s/></text:span></text:p>
            <text:p text:style-name="P2878"><text:span text:style-name="T2879">ラジ<text:s/></text:span><text:span text:style-name="T2880"><text:tab/>：空港に 行く前に、どこかへ 行きますか。<text:s/></text:span></text:p>
            <text:p text:style-name="P2881"><text:span text:style-name="T2882"><text:s/></text:span><text:span text:style-name="T2883"><text:tab/></text:span><text:span text:style-name="T2884"><text:s/></text:span></text:p>
          </table:table-cell>
          <table:covered-table-cell/>
        </table:table-row>
      </table:table>
      <text:p text:style-name="P2885"><text:span text:style-name="T2886">い</text:span></text:p>
      <table:table table:style-name="Table2887">
        <table:table-columns>
          <table:table-column table:style-name="TableColumn2888"/>
          <table:table-column table:style-name="TableColumn2889"/>
        </table:table-columns>
        <table:table-row table:style-name="TableRow2890">
          <table:table-cell table:style-name="TableCell2891">
            <text:p text:style-name="P2892"><text:span text:style-name="T2893">シルヴァン<text:s/></text:span></text:p>
          </table:table-cell>
          <table:table-cell table:style-name="TableCell2894">
            <text:p text:style-name="P2895"><text:span text:style-name="T2896">：いいえ、どこにも 行きません。<text:s/></text:span></text:p>
          </table:table-cell>
        </table:table-row>
        <table:table-row table:style-name="TableRow2897">
          <table:table-cell table:style-name="TableCell2898">
            <text:p text:style-name="P2899"><text:span text:style-name="T2900"><text:s/></text:span></text:p>
            <text:p text:style-name="P2901"><text:span text:style-name="T2902"><text:s/></text:span></text:p>
          </table:table-cell>
          <table:table-cell table:style-name="TableCell2903">
            <text:p text:style-name="P2904"><text:span text:style-name="T2905">ホテルに います。<text:s/></text:span></text:p>
          </table:table-cell>
        </table:table-row>
        <table:table-row table:style-name="TableRow2906">
          <table:table-cell table:style-name="TableCell2907">
            <text:p text:style-name="P2908"><text:span text:style-name="T2909">ラジ<text:s/></text:span></text:p>
          </table:table-cell>
          <table:table-cell table:style-name="TableCell2910">
            <text:p text:style-name="P2911"><text:span text:style-name="T2912">：みなさん、空港に 行く前に、<text:s/></text:span></text:p>
          </table:table-cell>
        </table:table-row>
        <table:table-row table:style-name="TableRow2913">
          <table:table-cell table:style-name="TableCell2914">
            <text:p text:style-name="P2915"><text:span text:style-name="T2916"><text:s/></text:span></text:p>
            <text:p text:style-name="P2917"><text:span text:style-name="T2918"><text:s/></text:span></text:p>
          </table:table-cell>
          <table:table-cell table:style-name="TableCell2919">
            <text:p text:style-name="P2920"><text:span text:style-name="T2921">いっしょに 昼ごはんを 食べませんか。<text:s/></text:span></text:p>
          </table:table-cell>
        </table:table-row>
        <table:table-row table:style-name="TableRow2922">
          <table:table-cell table:style-name="TableCell2923">
            <text:p text:style-name="P2924"><text:span text:style-name="T2925">あんどう安藤<text:s/></text:span></text:p>
          </table:table-cell>
          <table:table-cell table:style-name="TableCell2926">
            <text:p text:style-name="P2927"><text:span text:style-name="T2928">：いいですね。<text:s/></text:span></text:p>
          </table:table-cell>
        </table:table-row>
        <table:table-row table:style-name="TableRow2929">
          <table:table-cell table:style-name="TableCell2930">
            <text:p text:style-name="P2931"><text:span text:style-name="T2932"><text:s/></text:span></text:p>
            <text:p text:style-name="P2933"><text:span text:style-name="T2934"><text:s/></text:span></text:p>
          </table:table-cell>
          <table:table-cell table:style-name="TableCell2935">
            <text:p text:style-name="P2936"><text:span text:style-name="T2937">あした</text:span><text:span text:style-name="T2938"><text:tab/>どようび</text:span><text:span text:style-name="T2939"><text:tab/>だいじょうぶ</text:span></text:p>
            <text:p text:style-name="P2940"><text:span text:style-name="T2941">明日は 土曜日ですから、わたしは 大丈夫です。<text:s/></text:span></text:p>
          </table:table-cell>
        </table:table-row>
        <text:soft-page-break/>
        <table:table-row table:style-name="TableRow2942">
          <table:table-cell table:style-name="TableCell2943">
            <text:p text:style-name="P2944"><text:span text:style-name="T2945">ラン<text:s/></text:span></text:p>
          </table:table-cell>
          <table:table-cell table:style-name="TableCell2946">
            <text:p text:style-name="P2947"><text:span text:style-name="T2948">：ごめんなさい。<text:s/></text:span></text:p>
          </table:table-cell>
        </table:table-row>
        <table:table-row table:style-name="TableRow2949">
          <table:table-cell table:style-name="TableCell2950">
            <text:p text:style-name="P2951"><text:span text:style-name="T2952"><text:s/></text:span></text:p>
            <text:p text:style-name="P2953"><text:span text:style-name="T2954"><text:s/></text:span></text:p>
          </table:table-cell>
          <table:table-cell table:style-name="TableCell2955">
            <text:p text:style-name="P2956"><text:span text:style-name="T2957">あした わたし</text:span><text:span text:style-name="T2958"><text:tab/>ようじ</text:span></text:p>
            <text:p text:style-name="P2959"><text:span text:style-name="T2960">明日 私は ちょっと 用事が あります。<text:s/></text:span></text:p>
          </table:table-cell>
        </table:table-row>
        <table:table-row table:style-name="TableRow2961">
          <table:table-cell table:style-name="TableCell2962">
            <text:p text:style-name="P2963"><text:span text:style-name="T2964">ラジ<text:s/></text:span></text:p>
          </table:table-cell>
          <table:table-cell table:style-name="TableCell2965">
            <text:p text:style-name="P2966"><text:span text:style-name="T2967">：それは 残念ですね。<text:s/></text:span></text:p>
          </table:table-cell>
        </table:table-row>
        <table:table-row table:style-name="TableRow2968">
          <table:table-cell table:style-name="TableCell2969">
            <text:p text:style-name="P2970"><text:span text:style-name="T2971"><text:s/></text:span></text:p>
          </table:table-cell>
          <table:table-cell table:style-name="TableCell2972">
            <text:p text:style-name="P2973"><text:span text:style-name="T2974">わたしは 一日中ひまです。<text:s/></text:span></text:p>
          </table:table-cell>
        </table:table-row>
        <table:table-row table:style-name="TableRow2975">
          <table:table-cell table:style-name="TableCell2976">
            <text:p text:style-name="P2977"><text:span text:style-name="T2978"><text:s/></text:span></text:p>
            <text:p text:style-name="P2979"><text:span text:style-name="T2980"><text:s/></text:span></text:p>
          </table:table-cell>
          <table:table-cell table:style-name="TableCell2981">
            <text:p text:style-name="P2982"><text:span text:style-name="T2983">どこで 何時に 会いますか。<text:s/></text:span></text:p>
          </table:table-cell>
        </table:table-row>
        <table:table-row table:style-name="TableRow2984">
          <table:table-cell table:style-name="TableCell2985" table:number-columns-spanned="2">
            <text:p text:style-name="P2986"><text:span text:style-name="T2987">シルヴァン ：そうですね。<text:s/></text:span></text:p>
            <text:p text:style-name="P2988"><text:span text:style-name="T2989"><text:s/></text:span><text:span text:style-name="T2990"><text:tab/>午後4時に 空港で チェックインします。<text:s/></text:span></text:p>
            <text:p text:style-name="P2991"><text:span text:style-name="T2992"><text:s/></text:span><text:span text:style-name="T2993"><text:tab/>ホテルから 空港まで 1時間 かかりますから、<text:s/></text:span></text:p>
            <text:p text:style-name="P2994"><text:span text:style-name="T2995"><text:s/></text:span><text:span text:style-name="T2996"><text:tab/>2時50分に ホテルを 出ます。<text:s/></text:span></text:p>
            <text:p text:style-name="P2997"><text:span text:style-name="T2998"><text:s/></text:span><text:span text:style-name="T2999"><text:tab/>じゃ、1時半に ホテルの 入口で 会いましょうか。<text:s/></text:span></text:p>
            <text:p text:style-name="P3000"><text:span text:style-name="T3001"><text:s/></text:span></text:p>
            <text:p text:style-name="P3002"><text:span text:style-name="T3003">ラジ・安藤 ：はい、じゃ、また明日。<text:s/></text:span></text:p>
            <text:p text:style-name="P3004"><text:span text:style-name="T3005"><text:s/></text:span></text:p>
            <text:p text:style-name="P3006"><text:span text:style-name="T3007">ラン<text:s/></text:span><text:span text:style-name="T3008"><text:tab/>：シルヴァンさん、どうぞ お元気で。<text:s/></text:span></text:p>
            <text:p text:style-name="P3009"><text:span text:style-name="T3010"><text:s/></text:span><text:span text:style-name="T3011"><text:tab/></text:span><text:span text:style-name="T3012"><text:s/></text:span></text:p>
          </table:table-cell>
          <table:covered-table-cell/>
        </table:table-row>
      </table:table>
      <text:p text:style-name="P3013">****************************************************************************</text:p>
      <text:p text:style-name="P3014"><text:span text:style-name="T3015">XII</text:span><text:span text:style-name="T3016">．</text:span><text:ruby text:style-name="Ru122"><text:ruby-base><text:span text:style-name="T3017">会話</text:span></text:ruby-base><text:ruby-text text:style-name="WW_CharRuby122">かいわ</text:ruby-text></text:ruby><text:span text:style-name="T3018"><text:s/>Conversation<text:s/></text:span></text:p>
      <text:p text:style-name="P3019"><text:span text:style-name="T3020"><text:s/></text:span></text:p>
      <text:p text:style-name="P3021"><text:ruby text:style-name="Ru123"><text:ruby-base><text:span text:style-name="T3022">妹</text:span></text:ruby-base><text:ruby-text text:style-name="WW_CharRuby123">いもうと</text:ruby-text></text:ruby><text:span text:style-name="T3023"><text:s/>：ねえ、お</text:span><text:ruby text:style-name="Ru124"><text:ruby-base><text:span text:style-name="T3024">姉</text:span></text:ruby-base><text:ruby-text text:style-name="WW_CharRuby124">ねえ</text:ruby-text></text:ruby><text:span text:style-name="T3025">ちゃん、</text:span><text:ruby text:style-name="Ru125"><text:ruby-base><text:span text:style-name="T3026">明日</text:span></text:ruby-base><text:ruby-text text:style-name="WW_CharRuby125">あした</text:ruby-text></text:ruby><text:span text:style-name="T3027"><text:s/></text:span><text:ruby text:style-name="Ru126"><text:ruby-base><text:span text:style-name="T3028">忙</text:span></text:ruby-base><text:ruby-text text:style-name="WW_CharRuby126">いそが</text:ruby-text></text:ruby><text:span text:style-name="T3029"><text:s/>しい？<text:s/></text:span></text:p>
      <text:p text:style-name="P3030"><text:span text:style-name="T3031"><text:s/></text:span></text:p>
      <text:p text:style-name="P3032"><text:ruby text:style-name="Ru127"><text:ruby-base><text:span text:style-name="T3033">安藤</text:span></text:ruby-base><text:ruby-text text:style-name="WW_CharRuby127">あんどう</text:ruby-text></text:ruby><text:span text:style-name="T3034"><text:s/>：え？ あした？<text:s/></text:span></text:p>
      <text:p text:style-name="P3035"><text:span text:style-name="T3036"><text:s/></text:span></text:p>
      <text:p text:style-name="P3037"><text:ruby text:style-name="Ru128"><text:ruby-base><text:span text:style-name="T3038">妹</text:span></text:ruby-base><text:ruby-text text:style-name="WW_CharRuby128">いもうと</text:ruby-text></text:ruby><text:span text:style-name="T3039"><text:s/>：うん。<text:s/></text:span></text:p>
      <text:p text:style-name="P3040"><text:span text:style-name="T3041"><text:s/></text:span></text:p>
      <text:p text:style-name="P3042"><text:ruby text:style-name="Ru129"><text:ruby-base><text:span text:style-name="T3043">安藤</text:span></text:ruby-base><text:ruby-text text:style-name="WW_CharRuby129">あんどう</text:ruby-text></text:ruby><text:span text:style-name="T3044"><text:s/>：</text:span><text:ruby text:style-name="Ru130"><text:ruby-base><text:span text:style-name="T3045">明日</text:span></text:ruby-base><text:ruby-text text:style-name="WW_CharRuby130">あした</text:ruby-text></text:ruby><text:span text:style-name="T3046">は<text:s/></text:span><text:ruby text:style-name="Ru131"><text:ruby-base><text:span text:style-name="T3047">休</text:span></text:ruby-base><text:ruby-text text:style-name="WW_CharRuby131">やす</text:ruby-text></text:ruby><text:span text:style-name="T3048">みだけど、どうしたの？<text:s/></text:span></text:p>
      <text:p text:style-name="P3049"><text:span text:style-name="T3050"><text:s/></text:span></text:p>
      <text:p text:style-name="P3051"><text:ruby text:style-name="Ru132"><text:ruby-base><text:span text:style-name="T3052">妹</text:span></text:ruby-base><text:ruby-text text:style-name="WW_CharRuby132">いもうと</text:ruby-text></text:ruby><text:span text:style-name="T3053"><text:s/>：いっしょに ハッピー</text:span><text:ruby text:style-name="Ru133"><text:ruby-base><text:span text:style-name="T3054">遊園地</text:span></text:ruby-base><text:ruby-text text:style-name="WW_CharRuby133">ゆうえんち</text:ruby-text></text:ruby><text:span text:style-name="T3055">に<text:s/></text:span><text:ruby text:style-name="Ru134"><text:ruby-base><text:span text:style-name="T3056">行</text:span></text:ruby-base><text:ruby-text text:style-name="WW_CharRuby134">い</text:ruby-text></text:ruby><text:span text:style-name="T3057">かない？<text:s/></text:span></text:p>
      <text:p text:style-name="P3058"><text:span text:style-name="T3059"><text:s/></text:span></text:p>
      <text:p text:style-name="P3060"><text:ruby text:style-name="Ru135"><text:ruby-base><text:span text:style-name="T3061">安藤</text:span></text:ruby-base><text:ruby-text text:style-name="WW_CharRuby135">あんどう</text:ruby-text></text:ruby><text:span text:style-name="T3062"><text:s/>：いいけど、</text:span><text:ruby text:style-name="Ru136"><text:ruby-base><text:span text:style-name="T3063">明日</text:span></text:ruby-base><text:ruby-text text:style-name="WW_CharRuby136">あした</text:ruby-text></text:ruby><text:span text:style-name="T3064"><text:s/>みのりちゃん アルバイトが あるでしょう。<text:s/></text:span></text:p>
      <text:p text:style-name="P3065"><text:span text:style-name="T3066"><text:s/></text:span></text:p>
      <text:p text:style-name="P3067"><text:ruby text:style-name="Ru137"><text:ruby-base><text:span text:style-name="T3068">妹</text:span></text:ruby-base><text:ruby-text text:style-name="WW_CharRuby137">いもうと</text:ruby-text></text:ruby><text:span text:style-name="T3069"><text:s/>：</text:span><text:ruby text:style-name="Ru138"><text:ruby-base><text:span text:style-name="T3070">休</text:span></text:ruby-base><text:ruby-text text:style-name="WW_CharRuby138">やす</text:ruby-text></text:ruby><text:span text:style-name="T3071">みに なったよ。<text:s/></text:span></text:p>
      <text:p text:style-name="P3072"><text:span text:style-name="T3073"><text:s/></text:span><text:span text:style-name="T3074"><text:tab/>だから、</text:span><text:ruby text:style-name="Ru139"><text:ruby-base><text:span text:style-name="T3075">一緒</text:span></text:ruby-base><text:ruby-text text:style-name="WW_CharRuby139">いっしょ</text:ruby-text></text:ruby><text:span text:style-name="T3076"><text:s/>に<text:s/></text:span><text:ruby text:style-name="Ru140"><text:ruby-base><text:span text:style-name="T3077">行</text:span></text:ruby-base><text:ruby-text text:style-name="WW_CharRuby140">い</text:ruby-text></text:ruby><text:span text:style-name="T3078">きましょうよ。<text:s/></text:span></text:p>
      <text:p text:style-name="P3079"><text:span text:style-name="T3080"><text:s/></text:span></text:p>
      <text:p text:style-name="P3081"><text:ruby text:style-name="Ru141"><text:ruby-base><text:span text:style-name="T3082">安藤</text:span></text:ruby-base><text:ruby-text text:style-name="WW_CharRuby141">あんどう</text:ruby-text></text:ruby><text:span text:style-name="T3083"><text:s/>：そうなんだ。<text:s/></text:span></text:p>
      <text:p text:style-name="P3084"><text:span text:style-name="T3085"><text:s/></text:span><text:span text:style-name="T3086"><text:tab/>みのりちゃん、ハッピー</text:span><text:ruby text:style-name="Ru142"><text:ruby-base><text:span text:style-name="T3087">遊園地</text:span></text:ruby-base><text:ruby-text text:style-name="WW_CharRuby142">ゆうえんち</text:ruby-text></text:ruby><text:span text:style-name="T3088">に<text:s/></text:span><text:ruby text:style-name="Ru143"><text:ruby-base><text:span text:style-name="T3089">前回</text:span></text:ruby-base><text:ruby-text text:style-name="WW_CharRuby143">ぜんかい</text:ruby-text></text:ruby><text:span text:style-name="T3090"><text:s/>いつごろ<text:s/></text:span><text:ruby text:style-name="Ru144"><text:ruby-base><text:span text:style-name="T3091">行</text:span></text:ruby-base><text:ruby-text text:style-name="WW_CharRuby144">い</text:ruby-text></text:ruby><text:span text:style-name="T3092">ったの？<text:s/></text:span></text:p>
      <text:p text:style-name="P3093"><text:span text:style-name="T3094"><text:s/></text:span></text:p>
      <text:p text:style-name="P3095"><text:ruby text:style-name="Ru145"><text:ruby-base><text:span text:style-name="T3096">妹</text:span></text:ruby-base><text:ruby-text text:style-name="WW_CharRuby145">いもうと</text:ruby-text></text:ruby><text:span text:style-name="T3097"><text:s/>：<text:s/></text:span><text:ruby text:style-name="Ru146"><text:ruby-base><text:span text:style-name="T3098">先週</text:span></text:ruby-base><text:ruby-text text:style-name="WW_CharRuby146">せんしゅう</text:ruby-text></text:ruby><text:span text:style-name="T3099"><text:s/>の<text:s/></text:span><text:ruby text:style-name="Ru147"><text:ruby-base><text:span text:style-name="T3100">土曜日</text:span></text:ruby-base><text:ruby-text text:style-name="WW_CharRuby147">どようび</text:ruby-text></text:ruby><text:span text:style-name="T3101">。<text:s/></text:span></text:p>
      <text:p text:style-name="P3102"><text:span text:style-name="T3103"><text:s/></text:span></text:p>
      <text:p text:style-name="P3104"><text:ruby text:style-name="Ru148"><text:ruby-base><text:span text:style-name="T3105">安藤</text:span></text:ruby-base><text:ruby-text text:style-name="WW_CharRuby148">あんどう</text:ruby-text></text:ruby><text:span text:style-name="T3106"><text:s/>：ええ？<text:s/></text:span></text:p>
      <text:p text:style-name="P3107"><text:span text:style-name="T3108"><text:s/></text:span><text:span text:style-name="T3109"><text:tab/>それでも<text:s/></text:span><text:ruby text:style-name="Ru149"><text:ruby-base><text:span text:style-name="T3110">明日</text:span></text:ruby-base><text:ruby-text text:style-name="WW_CharRuby149">あした</text:ruby-text></text:ruby><text:span text:style-name="T3111"><text:s/>また<text:s/></text:span><text:ruby text:style-name="Ru150"><text:ruby-base><text:span text:style-name="T3112">行</text:span></text:ruby-base><text:ruby-text text:style-name="WW_CharRuby150">い</text:ruby-text></text:ruby><text:span text:style-name="T3113">くの？<text:s/></text:span></text:p>
      <text:p text:style-name="P3114"><text:span text:style-name="T3115"><text:s/></text:span></text:p>
      <text:p text:style-name="P3116"><text:ruby text:style-name="Ru151"><text:ruby-base><text:span text:style-name="T3117">妹</text:span></text:ruby-base><text:ruby-text text:style-name="WW_CharRuby151">いもうと</text:ruby-text></text:ruby><text:span text:style-name="T3118"><text:s/>：ハッピー</text:span><text:ruby text:style-name="Ru152"><text:ruby-base><text:span text:style-name="T3119">遊園地</text:span></text:ruby-base><text:ruby-text text:style-name="WW_CharRuby152">ゆうえんち</text:ruby-text></text:ruby><text:span text:style-name="T3120">が<text:s/></text:span><text:ruby text:style-name="Ru153"><text:ruby-base><text:span text:style-name="T3121">大好</text:span></text:ruby-base><text:ruby-text text:style-name="WW_CharRuby153">だいす</text:ruby-text></text:ruby><text:span text:style-name="T3122">きだから。<text:s/></text:span></text:p>
      <text:p text:style-name="P3123"><text:span text:style-name="T3124"><text:s/></text:span><text:span text:style-name="T3125"><text:tab/></text:span><text:ruby text:style-name="Ru154"><text:ruby-base><text:span text:style-name="T3126">一緒</text:span></text:ruby-base><text:ruby-text text:style-name="WW_CharRuby154">いっしょ</text:ruby-text></text:ruby><text:span text:style-name="T3127"><text:s/>に<text:s/></text:span><text:ruby text:style-name="Ru155"><text:ruby-base><text:span text:style-name="T3128">遊</text:span></text:ruby-base><text:ruby-text text:style-name="WW_CharRuby155">あそ</text:ruby-text></text:ruby><text:span text:style-name="T3129">びましょうよ。<text:s/></text:span></text:p>
      <text:p text:style-name="P3130"><text:span text:style-name="T3131"><text:s/></text:span><text:span text:style-name="T3132"><text:tab/></text:span><text:span text:style-name="T3133"><text:s/></text:span></text:p>
      <text:p text:style-name="P3134"><text:ruby text:style-name="Ru156"><text:ruby-base><text:span text:style-name="T3135">安藤</text:span></text:ruby-base><text:ruby-text text:style-name="WW_CharRuby156">あんどう</text:ruby-text></text:ruby><text:span text:style-name="T3136"><text:s/>：うん、わかった。<text:s/></text:span></text:p>
      <text:p text:style-name="P3137"><text:span text:style-name="T3138"><text:s/></text:span><text:span text:style-name="T3139"><text:tab/>じゃあ、</text:span><text:ruby text:style-name="Ru157"><text:ruby-base><text:span text:style-name="T3140">行</text:span></text:ruby-base><text:ruby-text text:style-name="WW_CharRuby157">い</text:ruby-text></text:ruby><text:span text:style-name="T3141">きましょう。<text:s/></text:span></text:p>
      <text:p text:style-name="P3142"><text:span text:style-name="T3143"><text:s/></text:span><text:span text:style-name="T3144"><text:tab/>ちょっと、</text:span><text:ruby text:style-name="Ru158"><text:ruby-base><text:span text:style-name="T3145">明日</text:span></text:ruby-base><text:ruby-text text:style-name="WW_CharRuby158">あした</text:ruby-text></text:ruby><text:span text:style-name="T3146">の<text:s/></text:span><text:ruby text:style-name="Ru159"><text:ruby-base><text:span text:style-name="T3147">天気</text:span></text:ruby-base><text:ruby-text text:style-name="WW_CharRuby159">てんき</text:ruby-text></text:ruby><text:span text:style-name="T3148">を<text:s/></text:span><text:ruby text:style-name="Ru160"><text:ruby-base><text:span text:style-name="T3149">調</text:span></text:ruby-base><text:ruby-text text:style-name="WW_CharRuby160">しら</text:ruby-text></text:ruby><text:span text:style-name="T3150">べるね。<text:s/></text:span></text:p>
      <text:p text:style-name="P3151"><text:span text:style-name="T3152"><text:s/></text:span><text:span text:style-name="T3153"><text:tab/></text:span><text:ruby text:style-name="Ru161"><text:ruby-base><text:span text:style-name="T3154">明日</text:span></text:ruby-base><text:ruby-text text:style-name="WW_CharRuby161">あした</text:ruby-text></text:ruby><text:span text:style-name="T3155">は<text:s/></text:span><text:ruby text:style-name="Ru162"><text:ruby-base><text:span text:style-name="T3156">晴</text:span></text:ruby-base><text:ruby-text text:style-name="WW_CharRuby162">は</text:ruby-text></text:ruby><text:span text:style-name="T3157">れだね。<text:s/></text:span></text:p>
      <text:p text:style-name="P3158"><text:span text:style-name="T3159"><text:s/></text:span></text:p>
      <text:p text:style-name="P3160"><text:ruby text:style-name="Ru163"><text:ruby-base><text:span text:style-name="T3161">妹</text:span></text:ruby-base><text:ruby-text text:style-name="WW_CharRuby163">いもうと</text:ruby-text></text:ruby><text:span text:style-name="T3162"><text:s/>：よかった。<text:s/></text:span></text:p>
      <text:p text:style-name="P3163"><text:span text:style-name="T3164"><text:s/></text:span></text:p>
      <text:p text:style-name="P3165"><text:ruby text:style-name="Ru164"><text:ruby-base><text:span text:style-name="T3166">安藤</text:span></text:ruby-base><text:ruby-text text:style-name="WW_CharRuby164">あんどう</text:ruby-text></text:ruby><text:span text:style-name="T3167"><text:s/>：<text:s/></text:span><text:ruby text:style-name="Ru165"><text:ruby-base><text:span text:style-name="T3168">私</text:span></text:ruby-base><text:ruby-text text:style-name="WW_CharRuby165">わたし</text:ruby-text></text:ruby><text:span text:style-name="T3169"><text:s/>の アパートは ハッピー</text:span><text:ruby text:style-name="Ru166"><text:ruby-base><text:span text:style-name="T3170">遊園地</text:span></text:ruby-base><text:ruby-text text:style-name="WW_CharRuby166">ゆうえんち</text:ruby-text></text:ruby><text:span text:style-name="T3171">に<text:s/></text:span><text:ruby text:style-name="Ru167"><text:ruby-base><text:span text:style-name="T3172">近</text:span></text:ruby-base><text:ruby-text text:style-name="WW_CharRuby167">ちか</text:ruby-text></text:ruby><text:span text:style-name="T3173">いから、<text:s/></text:span></text:p>
      <text:p text:style-name="P3174"><text:span text:style-name="T3175"><text:s/></text:span><text:span text:style-name="T3176"><text:tab/></text:span><text:ruby text:style-name="Ru168"><text:ruby-base><text:span text:style-name="T3177">今晩</text:span></text:ruby-base><text:ruby-text text:style-name="WW_CharRuby168">こんばん</text:ruby-text></text:ruby><text:span text:style-name="T3178"><text:s/>、うちに<text:s/></text:span><text:ruby text:style-name="Ru169"><text:ruby-base><text:span text:style-name="T3179">泊</text:span></text:ruby-base><text:ruby-text text:style-name="WW_CharRuby169">と</text:ruby-text></text:ruby><text:span text:style-name="T3180">まる？<text:s/></text:span></text:p>
      <text:p text:style-name="P3181"><text:span text:style-name="T3182"><text:s/></text:span></text:p>
      <text:p text:style-name="P3183"><text:ruby text:style-name="Ru170"><text:ruby-base><text:span text:style-name="T3184">妹</text:span></text:ruby-base><text:ruby-text text:style-name="WW_CharRuby170">いもうと</text:ruby-text></text:ruby><text:span text:style-name="T3185"><text:s/>：うん、ありがとう。<text:s/></text:span></text:p>
      <text:p text:style-name="P3186"><text:span text:style-name="T3187"><text:s/></text:span><text:span text:style-name="T3188"><text:tab/>じゃ、お</text:span><text:ruby text:style-name="Ru171"><text:ruby-base><text:span text:style-name="T3189">母</text:span></text:ruby-base><text:ruby-text text:style-name="WW_CharRuby171">かあ</text:ruby-text></text:ruby><text:span text:style-name="T3190">さんに<text:s/></text:span><text:ruby text:style-name="Ru172"><text:ruby-base><text:span text:style-name="T3191">電話</text:span></text:ruby-base><text:ruby-text text:style-name="WW_CharRuby172">でんわ</text:ruby-text></text:ruby><text:span text:style-name="T3192">するね。<text:s/></text:span></text:p>
      <text:p text:style-name="P3193"/>
      <text:p text:style-name="P3194">****************************************************************************</text:p>
      <text:p text:style-name="P3195"><text:span text:style-name="T3196">XIII</text:span><text:span text:style-name="T3197">．</text:span><text:ruby text:style-name="Ru173"><text:ruby-base><text:span text:style-name="T3198">会話</text:span></text:ruby-base><text:ruby-text text:style-name="WW_CharRuby173">かいわ</text:ruby-text></text:ruby><text:span text:style-name="T3199"><text:s/>Conversation</text:span><text:span text:style-name="T3200"><text:s/></text:span></text:p>
      <text:p text:style-name="P3201"><text:span text:style-name="T3202"><text:s/></text:span></text:p>
      <text:p text:style-name="P3203"><text:span text:style-name="T3204">ワン ：お</text:span><text:ruby text:style-name="Ru174"><text:ruby-base><text:span text:style-name="T3205">待</text:span></text:ruby-base><text:ruby-text text:style-name="WW_CharRuby174">ま</text:ruby-text></text:ruby><text:span text:style-name="T3206">たせしました。<text:s/></text:span></text:p>
      <text:p text:style-name="P3207"><text:span text:style-name="T3208"><text:s/></text:span><text:span text:style-name="T3209"><text:tab/>どの</text:span><text:ruby text:style-name="Ru175"><text:ruby-base><text:span text:style-name="T3210">店</text:span></text:ruby-base><text:ruby-text text:style-name="WW_CharRuby175">みせ</text:ruby-text></text:ruby><text:span text:style-name="T3211">に<text:s/></text:span><text:ruby text:style-name="Ru176"><text:ruby-base><text:span text:style-name="T3212">行</text:span></text:ruby-base><text:ruby-text text:style-name="WW_CharRuby176">い</text:ruby-text></text:ruby><text:span text:style-name="T3213">きますか。<text:s/></text:span></text:p>
      <text:p text:style-name="P3214"><text:span text:style-name="T3215"><text:s/></text:span></text:p>
      <text:p text:style-name="P3216"><text:ruby text:style-name="Ru177"><text:ruby-base><text:span text:style-name="T3217">安藤</text:span></text:ruby-base><text:ruby-text text:style-name="WW_CharRuby177">あんどう</text:ruby-text></text:ruby><text:span text:style-name="T3218"><text:s/>：わたしは<text:s/></text:span><text:ruby text:style-name="Ru178"><text:ruby-base><text:span text:style-name="T3219">新</text:span></text:ruby-base><text:ruby-text text:style-name="WW_CharRuby178">あたら</text:ruby-text></text:ruby><text:span text:style-name="T3220">しい</text:span><text:ruby text:style-name="Ru179"><text:ruby-base><text:span text:style-name="T3221">靴</text:span></text:ruby-base><text:ruby-text text:style-name="WW_CharRuby179">くつ</text:ruby-text></text:ruby><text:span text:style-name="T3222">を<text:s/></text:span><text:ruby text:style-name="Ru180"><text:ruby-base><text:span text:style-name="T3223">買</text:span></text:ruby-base><text:ruby-text text:style-name="WW_CharRuby180">か</text:ruby-text></text:ruby><text:span text:style-name="T3224">いたいです。<text:s/></text:span></text:p>
      <text:soft-page-break/>
      <text:p text:style-name="P3225"><text:span text:style-name="T3226"><text:s/></text:span><text:span text:style-name="T3227"><text:tab/></text:span><text:ruby text:style-name="Ru181"><text:ruby-base><text:span text:style-name="T3228">靴屋</text:span></text:ruby-base><text:ruby-text text:style-name="WW_CharRuby181">くつや</text:ruby-text></text:ruby><text:span text:style-name="T3229">さんに<text:s/></text:span><text:ruby text:style-name="Ru182"><text:ruby-base><text:span text:style-name="T3230">行</text:span></text:ruby-base><text:ruby-text text:style-name="WW_CharRuby182">い</text:ruby-text></text:ruby><text:span text:style-name="T3231">きましょう。<text:s/></text:span></text:p>
      <text:p text:style-name="P3232"><text:span text:style-name="T3233"><text:s/></text:span></text:p>
      <text:p text:style-name="P3234"><text:span text:style-name="T3235">ワン ：いいですね。<text:s/></text:span></text:p>
      <text:p text:style-name="P3236"><text:span text:style-name="T3237"><text:s/></text:span><text:span text:style-name="T3238"><text:tab/>わたしも<text:s/></text:span><text:ruby text:style-name="Ru183"><text:ruby-base><text:span text:style-name="T3239">新</text:span></text:ruby-base><text:ruby-text text:style-name="WW_CharRuby183">あたら</text:ruby-text></text:ruby><text:span text:style-name="T3240">しい</text:span><text:ruby text:style-name="Ru184"><text:ruby-base><text:span text:style-name="T3241">靴</text:span></text:ruby-base><text:ruby-text text:style-name="WW_CharRuby184">くつ</text:ruby-text></text:ruby><text:span text:style-name="T3242">が ほしいです。<text:s/></text:span></text:p>
      <text:p text:style-name="P3243"><text:span text:style-name="T3244"><text:s/></text:span></text:p>
      <text:p text:style-name="P3245"><text:ruby text:style-name="Ru185"><text:ruby-base><text:span text:style-name="T3246">店員</text:span></text:ruby-base><text:ruby-text text:style-name="WW_CharRuby185">てんいん</text:ruby-text></text:ruby><text:span text:style-name="T3247"><text:s/>：いらっしゃいませ。<text:s/></text:span></text:p>
      <text:p text:style-name="P3248"><text:span text:style-name="T3249"><text:s/></text:span></text:p>
      <text:p text:style-name="P3250"><text:ruby text:style-name="Ru186"><text:ruby-base><text:span text:style-name="T3251">安藤</text:span></text:ruby-base><text:ruby-text text:style-name="WW_CharRuby186">あんどう</text:ruby-text></text:ruby><text:span text:style-name="T3252"><text:s/>：この<text:s/></text:span><text:ruby text:style-name="Ru187"><text:ruby-base><text:span text:style-name="T3253">白</text:span></text:ruby-base><text:ruby-text text:style-name="WW_CharRuby187">しろ</text:ruby-text></text:ruby><text:span text:style-name="T3254">い</text:span><text:ruby text:style-name="Ru188"><text:ruby-base><text:span text:style-name="T3255">靴</text:span></text:ruby-base><text:ruby-text text:style-name="WW_CharRuby188">くつ</text:ruby-text></text:ruby><text:span text:style-name="T3256">と<text:s/></text:span><text:ruby text:style-name="Ru189"><text:ruby-base><text:span text:style-name="T3257">黒</text:span></text:ruby-base><text:ruby-text text:style-name="WW_CharRuby189">くろ</text:ruby-text></text:ruby><text:span text:style-name="T3258">い</text:span><text:ruby text:style-name="Ru190"><text:ruby-base><text:span text:style-name="T3259">靴</text:span></text:ruby-base><text:ruby-text text:style-name="WW_CharRuby190">くつ</text:ruby-text></text:ruby><text:span text:style-name="T3260">と どちらが いいと<text:s/></text:span><text:ruby text:style-name="Ru191"><text:ruby-base><text:span text:style-name="T3261">思</text:span></text:ruby-base><text:ruby-text text:style-name="WW_CharRuby191">おも</text:ruby-text></text:ruby><text:span text:style-name="T3262">いますか。<text:s/></text:span></text:p>
      <text:p text:style-name="P3263"><text:span text:style-name="T3264"><text:s/></text:span></text:p>
      <text:p text:style-name="P3265"><text:span text:style-name="T3266">ワン ：</text:span><text:ruby text:style-name="Ru192"><text:ruby-base><text:span text:style-name="T3267">黒</text:span></text:ruby-base><text:ruby-text text:style-name="WW_CharRuby192">くろ</text:ruby-text></text:ruby><text:span text:style-name="T3268">い</text:span><text:ruby text:style-name="Ru193"><text:ruby-base><text:span text:style-name="T3269">靴</text:span></text:ruby-base><text:ruby-text text:style-name="WW_CharRuby193">くつ</text:ruby-text></text:ruby><text:span text:style-name="T3270">の ほうが いいと<text:s/></text:span><text:ruby text:style-name="Ru194"><text:ruby-base><text:span text:style-name="T3271">思</text:span></text:ruby-base><text:ruby-text text:style-name="WW_CharRuby194">おも</text:ruby-text></text:ruby><text:span text:style-name="T3272">います。<text:s/></text:span></text:p>
      <text:p text:style-name="P3273"><text:span text:style-name="T3274"><text:s/></text:span><text:span text:style-name="T3275"><text:tab/></text:span><text:ruby text:style-name="Ru195"><text:ruby-base><text:span text:style-name="T3276">安藤</text:span></text:ruby-base><text:ruby-text text:style-name="WW_CharRuby195">あんどう</text:ruby-text></text:ruby><text:span text:style-name="T3277">さんは<text:s/></text:span><text:ruby text:style-name="Ru196"><text:ruby-base><text:span text:style-name="T3278">白</text:span></text:ruby-base><text:ruby-text text:style-name="WW_CharRuby196">しろ</text:ruby-text></text:ruby><text:span text:style-name="T3279">いのと<text:s/></text:span><text:ruby text:style-name="Ru197"><text:ruby-base><text:span text:style-name="T3280">黒</text:span></text:ruby-base><text:ruby-text text:style-name="WW_CharRuby197">くろ</text:ruby-text></text:ruby><text:span text:style-name="T3281">いのと どちらが<text:s/></text:span><text:ruby text:style-name="Ru198"><text:ruby-base><text:span text:style-name="T3282">好</text:span></text:ruby-base><text:ruby-text text:style-name="WW_CharRuby198">す</text:ruby-text></text:ruby><text:span text:style-name="T3283">きですか。<text:s/></text:span></text:p>
      <text:p text:style-name="P3284"><text:span text:style-name="T3285"><text:s/></text:span></text:p>
      <text:p text:style-name="P3286"><text:ruby text:style-name="Ru199"><text:ruby-base><text:span text:style-name="T3287">安藤</text:span></text:ruby-base><text:ruby-text text:style-name="WW_CharRuby199">あんどう</text:ruby-text></text:ruby><text:span text:style-name="T3288"><text:s/>：</text:span><text:ruby text:style-name="Ru200"><text:ruby-base><text:span text:style-name="T3289">私</text:span></text:ruby-base><text:ruby-text text:style-name="WW_CharRuby200">わたし</text:ruby-text></text:ruby><text:span text:style-name="T3290">も<text:s/></text:span><text:ruby text:style-name="Ru201"><text:ruby-base><text:span text:style-name="T3291">黒</text:span></text:ruby-base><text:ruby-text text:style-name="WW_CharRuby201">くろ</text:ruby-text></text:ruby><text:span text:style-name="T3292">いのが<text:s/></text:span><text:ruby text:style-name="Ru202"><text:ruby-base><text:span text:style-name="T3293">好</text:span></text:ruby-base><text:ruby-text text:style-name="WW_CharRuby202">す</text:ruby-text></text:ruby><text:span text:style-name="T3294">きです。<text:s/></text:span></text:p>
      <text:p text:style-name="P3295"><text:span text:style-name="T3296"><text:s/></text:span><text:span text:style-name="T3297"><text:tab/>すみません。<text:s/></text:span></text:p>
      <text:p text:style-name="P3298"><text:span text:style-name="T3299"><text:s/></text:span></text:p>
      <text:p text:style-name="P3300"><text:ruby text:style-name="Ru203"><text:ruby-base><text:span text:style-name="T3301">店員</text:span></text:ruby-base><text:ruby-text text:style-name="WW_CharRuby203">てんいん</text:ruby-text></text:ruby><text:span text:style-name="T3302"><text:s/>：はい。<text:s/></text:span></text:p>
      <text:p text:style-name="P3303"><text:span text:style-name="T3304"><text:s/></text:span></text:p>
      <text:p text:style-name="P3305"><text:ruby text:style-name="Ru204"><text:ruby-base><text:span text:style-name="T3306">安藤</text:span></text:ruby-base><text:ruby-text text:style-name="WW_CharRuby204">あんどう</text:ruby-text></text:ruby><text:span text:style-name="T3307"><text:s/>：この</text:span><text:ruby text:style-name="Ru205"><text:ruby-base><text:span text:style-name="T3308">靴</text:span></text:ruby-base><text:ruby-text text:style-name="WW_CharRuby205">くつ</text:ruby-text></text:ruby><text:span text:style-name="T3309">、24</text:span><text:ruby text:style-name="Ru206"><text:ruby-base><text:span text:style-name="T3310">センチ</text:span></text:ruby-base><text:ruby-text text:style-name="WW_CharRuby206">せんち</text:ruby-text></text:ruby><text:span text:style-name="T3311">ありますか。<text:s/></text:span></text:p>
      <text:p text:style-name="P3312"><text:span text:style-name="T3313"><text:s/></text:span></text:p>
      <text:p text:style-name="P3314"><text:ruby text:style-name="Ru207"><text:ruby-base><text:span text:style-name="T3315">店員</text:span></text:ruby-base><text:ruby-text text:style-name="WW_CharRuby207">てんいん</text:ruby-text></text:ruby><text:span text:style-name="T3316"><text:s/>：こちらは 24</text:span><text:ruby text:style-name="Ru208"><text:ruby-base><text:span text:style-name="T3317">センチ</text:span></text:ruby-base><text:ruby-text text:style-name="WW_CharRuby208">せんち</text:ruby-text></text:ruby><text:span text:style-name="T3318">です。<text:s/></text:span></text:p>
      <text:p text:style-name="P3319"><text:span text:style-name="T3320"><text:s/></text:span></text:p>
      <text:p text:style-name="P3321"><text:ruby text:style-name="Ru209"><text:ruby-base><text:span text:style-name="T3322">安藤</text:span></text:ruby-base><text:ruby-text text:style-name="WW_CharRuby209">あんどう</text:ruby-text></text:ruby><text:span text:style-name="T3323"><text:s/>：</text:span><text:ruby text:style-name="Ru210"><text:ruby-base><text:span text:style-name="T3324">履</text:span></text:ruby-base><text:ruby-text text:style-name="WW_CharRuby210">は</text:ruby-text></text:ruby><text:span text:style-name="T3325">いても いいですか。<text:s/></text:span></text:p>
      <text:p text:style-name="P3326"><text:span text:style-name="T3327"><text:s/></text:span></text:p>
      <text:p text:style-name="P3328"><text:ruby text:style-name="Ru211"><text:ruby-base><text:span text:style-name="T3329">店員</text:span></text:ruby-base><text:ruby-text text:style-name="WW_CharRuby211">てんいん</text:ruby-text></text:ruby><text:span text:style-name="T3330"><text:s/>：はい、もちろんです。<text:s/></text:span></text:p>
      <text:p text:style-name="P3331"><text:span text:style-name="T3332"><text:s/></text:span><text:span text:style-name="T3333"><text:tab/>どうぞ。<text:s/></text:span></text:p>
      <text:p text:style-name="P3334"><text:span text:style-name="T3335"><text:s/></text:span><text:span text:style-name="T3336"><text:tab/></text:span><text:span text:style-name="T3337"><text:s/></text:span></text:p>
      <text:p text:style-name="P3338"><text:ruby text:style-name="Ru212"><text:ruby-base><text:span text:style-name="T3339">店員</text:span></text:ruby-base><text:ruby-text text:style-name="WW_CharRuby212">てんいん</text:ruby-text></text:ruby><text:span text:style-name="T3340"><text:s/>：</text:span><text:span text:style-name="T3341">いかがですか。</text:span><text:span text:style-name="T3342"><text:s/></text:span></text:p>
      <text:p text:style-name="P3343"><text:span text:style-name="T3344"><text:s/></text:span></text:p>
      <text:p text:style-name="P3345"><text:ruby text:style-name="Ru213"><text:ruby-base><text:span text:style-name="T3346">安藤</text:span></text:ruby-base><text:ruby-text text:style-name="WW_CharRuby213">あんどう</text:ruby-text></text:ruby><text:span text:style-name="T3347"><text:s/>：</text:span><text:span text:style-name="T3348">ちょうどいいと</text:span><text:span text:style-name="T3349"><text:s/></text:span><text:ruby text:style-name="Ru214"><text:ruby-base><text:span text:style-name="T3350">思</text:span></text:ruby-base><text:ruby-text text:style-name="WW_CharRuby214">おも</text:ruby-text></text:ruby><text:span text:style-name="T3351">います。</text:span><text:span text:style-name="T3352"><text:s/></text:span></text:p>
      <text:p text:style-name="P3353"><text:span text:style-name="T3354"><text:s/></text:span><text:span text:style-name="T3355"><text:tab/></text:span><text:span text:style-name="T3356">この</text:span><text:ruby text:style-name="Ru215"><text:ruby-base><text:span text:style-name="T3357">靴</text:span></text:ruby-base><text:ruby-text text:style-name="WW_CharRuby215">くつ</text:ruby-text></text:ruby><text:span text:style-name="T3358">は</text:span><text:span text:style-name="T3359"><text:s/></text:span><text:span text:style-name="T3360">いくらですか。</text:span><text:span text:style-name="T3361"><text:s/></text:span></text:p>
      <text:p text:style-name="P3362"><text:span text:style-name="T3363"><text:s/></text:span></text:p>
      <text:p text:style-name="P3364"><text:ruby text:style-name="Ru216"><text:ruby-base><text:span text:style-name="T3365">店員</text:span></text:ruby-base><text:ruby-text text:style-name="WW_CharRuby216">てんいん</text:ruby-text></text:ruby><text:span text:style-name="T3366"><text:s/>：</text:span><text:span text:style-name="T3367">こちらの</text:span><text:span text:style-name="T3368"><text:s/></text:span><text:span text:style-name="T3369">お</text:span><text:ruby text:style-name="Ru217"><text:ruby-base><text:span text:style-name="T3370">靴</text:span></text:ruby-base><text:ruby-text text:style-name="WW_CharRuby217">くつ</text:ruby-text></text:ruby><text:span text:style-name="T3371">は</text:span><text:span text:style-name="T3372"><text:s/>5800</text:span><text:ruby text:style-name="Ru218"><text:ruby-base><text:span text:style-name="T3373">円</text:span></text:ruby-base><text:ruby-text text:style-name="WW_CharRuby218">えん</text:ruby-text></text:ruby><text:span text:style-name="T3374">です。</text:span><text:span text:style-name="T3375"><text:s/></text:span></text:p>
      <text:p text:style-name="P3376"><text:span text:style-name="T3377"><text:s/></text:span></text:p>
      <text:p text:style-name="P3378"><text:ruby text:style-name="Ru219"><text:ruby-base><text:span text:style-name="T3379">安藤</text:span></text:ruby-base><text:ruby-text text:style-name="WW_CharRuby219">あんどう</text:ruby-text></text:ruby><text:span text:style-name="T3380"><text:s/>：</text:span><text:span text:style-name="T3381">あの</text:span><text:span text:style-name="T3382"><text:s/></text:span><text:ruby text:style-name="Ru220"><text:ruby-base><text:span text:style-name="T3383">青</text:span></text:ruby-base><text:ruby-text text:style-name="WW_CharRuby220">あお</text:ruby-text></text:ruby><text:span text:style-name="T3384">い</text:span><text:ruby text:style-name="Ru221"><text:ruby-base><text:span text:style-name="T3385">靴</text:span></text:ruby-base><text:ruby-text text:style-name="WW_CharRuby221">くつ</text:ruby-text></text:ruby><text:span text:style-name="T3386">は</text:span><text:span text:style-name="T3387"><text:s/></text:span><text:span text:style-name="T3388">いくらですか。</text:span><text:span text:style-name="T3389"><text:s/></text:span></text:p>
      <text:p text:style-name="P3390"><text:span text:style-name="T3391"><text:s/></text:span></text:p>
      <text:p text:style-name="P3392"><text:ruby text:style-name="Ru222"><text:ruby-base><text:span text:style-name="T3393">店員</text:span></text:ruby-base><text:ruby-text text:style-name="WW_CharRuby222">てんいん</text:ruby-text></text:ruby><text:span text:style-name="T3394"><text:s/>：</text:span><text:ruby text:style-name="Ru223"><text:ruby-base><text:span text:style-name="T3395">青</text:span></text:ruby-base><text:ruby-text text:style-name="WW_CharRuby223">あお</text:ruby-text></text:ruby><text:span text:style-name="T3396">い</text:span><text:ruby text:style-name="Ru224"><text:ruby-base><text:span text:style-name="T3397">靴</text:span></text:ruby-base><text:ruby-text text:style-name="WW_CharRuby224">くつ</text:ruby-text></text:ruby><text:span text:style-name="T3398">は</text:span><text:span text:style-name="T3399"><text:s/></text:span><text:ruby text:style-name="Ru225"><text:ruby-base><text:span text:style-name="T3400">黒</text:span></text:ruby-base><text:ruby-text text:style-name="WW_CharRuby225">くろ</text:ruby-text></text:ruby><text:span text:style-name="T3401">い</text:span><text:ruby text:style-name="Ru226"><text:ruby-base><text:span text:style-name="T3402">靴</text:span></text:ruby-base><text:ruby-text text:style-name="WW_CharRuby226">くつ</text:ruby-text></text:ruby><text:span text:style-name="T3403">より</text:span><text:span text:style-name="T3404"><text:s/></text:span><text:span text:style-name="T3405">ちょっと</text:span><text:ruby text:style-name="Ru227"><text:ruby-base><text:span text:style-name="T3406">安</text:span></text:ruby-base><text:ruby-text text:style-name="WW_CharRuby227">やす</text:ruby-text></text:ruby><text:span text:style-name="T3407">いです。</text:span><text:span text:style-name="T3408"><text:s/></text:span></text:p>
      <text:soft-page-break/>
      <text:p text:style-name="P3409"><text:span text:style-name="T3410"><text:s/></text:span><text:span text:style-name="T3411"><text:tab/>5500</text:span><text:ruby text:style-name="Ru228"><text:ruby-base><text:span text:style-name="T3412">円</text:span></text:ruby-base><text:ruby-text text:style-name="WW_CharRuby228">えん</text:ruby-text></text:ruby><text:span text:style-name="T3413">です。</text:span><text:span text:style-name="T3414"><text:s/></text:span></text:p>
      <text:p text:style-name="P3415"><text:span text:style-name="T3416"><text:s/></text:span></text:p>
      <text:p text:style-name="P3417"><text:ruby text:style-name="Ru229"><text:ruby-base><text:span text:style-name="T3418">安藤</text:span></text:ruby-base><text:ruby-text text:style-name="WW_CharRuby229">あんどう</text:ruby-text></text:ruby><text:span text:style-name="T3419"><text:s/>：</text:span><text:span text:style-name="T3420">ワンさん、どう</text:span><text:ruby text:style-name="Ru230"><text:ruby-base><text:span text:style-name="T3421">思</text:span></text:ruby-base><text:ruby-text text:style-name="WW_CharRuby230">おも</text:ruby-text></text:ruby><text:span text:style-name="T3422">いますか。</text:span><text:span text:style-name="T3423"><text:s/></text:span></text:p>
      <text:p text:style-name="P3424"><text:span text:style-name="T3425"><text:s/></text:span></text:p>
      <text:p text:style-name="P3426"><text:span text:style-name="T3427">ワン</text:span><text:span text:style-name="T3428"><text:s/>：</text:span><text:span text:style-name="T3429">うん、</text:span><text:ruby text:style-name="Ru231"><text:ruby-base><text:span text:style-name="T3430">黒</text:span></text:ruby-base><text:ruby-text text:style-name="WW_CharRuby231">くろ</text:ruby-text></text:ruby><text:span text:style-name="T3431">い</text:span><text:ruby text:style-name="Ru232"><text:ruby-base><text:span text:style-name="T3432">靴</text:span></text:ruby-base><text:ruby-text text:style-name="WW_CharRuby232">くつ</text:ruby-text></text:ruby><text:span text:style-name="T3433">は</text:span><text:span text:style-name="T3434"><text:s/></text:span><text:span text:style-name="T3435">ちょっと</text:span><text:span text:style-name="T3436"><text:s/></text:span><text:ruby text:style-name="Ru233"><text:ruby-base><text:span text:style-name="T3437">高</text:span></text:ruby-base><text:ruby-text text:style-name="WW_CharRuby233">たか</text:ruby-text></text:ruby><text:span text:style-name="T3438">いですが、</text:span><text:span text:style-name="T3439"><text:s/></text:span></text:p>
      <text:p text:style-name="P3440"><text:span text:style-name="T3441"><text:s/></text:span><text:span text:style-name="T3442"><text:tab/></text:span><text:ruby text:style-name="Ru234"><text:ruby-base><text:span text:style-name="T3443">青</text:span></text:ruby-base><text:ruby-text text:style-name="WW_CharRuby234">あお</text:ruby-text></text:ruby><text:span text:style-name="T3444">い</text:span><text:ruby text:style-name="Ru235"><text:ruby-base><text:span text:style-name="T3445">靴</text:span></text:ruby-base><text:ruby-text text:style-name="WW_CharRuby235">くつ</text:ruby-text></text:ruby><text:span text:style-name="T3446">より</text:span><text:span text:style-name="T3447"><text:s/></text:span><text:span text:style-name="T3448">きれいだと</text:span><text:ruby text:style-name="Ru236"><text:ruby-base><text:span text:style-name="T3449">思</text:span></text:ruby-base><text:ruby-text text:style-name="WW_CharRuby236">おも</text:ruby-text></text:ruby><text:span text:style-name="T3450">います。</text:span><text:span text:style-name="T3451"><text:s/></text:span></text:p>
      <text:p text:style-name="P3452"><text:span text:style-name="T3453"><text:s/></text:span></text:p>
      <text:p text:style-name="P3454"><text:ruby text:style-name="Ru237"><text:ruby-base><text:span text:style-name="T3455">安藤</text:span></text:ruby-base><text:ruby-text text:style-name="WW_CharRuby237">あんどう</text:ruby-text></text:ruby><text:span text:style-name="T3456"><text:s/>：</text:span><text:span text:style-name="T3457">じゃ、</text:span><text:ruby text:style-name="Ru238"><text:ruby-base><text:span text:style-name="T3458">黒</text:span></text:ruby-base><text:ruby-text text:style-name="WW_CharRuby238">くろ</text:ruby-text></text:ruby><text:span text:style-name="T3459">い</text:span><text:ruby text:style-name="Ru239"><text:ruby-base><text:span text:style-name="T3460">靴</text:span></text:ruby-base><text:ruby-text text:style-name="WW_CharRuby239">くつ</text:ruby-text></text:ruby><text:span text:style-name="T3461">を</text:span><text:span text:style-name="T3462"><text:s/></text:span><text:ruby text:style-name="Ru240"><text:ruby-base><text:span text:style-name="T3463">買</text:span></text:ruby-base><text:ruby-text text:style-name="WW_CharRuby240">か</text:ruby-text></text:ruby><text:span text:style-name="T3464">います。</text:span><text:span text:style-name="T3465"><text:s/></text:span></text:p>
      <text:p text:style-name="P3466"><text:span text:style-name="T3467"><text:s/></text:span><text:span text:style-name="T3468"><text:tab/></text:span><text:span text:style-name="T3469">これをください。</text:span><text:span text:style-name="T3470"><text:s/></text:span></text:p>
      <text:p text:style-name="P3471"><text:span text:style-name="T3472"><text:s/></text:span></text:p>
      <text:p text:style-name="P3473"><text:ruby text:style-name="Ru241"><text:ruby-base><text:span text:style-name="T3474">店員</text:span></text:ruby-base><text:ruby-text text:style-name="WW_CharRuby241">てんいん</text:ruby-text></text:ruby><text:span text:style-name="T3475"><text:s/>：</text:span><text:span text:style-name="T3476">かしこまりました。</text:span><text:span text:style-name="T3477"><text:s/></text:span></text:p>
      <text:p text:style-name="P3478"><text:span text:style-name="T3479"><text:s/></text:span><text:span text:style-name="T3480"><text:tab/></text:span><text:span text:style-name="T3481">ありがとう</text:span><text:span text:style-name="T3482"><text:s/></text:span><text:span text:style-name="T3483">ございます。</text:span></text:p>
      <text:p text:style-name="P3484"><text:span text:style-name="T3485"><text:s/></text:span></text:p>
      <text:p text:style-name="P3486">****************************************************************************</text:p>
      <text:p text:style-name="P3487"><text:span text:style-name="T3488">XIV</text:span><text:span text:style-name="T3489">．</text:span><text:ruby text:style-name="Ru242"><text:ruby-base><text:span text:style-name="T3490">会話</text:span></text:ruby-base><text:ruby-text text:style-name="WW_CharRuby242">かいわ</text:ruby-text></text:ruby><text:span text:style-name="T3491"><text:s/></text:span><text:span text:style-name="T3492">Conversation</text:span><text:span text:style-name="T3493"><text:s/></text:span></text:p>
      <text:p text:style-name="P3494"><text:span text:style-name="T3495"><text:s/></text:span></text:p>
      <text:p text:style-name="P3496"><text:ruby text:style-name="Ru243"><text:ruby-base><text:span text:style-name="T3497">安藤</text:span></text:ruby-base><text:ruby-text text:style-name="WW_CharRuby243">あんどう</text:ruby-text></text:ruby><text:span text:style-name="T3498"><text:s/>：</text:span><text:ruby text:style-name="Ru244"><text:ruby-base><text:span text:style-name="T3499">明日</text:span></text:ruby-base><text:ruby-text text:style-name="WW_CharRuby244">あした</text:ruby-text></text:ruby><text:span text:style-name="T3500">は<text:s/></text:span><text:ruby text:style-name="Ru245"><text:ruby-base><text:span text:style-name="T3501">会社</text:span></text:ruby-base><text:ruby-text text:style-name="WW_CharRuby245">かいしゃ</text:ruby-text></text:ruby><text:span text:style-name="T3502">の<text:s/></text:span><text:ruby text:style-name="Ru246"><text:ruby-base><text:span text:style-name="T3503">忘年会</text:span></text:ruby-base><text:ruby-text text:style-name="WW_CharRuby246">ぼうねんかい</text:ruby-text></text:ruby><text:span text:style-name="T3504">です。<text:s/></text:span></text:p>
      <text:p text:style-name="P3505"><text:span text:style-name="T3506"><text:s/></text:span><text:span text:style-name="T3507"><text:tab/></text:span><text:ruby text:style-name="Ru247"><text:ruby-base><text:span text:style-name="T3508">仕事</text:span></text:ruby-base><text:ruby-text text:style-name="WW_CharRuby247">しごと</text:ruby-text></text:ruby><text:span text:style-name="T3509">が<text:s/></text:span><text:ruby text:style-name="Ru248"><text:ruby-base><text:span text:style-name="T3510">終</text:span></text:ruby-base><text:ruby-text text:style-name="WW_CharRuby248">お</text:ruby-text></text:ruby><text:span text:style-name="T3511">わってから、 <text:s/></text:span><text:span text:style-name="T3512"><text:tab/>みんなで<text:s/></text:span><text:ruby text:style-name="Ru249"><text:ruby-base><text:span text:style-name="T3513">予約</text:span></text:ruby-base><text:ruby-text text:style-name="WW_CharRuby249">よやく</text:ruby-text></text:ruby><text:span text:style-name="T3514">したレストランに<text:s/></text:span><text:ruby text:style-name="Ru250"><text:ruby-base><text:span text:style-name="T3515">行</text:span></text:ruby-base><text:ruby-text text:style-name="WW_CharRuby250">い</text:ruby-text></text:ruby><text:span text:style-name="T3516">きましょう。<text:s/></text:span></text:p>
      <text:p text:style-name="P3517"><text:span text:style-name="T3518"><text:s/></text:span><text:span text:style-name="T3519"><text:tab/></text:span><text:ruby text:style-name="Ru251"><text:ruby-base><text:span text:style-name="T3520">電車</text:span></text:ruby-base><text:ruby-text text:style-name="WW_CharRuby251">でんしゃ</text:ruby-text></text:ruby><text:span text:style-name="T3521">で<text:s/></text:span><text:ruby text:style-name="Ru252"><text:ruby-base><text:span text:style-name="T3522">行</text:span></text:ruby-base><text:ruby-text text:style-name="WW_CharRuby252">い</text:ruby-text></text:ruby><text:span text:style-name="T3523">きますから、</text:span><text:ruby text:style-name="Ru253"><text:ruby-base><text:span text:style-name="T3524">午後</text:span></text:ruby-base><text:ruby-text text:style-name="WW_CharRuby253">ごご</text:ruby-text></text:ruby><text:span text:style-name="T3525">7</text:span><text:ruby text:style-name="Ru254"><text:ruby-base><text:span text:style-name="T3526">時</text:span></text:ruby-base><text:ruby-text text:style-name="WW_CharRuby254">じ</text:ruby-text></text:ruby><text:span text:style-name="T3527">に<text:s/></text:span><text:ruby text:style-name="Ru255"><text:ruby-base><text:span text:style-name="T3528">駅</text:span></text:ruby-base><text:ruby-text text:style-name="WW_CharRuby255">えき</text:ruby-text></text:ruby><text:span text:style-name="T3529">に<text:s/></text:span><text:ruby text:style-name="Ru256"><text:ruby-base><text:span text:style-name="T3530">来</text:span></text:ruby-base><text:ruby-text text:style-name="WW_CharRuby256">き</text:ruby-text></text:ruby><text:span text:style-name="T3531">てください。<text:s/></text:span></text:p>
      <text:p text:style-name="P3532"><text:span text:style-name="T3533"><text:s/></text:span><text:span text:style-name="T3534"><text:tab/>みなさん、</text:span><text:ruby text:style-name="Ru257"><text:ruby-base><text:span text:style-name="T3535">何</text:span></text:ruby-base><text:ruby-text text:style-name="WW_CharRuby257">なに</text:ruby-text></text:ruby><text:span text:style-name="T3536">か<text:s/></text:span><text:ruby text:style-name="Ru258"><text:ruby-base><text:span text:style-name="T3537">質問</text:span></text:ruby-base><text:ruby-text text:style-name="WW_CharRuby258">しつもん</text:ruby-text></text:ruby><text:span text:style-name="T3538">は ありますか。<text:s/></text:span></text:p>
      <text:p text:style-name="P3539"><text:span text:style-name="T3540"><text:s/></text:span></text:p>
      <text:p text:style-name="P3541"><text:span text:style-name="T3542">ラン ：わたしは いつも<text:s/></text:span><text:ruby text:style-name="Ru259"><text:ruby-base><text:span text:style-name="T3543">自転車</text:span></text:ruby-base><text:ruby-text text:style-name="WW_CharRuby259">じてんしゃ</text:ruby-text></text:ruby><text:span text:style-name="T3544">で<text:s/></text:span><text:ruby text:style-name="Ru260"><text:ruby-base><text:span text:style-name="T3545">来</text:span></text:ruby-base><text:ruby-text text:style-name="WW_CharRuby260">き</text:ruby-text></text:ruby><text:span text:style-name="T3546">ていますが、<text:s/></text:span></text:p>
      <text:p text:style-name="P3547"><text:span text:style-name="T3548"><text:s/></text:span><text:span text:style-name="T3549"><text:tab/></text:span><text:ruby text:style-name="Ru261"><text:ruby-base><text:span text:style-name="T3550">自転車</text:span></text:ruby-base><text:ruby-text text:style-name="WW_CharRuby261">じてんしゃ</text:ruby-text></text:ruby><text:span text:style-name="T3551">で そのレストランに<text:s/></text:span><text:ruby text:style-name="Ru262"><text:ruby-base><text:span text:style-name="T3552">行</text:span></text:ruby-base><text:ruby-text text:style-name="WW_CharRuby262">い</text:ruby-text></text:ruby><text:span text:style-name="T3553">っても いいですか。<text:s/></text:span></text:p>
      <text:p text:style-name="P3554"><text:span text:style-name="T3555"><text:s/></text:span></text:p>
      <text:p text:style-name="P3556"><text:ruby text:style-name="Ru263"><text:ruby-base><text:span text:style-name="T3557">安藤</text:span></text:ruby-base><text:ruby-text text:style-name="WW_CharRuby263">あんどう</text:ruby-text></text:ruby><text:span text:style-name="T3558"><text:s/>：そのレストランに、</text:span><text:ruby text:style-name="Ru264"><text:ruby-base><text:span text:style-name="T3559">自転車</text:span></text:ruby-base><text:ruby-text text:style-name="WW_CharRuby264">じてんしゃ</text:ruby-text></text:ruby><text:span text:style-name="T3560">を<text:s/></text:span><text:ruby text:style-name="Ru265"><text:ruby-base><text:span text:style-name="T3561">置</text:span></text:ruby-base><text:ruby-text text:style-name="WW_CharRuby265">お</text:ruby-text></text:ruby><text:span text:style-name="T3562">くところが ありませんから、 <text:s/></text:span><text:span text:style-name="T3563"><text:tab/></text:span><text:ruby text:style-name="Ru266"><text:ruby-base><text:span text:style-name="T3564">良</text:span></text:ruby-base><text:ruby-text text:style-name="WW_CharRuby266">よ</text:ruby-text></text:ruby><text:span text:style-name="T3565">くないです。<text:s/></text:span></text:p>
      <text:p text:style-name="P3566"><text:span text:style-name="T3567"><text:s/></text:span><text:span text:style-name="T3568"><text:tab/>でも、</text:span><text:ruby text:style-name="Ru267"><text:ruby-base><text:span text:style-name="T3569">駅</text:span></text:ruby-base><text:ruby-text text:style-name="WW_CharRuby267">えき</text:ruby-text></text:ruby><text:span text:style-name="T3570">の<text:s/></text:span><text:ruby text:style-name="Ru268"><text:ruby-base><text:span text:style-name="T3571">隣</text:span></text:ruby-base><text:ruby-text text:style-name="WW_CharRuby268">となり</text:ruby-text></text:ruby><text:span text:style-name="T3572">に<text:s/></text:span><text:ruby text:style-name="Ru269"><text:ruby-base><text:span text:style-name="T3573">自転車</text:span></text:ruby-base><text:ruby-text text:style-name="WW_CharRuby269">じてんしゃ</text:ruby-text></text:ruby><text:span text:style-name="T3574">を<text:s/></text:span><text:ruby text:style-name="Ru270"><text:ruby-base><text:span text:style-name="T3575">置</text:span></text:ruby-base><text:ruby-text text:style-name="WW_CharRuby270">お</text:ruby-text></text:ruby><text:span text:style-name="T3576">くところが あります。<text:s/></text:span></text:p>
      <text:p text:style-name="P3577"><text:span text:style-name="T3578"><text:s/></text:span><text:span text:style-name="T3579"><text:tab/>そこに<text:s/></text:span><text:ruby text:style-name="Ru271"><text:ruby-base><text:span text:style-name="T3580">自転車</text:span></text:ruby-base><text:ruby-text text:style-name="WW_CharRuby271">じてんしゃ</text:ruby-text></text:ruby><text:span text:style-name="T3581">を<text:s/></text:span><text:ruby text:style-name="Ru272"><text:ruby-base><text:span text:style-name="T3582">置</text:span></text:ruby-base><text:ruby-text text:style-name="WW_CharRuby272">お</text:ruby-text></text:ruby><text:span text:style-name="T3583">いてください。<text:s/></text:span></text:p>
      <text:p text:style-name="P3584"><text:span text:style-name="T3585"><text:s/></text:span><text:span text:style-name="T3586"><text:tab/></text:span><text:ruby text:style-name="Ru273"><text:ruby-base><text:span text:style-name="T3587">駅</text:span></text:ruby-base><text:ruby-text text:style-name="WW_CharRuby273">えき</text:ruby-text></text:ruby><text:span text:style-name="T3588">の<text:s/></text:span><text:ruby text:style-name="Ru274"><text:ruby-base><text:span text:style-name="T3589">前</text:span></text:ruby-base><text:ruby-text text:style-name="WW_CharRuby274">まえ</text:ruby-text></text:ruby><text:span text:style-name="T3590">の<text:s/></text:span><text:ruby text:style-name="Ru275"><text:ruby-base><text:span text:style-name="T3591">道</text:span></text:ruby-base><text:ruby-text text:style-name="WW_CharRuby275">みち</text:ruby-text></text:ruby><text:span text:style-name="T3592">は<text:s/></text:span><text:ruby text:style-name="Ru276"><text:ruby-base><text:span text:style-name="T3593">車</text:span></text:ruby-base><text:ruby-text text:style-name="WW_CharRuby276">くるま</text:ruby-text></text:ruby><text:span text:style-name="T3594">が<text:s/></text:span><text:ruby text:style-name="Ru277"><text:ruby-base><text:span text:style-name="T3595">多</text:span></text:ruby-base><text:ruby-text text:style-name="WW_CharRuby277">おお</text:ruby-text></text:ruby><text:span text:style-name="T3596">くて、</text:span><text:ruby text:style-name="Ru278"><text:ruby-base><text:span text:style-name="T3597">危</text:span></text:ruby-base><text:ruby-text text:style-name="WW_CharRuby278">あぶ</text:ruby-text></text:ruby><text:span text:style-name="T3598">ないですから、<text:s/></text:span></text:p>
      <text:soft-page-break/>
      <text:p text:style-name="P3599"><text:span text:style-name="T3600"><text:s/></text:span><text:span text:style-name="T3601"><text:tab/></text:span><text:ruby text:style-name="Ru279"><text:ruby-base><text:span text:style-name="T3602">自転車</text:span></text:ruby-base><text:ruby-text text:style-name="WW_CharRuby279">じてんしゃ</text:ruby-text></text:ruby><text:span text:style-name="T3603">を<text:s/></text:span><text:ruby text:style-name="Ru280"><text:ruby-base><text:span text:style-name="T3604">置</text:span></text:ruby-base><text:ruby-text text:style-name="WW_CharRuby280">お</text:ruby-text></text:ruby><text:span text:style-name="T3605">かないでださいね。<text:s/></text:span></text:p>
      <text:p text:style-name="P3606"><text:span text:style-name="T3607"><text:s/></text:span></text:p>
      <text:p text:style-name="P3608"><text:span text:style-name="T3609">ラン ：はい、わかりました。<text:s/></text:span></text:p>
      <text:p text:style-name="P3610"><text:span text:style-name="T3611"><text:s/></text:span></text:p>
      <text:p text:style-name="P3612"><text:span text:style-name="T3613">ラジ ：すみません、 <text:s/></text:span><text:ruby text:style-name="Ru281"><text:ruby-base><text:span text:style-name="T3614">明日</text:span></text:ruby-base><text:ruby-text text:style-name="WW_CharRuby281">あした</text:ruby-text></text:ruby><text:span text:style-name="T3615"><text:s/></text:span><text:ruby text:style-name="Ru282"><text:ruby-base><text:span text:style-name="T3616">午後</text:span></text:ruby-base><text:ruby-text text:style-name="WW_CharRuby282">ごご</text:ruby-text></text:ruby><text:span text:style-name="T3617">6:30に インド</text:span><text:ruby text:style-name="Ru283"><text:ruby-base><text:span text:style-name="T3618">支社</text:span></text:ruby-base><text:ruby-text text:style-name="WW_CharRuby283">ししゃ</text:ruby-text></text:ruby><text:span text:style-name="T3619">と<text:s/></text:span><text:ruby text:style-name="Ru284"><text:ruby-base><text:span text:style-name="T3620">電話会議</text:span></text:ruby-base><text:ruby-text text:style-name="WW_CharRuby284">でんわかいぎ</text:ruby-text></text:ruby><text:span text:style-name="T3621">が ありますが、<text:s/></text:span></text:p>
      <text:p text:style-name="P3622"><text:span text:style-name="T3623"><text:s/></text:span><text:span text:style-name="T3624"><text:tab/>7:00までに<text:s/></text:span><text:ruby text:style-name="Ru285"><text:ruby-base><text:span text:style-name="T3625">終</text:span></text:ruby-base><text:ruby-text text:style-name="WW_CharRuby285">お</text:ruby-text></text:ruby><text:span text:style-name="T3626">わらないと<text:s/></text:span><text:ruby text:style-name="Ru286"><text:ruby-base><text:span text:style-name="T3627">思</text:span></text:ruby-base><text:ruby-text text:style-name="WW_CharRuby286">おも</text:ruby-text></text:ruby><text:span text:style-name="T3628">います。<text:s/></text:span></text:p>
      <text:p text:style-name="P3629"><text:span text:style-name="T3630"><text:s/></text:span><text:span text:style-name="T3631"><text:tab/>どうしますか。<text:s/></text:span></text:p>
      <text:p text:style-name="P3632"><text:span text:style-name="T3633"><text:s/></text:span></text:p>
      <text:p text:style-name="P3634"><text:ruby text:style-name="Ru287"><text:ruby-base><text:span text:style-name="T3635">安藤</text:span></text:ruby-base><text:ruby-text text:style-name="WW_CharRuby287">あんどう</text:ruby-text></text:ruby><text:span text:style-name="T3636"><text:s/>：</text:span><text:ruby text:style-name="Ru288"><text:ruby-base><text:span text:style-name="T3637">仕事</text:span></text:ruby-base><text:ruby-text text:style-name="WW_CharRuby288">しごと</text:ruby-text></text:ruby><text:span text:style-name="T3638">が<text:s/></text:span><text:ruby text:style-name="Ru289"><text:ruby-base><text:span text:style-name="T3639">遅</text:span></text:ruby-base><text:ruby-text text:style-name="WW_CharRuby289">おそ</text:ruby-text></text:ruby><text:span text:style-name="T3640">く<text:s/></text:span><text:ruby text:style-name="Ru290"><text:ruby-base><text:span text:style-name="T3641">終</text:span></text:ruby-base><text:ruby-text text:style-name="WW_CharRuby290">お</text:ruby-text></text:ruby><text:span text:style-name="T3642">わる</text:span><text:ruby text:style-name="Ru291"><text:ruby-base><text:span text:style-name="T3643">人</text:span></text:ruby-base><text:ruby-text text:style-name="WW_CharRuby291">ひと</text:ruby-text></text:ruby><text:span text:style-name="T3644">は<text:s/></text:span><text:ruby text:style-name="Ru292"><text:ruby-base><text:span text:style-name="T3645">仕事</text:span></text:ruby-base><text:ruby-text text:style-name="WW_CharRuby292">しごと</text:ruby-text></text:ruby><text:span text:style-name="T3646">が<text:s/></text:span><text:ruby text:style-name="Ru293"><text:ruby-base><text:span text:style-name="T3647">終</text:span></text:ruby-base><text:ruby-text text:style-name="WW_CharRuby293">お</text:ruby-text></text:ruby><text:span text:style-name="T3648">わってから、</text:span><text:ruby text:style-name="Ru294"><text:ruby-base><text:span text:style-name="T3649">来</text:span></text:ruby-base><text:ruby-text text:style-name="WW_CharRuby294">き</text:ruby-text></text:ruby><text:span text:style-name="T3650">てください。<text:s/></text:span></text:p>
      <text:p text:style-name="P3651"><text:span text:style-name="T3652"><text:s/></text:span><text:span text:style-name="T3653"><text:tab/>タクシーで<text:s/></text:span><text:ruby text:style-name="Ru295"><text:ruby-base><text:span text:style-name="T3654">来</text:span></text:ruby-base><text:ruby-text text:style-name="WW_CharRuby295">き</text:ruby-text></text:ruby><text:span text:style-name="T3655">てもいいです。<text:s/></text:span></text:p>
      <text:p text:style-name="P3656"><text:span text:style-name="T3657"><text:s/></text:span></text:p>
      <text:p text:style-name="P3658"><text:span text:style-name="T3659">ラジ ：わかりました。<text:s/></text:span></text:p>
      <text:p text:style-name="P3660"><text:span text:style-name="T3661"><text:s/></text:span></text:p>
      <text:p text:style-name="P3662"><text:ruby text:style-name="Ru296"><text:ruby-base><text:span text:style-name="T3663">安藤</text:span></text:ruby-base><text:ruby-text text:style-name="WW_CharRuby296">あんどう</text:ruby-text></text:ruby><text:span text:style-name="T3664"><text:s/>：</text:span><text:ruby text:style-name="Ru297"><text:ruby-base><text:span text:style-name="T3665">他</text:span></text:ruby-base><text:ruby-text text:style-name="WW_CharRuby297">ほか</text:ruby-text></text:ruby><text:span text:style-name="T3666">の<text:s/></text:span><text:ruby text:style-name="Ru298"><text:ruby-base><text:span text:style-name="T3667">質問</text:span></text:ruby-base><text:ruby-text text:style-name="WW_CharRuby298">しつもん</text:ruby-text></text:ruby><text:span text:style-name="T3668">は ありますか。<text:s/></text:span></text:p>
      <text:p text:style-name="P3669"><text:span text:style-name="T3670"><text:s/></text:span><text:span text:style-name="T3671"><text:tab/></text:span><text:span text:style-name="T3672"><text:s/></text:span></text:p>
      <text:p text:style-name="P3673"><text:span text:style-name="T3674">ラン ：</text:span><text:ruby text:style-name="Ru299"><text:ruby-base><text:span text:style-name="T3675">部海外</text:span></text:ruby-base><text:ruby-text text:style-name="WW_CharRuby299">かいがいぶ</text:ruby-text></text:ruby><text:span text:style-name="T3676">は<text:s/></text:span><text:ruby text:style-name="Ru300"><text:ruby-base><text:span text:style-name="T3677">何人</text:span></text:ruby-base><text:ruby-text text:style-name="WW_CharRuby300">なんにん</text:ruby-text></text:ruby><text:span text:style-name="T3678"><text:s/></text:span><text:ruby text:style-name="Ru301"><text:ruby-base><text:span text:style-name="T3679">出席</text:span></text:ruby-base><text:ruby-text text:style-name="WW_CharRuby301">しゅっせき</text:ruby-text></text:ruby><text:span text:style-name="T3680">しますか。<text:s/></text:span></text:p>
      <text:p text:style-name="P3681"><text:span text:style-name="T3682"><text:s/></text:span></text:p>
      <text:p text:style-name="P3683"><text:ruby text:style-name="Ru302"><text:ruby-base><text:span text:style-name="T3684">安藤</text:span></text:ruby-base><text:ruby-text text:style-name="WW_CharRuby302">あんどう</text:ruby-text></text:ruby><text:span text:style-name="T3685"><text:s/>：9</text:span><text:ruby text:style-name="Ru303"><text:ruby-base><text:span text:style-name="T3686">人出席</text:span></text:ruby-base><text:ruby-text text:style-name="WW_CharRuby303">にんしゅっせき</text:ruby-text></text:ruby><text:span text:style-name="T3687">します。<text:s/></text:span></text:p>
      <text:p text:style-name="P3688"><text:span text:style-name="T3689"><text:s/></text:span><text:span text:style-name="T3690"><text:tab/></text:span><text:ruby text:style-name="Ru304"><text:ruby-base><text:span text:style-name="T3691">山田</text:span></text:ruby-base><text:ruby-text text:style-name="WW_CharRuby304">やまだ</text:ruby-text></text:ruby><text:span text:style-name="T3692">さんだけ<text:s/></text:span><text:ruby text:style-name="Ru305"><text:ruby-base><text:span text:style-name="T3693">出席</text:span></text:ruby-base><text:ruby-text text:style-name="WW_CharRuby305">しゅっせき</text:ruby-text></text:ruby><text:span text:style-name="T3694">しません。<text:s/></text:span></text:p>
      <text:p text:style-name="P3695"><text:span text:style-name="T3696"><text:s/></text:span><text:span text:style-name="T3697"><text:tab/></text:span><text:ruby text:style-name="Ru306"><text:ruby-base><text:span text:style-name="T3698">彼</text:span></text:ruby-base><text:ruby-text text:style-name="WW_CharRuby306">かれ</text:ruby-text></text:ruby><text:span text:style-name="T3699">は アメリカに<text:s/></text:span><text:ruby text:style-name="Ru307"><text:ruby-base><text:span text:style-name="T3700">出張</text:span></text:ruby-base><text:ruby-text text:style-name="WW_CharRuby307">しゅっちょう</text:ruby-text></text:ruby><text:span text:style-name="T3701"><text:s/>しています。<text:s/></text:span></text:p>
      <text:p text:style-name="P3702"/>
      <text:p text:style-name="P3703">****************************************************************************</text:p>
      <text:p text:style-name="P3704"><text:span text:style-name="T3705">XV．</text:span><text:ruby text:style-name="Ru308"><text:ruby-base><text:span text:style-name="T3706">会話</text:span></text:ruby-base><text:ruby-text text:style-name="WW_CharRuby308">かいわ</text:ruby-text></text:ruby><text:span text:style-name="T3707"><text:s/>Conversation<text:s/></text:span></text:p>
      <text:p text:style-name="P3708"><text:span text:style-name="T3709"><text:s/></text:span></text:p>
      <text:p text:style-name="P3710"><text:span text:style-name="T3711">みのり ：ああ、ワンさん、こんにちは。<text:s/></text:span></text:p>
      <text:p text:style-name="P3712"><text:span text:style-name="T3713"><text:s/></text:span></text:p>
      <text:p text:style-name="P3714"><text:span text:style-name="T3715">ワン ：みのりちゃん、こんにちは！<text:s/></text:span></text:p>
      <text:p text:style-name="P3716"><text:span text:style-name="T3717"><text:s/></text:span><text:span text:style-name="T3718"><text:tab/>お</text:span><text:ruby text:style-name="Ru309"><text:ruby-base><text:span text:style-name="T3719">姉</text:span></text:ruby-base><text:ruby-text text:style-name="WW_CharRuby309">ねえ</text:ruby-text></text:ruby><text:span text:style-name="T3720">さん いる？<text:s/></text:span></text:p>
      <text:p text:style-name="P3721"><text:span text:style-name="T3722"><text:s/></text:span></text:p>
      <text:p text:style-name="P3723"><text:span text:style-name="T3724">みのり ：</text:span><text:ruby text:style-name="Ru310"><text:ruby-base><text:span text:style-name="T3725">今</text:span></text:ruby-base><text:ruby-text text:style-name="WW_CharRuby310">いま</text:ruby-text></text:ruby><text:span text:style-name="T3726">、ちょっと<text:s/></text:span><text:ruby text:style-name="Ru311"><text:ruby-base><text:span text:style-name="T3727">出</text:span></text:ruby-base><text:ruby-text text:style-name="WW_CharRuby311">で</text:ruby-text></text:ruby><text:span text:style-name="T3728">かけています。 <text:s/>でも、すぐ</text:span><text:ruby text:style-name="Ru312"><text:ruby-base><text:span text:style-name="T3729">戻</text:span></text:ruby-base><text:ruby-text text:style-name="WW_CharRuby312">もど</text:ruby-text></text:ruby><text:span text:style-name="T3730">ると<text:s/></text:span><text:ruby text:style-name="Ru313"><text:ruby-base><text:span text:style-name="T3731">思</text:span></text:ruby-base><text:ruby-text text:style-name="WW_CharRuby313">おも</text:ruby-text></text:ruby><text:span text:style-name="T3732">います。<text:s/></text:span></text:p>
      <text:p text:style-name="P3733"><text:span text:style-name="T3734"><text:s/></text:span><text:span text:style-name="T3735"><text:tab/>どうぞ<text:s/></text:span><text:ruby text:style-name="Ru314"><text:ruby-base><text:span text:style-name="T3736">入</text:span></text:ruby-base><text:ruby-text text:style-name="WW_CharRuby314">はい</text:ruby-text></text:ruby><text:span text:style-name="T3737">って ください。<text:s/></text:span></text:p>
      <text:p text:style-name="P3738"><text:span text:style-name="T3739"><text:s/></text:span></text:p>
      <text:p text:style-name="P3740"><text:span text:style-name="T3741">ワン ：ありがとう！<text:s/></text:span></text:p>
      <text:soft-page-break/>
      <text:p text:style-name="P3742"><text:span text:style-name="T3743"><text:s/></text:span><text:span text:style-name="T3744"><text:tab/></text:span><text:ruby text:style-name="Ru315"><text:ruby-base><text:span text:style-name="T3745">生活大学</text:span></text:ruby-base><text:ruby-text text:style-name="WW_CharRuby315">だいがくせいかつ</text:ruby-text></text:ruby><text:span text:style-name="T3746">は どう？<text:s/></text:span></text:p>
      <text:p text:style-name="P3747"><text:span text:style-name="T3748"><text:s/></text:span></text:p>
      <text:p text:style-name="P3749"><text:span text:style-name="T3750">みのり ：</text:span><text:ruby text:style-name="Ru316"><text:ruby-base><text:span text:style-name="T3751">忙</text:span></text:ruby-base><text:ruby-text text:style-name="WW_CharRuby316">いそが</text:ruby-text></text:ruby><text:span text:style-name="T3752">しいですが、</text:span><text:ruby text:style-name="Ru317"><text:ruby-base><text:span text:style-name="T3753">楽</text:span></text:ruby-base><text:ruby-text text:style-name="WW_CharRuby317">たの</text:ruby-text></text:ruby><text:span text:style-name="T3754">しいです。<text:s/></text:span></text:p>
      <text:p text:style-name="P3755"><text:span text:style-name="T3756"><text:s/></text:span><text:span text:style-name="T3757"><text:tab/></text:span><text:ruby text:style-name="Ru318"><text:ruby-base><text:span text:style-name="T3758">勉強</text:span></text:ruby-base><text:ruby-text text:style-name="WW_CharRuby318">べんきょう</text:ruby-text></text:ruby><text:span text:style-name="T3759">を したり、アルバイトを したりしています。<text:s/></text:span></text:p>
      <text:p text:style-name="P3760"><text:span text:style-name="T3761"><text:s/></text:span><text:span text:style-name="T3762"><text:tab/></text:span><text:ruby text:style-name="Ru319"><text:ruby-base><text:span text:style-name="T3763">試験来週</text:span></text:ruby-base><text:ruby-text text:style-name="WW_CharRuby319">らいしゅうしけん</text:ruby-text></text:ruby><text:span text:style-name="T3764">が ありますので、<text:s/></text:span></text:p>
      <text:p text:style-name="P3765"><text:span text:style-name="T3766"><text:s/></text:span><text:span text:style-name="T3767"><text:tab/>たくさん<text:s/></text:span><text:ruby text:style-name="Ru320"><text:ruby-base><text:span text:style-name="T3768">勉強</text:span></text:ruby-base><text:ruby-text text:style-name="WW_CharRuby320">べんきょう</text:ruby-text></text:ruby><text:span text:style-name="T3769">を しなければなりまん。<text:s/></text:span></text:p>
      <text:p text:style-name="P3770"><text:span text:style-name="T3771"><text:s/></text:span></text:p>
      <text:p text:style-name="P3772"><text:span text:style-name="T3773">ワン</text:span><text:span text:style-name="T3774"><text:s/>：</text:span><text:ruby text:style-name="Ru321"><text:ruby-base><text:span text:style-name="T3775">試験</text:span></text:ruby-base><text:ruby-text text:style-name="WW_CharRuby321">しけん</text:ruby-text></text:ruby><text:span text:style-name="T3776">、</text:span><text:ruby text:style-name="Ru322"><text:ruby-base><text:span text:style-name="T3777">頑張</text:span></text:ruby-base><text:ruby-text text:style-name="WW_CharRuby322">がんば</text:ruby-text></text:ruby><text:span text:style-name="T3778">って</text:span><text:span text:style-name="T3779"><text:s/></text:span><text:span text:style-name="T3780">くださいね。</text:span><text:span text:style-name="T3781"><text:s/></text:span></text:p>
      <text:p text:style-name="P3782"><text:span text:style-name="T3783"><text:s/></text:span><text:span text:style-name="T3784"><text:tab/></text:span><text:span text:style-name="T3785">みのりちゃん、たくさん</text:span><text:span text:style-name="T3786"><text:s/></text:span><text:ruby text:style-name="Ru323"><text:ruby-base><text:span text:style-name="T3787">本</text:span></text:ruby-base><text:ruby-text text:style-name="WW_CharRuby323">ほん</text:ruby-text></text:ruby><text:span text:style-name="T3788">を</text:span><text:span text:style-name="T3789"><text:s/></text:span><text:ruby text:style-name="Ru324"><text:ruby-base><text:span text:style-name="T3790">持</text:span></text:ruby-base><text:ruby-text text:style-name="WW_CharRuby324">も</text:ruby-text></text:ruby><text:span text:style-name="T3791">っているわね。</text:span><text:span text:style-name="T3792"><text:s/></text:span></text:p>
      <text:p text:style-name="P3793"><text:span text:style-name="T3794"><text:s/></text:span></text:p>
      <text:p text:style-name="P3795"><text:span text:style-name="T3796">みのり</text:span><text:span text:style-name="T3797"><text:s/>：</text:span><text:ruby text:style-name="Ru325"><text:ruby-base><text:span text:style-name="T3798">私</text:span></text:ruby-base><text:ruby-text text:style-name="WW_CharRuby325">わたし</text:ruby-text></text:ruby><text:span text:style-name="T3799">の</text:span><text:span text:style-name="T3800"><text:s/></text:span><text:ruby text:style-name="Ru326"><text:ruby-base><text:span text:style-name="T3801">趣味</text:span></text:ruby-base><text:ruby-text text:style-name="WW_CharRuby326">しゅみ</text:ruby-text></text:ruby><text:span text:style-name="T3802">は</text:span><text:span text:style-name="T3803"><text:s/></text:span><text:ruby text:style-name="Ru327"><text:ruby-base><text:span text:style-name="T3804">本</text:span></text:ruby-base><text:ruby-text text:style-name="WW_CharRuby327">ほん</text:ruby-text></text:ruby><text:span text:style-name="T3805">を</text:span><text:span text:style-name="T3806"><text:s/></text:span><text:ruby text:style-name="Ru328"><text:ruby-base><text:span text:style-name="T3807">読</text:span></text:ruby-base><text:ruby-text text:style-name="WW_CharRuby328">よ</text:ruby-text></text:ruby><text:span text:style-name="T3808">むことです。</text:span><text:span text:style-name="T3809"><text:s/></text:span></text:p>
      <text:p text:style-name="P3810"><text:span text:style-name="T3811"><text:s/></text:span><text:span text:style-name="T3812"><text:tab/></text:span><text:span text:style-name="T3813">よく</text:span><text:ruby text:style-name="Ru329"><text:ruby-base><text:span text:style-name="T3814">本</text:span></text:ruby-base><text:ruby-text text:style-name="WW_CharRuby329">ほん</text:ruby-text></text:ruby><text:span text:style-name="T3815">を</text:span><text:span text:style-name="T3816"><text:s/></text:span><text:ruby text:style-name="Ru330"><text:ruby-base><text:span text:style-name="T3817">読</text:span></text:ruby-base><text:ruby-text text:style-name="WW_CharRuby330">よ</text:ruby-text></text:ruby><text:span text:style-name="T3818">みます。</text:span><text:span text:style-name="T3819"><text:s/></text:span></text:p>
      <text:p text:style-name="P3820"><text:span text:style-name="T3821"><text:s/></text:span></text:p>
      <text:p text:style-name="P3822"><text:span text:style-name="T3823">ワン</text:span><text:span text:style-name="T3824"><text:s/>：</text:span><text:span text:style-name="T3825">この</text:span><text:ruby text:style-name="Ru331"><text:ruby-base><text:span text:style-name="T3826">本</text:span></text:ruby-base><text:ruby-text text:style-name="WW_CharRuby331">ほん</text:ruby-text></text:ruby><text:span text:style-name="T3827">、みのりちゃんが</text:span><text:span text:style-name="T3828"><text:s/></text:span><text:ruby text:style-name="Ru332"><text:ruby-base><text:span text:style-name="T3829">買</text:span></text:ruby-base><text:ruby-text text:style-name="WW_CharRuby332">か</text:ruby-text></text:ruby><text:span text:style-name="T3830">ったの</text:span><text:span text:style-name="T3831">？<text:s/></text:span></text:p>
      <text:p text:style-name="P3832"><text:span text:style-name="T3833"><text:s/></text:span></text:p>
      <text:p text:style-name="P3834"><text:span text:style-name="T3835">みのり</text:span><text:span text:style-name="T3836"><text:s/>：</text:span><text:span text:style-name="T3837">いいえ、これは</text:span><text:span text:style-name="T3838"><text:s/></text:span><text:ruby text:style-name="Ru333"><text:ruby-base><text:span text:style-name="T3839">図書館</text:span></text:ruby-base><text:ruby-text text:style-name="WW_CharRuby333">としょかん</text:ruby-text></text:ruby><text:span text:style-name="T3840">から</text:span><text:span text:style-name="T3841"><text:s/></text:span><text:ruby text:style-name="Ru334"><text:ruby-base><text:span text:style-name="T3842">借</text:span></text:ruby-base><text:ruby-text text:style-name="WW_CharRuby334">か</text:ruby-text></text:ruby><text:span text:style-name="T3843">りた</text:span><text:span text:style-name="T3844"><text:s/></text:span><text:ruby text:style-name="Ru335"><text:ruby-base><text:span text:style-name="T3845">本</text:span></text:ruby-base><text:ruby-text text:style-name="WW_CharRuby335">ほん</text:ruby-text></text:ruby><text:span text:style-name="T3846">です。</text:span><text:span text:style-name="T3847"><text:s/></text:span></text:p>
      <text:p text:style-name="P3848"><text:span text:style-name="T3849"><text:s/></text:span><text:span text:style-name="T3850"><text:tab/></text:span><text:ruby text:style-name="Ru336"><text:ruby-base><text:span text:style-name="T3851">昨日</text:span></text:ruby-base><text:ruby-text text:style-name="WW_CharRuby336">きのう</text:ruby-text></text:ruby><text:span text:style-name="T3852">、</text:span><text:ruby text:style-name="Ru337"><text:ruby-base><text:span text:style-name="T3853">図書館</text:span></text:ruby-base><text:ruby-text text:style-name="WW_CharRuby337">としょかん</text:ruby-text></text:ruby><text:span text:style-name="T3854">に</text:span><text:span text:style-name="T3855"><text:s/></text:span><text:ruby text:style-name="Ru338"><text:ruby-base><text:span text:style-name="T3856">本</text:span></text:ruby-base><text:ruby-text text:style-name="WW_CharRuby338">ほん</text:ruby-text></text:ruby><text:span text:style-name="T3857">を</text:span><text:span text:style-name="T3858"><text:s/></text:span><text:ruby text:style-name="Ru339"><text:ruby-base><text:span text:style-name="T3859">返</text:span></text:ruby-base><text:ruby-text text:style-name="WW_CharRuby339">かえ</text:ruby-text></text:ruby><text:span text:style-name="T3860">すことが</text:span><text:span text:style-name="T3861"><text:s/></text:span><text:span text:style-name="T3862">できませんでした。</text:span><text:span text:style-name="T3863"><text:s/></text:span></text:p>
      <text:p text:style-name="P3864"><text:span text:style-name="T3865"><text:s/></text:span><text:span text:style-name="T3866"><text:tab/></text:span><text:ruby text:style-name="Ru340"><text:ruby-base><text:span text:style-name="T3867">今日</text:span></text:ruby-base><text:ruby-text text:style-name="WW_CharRuby340">きょう</text:ruby-text></text:ruby><text:span text:style-name="T3868"><text:s/></text:span><text:ruby text:style-name="Ru341"><text:ruby-base><text:span text:style-name="T3869">大学</text:span></text:ruby-base><text:ruby-text text:style-name="WW_CharRuby341">だいがく</text:ruby-text></text:ruby><text:span text:style-name="T3870">に</text:span><text:span text:style-name="T3871"><text:s/></text:span><text:ruby text:style-name="Ru342"><text:ruby-base><text:span text:style-name="T3872">行</text:span></text:ruby-base><text:ruby-text text:style-name="WW_CharRuby342">い</text:ruby-text></text:ruby><text:span text:style-name="T3873">く</text:span><text:ruby text:style-name="Ru343"><text:ruby-base><text:span text:style-name="T3874">時</text:span></text:ruby-base><text:ruby-text text:style-name="WW_CharRuby343">とき</text:ruby-text></text:ruby><text:span text:style-name="T3875"><text:s/></text:span><text:ruby text:style-name="Ru344"><text:ruby-base><text:span text:style-name="T3876">返</text:span></text:ruby-base><text:ruby-text text:style-name="WW_CharRuby344">かえ</text:ruby-text></text:ruby><text:span text:style-name="T3877">します。</text:span><text:span text:style-name="T3878"><text:s/></text:span></text:p>
      <text:p text:style-name="P3879"><text:span text:style-name="T3880"><text:s/></text:span><text:span text:style-name="T3881"><text:tab/></text:span><text:span text:style-name="T3882"><text:s/></text:span></text:p>
      <text:p text:style-name="P3883"><text:ruby text:style-name="Ru345"><text:ruby-base><text:span text:style-name="T3884">安藤</text:span></text:ruby-base><text:ruby-text text:style-name="WW_CharRuby345">あんどう</text:ruby-text></text:ruby><text:span text:style-name="T3885"><text:s/>：</text:span><text:span text:style-name="T3886">ただいま。</text:span><text:span text:style-name="T3887"><text:s/></text:span></text:p>
      <text:p text:style-name="P3888"><text:span text:style-name="T3889"><text:s/></text:span><text:span text:style-name="T3890"><text:tab/></text:span><text:span text:style-name="T3891">ああ、ワンさん、お</text:span><text:ruby text:style-name="Ru346"><text:ruby-base><text:span text:style-name="T3892">待</text:span></text:ruby-base><text:ruby-text text:style-name="WW_CharRuby346">ま</text:ruby-text></text:ruby><text:span text:style-name="T3893">たせしました。</text:span><text:span text:style-name="T3894"><text:s/></text:span></text:p>
      <text:p text:style-name="P3895"><text:span text:style-name="T3896"><text:s/></text:span></text:p>
      <text:p text:style-name="P3897"><text:span text:style-name="T3898">ワン</text:span><text:span text:style-name="T3899"><text:s/>：</text:span><text:span text:style-name="T3900">いいえ。</text:span><text:span text:style-name="T3901"><text:s/></text:span></text:p>
      <text:p text:style-name="P3902"><text:span text:style-name="T3903"><text:s/></text:span><text:span text:style-name="T3904"><text:tab/></text:span><text:ruby text:style-name="Ru347"><text:ruby-base><text:span text:style-name="T3905">安藤</text:span></text:ruby-base><text:ruby-text text:style-name="WW_CharRuby347">あんどう</text:ruby-text></text:ruby><text:span text:style-name="T3906">さん、こんにちは。</text:span><text:span text:style-name="T3907"><text:s/></text:span></text:p>
      <text:p text:style-name="P3908"><text:span text:style-name="T3909"><text:s/></text:span></text:p>
      <text:p text:style-name="P3910"><text:span text:style-name="T3911">みのり</text:span><text:span text:style-name="T3912"><text:s/>：</text:span><text:span text:style-name="T3913">じゃ、わたしは</text:span><text:span text:style-name="T3914"><text:s/></text:span><text:ruby text:style-name="Ru348"><text:ruby-base><text:span text:style-name="T3915">大学</text:span></text:ruby-base><text:ruby-text text:style-name="WW_CharRuby348">だいがく</text:ruby-text></text:ruby><text:span text:style-name="T3916">に</text:span><text:span text:style-name="T3917"><text:s/></text:span><text:ruby text:style-name="Ru349"><text:ruby-base><text:span text:style-name="T3918">行</text:span></text:ruby-base><text:ruby-text text:style-name="WW_CharRuby349">い</text:ruby-text></text:ruby><text:span text:style-name="T3919">ってきます。</text:span><text:span text:style-name="T3920"><text:s/></text:span></text:p>
      <text:p text:style-name="P3921"><text:span text:style-name="T3922"><text:s/></text:span></text:p>
      <text:p text:style-name="Normal"><text:ruby text:style-name="Ru350"><text:ruby-base><text:span text:style-name="T3923">安藤</text:span></text:ruby-base><text:ruby-text text:style-name="WW_CharRuby350">あんどう</text:ruby-text></text:ruby><text:span text:style-name="T3924"><text:s/>：</text:span><text:ruby text:style-name="Ru351"><text:ruby-base><text:span text:style-name="T3925">行</text:span></text:ruby-base><text:ruby-text text:style-name="WW_CharRuby351">い</text:ruby-text></text:ruby><text:span text:style-name="T3926">ってらっしゃい。</text:span></text:p>
      <text:p text:style-name="P3927"/>
      <text:p text:style-name="P3928"><text:span text:style-name="T3929">FIN KAIWA N5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roma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Yu Mincho" svg:font-family="Yu Mincho" style:font-family-generic="roman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2" style:display-name="Título 2" style:family="paragraph" style:next-style-name="Normal" style:default-outline-level="2">
      <style:paragraph-properties fo:keep-with-next="always" fo:keep-together="always" fo:margin-bottom="0in" fo:margin-left="0.4833in" fo:text-indent="-0.0069in">
        <style:tab-stops/>
      </style:paragraph-properties>
      <style:text-properties style:font-name-asian="Calibri" style:font-name-complex="Calibri" fo:font-weight="bold" style:font-weight-asian="bold" fo:color="#000000" fo:font-size="16pt" style:font-size-asian="16pt" style:language-asian="es" style:country-asian="ES" fo:hyphenate="false"/>
    </style:style>
    <style:style style:name="Normal" style:display-name="Normal" style:family="paragraph">
      <style:text-properties style:font-name-complex="Calibri" fo:color="#000000" style:language-asian="es" style:country-asian="ES" fo:hyphenate="false"/>
    </style:style>
    <style:style style:name="Fuentedepárrafopredeter." style:display-name="Fuente de párrafo predeter." style:family="text"/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asian="Calibri" style:font-name-complex="Times New Roman" style:use-window-font-color="true" style:language-asian="en" style:country-asian="US"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asian="Calibri" style:font-name-complex="Times New Roman" style:use-window-font-color="true" style:language-asian="en" style:country-asian="US" fo:hyphenate="false"/>
    </style:style>
    <style:style style:name="PiedepáginaCar" style:display-name="Pie de página Car" style:family="text" style:parent-style-name="Fuentedepárrafopredeter."/>
    <style:style style:name="Título2Car" style:display-name="Título 2 Car" style:family="text" style:parent-style-name="Fuentedepárrafopredeter.">
      <style:text-properties style:font-name="Calibri" style:font-name-asian="Calibri" style:font-name-complex="Calibri" fo:font-weight="bold" style:font-weight-asian="bold" fo:color="#000000" fo:font-size="16pt" style:font-size-asian="16pt" style:language-asian="es" style:country-asian="E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name="WW_CharRuby1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3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4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5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6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7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8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9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0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1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2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3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4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5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6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7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8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9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0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1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2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3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4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5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6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7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8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9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30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31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32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33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34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35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36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37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38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39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40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41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42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43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44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45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46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47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48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49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50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51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52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53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54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55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56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57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58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59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60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61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62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63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64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65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66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67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68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69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70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71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72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73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74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75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76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77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78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79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80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81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82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83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84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85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86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87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88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89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90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91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92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93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94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95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96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97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98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99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00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01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02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03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04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05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06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07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08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09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10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11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12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13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14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15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16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17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18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19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20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21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22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23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24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25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26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27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28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29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30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31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32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33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34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35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36" style:family="text" style:parent-style-name="Fuentedepárrafopredeter.">
      <style:text-properties style:font-name="MS Mincho" style:font-name-asian="MS Mincho" style:font-name-complex="MS Mincho" fo:font-size="7pt" style:font-size-asian="7pt" style:font-size-complex="7pt" style:language-asian="ja" style:country-asian="JP"/>
    </style:style>
    <style:style style:name="WW_CharRuby137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38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39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40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41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42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43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44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45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46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47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48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49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50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51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52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53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54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55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56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57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58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59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60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61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62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63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64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65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66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67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68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69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70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71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72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73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74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75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76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77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78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79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80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81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82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83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84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85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86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87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88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89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90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91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92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93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94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95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96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97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98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199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00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01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02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03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04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05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06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07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08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09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10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11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12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13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14" style:family="text" style:parent-style-name="Fuentedepárrafopredeter.">
      <style:text-properties style:font-name="MS Mincho" style:font-name-asian="MS Mincho" style:font-name-complex="MS Mincho" fo:font-size="7pt" style:font-size-asian="7pt" style:font-size-complex="7pt" style:language-asian="ja" style:country-asian="JP"/>
    </style:style>
    <style:style style:name="WW_CharRuby215" style:family="text" style:parent-style-name="Fuentedepárrafopredeter.">
      <style:text-properties style:font-name="MS Mincho" style:font-name-asian="MS Mincho" style:font-name-complex="MS Mincho" fo:font-size="7pt" style:font-size-asian="7pt" style:font-size-complex="7pt" style:language-asian="ja" style:country-asian="JP"/>
    </style:style>
    <style:style style:name="WW_CharRuby216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17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18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19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20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21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22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23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24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25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26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27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28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29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30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31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32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33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34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35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36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37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38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39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40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41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42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43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44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45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46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47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48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49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50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51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52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53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54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55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56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57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58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59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60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61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62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63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64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65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66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67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68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69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70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71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72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73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74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75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76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77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78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79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80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81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82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83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84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85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86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87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88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89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90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91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92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93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94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95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96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97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98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299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300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301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302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303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304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305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306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307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308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309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310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311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312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313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314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315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316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317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318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319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320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321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322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323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324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325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326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327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328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329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330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331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332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333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334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335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336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337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338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339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340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341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342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343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344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345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346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347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348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349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350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style style:name="WW_CharRuby351" style:family="text" style:parent-style-name="Fuentedepárrafopredeter.">
      <style:text-properties style:font-name="MS Mincho" style:font-name-asian="MS Mincho" style:font-name-complex="MS Mincho" fo:font-size="8pt" style:font-size-asian="8pt" style:font-size-complex="8pt" style:language-asian="ja" style:country-asian="JP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.1812in" fo:margin-bottom="0in" fo:margin-right="0.294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958in"/>
      </style:header-style>
      <style:footer-style>
        <style:header-footer-properties style:dynamic-spacing="true" fo:min-height="0.3937in"/>
      </style:footer-style>
    </style:page-layout>
    <style:style style:name="P2" style:parent-style-name="Piedepágina" style:family="paragraph">
      <style:paragraph-properties fo:text-align="end"/>
    </style:style>
    <style:style style:name="T3" style:parent-style-name="Fuentedepárrafopredeter." style:family="text">
      <style:text-properties fo:color="#4472C4" fo:font-size="10pt" style:font-size-asian="10pt" style:font-size-complex="10pt"/>
    </style:style>
    <style:style style:name="T4" style:parent-style-name="Fuentedepárrafopredeter." style:family="text">
      <style:text-properties fo:color="#4472C4" fo:font-size="10pt" style:font-size-asian="10pt" style:font-size-complex="10pt"/>
    </style:style>
  </office:automatic-styles>
  <office:master-styles>
    <style:master-page style:name="MP0" style:page-layout-name="PL0">
      <style:footer>
        <text:p text:style-name="P2"><text:span text:style-name="T3">pág.<text:s/></text:span><text:span text:style-name="T4"><text:page-number style:num-format="1" text:fixed="false">1</text:page-number></text:span></text:p>
        <text:p text:style-name="Normal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ennis Ciocca Solis</meta:initial-creator>
    <dc:creator>Dennis Ciocca Solis</dc:creator>
    <meta:creation-date>2022-11-04T04:17:00Z</meta:creation-date>
    <dc:date>2022-11-11T15:19:00Z</dc:date>
    <meta:template xlink:href="Normal" xlink:type="simple"/>
    <meta:editing-cycles>151</meta:editing-cycles>
    <meta:editing-duration>PT4500S</meta:editing-duration>
    <meta:document-statistic meta:page-count="20" meta:paragraph-count="70" meta:word-count="5459" meta:character-count="35414" meta:row-count="250" meta:non-whitespace-character-count="30025"/>
  </office:meta>
</office:document-meta>
</file>